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245.06pt" svg:height="590.51pt" svg:x="156.95pt" svg:y="30.67pt">
            <loext:p draw:notify-on-update-of-ranges="Sheet1.A2:Sheet1.A1677 Sheet1.B1:Sheet1.B1 Sheet1.B2:Sheet1.B167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C$2]*([.A2]-[.$D$2])*([.A2]-[.$E$2])*([.A2]-[.$F$2])+[.$G$2]*2*(RAND()-0.5)" office:value-type="float" office:value="-104559069" calcext:value-type="float">
            <text:p>-10455906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1500" calcext:value-type="float">
            <text:p>1500</text:p>
          </table:table-cell>
          <table:table-cell table:style-name="ce1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C$2]*([.A3]-[.$D$2])*([.A3]-[.$E$2])*([.A3]-[.$F$2])+[.$G$2]*2*(RAND()-0.5)" office:value-type="float" office:value="-103183872" calcext:value-type="float">
            <text:p>-10318387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C$2]*([.A4]-[.$D$2])*([.A4]-[.$E$2])*([.A4]-[.$F$2])+[.$G$2]*2*(RAND()-0.5)" office:value-type="float" office:value="-101813403" calcext:value-type="float">
            <text:p>-10181340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C$2]*([.A5]-[.$D$2])*([.A5]-[.$E$2])*([.A5]-[.$F$2])+[.$G$2]*2*(RAND()-0.5)" office:value-type="float" office:value="-100447656" calcext:value-type="float">
            <text:p>-10044765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C$2]*([.A6]-[.$D$2])*([.A6]-[.$E$2])*([.A6]-[.$F$2])+[.$G$2]*2*(RAND()-0.5)" office:value-type="float" office:value="-99086625" calcext:value-type="float">
            <text:p>-9908662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C$2]*([.A7]-[.$D$2])*([.A7]-[.$E$2])*([.A7]-[.$F$2])+[.$G$2]*2*(RAND()-0.5)" office:value-type="float" office:value="-97730304" calcext:value-type="float">
            <text:p>-9773030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C$2]*([.A8]-[.$D$2])*([.A8]-[.$E$2])*([.A8]-[.$F$2])+[.$G$2]*2*(RAND()-0.5)" office:value-type="float" office:value="-96378687" calcext:value-type="float">
            <text:p>-9637868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C$2]*([.A9]-[.$D$2])*([.A9]-[.$E$2])*([.A9]-[.$F$2])+[.$G$2]*2*(RAND()-0.5)" office:value-type="float" office:value="-95031768" calcext:value-type="float">
            <text:p>-9503176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C$2]*([.A10]-[.$D$2])*([.A10]-[.$E$2])*([.A10]-[.$F$2])+[.$G$2]*2*(RAND()-0.5)" office:value-type="float" office:value="-93689541" calcext:value-type="float">
            <text:p>-9368954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C$2]*([.A11]-[.$D$2])*([.A11]-[.$E$2])*([.A11]-[.$F$2])+[.$G$2]*2*(RAND()-0.5)" office:value-type="float" office:value="-92352000" calcext:value-type="float">
            <text:p>-9235200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C$2]*([.A12]-[.$D$2])*([.A12]-[.$E$2])*([.A12]-[.$F$2])+[.$G$2]*2*(RAND()-0.5)" office:value-type="float" office:value="-91019139" calcext:value-type="float">
            <text:p>-91019139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C$2]*([.A13]-[.$D$2])*([.A13]-[.$E$2])*([.A13]-[.$F$2])+[.$G$2]*2*(RAND()-0.5)" office:value-type="float" office:value="-89690952" calcext:value-type="float">
            <text:p>-8969095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C$2]*([.A14]-[.$D$2])*([.A14]-[.$E$2])*([.A14]-[.$F$2])+[.$G$2]*2*(RAND()-0.5)" office:value-type="float" office:value="-88367433" calcext:value-type="float">
            <text:p>-8836743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C$2]*([.A15]-[.$D$2])*([.A15]-[.$E$2])*([.A15]-[.$F$2])+[.$G$2]*2*(RAND()-0.5)" office:value-type="float" office:value="-87048576" calcext:value-type="float">
            <text:p>-87048576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C$2]*([.A16]-[.$D$2])*([.A16]-[.$E$2])*([.A16]-[.$F$2])+[.$G$2]*2*(RAND()-0.5)" office:value-type="float" office:value="-85734375" calcext:value-type="float">
            <text:p>-8573437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C$2]*([.A17]-[.$D$2])*([.A17]-[.$E$2])*([.A17]-[.$F$2])+[.$G$2]*2*(RAND()-0.5)" office:value-type="float" office:value="-84424824" calcext:value-type="float">
            <text:p>-84424824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C$2]*([.A18]-[.$D$2])*([.A18]-[.$E$2])*([.A18]-[.$F$2])+[.$G$2]*2*(RAND()-0.5)" office:value-type="float" office:value="-83119917" calcext:value-type="float">
            <text:p>-8311991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C$2]*([.A19]-[.$D$2])*([.A19]-[.$E$2])*([.A19]-[.$F$2])+[.$G$2]*2*(RAND()-0.5)" office:value-type="float" office:value="-81819648" calcext:value-type="float">
            <text:p>-8181964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C$2]*([.A20]-[.$D$2])*([.A20]-[.$E$2])*([.A20]-[.$F$2])+[.$G$2]*2*(RAND()-0.5)" office:value-type="float" office:value="-80524011" calcext:value-type="float">
            <text:p>-8052401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C$2]*([.A21]-[.$D$2])*([.A21]-[.$E$2])*([.A21]-[.$F$2])+[.$G$2]*2*(RAND()-0.5)" office:value-type="float" office:value="-79233000" calcext:value-type="float">
            <text:p>-7923300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C$2]*([.A22]-[.$D$2])*([.A22]-[.$E$2])*([.A22]-[.$F$2])+[.$G$2]*2*(RAND()-0.5)" office:value-type="float" office:value="-77946609" calcext:value-type="float">
            <text:p>-77946609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C$2]*([.A23]-[.$D$2])*([.A23]-[.$E$2])*([.A23]-[.$F$2])+[.$G$2]*2*(RAND()-0.5)" office:value-type="float" office:value="-76664832" calcext:value-type="float">
            <text:p>-7666483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C$2]*([.A24]-[.$D$2])*([.A24]-[.$E$2])*([.A24]-[.$F$2])+[.$G$2]*2*(RAND()-0.5)" office:value-type="float" office:value="-75387663" calcext:value-type="float">
            <text:p>-7538766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C$2]*([.A25]-[.$D$2])*([.A25]-[.$E$2])*([.A25]-[.$F$2])+[.$G$2]*2*(RAND()-0.5)" office:value-type="float" office:value="-74115096" calcext:value-type="float">
            <text:p>-7411509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C$2]*([.A26]-[.$D$2])*([.A26]-[.$E$2])*([.A26]-[.$F$2])+[.$G$2]*2*(RAND()-0.5)" office:value-type="float" office:value="-72847125" calcext:value-type="float">
            <text:p>-7284712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C$2]*([.A27]-[.$D$2])*([.A27]-[.$E$2])*([.A27]-[.$F$2])+[.$G$2]*2*(RAND()-0.5)" office:value-type="float" office:value="-71583744" calcext:value-type="float">
            <text:p>-71583744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C$2]*([.A28]-[.$D$2])*([.A28]-[.$E$2])*([.A28]-[.$F$2])+[.$G$2]*2*(RAND()-0.5)" office:value-type="float" office:value="-70324947" calcext:value-type="float">
            <text:p>-7032494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C$2]*([.A29]-[.$D$2])*([.A29]-[.$E$2])*([.A29]-[.$F$2])+[.$G$2]*2*(RAND()-0.5)" office:value-type="float" office:value="-69070728" calcext:value-type="float">
            <text:p>-69070728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C$2]*([.A30]-[.$D$2])*([.A30]-[.$E$2])*([.A30]-[.$F$2])+[.$G$2]*2*(RAND()-0.5)" office:value-type="float" office:value="-67821081" calcext:value-type="float">
            <text:p>-67821081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C$2]*([.A31]-[.$D$2])*([.A31]-[.$E$2])*([.A31]-[.$F$2])+[.$G$2]*2*(RAND()-0.5)" office:value-type="float" office:value="-66576000" calcext:value-type="float">
            <text:p>-6657600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C$2]*([.A32]-[.$D$2])*([.A32]-[.$E$2])*([.A32]-[.$F$2])+[.$G$2]*2*(RAND()-0.5)" office:value-type="float" office:value="-65335479" calcext:value-type="float">
            <text:p>-65335479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C$2]*([.A33]-[.$D$2])*([.A33]-[.$E$2])*([.A33]-[.$F$2])+[.$G$2]*2*(RAND()-0.5)" office:value-type="float" office:value="-64099512" calcext:value-type="float">
            <text:p>-64099512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C$2]*([.A34]-[.$D$2])*([.A34]-[.$E$2])*([.A34]-[.$F$2])+[.$G$2]*2*(RAND()-0.5)" office:value-type="float" office:value="-62868093" calcext:value-type="float">
            <text:p>-6286809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C$2]*([.A35]-[.$D$2])*([.A35]-[.$E$2])*([.A35]-[.$F$2])+[.$G$2]*2*(RAND()-0.5)" office:value-type="float" office:value="-61641216" calcext:value-type="float">
            <text:p>-61641216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C$2]*([.A36]-[.$D$2])*([.A36]-[.$E$2])*([.A36]-[.$F$2])+[.$G$2]*2*(RAND()-0.5)" office:value-type="float" office:value="-60418875" calcext:value-type="float">
            <text:p>-6041887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C$2]*([.A37]-[.$D$2])*([.A37]-[.$E$2])*([.A37]-[.$F$2])+[.$G$2]*2*(RAND()-0.5)" office:value-type="float" office:value="-59201064" calcext:value-type="float">
            <text:p>-59201064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C$2]*([.A38]-[.$D$2])*([.A38]-[.$E$2])*([.A38]-[.$F$2])+[.$G$2]*2*(RAND()-0.5)" office:value-type="float" office:value="-57987777" calcext:value-type="float">
            <text:p>-57987777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C$2]*([.A39]-[.$D$2])*([.A39]-[.$E$2])*([.A39]-[.$F$2])+[.$G$2]*2*(RAND()-0.5)" office:value-type="float" office:value="-56779008" calcext:value-type="float">
            <text:p>-56779008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C$2]*([.A40]-[.$D$2])*([.A40]-[.$E$2])*([.A40]-[.$F$2])+[.$G$2]*2*(RAND()-0.5)" office:value-type="float" office:value="-55574751" calcext:value-type="float">
            <text:p>-55574751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C$2]*([.A41]-[.$D$2])*([.A41]-[.$E$2])*([.A41]-[.$F$2])+[.$G$2]*2*(RAND()-0.5)" office:value-type="float" office:value="-54375000" calcext:value-type="float">
            <text:p>-5437500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C$2]*([.A42]-[.$D$2])*([.A42]-[.$E$2])*([.A42]-[.$F$2])+[.$G$2]*2*(RAND()-0.5)" office:value-type="float" office:value="-53179749" calcext:value-type="float">
            <text:p>-53179749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C$2]*([.A43]-[.$D$2])*([.A43]-[.$E$2])*([.A43]-[.$F$2])+[.$G$2]*2*(RAND()-0.5)" office:value-type="float" office:value="-51988992" calcext:value-type="float">
            <text:p>-51988992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C$2]*([.A44]-[.$D$2])*([.A44]-[.$E$2])*([.A44]-[.$F$2])+[.$G$2]*2*(RAND()-0.5)" office:value-type="float" office:value="-50802723" calcext:value-type="float">
            <text:p>-50802723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C$2]*([.A45]-[.$D$2])*([.A45]-[.$E$2])*([.A45]-[.$F$2])+[.$G$2]*2*(RAND()-0.5)" office:value-type="float" office:value="-49620936" calcext:value-type="float">
            <text:p>-49620936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C$2]*([.A46]-[.$D$2])*([.A46]-[.$E$2])*([.A46]-[.$F$2])+[.$G$2]*2*(RAND()-0.5)" office:value-type="float" office:value="-48443625" calcext:value-type="float">
            <text:p>-48443625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C$2]*([.A47]-[.$D$2])*([.A47]-[.$E$2])*([.A47]-[.$F$2])+[.$G$2]*2*(RAND()-0.5)" office:value-type="float" office:value="-47270784" calcext:value-type="float">
            <text:p>-47270784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C$2]*([.A48]-[.$D$2])*([.A48]-[.$E$2])*([.A48]-[.$F$2])+[.$G$2]*2*(RAND()-0.5)" office:value-type="float" office:value="-46102407" calcext:value-type="float">
            <text:p>-46102407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C$2]*([.A49]-[.$D$2])*([.A49]-[.$E$2])*([.A49]-[.$F$2])+[.$G$2]*2*(RAND()-0.5)" office:value-type="float" office:value="-44938488" calcext:value-type="float">
            <text:p>-44938488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C$2]*([.A50]-[.$D$2])*([.A50]-[.$E$2])*([.A50]-[.$F$2])+[.$G$2]*2*(RAND()-0.5)" office:value-type="float" office:value="-43779021" calcext:value-type="float">
            <text:p>-4377902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C$2]*([.A51]-[.$D$2])*([.A51]-[.$E$2])*([.A51]-[.$F$2])+[.$G$2]*2*(RAND()-0.5)" office:value-type="float" office:value="-42624000" calcext:value-type="float">
            <text:p>-4262400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C$2]*([.A52]-[.$D$2])*([.A52]-[.$E$2])*([.A52]-[.$F$2])+[.$G$2]*2*(RAND()-0.5)" office:value-type="float" office:value="-41473419" calcext:value-type="float">
            <text:p>-41473419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C$2]*([.A53]-[.$D$2])*([.A53]-[.$E$2])*([.A53]-[.$F$2])+[.$G$2]*2*(RAND()-0.5)" office:value-type="float" office:value="-40327272" calcext:value-type="float">
            <text:p>-40327272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C$2]*([.A54]-[.$D$2])*([.A54]-[.$E$2])*([.A54]-[.$F$2])+[.$G$2]*2*(RAND()-0.5)" office:value-type="float" office:value="-39185553" calcext:value-type="float">
            <text:p>-39185553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C$2]*([.A55]-[.$D$2])*([.A55]-[.$E$2])*([.A55]-[.$F$2])+[.$G$2]*2*(RAND()-0.5)" office:value-type="float" office:value="-38048256" calcext:value-type="float">
            <text:p>-38048256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C$2]*([.A56]-[.$D$2])*([.A56]-[.$E$2])*([.A56]-[.$F$2])+[.$G$2]*2*(RAND()-0.5)" office:value-type="float" office:value="-36915375" calcext:value-type="float">
            <text:p>-36915375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C$2]*([.A57]-[.$D$2])*([.A57]-[.$E$2])*([.A57]-[.$F$2])+[.$G$2]*2*(RAND()-0.5)" office:value-type="float" office:value="-35786904" calcext:value-type="float">
            <text:p>-35786904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C$2]*([.A58]-[.$D$2])*([.A58]-[.$E$2])*([.A58]-[.$F$2])+[.$G$2]*2*(RAND()-0.5)" office:value-type="float" office:value="-34662837" calcext:value-type="float">
            <text:p>-34662837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C$2]*([.A59]-[.$D$2])*([.A59]-[.$E$2])*([.A59]-[.$F$2])+[.$G$2]*2*(RAND()-0.5)" office:value-type="float" office:value="-33543168" calcext:value-type="float">
            <text:p>-33543168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C$2]*([.A60]-[.$D$2])*([.A60]-[.$E$2])*([.A60]-[.$F$2])+[.$G$2]*2*(RAND()-0.5)" office:value-type="float" office:value="-32427891" calcext:value-type="float">
            <text:p>-32427891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C$2]*([.A61]-[.$D$2])*([.A61]-[.$E$2])*([.A61]-[.$F$2])+[.$G$2]*2*(RAND()-0.5)" office:value-type="float" office:value="-31317000" calcext:value-type="float">
            <text:p>-31317000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C$2]*([.A62]-[.$D$2])*([.A62]-[.$E$2])*([.A62]-[.$F$2])+[.$G$2]*2*(RAND()-0.5)" office:value-type="float" office:value="-30210489" calcext:value-type="float">
            <text:p>-30210489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C$2]*([.A63]-[.$D$2])*([.A63]-[.$E$2])*([.A63]-[.$F$2])+[.$G$2]*2*(RAND()-0.5)" office:value-type="float" office:value="-29108352" calcext:value-type="float">
            <text:p>-29108352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C$2]*([.A64]-[.$D$2])*([.A64]-[.$E$2])*([.A64]-[.$F$2])+[.$G$2]*2*(RAND()-0.5)" office:value-type="float" office:value="-28010583" calcext:value-type="float">
            <text:p>-28010583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C$2]*([.A65]-[.$D$2])*([.A65]-[.$E$2])*([.A65]-[.$F$2])+[.$G$2]*2*(RAND()-0.5)" office:value-type="float" office:value="-26917176" calcext:value-type="float">
            <text:p>-26917176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C$2]*([.A66]-[.$D$2])*([.A66]-[.$E$2])*([.A66]-[.$F$2])+[.$G$2]*2*(RAND()-0.5)" office:value-type="float" office:value="-25828125" calcext:value-type="float">
            <text:p>-25828125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C$2]*([.A67]-[.$D$2])*([.A67]-[.$E$2])*([.A67]-[.$F$2])+[.$G$2]*2*(RAND()-0.5)" office:value-type="float" office:value="-24743424" calcext:value-type="float">
            <text:p>-24743424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C$2]*([.A68]-[.$D$2])*([.A68]-[.$E$2])*([.A68]-[.$F$2])+[.$G$2]*2*(RAND()-0.5)" office:value-type="float" office:value="-23663067" calcext:value-type="float">
            <text:p>-23663067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C$2]*([.A69]-[.$D$2])*([.A69]-[.$E$2])*([.A69]-[.$F$2])+[.$G$2]*2*(RAND()-0.5)" office:value-type="float" office:value="-22587048" calcext:value-type="float">
            <text:p>-22587048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C$2]*([.A70]-[.$D$2])*([.A70]-[.$E$2])*([.A70]-[.$F$2])+[.$G$2]*2*(RAND()-0.5)" office:value-type="float" office:value="-21515361" calcext:value-type="float">
            <text:p>-2151536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C$2]*([.A71]-[.$D$2])*([.A71]-[.$E$2])*([.A71]-[.$F$2])+[.$G$2]*2*(RAND()-0.5)" office:value-type="float" office:value="-20448000" calcext:value-type="float">
            <text:p>-20448000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C$2]*([.A72]-[.$D$2])*([.A72]-[.$E$2])*([.A72]-[.$F$2])+[.$G$2]*2*(RAND()-0.5)" office:value-type="float" office:value="-19384959" calcext:value-type="float">
            <text:p>-19384959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C$2]*([.A73]-[.$D$2])*([.A73]-[.$E$2])*([.A73]-[.$F$2])+[.$G$2]*2*(RAND()-0.5)" office:value-type="float" office:value="-18326232" calcext:value-type="float">
            <text:p>-18326232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C$2]*([.A74]-[.$D$2])*([.A74]-[.$E$2])*([.A74]-[.$F$2])+[.$G$2]*2*(RAND()-0.5)" office:value-type="float" office:value="-17271813" calcext:value-type="float">
            <text:p>-17271813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C$2]*([.A75]-[.$D$2])*([.A75]-[.$E$2])*([.A75]-[.$F$2])+[.$G$2]*2*(RAND()-0.5)" office:value-type="float" office:value="-16221696" calcext:value-type="float">
            <text:p>-16221696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C$2]*([.A76]-[.$D$2])*([.A76]-[.$E$2])*([.A76]-[.$F$2])+[.$G$2]*2*(RAND()-0.5)" office:value-type="float" office:value="-15175875" calcext:value-type="float">
            <text:p>-15175875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C$2]*([.A77]-[.$D$2])*([.A77]-[.$E$2])*([.A77]-[.$F$2])+[.$G$2]*2*(RAND()-0.5)" office:value-type="float" office:value="-14134344" calcext:value-type="float">
            <text:p>-14134344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C$2]*([.A78]-[.$D$2])*([.A78]-[.$E$2])*([.A78]-[.$F$2])+[.$G$2]*2*(RAND()-0.5)" office:value-type="float" office:value="-13097097" calcext:value-type="float">
            <text:p>-13097097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C$2]*([.A79]-[.$D$2])*([.A79]-[.$E$2])*([.A79]-[.$F$2])+[.$G$2]*2*(RAND()-0.5)" office:value-type="float" office:value="-12064128" calcext:value-type="float">
            <text:p>-12064128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C$2]*([.A80]-[.$D$2])*([.A80]-[.$E$2])*([.A80]-[.$F$2])+[.$G$2]*2*(RAND()-0.5)" office:value-type="float" office:value="-11035431" calcext:value-type="float">
            <text:p>-11035431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C$2]*([.A81]-[.$D$2])*([.A81]-[.$E$2])*([.A81]-[.$F$2])+[.$G$2]*2*(RAND()-0.5)" office:value-type="float" office:value="-10011000" calcext:value-type="float">
            <text:p>-1001100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C$2]*([.A82]-[.$D$2])*([.A82]-[.$E$2])*([.A82]-[.$F$2])+[.$G$2]*2*(RAND()-0.5)" office:value-type="float" office:value="-8990829" calcext:value-type="float">
            <text:p>-8990829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C$2]*([.A83]-[.$D$2])*([.A83]-[.$E$2])*([.A83]-[.$F$2])+[.$G$2]*2*(RAND()-0.5)" office:value-type="float" office:value="-7974912" calcext:value-type="float">
            <text:p>-7974912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C$2]*([.A84]-[.$D$2])*([.A84]-[.$E$2])*([.A84]-[.$F$2])+[.$G$2]*2*(RAND()-0.5)" office:value-type="float" office:value="-6963243" calcext:value-type="float">
            <text:p>-6963243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C$2]*([.A85]-[.$D$2])*([.A85]-[.$E$2])*([.A85]-[.$F$2])+[.$G$2]*2*(RAND()-0.5)" office:value-type="float" office:value="-5955816" calcext:value-type="float">
            <text:p>-5955816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C$2]*([.A86]-[.$D$2])*([.A86]-[.$E$2])*([.A86]-[.$F$2])+[.$G$2]*2*(RAND()-0.5)" office:value-type="float" office:value="-4952625" calcext:value-type="float">
            <text:p>-4952625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C$2]*([.A87]-[.$D$2])*([.A87]-[.$E$2])*([.A87]-[.$F$2])+[.$G$2]*2*(RAND()-0.5)" office:value-type="float" office:value="-3953664" calcext:value-type="float">
            <text:p>-3953664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C$2]*([.A88]-[.$D$2])*([.A88]-[.$E$2])*([.A88]-[.$F$2])+[.$G$2]*2*(RAND()-0.5)" office:value-type="float" office:value="-2958927" calcext:value-type="float">
            <text:p>-2958927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C$2]*([.A89]-[.$D$2])*([.A89]-[.$E$2])*([.A89]-[.$F$2])+[.$G$2]*2*(RAND()-0.5)" office:value-type="float" office:value="-1968408" calcext:value-type="float">
            <text:p>-1968408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C$2]*([.A90]-[.$D$2])*([.A90]-[.$E$2])*([.A90]-[.$F$2])+[.$G$2]*2*(RAND()-0.5)" office:value-type="float" office:value="-982101" calcext:value-type="float">
            <text:p>-982101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C$2]*([.A91]-[.$D$2])*([.A91]-[.$E$2])*([.A91]-[.$F$2])+[.$G$2]*2*(RAND()-0.5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$C$2]*([.A92]-[.$D$2])*([.A92]-[.$E$2])*([.A92]-[.$F$2])+[.$G$2]*2*(RAND()-0.5)" office:value-type="float" office:value="977901" calcext:value-type="float">
            <text:p>977901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$C$2]*([.A93]-[.$D$2])*([.A93]-[.$E$2])*([.A93]-[.$F$2])+[.$G$2]*2*(RAND()-0.5)" office:value-type="float" office:value="1951608" calcext:value-type="float">
            <text:p>1951608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$C$2]*([.A94]-[.$D$2])*([.A94]-[.$E$2])*([.A94]-[.$F$2])+[.$G$2]*2*(RAND()-0.5)" office:value-type="float" office:value="2921127" calcext:value-type="float">
            <text:p>2921127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$C$2]*([.A95]-[.$D$2])*([.A95]-[.$E$2])*([.A95]-[.$F$2])+[.$G$2]*2*(RAND()-0.5)" office:value-type="float" office:value="3886464" calcext:value-type="float">
            <text:p>3886464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C$2]*([.A96]-[.$D$2])*([.A96]-[.$E$2])*([.A96]-[.$F$2])+[.$G$2]*2*(RAND()-0.5)" office:value-type="float" office:value="4847625" calcext:value-type="float">
            <text:p>4847625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$C$2]*([.A97]-[.$D$2])*([.A97]-[.$E$2])*([.A97]-[.$F$2])+[.$G$2]*2*(RAND()-0.5)" office:value-type="float" office:value="5804616" calcext:value-type="float">
            <text:p>5804616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$C$2]*([.A98]-[.$D$2])*([.A98]-[.$E$2])*([.A98]-[.$F$2])+[.$G$2]*2*(RAND()-0.5)" office:value-type="float" office:value="6757443" calcext:value-type="float">
            <text:p>6757443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$C$2]*([.A99]-[.$D$2])*([.A99]-[.$E$2])*([.A99]-[.$F$2])+[.$G$2]*2*(RAND()-0.5)" office:value-type="float" office:value="7706112" calcext:value-type="float">
            <text:p>7706112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$C$2]*([.A100]-[.$D$2])*([.A100]-[.$E$2])*([.A100]-[.$F$2])+[.$G$2]*2*(RAND()-0.5)" office:value-type="float" office:value="8650629" calcext:value-type="float">
            <text:p>8650629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C$2]*([.A101]-[.$D$2])*([.A101]-[.$E$2])*([.A101]-[.$F$2])+[.$G$2]*2*(RAND()-0.5)" office:value-type="float" office:value="9591000" calcext:value-type="float">
            <text:p>9591000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$C$2]*([.A102]-[.$D$2])*([.A102]-[.$E$2])*([.A102]-[.$F$2])+[.$G$2]*2*(RAND()-0.5)" office:value-type="float" office:value="10527231" calcext:value-type="float">
            <text:p>10527231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$C$2]*([.A103]-[.$D$2])*([.A103]-[.$E$2])*([.A103]-[.$F$2])+[.$G$2]*2*(RAND()-0.5)" office:value-type="float" office:value="11459328" calcext:value-type="float">
            <text:p>11459328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$C$2]*([.A104]-[.$D$2])*([.A104]-[.$E$2])*([.A104]-[.$F$2])+[.$G$2]*2*(RAND()-0.5)" office:value-type="float" office:value="12387297" calcext:value-type="float">
            <text:p>12387297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$C$2]*([.A105]-[.$D$2])*([.A105]-[.$E$2])*([.A105]-[.$F$2])+[.$G$2]*2*(RAND()-0.5)" office:value-type="float" office:value="13311144" calcext:value-type="float">
            <text:p>13311144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C$2]*([.A106]-[.$D$2])*([.A106]-[.$E$2])*([.A106]-[.$F$2])+[.$G$2]*2*(RAND()-0.5)" office:value-type="float" office:value="14230875" calcext:value-type="float">
            <text:p>14230875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$C$2]*([.A107]-[.$D$2])*([.A107]-[.$E$2])*([.A107]-[.$F$2])+[.$G$2]*2*(RAND()-0.5)" office:value-type="float" office:value="15146496" calcext:value-type="float">
            <text:p>15146496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$C$2]*([.A108]-[.$D$2])*([.A108]-[.$E$2])*([.A108]-[.$F$2])+[.$G$2]*2*(RAND()-0.5)" office:value-type="float" office:value="16058013" calcext:value-type="float">
            <text:p>16058013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$C$2]*([.A109]-[.$D$2])*([.A109]-[.$E$2])*([.A109]-[.$F$2])+[.$G$2]*2*(RAND()-0.5)" office:value-type="float" office:value="16965432" calcext:value-type="float">
            <text:p>16965432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$C$2]*([.A110]-[.$D$2])*([.A110]-[.$E$2])*([.A110]-[.$F$2])+[.$G$2]*2*(RAND()-0.5)" office:value-type="float" office:value="17868759" calcext:value-type="float">
            <text:p>17868759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C$2]*([.A111]-[.$D$2])*([.A111]-[.$E$2])*([.A111]-[.$F$2])+[.$G$2]*2*(RAND()-0.5)" office:value-type="float" office:value="18768000" calcext:value-type="float">
            <text:p>18768000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$C$2]*([.A112]-[.$D$2])*([.A112]-[.$E$2])*([.A112]-[.$F$2])+[.$G$2]*2*(RAND()-0.5)" office:value-type="float" office:value="19663161" calcext:value-type="float">
            <text:p>19663161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$C$2]*([.A113]-[.$D$2])*([.A113]-[.$E$2])*([.A113]-[.$F$2])+[.$G$2]*2*(RAND()-0.5)" office:value-type="float" office:value="20554248" calcext:value-type="float">
            <text:p>20554248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$C$2]*([.A114]-[.$D$2])*([.A114]-[.$E$2])*([.A114]-[.$F$2])+[.$G$2]*2*(RAND()-0.5)" office:value-type="float" office:value="21441267" calcext:value-type="float">
            <text:p>21441267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$C$2]*([.A115]-[.$D$2])*([.A115]-[.$E$2])*([.A115]-[.$F$2])+[.$G$2]*2*(RAND()-0.5)" office:value-type="float" office:value="22324224" calcext:value-type="float">
            <text:p>22324224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C$2]*([.A116]-[.$D$2])*([.A116]-[.$E$2])*([.A116]-[.$F$2])+[.$G$2]*2*(RAND()-0.5)" office:value-type="float" office:value="23203125" calcext:value-type="float">
            <text:p>23203125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$C$2]*([.A117]-[.$D$2])*([.A117]-[.$E$2])*([.A117]-[.$F$2])+[.$G$2]*2*(RAND()-0.5)" office:value-type="float" office:value="24077976" calcext:value-type="float">
            <text:p>24077976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$C$2]*([.A118]-[.$D$2])*([.A118]-[.$E$2])*([.A118]-[.$F$2])+[.$G$2]*2*(RAND()-0.5)" office:value-type="float" office:value="24948783" calcext:value-type="float">
            <text:p>24948783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$C$2]*([.A119]-[.$D$2])*([.A119]-[.$E$2])*([.A119]-[.$F$2])+[.$G$2]*2*(RAND()-0.5)" office:value-type="float" office:value="25815552" calcext:value-type="float">
            <text:p>25815552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$C$2]*([.A120]-[.$D$2])*([.A120]-[.$E$2])*([.A120]-[.$F$2])+[.$G$2]*2*(RAND()-0.5)" office:value-type="float" office:value="26678289" calcext:value-type="float">
            <text:p>26678289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C$2]*([.A121]-[.$D$2])*([.A121]-[.$E$2])*([.A121]-[.$F$2])+[.$G$2]*2*(RAND()-0.5)" office:value-type="float" office:value="27537000" calcext:value-type="float">
            <text:p>27537000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$C$2]*([.A122]-[.$D$2])*([.A122]-[.$E$2])*([.A122]-[.$F$2])+[.$G$2]*2*(RAND()-0.5)" office:value-type="float" office:value="28391691" calcext:value-type="float">
            <text:p>28391691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$C$2]*([.A123]-[.$D$2])*([.A123]-[.$E$2])*([.A123]-[.$F$2])+[.$G$2]*2*(RAND()-0.5)" office:value-type="float" office:value="29242368" calcext:value-type="float">
            <text:p>29242368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$C$2]*([.A124]-[.$D$2])*([.A124]-[.$E$2])*([.A124]-[.$F$2])+[.$G$2]*2*(RAND()-0.5)" office:value-type="float" office:value="30089037" calcext:value-type="float">
            <text:p>30089037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$C$2]*([.A125]-[.$D$2])*([.A125]-[.$E$2])*([.A125]-[.$F$2])+[.$G$2]*2*(RAND()-0.5)" office:value-type="float" office:value="30931704" calcext:value-type="float">
            <text:p>30931704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$C$2]*([.A126]-[.$D$2])*([.A126]-[.$E$2])*([.A126]-[.$F$2])+[.$G$2]*2*(RAND()-0.5)" office:value-type="float" office:value="31770375" calcext:value-type="float">
            <text:p>31770375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$C$2]*([.A127]-[.$D$2])*([.A127]-[.$E$2])*([.A127]-[.$F$2])+[.$G$2]*2*(RAND()-0.5)" office:value-type="float" office:value="32605056" calcext:value-type="float">
            <text:p>32605056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$C$2]*([.A128]-[.$D$2])*([.A128]-[.$E$2])*([.A128]-[.$F$2])+[.$G$2]*2*(RAND()-0.5)" office:value-type="float" office:value="33435753" calcext:value-type="float">
            <text:p>33435753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$C$2]*([.A129]-[.$D$2])*([.A129]-[.$E$2])*([.A129]-[.$F$2])+[.$G$2]*2*(RAND()-0.5)" office:value-type="float" office:value="34262472" calcext:value-type="float">
            <text:p>34262472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$C$2]*([.A130]-[.$D$2])*([.A130]-[.$E$2])*([.A130]-[.$F$2])+[.$G$2]*2*(RAND()-0.5)" office:value-type="float" office:value="35085219" calcext:value-type="float">
            <text:p>35085219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C$2]*([.A131]-[.$D$2])*([.A131]-[.$E$2])*([.A131]-[.$F$2])+[.$G$2]*2*(RAND()-0.5)" office:value-type="float" office:value="35904000" calcext:value-type="float">
            <text:p>35904000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$C$2]*([.A132]-[.$D$2])*([.A132]-[.$E$2])*([.A132]-[.$F$2])+[.$G$2]*2*(RAND()-0.5)" office:value-type="float" office:value="36718821" calcext:value-type="float">
            <text:p>36718821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$C$2]*([.A133]-[.$D$2])*([.A133]-[.$E$2])*([.A133]-[.$F$2])+[.$G$2]*2*(RAND()-0.5)" office:value-type="float" office:value="37529688" calcext:value-type="float">
            <text:p>37529688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$C$2]*([.A134]-[.$D$2])*([.A134]-[.$E$2])*([.A134]-[.$F$2])+[.$G$2]*2*(RAND()-0.5)" office:value-type="float" office:value="38336607" calcext:value-type="float">
            <text:p>38336607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$C$2]*([.A135]-[.$D$2])*([.A135]-[.$E$2])*([.A135]-[.$F$2])+[.$G$2]*2*(RAND()-0.5)" office:value-type="float" office:value="39139584" calcext:value-type="float">
            <text:p>39139584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$C$2]*([.A136]-[.$D$2])*([.A136]-[.$E$2])*([.A136]-[.$F$2])+[.$G$2]*2*(RAND()-0.5)" office:value-type="float" office:value="39938625" calcext:value-type="float">
            <text:p>39938625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$C$2]*([.A137]-[.$D$2])*([.A137]-[.$E$2])*([.A137]-[.$F$2])+[.$G$2]*2*(RAND()-0.5)" office:value-type="float" office:value="40733736" calcext:value-type="float">
            <text:p>40733736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$C$2]*([.A138]-[.$D$2])*([.A138]-[.$E$2])*([.A138]-[.$F$2])+[.$G$2]*2*(RAND()-0.5)" office:value-type="float" office:value="41524923" calcext:value-type="float">
            <text:p>41524923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$C$2]*([.A139]-[.$D$2])*([.A139]-[.$E$2])*([.A139]-[.$F$2])+[.$G$2]*2*(RAND()-0.5)" office:value-type="float" office:value="42312192" calcext:value-type="float">
            <text:p>42312192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$C$2]*([.A140]-[.$D$2])*([.A140]-[.$E$2])*([.A140]-[.$F$2])+[.$G$2]*2*(RAND()-0.5)" office:value-type="float" office:value="43095549" calcext:value-type="float">
            <text:p>43095549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C$2]*([.A141]-[.$D$2])*([.A141]-[.$E$2])*([.A141]-[.$F$2])+[.$G$2]*2*(RAND()-0.5)" office:value-type="float" office:value="43875000" calcext:value-type="float">
            <text:p>43875000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$C$2]*([.A142]-[.$D$2])*([.A142]-[.$E$2])*([.A142]-[.$F$2])+[.$G$2]*2*(RAND()-0.5)" office:value-type="float" office:value="44650551" calcext:value-type="float">
            <text:p>44650551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$C$2]*([.A143]-[.$D$2])*([.A143]-[.$E$2])*([.A143]-[.$F$2])+[.$G$2]*2*(RAND()-0.5)" office:value-type="float" office:value="45422208" calcext:value-type="float">
            <text:p>45422208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$C$2]*([.A144]-[.$D$2])*([.A144]-[.$E$2])*([.A144]-[.$F$2])+[.$G$2]*2*(RAND()-0.5)" office:value-type="float" office:value="46189977" calcext:value-type="float">
            <text:p>46189977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$C$2]*([.A145]-[.$D$2])*([.A145]-[.$E$2])*([.A145]-[.$F$2])+[.$G$2]*2*(RAND()-0.5)" office:value-type="float" office:value="46953864" calcext:value-type="float">
            <text:p>46953864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$C$2]*([.A146]-[.$D$2])*([.A146]-[.$E$2])*([.A146]-[.$F$2])+[.$G$2]*2*(RAND()-0.5)" office:value-type="float" office:value="47713875" calcext:value-type="float">
            <text:p>47713875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$C$2]*([.A147]-[.$D$2])*([.A147]-[.$E$2])*([.A147]-[.$F$2])+[.$G$2]*2*(RAND()-0.5)" office:value-type="float" office:value="48470016" calcext:value-type="float">
            <text:p>48470016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$C$2]*([.A148]-[.$D$2])*([.A148]-[.$E$2])*([.A148]-[.$F$2])+[.$G$2]*2*(RAND()-0.5)" office:value-type="float" office:value="49222293" calcext:value-type="float">
            <text:p>49222293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$C$2]*([.A149]-[.$D$2])*([.A149]-[.$E$2])*([.A149]-[.$F$2])+[.$G$2]*2*(RAND()-0.5)" office:value-type="float" office:value="49970712" calcext:value-type="float">
            <text:p>49970712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$C$2]*([.A150]-[.$D$2])*([.A150]-[.$E$2])*([.A150]-[.$F$2])+[.$G$2]*2*(RAND()-0.5)" office:value-type="float" office:value="50715279" calcext:value-type="float">
            <text:p>50715279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$C$2]*([.A151]-[.$D$2])*([.A151]-[.$E$2])*([.A151]-[.$F$2])+[.$G$2]*2*(RAND()-0.5)" office:value-type="float" office:value="51456000" calcext:value-type="float">
            <text:p>51456000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$C$2]*([.A152]-[.$D$2])*([.A152]-[.$E$2])*([.A152]-[.$F$2])+[.$G$2]*2*(RAND()-0.5)" office:value-type="float" office:value="52192881" calcext:value-type="float">
            <text:p>52192881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$C$2]*([.A153]-[.$D$2])*([.A153]-[.$E$2])*([.A153]-[.$F$2])+[.$G$2]*2*(RAND()-0.5)" office:value-type="float" office:value="52925928" calcext:value-type="float">
            <text:p>52925928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$C$2]*([.A154]-[.$D$2])*([.A154]-[.$E$2])*([.A154]-[.$F$2])+[.$G$2]*2*(RAND()-0.5)" office:value-type="float" office:value="53655147" calcext:value-type="float">
            <text:p>53655147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$C$2]*([.A155]-[.$D$2])*([.A155]-[.$E$2])*([.A155]-[.$F$2])+[.$G$2]*2*(RAND()-0.5)" office:value-type="float" office:value="54380544" calcext:value-type="float">
            <text:p>54380544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$C$2]*([.A156]-[.$D$2])*([.A156]-[.$E$2])*([.A156]-[.$F$2])+[.$G$2]*2*(RAND()-0.5)" office:value-type="float" office:value="55102125" calcext:value-type="float">
            <text:p>55102125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$C$2]*([.A157]-[.$D$2])*([.A157]-[.$E$2])*([.A157]-[.$F$2])+[.$G$2]*2*(RAND()-0.5)" office:value-type="float" office:value="55819896" calcext:value-type="float">
            <text:p>55819896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$C$2]*([.A158]-[.$D$2])*([.A158]-[.$E$2])*([.A158]-[.$F$2])+[.$G$2]*2*(RAND()-0.5)" office:value-type="float" office:value="56533863" calcext:value-type="float">
            <text:p>56533863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$C$2]*([.A159]-[.$D$2])*([.A159]-[.$E$2])*([.A159]-[.$F$2])+[.$G$2]*2*(RAND()-0.5)" office:value-type="float" office:value="57244032" calcext:value-type="float">
            <text:p>57244032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$C$2]*([.A160]-[.$D$2])*([.A160]-[.$E$2])*([.A160]-[.$F$2])+[.$G$2]*2*(RAND()-0.5)" office:value-type="float" office:value="57950409" calcext:value-type="float">
            <text:p>57950409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$C$2]*([.A161]-[.$D$2])*([.A161]-[.$E$2])*([.A161]-[.$F$2])+[.$G$2]*2*(RAND()-0.5)" office:value-type="float" office:value="58653000" calcext:value-type="float">
            <text:p>58653000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$C$2]*([.A162]-[.$D$2])*([.A162]-[.$E$2])*([.A162]-[.$F$2])+[.$G$2]*2*(RAND()-0.5)" office:value-type="float" office:value="59351811" calcext:value-type="float">
            <text:p>59351811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$C$2]*([.A163]-[.$D$2])*([.A163]-[.$E$2])*([.A163]-[.$F$2])+[.$G$2]*2*(RAND()-0.5)" office:value-type="float" office:value="60046848" calcext:value-type="float">
            <text:p>60046848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$C$2]*([.A164]-[.$D$2])*([.A164]-[.$E$2])*([.A164]-[.$F$2])+[.$G$2]*2*(RAND()-0.5)" office:value-type="float" office:value="60738117" calcext:value-type="float">
            <text:p>60738117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$C$2]*([.A165]-[.$D$2])*([.A165]-[.$E$2])*([.A165]-[.$F$2])+[.$G$2]*2*(RAND()-0.5)" office:value-type="float" office:value="61425624" calcext:value-type="float">
            <text:p>61425624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$C$2]*([.A166]-[.$D$2])*([.A166]-[.$E$2])*([.A166]-[.$F$2])+[.$G$2]*2*(RAND()-0.5)" office:value-type="float" office:value="62109375" calcext:value-type="float">
            <text:p>62109375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$C$2]*([.A167]-[.$D$2])*([.A167]-[.$E$2])*([.A167]-[.$F$2])+[.$G$2]*2*(RAND()-0.5)" office:value-type="float" office:value="62789376" calcext:value-type="float">
            <text:p>62789376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$C$2]*([.A168]-[.$D$2])*([.A168]-[.$E$2])*([.A168]-[.$F$2])+[.$G$2]*2*(RAND()-0.5)" office:value-type="float" office:value="63465633" calcext:value-type="float">
            <text:p>63465633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$C$2]*([.A169]-[.$D$2])*([.A169]-[.$E$2])*([.A169]-[.$F$2])+[.$G$2]*2*(RAND()-0.5)" office:value-type="float" office:value="64138152" calcext:value-type="float">
            <text:p>64138152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$C$2]*([.A170]-[.$D$2])*([.A170]-[.$E$2])*([.A170]-[.$F$2])+[.$G$2]*2*(RAND()-0.5)" office:value-type="float" office:value="64806939" calcext:value-type="float">
            <text:p>64806939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$C$2]*([.A171]-[.$D$2])*([.A171]-[.$E$2])*([.A171]-[.$F$2])+[.$G$2]*2*(RAND()-0.5)" office:value-type="float" office:value="65472000" calcext:value-type="float">
            <text:p>65472000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$C$2]*([.A172]-[.$D$2])*([.A172]-[.$E$2])*([.A172]-[.$F$2])+[.$G$2]*2*(RAND()-0.5)" office:value-type="float" office:value="66133341" calcext:value-type="float">
            <text:p>66133341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$C$2]*([.A173]-[.$D$2])*([.A173]-[.$E$2])*([.A173]-[.$F$2])+[.$G$2]*2*(RAND()-0.5)" office:value-type="float" office:value="66790968" calcext:value-type="float">
            <text:p>66790968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$C$2]*([.A174]-[.$D$2])*([.A174]-[.$E$2])*([.A174]-[.$F$2])+[.$G$2]*2*(RAND()-0.5)" office:value-type="float" office:value="67444887" calcext:value-type="float">
            <text:p>67444887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$C$2]*([.A175]-[.$D$2])*([.A175]-[.$E$2])*([.A175]-[.$F$2])+[.$G$2]*2*(RAND()-0.5)" office:value-type="float" office:value="68095104" calcext:value-type="float">
            <text:p>68095104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$C$2]*([.A176]-[.$D$2])*([.A176]-[.$E$2])*([.A176]-[.$F$2])+[.$G$2]*2*(RAND()-0.5)" office:value-type="float" office:value="68741625" calcext:value-type="float">
            <text:p>68741625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$C$2]*([.A177]-[.$D$2])*([.A177]-[.$E$2])*([.A177]-[.$F$2])+[.$G$2]*2*(RAND()-0.5)" office:value-type="float" office:value="69384456" calcext:value-type="float">
            <text:p>69384456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$C$2]*([.A178]-[.$D$2])*([.A178]-[.$E$2])*([.A178]-[.$F$2])+[.$G$2]*2*(RAND()-0.5)" office:value-type="float" office:value="70023603" calcext:value-type="float">
            <text:p>70023603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$C$2]*([.A179]-[.$D$2])*([.A179]-[.$E$2])*([.A179]-[.$F$2])+[.$G$2]*2*(RAND()-0.5)" office:value-type="float" office:value="70659072" calcext:value-type="float">
            <text:p>70659072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$C$2]*([.A180]-[.$D$2])*([.A180]-[.$E$2])*([.A180]-[.$F$2])+[.$G$2]*2*(RAND()-0.5)" office:value-type="float" office:value="71290869" calcext:value-type="float">
            <text:p>71290869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$C$2]*([.A181]-[.$D$2])*([.A181]-[.$E$2])*([.A181]-[.$F$2])+[.$G$2]*2*(RAND()-0.5)" office:value-type="float" office:value="71919000" calcext:value-type="float">
            <text:p>71919000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$C$2]*([.A182]-[.$D$2])*([.A182]-[.$E$2])*([.A182]-[.$F$2])+[.$G$2]*2*(RAND()-0.5)" office:value-type="float" office:value="72543471" calcext:value-type="float">
            <text:p>72543471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$C$2]*([.A183]-[.$D$2])*([.A183]-[.$E$2])*([.A183]-[.$F$2])+[.$G$2]*2*(RAND()-0.5)" office:value-type="float" office:value="73164288" calcext:value-type="float">
            <text:p>73164288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$C$2]*([.A184]-[.$D$2])*([.A184]-[.$E$2])*([.A184]-[.$F$2])+[.$G$2]*2*(RAND()-0.5)" office:value-type="float" office:value="73781457" calcext:value-type="float">
            <text:p>73781457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$C$2]*([.A185]-[.$D$2])*([.A185]-[.$E$2])*([.A185]-[.$F$2])+[.$G$2]*2*(RAND()-0.5)" office:value-type="float" office:value="74394984" calcext:value-type="float">
            <text:p>74394984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$C$2]*([.A186]-[.$D$2])*([.A186]-[.$E$2])*([.A186]-[.$F$2])+[.$G$2]*2*(RAND()-0.5)" office:value-type="float" office:value="75004875" calcext:value-type="float">
            <text:p>75004875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$C$2]*([.A187]-[.$D$2])*([.A187]-[.$E$2])*([.A187]-[.$F$2])+[.$G$2]*2*(RAND()-0.5)" office:value-type="float" office:value="75611136" calcext:value-type="float">
            <text:p>75611136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$C$2]*([.A188]-[.$D$2])*([.A188]-[.$E$2])*([.A188]-[.$F$2])+[.$G$2]*2*(RAND()-0.5)" office:value-type="float" office:value="76213773" calcext:value-type="float">
            <text:p>76213773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$C$2]*([.A189]-[.$D$2])*([.A189]-[.$E$2])*([.A189]-[.$F$2])+[.$G$2]*2*(RAND()-0.5)" office:value-type="float" office:value="76812792" calcext:value-type="float">
            <text:p>76812792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$C$2]*([.A190]-[.$D$2])*([.A190]-[.$E$2])*([.A190]-[.$F$2])+[.$G$2]*2*(RAND()-0.5)" office:value-type="float" office:value="77408199" calcext:value-type="float">
            <text:p>77408199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C$2]*([.A191]-[.$D$2])*([.A191]-[.$E$2])*([.A191]-[.$F$2])+[.$G$2]*2*(RAND()-0.5)" office:value-type="float" office:value="78000000" calcext:value-type="float">
            <text:p>78000000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$C$2]*([.A192]-[.$D$2])*([.A192]-[.$E$2])*([.A192]-[.$F$2])+[.$G$2]*2*(RAND()-0.5)" office:value-type="float" office:value="78588201" calcext:value-type="float">
            <text:p>78588201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$C$2]*([.A193]-[.$D$2])*([.A193]-[.$E$2])*([.A193]-[.$F$2])+[.$G$2]*2*(RAND()-0.5)" office:value-type="float" office:value="79172808" calcext:value-type="float">
            <text:p>79172808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$C$2]*([.A194]-[.$D$2])*([.A194]-[.$E$2])*([.A194]-[.$F$2])+[.$G$2]*2*(RAND()-0.5)" office:value-type="float" office:value="79753827" calcext:value-type="float">
            <text:p>79753827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$C$2]*([.A195]-[.$D$2])*([.A195]-[.$E$2])*([.A195]-[.$F$2])+[.$G$2]*2*(RAND()-0.5)" office:value-type="float" office:value="80331264" calcext:value-type="float">
            <text:p>80331264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$C$2]*([.A196]-[.$D$2])*([.A196]-[.$E$2])*([.A196]-[.$F$2])+[.$G$2]*2*(RAND()-0.5)" office:value-type="float" office:value="80905125" calcext:value-type="float">
            <text:p>80905125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$C$2]*([.A197]-[.$D$2])*([.A197]-[.$E$2])*([.A197]-[.$F$2])+[.$G$2]*2*(RAND()-0.5)" office:value-type="float" office:value="81475416" calcext:value-type="float">
            <text:p>81475416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$C$2]*([.A198]-[.$D$2])*([.A198]-[.$E$2])*([.A198]-[.$F$2])+[.$G$2]*2*(RAND()-0.5)" office:value-type="float" office:value="82042143" calcext:value-type="float">
            <text:p>82042143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$C$2]*([.A199]-[.$D$2])*([.A199]-[.$E$2])*([.A199]-[.$F$2])+[.$G$2]*2*(RAND()-0.5)" office:value-type="float" office:value="82605312" calcext:value-type="float">
            <text:p>82605312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$C$2]*([.A200]-[.$D$2])*([.A200]-[.$E$2])*([.A200]-[.$F$2])+[.$G$2]*2*(RAND()-0.5)" office:value-type="float" office:value="83164929" calcext:value-type="float">
            <text:p>83164929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$C$2]*([.A201]-[.$D$2])*([.A201]-[.$E$2])*([.A201]-[.$F$2])+[.$G$2]*2*(RAND()-0.5)" office:value-type="float" office:value="83721000" calcext:value-type="float">
            <text:p>83721000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$C$2]*([.A202]-[.$D$2])*([.A202]-[.$E$2])*([.A202]-[.$F$2])+[.$G$2]*2*(RAND()-0.5)" office:value-type="float" office:value="84273531" calcext:value-type="float">
            <text:p>84273531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$C$2]*([.A203]-[.$D$2])*([.A203]-[.$E$2])*([.A203]-[.$F$2])+[.$G$2]*2*(RAND()-0.5)" office:value-type="float" office:value="84822528" calcext:value-type="float">
            <text:p>84822528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$C$2]*([.A204]-[.$D$2])*([.A204]-[.$E$2])*([.A204]-[.$F$2])+[.$G$2]*2*(RAND()-0.5)" office:value-type="float" office:value="85367997" calcext:value-type="float">
            <text:p>85367997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$C$2]*([.A205]-[.$D$2])*([.A205]-[.$E$2])*([.A205]-[.$F$2])+[.$G$2]*2*(RAND()-0.5)" office:value-type="float" office:value="85909944" calcext:value-type="float">
            <text:p>85909944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$C$2]*([.A206]-[.$D$2])*([.A206]-[.$E$2])*([.A206]-[.$F$2])+[.$G$2]*2*(RAND()-0.5)" office:value-type="float" office:value="86448375" calcext:value-type="float">
            <text:p>86448375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$C$2]*([.A207]-[.$D$2])*([.A207]-[.$E$2])*([.A207]-[.$F$2])+[.$G$2]*2*(RAND()-0.5)" office:value-type="float" office:value="86983296" calcext:value-type="float">
            <text:p>86983296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$C$2]*([.A208]-[.$D$2])*([.A208]-[.$E$2])*([.A208]-[.$F$2])+[.$G$2]*2*(RAND()-0.5)" office:value-type="float" office:value="87514713" calcext:value-type="float">
            <text:p>87514713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$C$2]*([.A209]-[.$D$2])*([.A209]-[.$E$2])*([.A209]-[.$F$2])+[.$G$2]*2*(RAND()-0.5)" office:value-type="float" office:value="88042632" calcext:value-type="float">
            <text:p>88042632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$C$2]*([.A210]-[.$D$2])*([.A210]-[.$E$2])*([.A210]-[.$F$2])+[.$G$2]*2*(RAND()-0.5)" office:value-type="float" office:value="88567059" calcext:value-type="float">
            <text:p>88567059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$C$2]*([.A211]-[.$D$2])*([.A211]-[.$E$2])*([.A211]-[.$F$2])+[.$G$2]*2*(RAND()-0.5)" office:value-type="float" office:value="89088000" calcext:value-type="float">
            <text:p>89088000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$C$2]*([.A212]-[.$D$2])*([.A212]-[.$E$2])*([.A212]-[.$F$2])+[.$G$2]*2*(RAND()-0.5)" office:value-type="float" office:value="89605461" calcext:value-type="float">
            <text:p>89605461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$C$2]*([.A213]-[.$D$2])*([.A213]-[.$E$2])*([.A213]-[.$F$2])+[.$G$2]*2*(RAND()-0.5)" office:value-type="float" office:value="90119448" calcext:value-type="float">
            <text:p>90119448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$C$2]*([.A214]-[.$D$2])*([.A214]-[.$E$2])*([.A214]-[.$F$2])+[.$G$2]*2*(RAND()-0.5)" office:value-type="float" office:value="90629967" calcext:value-type="float">
            <text:p>90629967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$C$2]*([.A215]-[.$D$2])*([.A215]-[.$E$2])*([.A215]-[.$F$2])+[.$G$2]*2*(RAND()-0.5)" office:value-type="float" office:value="91137024" calcext:value-type="float">
            <text:p>91137024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$C$2]*([.A216]-[.$D$2])*([.A216]-[.$E$2])*([.A216]-[.$F$2])+[.$G$2]*2*(RAND()-0.5)" office:value-type="float" office:value="91640625" calcext:value-type="float">
            <text:p>91640625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$C$2]*([.A217]-[.$D$2])*([.A217]-[.$E$2])*([.A217]-[.$F$2])+[.$G$2]*2*(RAND()-0.5)" office:value-type="float" office:value="92140776" calcext:value-type="float">
            <text:p>92140776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$C$2]*([.A218]-[.$D$2])*([.A218]-[.$E$2])*([.A218]-[.$F$2])+[.$G$2]*2*(RAND()-0.5)" office:value-type="float" office:value="92637483" calcext:value-type="float">
            <text:p>92637483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$C$2]*([.A219]-[.$D$2])*([.A219]-[.$E$2])*([.A219]-[.$F$2])+[.$G$2]*2*(RAND()-0.5)" office:value-type="float" office:value="93130752" calcext:value-type="float">
            <text:p>93130752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$C$2]*([.A220]-[.$D$2])*([.A220]-[.$E$2])*([.A220]-[.$F$2])+[.$G$2]*2*(RAND()-0.5)" office:value-type="float" office:value="93620589" calcext:value-type="float">
            <text:p>93620589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$C$2]*([.A221]-[.$D$2])*([.A221]-[.$E$2])*([.A221]-[.$F$2])+[.$G$2]*2*(RAND()-0.5)" office:value-type="float" office:value="94107000" calcext:value-type="float">
            <text:p>94107000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$C$2]*([.A222]-[.$D$2])*([.A222]-[.$E$2])*([.A222]-[.$F$2])+[.$G$2]*2*(RAND()-0.5)" office:value-type="float" office:value="94589991" calcext:value-type="float">
            <text:p>94589991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$C$2]*([.A223]-[.$D$2])*([.A223]-[.$E$2])*([.A223]-[.$F$2])+[.$G$2]*2*(RAND()-0.5)" office:value-type="float" office:value="95069568" calcext:value-type="float">
            <text:p>95069568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$C$2]*([.A224]-[.$D$2])*([.A224]-[.$E$2])*([.A224]-[.$F$2])+[.$G$2]*2*(RAND()-0.5)" office:value-type="float" office:value="95545737" calcext:value-type="float">
            <text:p>95545737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$C$2]*([.A225]-[.$D$2])*([.A225]-[.$E$2])*([.A225]-[.$F$2])+[.$G$2]*2*(RAND()-0.5)" office:value-type="float" office:value="96018504" calcext:value-type="float">
            <text:p>96018504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$C$2]*([.A226]-[.$D$2])*([.A226]-[.$E$2])*([.A226]-[.$F$2])+[.$G$2]*2*(RAND()-0.5)" office:value-type="float" office:value="96487875" calcext:value-type="float">
            <text:p>96487875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$C$2]*([.A227]-[.$D$2])*([.A227]-[.$E$2])*([.A227]-[.$F$2])+[.$G$2]*2*(RAND()-0.5)" office:value-type="float" office:value="96953856" calcext:value-type="float">
            <text:p>96953856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$C$2]*([.A228]-[.$D$2])*([.A228]-[.$E$2])*([.A228]-[.$F$2])+[.$G$2]*2*(RAND()-0.5)" office:value-type="float" office:value="97416453" calcext:value-type="float">
            <text:p>97416453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$C$2]*([.A229]-[.$D$2])*([.A229]-[.$E$2])*([.A229]-[.$F$2])+[.$G$2]*2*(RAND()-0.5)" office:value-type="float" office:value="97875672" calcext:value-type="float">
            <text:p>97875672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$C$2]*([.A230]-[.$D$2])*([.A230]-[.$E$2])*([.A230]-[.$F$2])+[.$G$2]*2*(RAND()-0.5)" office:value-type="float" office:value="98331519" calcext:value-type="float">
            <text:p>98331519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$C$2]*([.A231]-[.$D$2])*([.A231]-[.$E$2])*([.A231]-[.$F$2])+[.$G$2]*2*(RAND()-0.5)" office:value-type="float" office:value="98784000" calcext:value-type="float">
            <text:p>98784000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$C$2]*([.A232]-[.$D$2])*([.A232]-[.$E$2])*([.A232]-[.$F$2])+[.$G$2]*2*(RAND()-0.5)" office:value-type="float" office:value="99233121" calcext:value-type="float">
            <text:p>99233121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$C$2]*([.A233]-[.$D$2])*([.A233]-[.$E$2])*([.A233]-[.$F$2])+[.$G$2]*2*(RAND()-0.5)" office:value-type="float" office:value="99678888" calcext:value-type="float">
            <text:p>99678888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$C$2]*([.A234]-[.$D$2])*([.A234]-[.$E$2])*([.A234]-[.$F$2])+[.$G$2]*2*(RAND()-0.5)" office:value-type="float" office:value="100121307" calcext:value-type="float">
            <text:p>100121307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$C$2]*([.A235]-[.$D$2])*([.A235]-[.$E$2])*([.A235]-[.$F$2])+[.$G$2]*2*(RAND()-0.5)" office:value-type="float" office:value="100560384" calcext:value-type="float">
            <text:p>100560384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$C$2]*([.A236]-[.$D$2])*([.A236]-[.$E$2])*([.A236]-[.$F$2])+[.$G$2]*2*(RAND()-0.5)" office:value-type="float" office:value="100996125" calcext:value-type="float">
            <text:p>100996125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$C$2]*([.A237]-[.$D$2])*([.A237]-[.$E$2])*([.A237]-[.$F$2])+[.$G$2]*2*(RAND()-0.5)" office:value-type="float" office:value="101428536" calcext:value-type="float">
            <text:p>101428536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$C$2]*([.A238]-[.$D$2])*([.A238]-[.$E$2])*([.A238]-[.$F$2])+[.$G$2]*2*(RAND()-0.5)" office:value-type="float" office:value="101857623" calcext:value-type="float">
            <text:p>101857623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$C$2]*([.A239]-[.$D$2])*([.A239]-[.$E$2])*([.A239]-[.$F$2])+[.$G$2]*2*(RAND()-0.5)" office:value-type="float" office:value="102283392" calcext:value-type="float">
            <text:p>102283392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$C$2]*([.A240]-[.$D$2])*([.A240]-[.$E$2])*([.A240]-[.$F$2])+[.$G$2]*2*(RAND()-0.5)" office:value-type="float" office:value="102705849" calcext:value-type="float">
            <text:p>102705849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$C$2]*([.A241]-[.$D$2])*([.A241]-[.$E$2])*([.A241]-[.$F$2])+[.$G$2]*2*(RAND()-0.5)" office:value-type="float" office:value="103125000" calcext:value-type="float">
            <text:p>103125000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$C$2]*([.A242]-[.$D$2])*([.A242]-[.$E$2])*([.A242]-[.$F$2])+[.$G$2]*2*(RAND()-0.5)" office:value-type="float" office:value="103540851" calcext:value-type="float">
            <text:p>103540851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$C$2]*([.A243]-[.$D$2])*([.A243]-[.$E$2])*([.A243]-[.$F$2])+[.$G$2]*2*(RAND()-0.5)" office:value-type="float" office:value="103953408" calcext:value-type="float">
            <text:p>103953408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$C$2]*([.A244]-[.$D$2])*([.A244]-[.$E$2])*([.A244]-[.$F$2])+[.$G$2]*2*(RAND()-0.5)" office:value-type="float" office:value="104362677" calcext:value-type="float">
            <text:p>104362677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$C$2]*([.A245]-[.$D$2])*([.A245]-[.$E$2])*([.A245]-[.$F$2])+[.$G$2]*2*(RAND()-0.5)" office:value-type="float" office:value="104768664" calcext:value-type="float">
            <text:p>104768664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$C$2]*([.A246]-[.$D$2])*([.A246]-[.$E$2])*([.A246]-[.$F$2])+[.$G$2]*2*(RAND()-0.5)" office:value-type="float" office:value="105171375" calcext:value-type="float">
            <text:p>105171375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$C$2]*([.A247]-[.$D$2])*([.A247]-[.$E$2])*([.A247]-[.$F$2])+[.$G$2]*2*(RAND()-0.5)" office:value-type="float" office:value="105570816" calcext:value-type="float">
            <text:p>105570816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$C$2]*([.A248]-[.$D$2])*([.A248]-[.$E$2])*([.A248]-[.$F$2])+[.$G$2]*2*(RAND()-0.5)" office:value-type="float" office:value="105966993" calcext:value-type="float">
            <text:p>105966993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$C$2]*([.A249]-[.$D$2])*([.A249]-[.$E$2])*([.A249]-[.$F$2])+[.$G$2]*2*(RAND()-0.5)" office:value-type="float" office:value="106359912" calcext:value-type="float">
            <text:p>106359912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$C$2]*([.A250]-[.$D$2])*([.A250]-[.$E$2])*([.A250]-[.$F$2])+[.$G$2]*2*(RAND()-0.5)" office:value-type="float" office:value="106749579" calcext:value-type="float">
            <text:p>106749579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$C$2]*([.A251]-[.$D$2])*([.A251]-[.$E$2])*([.A251]-[.$F$2])+[.$G$2]*2*(RAND()-0.5)" office:value-type="float" office:value="107136000" calcext:value-type="float">
            <text:p>107136000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$C$2]*([.A252]-[.$D$2])*([.A252]-[.$E$2])*([.A252]-[.$F$2])+[.$G$2]*2*(RAND()-0.5)" office:value-type="float" office:value="107519181" calcext:value-type="float">
            <text:p>107519181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$C$2]*([.A253]-[.$D$2])*([.A253]-[.$E$2])*([.A253]-[.$F$2])+[.$G$2]*2*(RAND()-0.5)" office:value-type="float" office:value="107899128" calcext:value-type="float">
            <text:p>107899128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$C$2]*([.A254]-[.$D$2])*([.A254]-[.$E$2])*([.A254]-[.$F$2])+[.$G$2]*2*(RAND()-0.5)" office:value-type="float" office:value="108275847" calcext:value-type="float">
            <text:p>108275847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$C$2]*([.A255]-[.$D$2])*([.A255]-[.$E$2])*([.A255]-[.$F$2])+[.$G$2]*2*(RAND()-0.5)" office:value-type="float" office:value="108649344" calcext:value-type="float">
            <text:p>108649344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$C$2]*([.A256]-[.$D$2])*([.A256]-[.$E$2])*([.A256]-[.$F$2])+[.$G$2]*2*(RAND()-0.5)" office:value-type="float" office:value="109019625" calcext:value-type="float">
            <text:p>109019625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$C$2]*([.A257]-[.$D$2])*([.A257]-[.$E$2])*([.A257]-[.$F$2])+[.$G$2]*2*(RAND()-0.5)" office:value-type="float" office:value="109386696" calcext:value-type="float">
            <text:p>109386696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$C$2]*([.A258]-[.$D$2])*([.A258]-[.$E$2])*([.A258]-[.$F$2])+[.$G$2]*2*(RAND()-0.5)" office:value-type="float" office:value="109750563" calcext:value-type="float">
            <text:p>109750563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$C$2]*([.A259]-[.$D$2])*([.A259]-[.$E$2])*([.A259]-[.$F$2])+[.$G$2]*2*(RAND()-0.5)" office:value-type="float" office:value="110111232" calcext:value-type="float">
            <text:p>110111232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$C$2]*([.A260]-[.$D$2])*([.A260]-[.$E$2])*([.A260]-[.$F$2])+[.$G$2]*2*(RAND()-0.5)" office:value-type="float" office:value="110468709" calcext:value-type="float">
            <text:p>110468709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$C$2]*([.A261]-[.$D$2])*([.A261]-[.$E$2])*([.A261]-[.$F$2])+[.$G$2]*2*(RAND()-0.5)" office:value-type="float" office:value="110823000" calcext:value-type="float">
            <text:p>110823000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$C$2]*([.A262]-[.$D$2])*([.A262]-[.$E$2])*([.A262]-[.$F$2])+[.$G$2]*2*(RAND()-0.5)" office:value-type="float" office:value="111174111" calcext:value-type="float">
            <text:p>111174111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$C$2]*([.A263]-[.$D$2])*([.A263]-[.$E$2])*([.A263]-[.$F$2])+[.$G$2]*2*(RAND()-0.5)" office:value-type="float" office:value="111522048" calcext:value-type="float">
            <text:p>111522048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$C$2]*([.A264]-[.$D$2])*([.A264]-[.$E$2])*([.A264]-[.$F$2])+[.$G$2]*2*(RAND()-0.5)" office:value-type="float" office:value="111866817" calcext:value-type="float">
            <text:p>111866817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$C$2]*([.A265]-[.$D$2])*([.A265]-[.$E$2])*([.A265]-[.$F$2])+[.$G$2]*2*(RAND()-0.5)" office:value-type="float" office:value="112208424" calcext:value-type="float">
            <text:p>112208424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$C$2]*([.A266]-[.$D$2])*([.A266]-[.$E$2])*([.A266]-[.$F$2])+[.$G$2]*2*(RAND()-0.5)" office:value-type="float" office:value="112546875" calcext:value-type="float">
            <text:p>112546875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$C$2]*([.A267]-[.$D$2])*([.A267]-[.$E$2])*([.A267]-[.$F$2])+[.$G$2]*2*(RAND()-0.5)" office:value-type="float" office:value="112882176" calcext:value-type="float">
            <text:p>112882176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$C$2]*([.A268]-[.$D$2])*([.A268]-[.$E$2])*([.A268]-[.$F$2])+[.$G$2]*2*(RAND()-0.5)" office:value-type="float" office:value="113214333" calcext:value-type="float">
            <text:p>113214333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$C$2]*([.A269]-[.$D$2])*([.A269]-[.$E$2])*([.A269]-[.$F$2])+[.$G$2]*2*(RAND()-0.5)" office:value-type="float" office:value="113543352" calcext:value-type="float">
            <text:p>113543352</text:p>
          </table:table-cell>
          <table:table-cell table:number-columns-repeated="5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$C$2]*([.A270]-[.$D$2])*([.A270]-[.$E$2])*([.A270]-[.$F$2])+[.$G$2]*2*(RAND()-0.5)" office:value-type="float" office:value="113869239" calcext:value-type="float">
            <text:p>113869239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$C$2]*([.A271]-[.$D$2])*([.A271]-[.$E$2])*([.A271]-[.$F$2])+[.$G$2]*2*(RAND()-0.5)" office:value-type="float" office:value="114192000" calcext:value-type="float">
            <text:p>114192000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$C$2]*([.A272]-[.$D$2])*([.A272]-[.$E$2])*([.A272]-[.$F$2])+[.$G$2]*2*(RAND()-0.5)" office:value-type="float" office:value="114511641" calcext:value-type="float">
            <text:p>114511641</text:p>
          </table:table-cell>
          <table:table-cell table:number-columns-repeated="5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$C$2]*([.A273]-[.$D$2])*([.A273]-[.$E$2])*([.A273]-[.$F$2])+[.$G$2]*2*(RAND()-0.5)" office:value-type="float" office:value="114828168" calcext:value-type="float">
            <text:p>114828168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$C$2]*([.A274]-[.$D$2])*([.A274]-[.$E$2])*([.A274]-[.$F$2])+[.$G$2]*2*(RAND()-0.5)" office:value-type="float" office:value="115141587" calcext:value-type="float">
            <text:p>115141587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$C$2]*([.A275]-[.$D$2])*([.A275]-[.$E$2])*([.A275]-[.$F$2])+[.$G$2]*2*(RAND()-0.5)" office:value-type="float" office:value="115451904" calcext:value-type="float">
            <text:p>115451904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$C$2]*([.A276]-[.$D$2])*([.A276]-[.$E$2])*([.A276]-[.$F$2])+[.$G$2]*2*(RAND()-0.5)" office:value-type="float" office:value="115759125" calcext:value-type="float">
            <text:p>115759125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$C$2]*([.A277]-[.$D$2])*([.A277]-[.$E$2])*([.A277]-[.$F$2])+[.$G$2]*2*(RAND()-0.5)" office:value-type="float" office:value="116063256" calcext:value-type="float">
            <text:p>116063256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$C$2]*([.A278]-[.$D$2])*([.A278]-[.$E$2])*([.A278]-[.$F$2])+[.$G$2]*2*(RAND()-0.5)" office:value-type="float" office:value="116364303" calcext:value-type="float">
            <text:p>116364303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$C$2]*([.A279]-[.$D$2])*([.A279]-[.$E$2])*([.A279]-[.$F$2])+[.$G$2]*2*(RAND()-0.5)" office:value-type="float" office:value="116662272" calcext:value-type="float">
            <text:p>116662272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$C$2]*([.A280]-[.$D$2])*([.A280]-[.$E$2])*([.A280]-[.$F$2])+[.$G$2]*2*(RAND()-0.5)" office:value-type="float" office:value="116957169" calcext:value-type="float">
            <text:p>116957169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$C$2]*([.A281]-[.$D$2])*([.A281]-[.$E$2])*([.A281]-[.$F$2])+[.$G$2]*2*(RAND()-0.5)" office:value-type="float" office:value="117249000" calcext:value-type="float">
            <text:p>117249000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$C$2]*([.A282]-[.$D$2])*([.A282]-[.$E$2])*([.A282]-[.$F$2])+[.$G$2]*2*(RAND()-0.5)" office:value-type="float" office:value="117537771" calcext:value-type="float">
            <text:p>117537771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$C$2]*([.A283]-[.$D$2])*([.A283]-[.$E$2])*([.A283]-[.$F$2])+[.$G$2]*2*(RAND()-0.5)" office:value-type="float" office:value="117823488" calcext:value-type="float">
            <text:p>117823488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$C$2]*([.A284]-[.$D$2])*([.A284]-[.$E$2])*([.A284]-[.$F$2])+[.$G$2]*2*(RAND()-0.5)" office:value-type="float" office:value="118106157" calcext:value-type="float">
            <text:p>118106157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$C$2]*([.A285]-[.$D$2])*([.A285]-[.$E$2])*([.A285]-[.$F$2])+[.$G$2]*2*(RAND()-0.5)" office:value-type="float" office:value="118385784" calcext:value-type="float">
            <text:p>118385784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$C$2]*([.A286]-[.$D$2])*([.A286]-[.$E$2])*([.A286]-[.$F$2])+[.$G$2]*2*(RAND()-0.5)" office:value-type="float" office:value="118662375" calcext:value-type="float">
            <text:p>118662375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$C$2]*([.A287]-[.$D$2])*([.A287]-[.$E$2])*([.A287]-[.$F$2])+[.$G$2]*2*(RAND()-0.5)" office:value-type="float" office:value="118935936" calcext:value-type="float">
            <text:p>118935936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$C$2]*([.A288]-[.$D$2])*([.A288]-[.$E$2])*([.A288]-[.$F$2])+[.$G$2]*2*(RAND()-0.5)" office:value-type="float" office:value="119206473" calcext:value-type="float">
            <text:p>119206473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$C$2]*([.A289]-[.$D$2])*([.A289]-[.$E$2])*([.A289]-[.$F$2])+[.$G$2]*2*(RAND()-0.5)" office:value-type="float" office:value="119473992" calcext:value-type="float">
            <text:p>119473992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$C$2]*([.A290]-[.$D$2])*([.A290]-[.$E$2])*([.A290]-[.$F$2])+[.$G$2]*2*(RAND()-0.5)" office:value-type="float" office:value="119738499" calcext:value-type="float">
            <text:p>119738499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$C$2]*([.A291]-[.$D$2])*([.A291]-[.$E$2])*([.A291]-[.$F$2])+[.$G$2]*2*(RAND()-0.5)" office:value-type="float" office:value="120000000" calcext:value-type="float">
            <text:p>120000000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$C$2]*([.A292]-[.$D$2])*([.A292]-[.$E$2])*([.A292]-[.$F$2])+[.$G$2]*2*(RAND()-0.5)" office:value-type="float" office:value="120258501" calcext:value-type="float">
            <text:p>120258501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$C$2]*([.A293]-[.$D$2])*([.A293]-[.$E$2])*([.A293]-[.$F$2])+[.$G$2]*2*(RAND()-0.5)" office:value-type="float" office:value="120514008" calcext:value-type="float">
            <text:p>120514008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$C$2]*([.A294]-[.$D$2])*([.A294]-[.$E$2])*([.A294]-[.$F$2])+[.$G$2]*2*(RAND()-0.5)" office:value-type="float" office:value="120766527" calcext:value-type="float">
            <text:p>120766527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$C$2]*([.A295]-[.$D$2])*([.A295]-[.$E$2])*([.A295]-[.$F$2])+[.$G$2]*2*(RAND()-0.5)" office:value-type="float" office:value="121016064" calcext:value-type="float">
            <text:p>121016064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$C$2]*([.A296]-[.$D$2])*([.A296]-[.$E$2])*([.A296]-[.$F$2])+[.$G$2]*2*(RAND()-0.5)" office:value-type="float" office:value="121262625" calcext:value-type="float">
            <text:p>121262625</text:p>
          </table:table-cell>
          <table:table-cell table:number-columns-repeated="5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$C$2]*([.A297]-[.$D$2])*([.A297]-[.$E$2])*([.A297]-[.$F$2])+[.$G$2]*2*(RAND()-0.5)" office:value-type="float" office:value="121506216" calcext:value-type="float">
            <text:p>121506216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$C$2]*([.A298]-[.$D$2])*([.A298]-[.$E$2])*([.A298]-[.$F$2])+[.$G$2]*2*(RAND()-0.5)" office:value-type="float" office:value="121746843" calcext:value-type="float">
            <text:p>121746843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$C$2]*([.A299]-[.$D$2])*([.A299]-[.$E$2])*([.A299]-[.$F$2])+[.$G$2]*2*(RAND()-0.5)" office:value-type="float" office:value="121984512" calcext:value-type="float">
            <text:p>121984512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$C$2]*([.A300]-[.$D$2])*([.A300]-[.$E$2])*([.A300]-[.$F$2])+[.$G$2]*2*(RAND()-0.5)" office:value-type="float" office:value="122219229" calcext:value-type="float">
            <text:p>122219229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$C$2]*([.A301]-[.$D$2])*([.A301]-[.$E$2])*([.A301]-[.$F$2])+[.$G$2]*2*(RAND()-0.5)" office:value-type="float" office:value="122451000" calcext:value-type="float">
            <text:p>122451000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$C$2]*([.A302]-[.$D$2])*([.A302]-[.$E$2])*([.A302]-[.$F$2])+[.$G$2]*2*(RAND()-0.5)" office:value-type="float" office:value="122679831" calcext:value-type="float">
            <text:p>122679831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$C$2]*([.A303]-[.$D$2])*([.A303]-[.$E$2])*([.A303]-[.$F$2])+[.$G$2]*2*(RAND()-0.5)" office:value-type="float" office:value="122905728" calcext:value-type="float">
            <text:p>122905728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$C$2]*([.A304]-[.$D$2])*([.A304]-[.$E$2])*([.A304]-[.$F$2])+[.$G$2]*2*(RAND()-0.5)" office:value-type="float" office:value="123128697" calcext:value-type="float">
            <text:p>123128697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$C$2]*([.A305]-[.$D$2])*([.A305]-[.$E$2])*([.A305]-[.$F$2])+[.$G$2]*2*(RAND()-0.5)" office:value-type="float" office:value="123348744" calcext:value-type="float">
            <text:p>123348744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$C$2]*([.A306]-[.$D$2])*([.A306]-[.$E$2])*([.A306]-[.$F$2])+[.$G$2]*2*(RAND()-0.5)" office:value-type="float" office:value="123565875" calcext:value-type="float">
            <text:p>123565875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$C$2]*([.A307]-[.$D$2])*([.A307]-[.$E$2])*([.A307]-[.$F$2])+[.$G$2]*2*(RAND()-0.5)" office:value-type="float" office:value="123780096" calcext:value-type="float">
            <text:p>123780096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$C$2]*([.A308]-[.$D$2])*([.A308]-[.$E$2])*([.A308]-[.$F$2])+[.$G$2]*2*(RAND()-0.5)" office:value-type="float" office:value="123991413" calcext:value-type="float">
            <text:p>123991413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$C$2]*([.A309]-[.$D$2])*([.A309]-[.$E$2])*([.A309]-[.$F$2])+[.$G$2]*2*(RAND()-0.5)" office:value-type="float" office:value="124199832" calcext:value-type="float">
            <text:p>124199832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$C$2]*([.A310]-[.$D$2])*([.A310]-[.$E$2])*([.A310]-[.$F$2])+[.$G$2]*2*(RAND()-0.5)" office:value-type="float" office:value="124405359" calcext:value-type="float">
            <text:p>124405359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$C$2]*([.A311]-[.$D$2])*([.A311]-[.$E$2])*([.A311]-[.$F$2])+[.$G$2]*2*(RAND()-0.5)" office:value-type="float" office:value="124608000" calcext:value-type="float">
            <text:p>124608000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$C$2]*([.A312]-[.$D$2])*([.A312]-[.$E$2])*([.A312]-[.$F$2])+[.$G$2]*2*(RAND()-0.5)" office:value-type="float" office:value="124807761" calcext:value-type="float">
            <text:p>124807761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$C$2]*([.A313]-[.$D$2])*([.A313]-[.$E$2])*([.A313]-[.$F$2])+[.$G$2]*2*(RAND()-0.5)" office:value-type="float" office:value="125004648" calcext:value-type="float">
            <text:p>125004648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$C$2]*([.A314]-[.$D$2])*([.A314]-[.$E$2])*([.A314]-[.$F$2])+[.$G$2]*2*(RAND()-0.5)" office:value-type="float" office:value="125198667" calcext:value-type="float">
            <text:p>125198667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$C$2]*([.A315]-[.$D$2])*([.A315]-[.$E$2])*([.A315]-[.$F$2])+[.$G$2]*2*(RAND()-0.5)" office:value-type="float" office:value="125389824" calcext:value-type="float">
            <text:p>125389824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$C$2]*([.A316]-[.$D$2])*([.A316]-[.$E$2])*([.A316]-[.$F$2])+[.$G$2]*2*(RAND()-0.5)" office:value-type="float" office:value="125578125" calcext:value-type="float">
            <text:p>125578125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$C$2]*([.A317]-[.$D$2])*([.A317]-[.$E$2])*([.A317]-[.$F$2])+[.$G$2]*2*(RAND()-0.5)" office:value-type="float" office:value="125763576" calcext:value-type="float">
            <text:p>125763576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$C$2]*([.A318]-[.$D$2])*([.A318]-[.$E$2])*([.A318]-[.$F$2])+[.$G$2]*2*(RAND()-0.5)" office:value-type="float" office:value="125946183" calcext:value-type="float">
            <text:p>125946183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$C$2]*([.A319]-[.$D$2])*([.A319]-[.$E$2])*([.A319]-[.$F$2])+[.$G$2]*2*(RAND()-0.5)" office:value-type="float" office:value="126125952" calcext:value-type="float">
            <text:p>126125952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$C$2]*([.A320]-[.$D$2])*([.A320]-[.$E$2])*([.A320]-[.$F$2])+[.$G$2]*2*(RAND()-0.5)" office:value-type="float" office:value="126302889" calcext:value-type="float">
            <text:p>126302889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$C$2]*([.A321]-[.$D$2])*([.A321]-[.$E$2])*([.A321]-[.$F$2])+[.$G$2]*2*(RAND()-0.5)" office:value-type="float" office:value="126477000" calcext:value-type="float">
            <text:p>126477000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$C$2]*([.A322]-[.$D$2])*([.A322]-[.$E$2])*([.A322]-[.$F$2])+[.$G$2]*2*(RAND()-0.5)" office:value-type="float" office:value="126648291" calcext:value-type="float">
            <text:p>126648291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$C$2]*([.A323]-[.$D$2])*([.A323]-[.$E$2])*([.A323]-[.$F$2])+[.$G$2]*2*(RAND()-0.5)" office:value-type="float" office:value="126816768" calcext:value-type="float">
            <text:p>126816768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$C$2]*([.A324]-[.$D$2])*([.A324]-[.$E$2])*([.A324]-[.$F$2])+[.$G$2]*2*(RAND()-0.5)" office:value-type="float" office:value="126982437" calcext:value-type="float">
            <text:p>126982437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$C$2]*([.A325]-[.$D$2])*([.A325]-[.$E$2])*([.A325]-[.$F$2])+[.$G$2]*2*(RAND()-0.5)" office:value-type="float" office:value="127145304" calcext:value-type="float">
            <text:p>127145304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$C$2]*([.A326]-[.$D$2])*([.A326]-[.$E$2])*([.A326]-[.$F$2])+[.$G$2]*2*(RAND()-0.5)" office:value-type="float" office:value="127305375" calcext:value-type="float">
            <text:p>127305375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$C$2]*([.A327]-[.$D$2])*([.A327]-[.$E$2])*([.A327]-[.$F$2])+[.$G$2]*2*(RAND()-0.5)" office:value-type="float" office:value="127462656" calcext:value-type="float">
            <text:p>127462656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$C$2]*([.A328]-[.$D$2])*([.A328]-[.$E$2])*([.A328]-[.$F$2])+[.$G$2]*2*(RAND()-0.5)" office:value-type="float" office:value="127617153" calcext:value-type="float">
            <text:p>127617153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$C$2]*([.A329]-[.$D$2])*([.A329]-[.$E$2])*([.A329]-[.$F$2])+[.$G$2]*2*(RAND()-0.5)" office:value-type="float" office:value="127768872" calcext:value-type="float">
            <text:p>127768872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$C$2]*([.A330]-[.$D$2])*([.A330]-[.$E$2])*([.A330]-[.$F$2])+[.$G$2]*2*(RAND()-0.5)" office:value-type="float" office:value="127917819" calcext:value-type="float">
            <text:p>127917819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$C$2]*([.A331]-[.$D$2])*([.A331]-[.$E$2])*([.A331]-[.$F$2])+[.$G$2]*2*(RAND()-0.5)" office:value-type="float" office:value="128064000" calcext:value-type="float">
            <text:p>128064000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$C$2]*([.A332]-[.$D$2])*([.A332]-[.$E$2])*([.A332]-[.$F$2])+[.$G$2]*2*(RAND()-0.5)" office:value-type="float" office:value="128207421" calcext:value-type="float">
            <text:p>128207421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$C$2]*([.A333]-[.$D$2])*([.A333]-[.$E$2])*([.A333]-[.$F$2])+[.$G$2]*2*(RAND()-0.5)" office:value-type="float" office:value="128348088" calcext:value-type="float">
            <text:p>128348088</text:p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$C$2]*([.A334]-[.$D$2])*([.A334]-[.$E$2])*([.A334]-[.$F$2])+[.$G$2]*2*(RAND()-0.5)" office:value-type="float" office:value="128486007" calcext:value-type="float">
            <text:p>128486007</text:p>
          </table:table-cell>
          <table:table-cell table:number-columns-repeated="5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$C$2]*([.A335]-[.$D$2])*([.A335]-[.$E$2])*([.A335]-[.$F$2])+[.$G$2]*2*(RAND()-0.5)" office:value-type="float" office:value="128621184" calcext:value-type="float">
            <text:p>128621184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$C$2]*([.A336]-[.$D$2])*([.A336]-[.$E$2])*([.A336]-[.$F$2])+[.$G$2]*2*(RAND()-0.5)" office:value-type="float" office:value="128753625" calcext:value-type="float">
            <text:p>128753625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$C$2]*([.A337]-[.$D$2])*([.A337]-[.$E$2])*([.A337]-[.$F$2])+[.$G$2]*2*(RAND()-0.5)" office:value-type="float" office:value="128883336" calcext:value-type="float">
            <text:p>128883336</text:p>
          </table:table-cell>
          <table:table-cell table:number-columns-repeated="5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$C$2]*([.A338]-[.$D$2])*([.A338]-[.$E$2])*([.A338]-[.$F$2])+[.$G$2]*2*(RAND()-0.5)" office:value-type="float" office:value="129010323" calcext:value-type="float">
            <text:p>129010323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$C$2]*([.A339]-[.$D$2])*([.A339]-[.$E$2])*([.A339]-[.$F$2])+[.$G$2]*2*(RAND()-0.5)" office:value-type="float" office:value="129134592" calcext:value-type="float">
            <text:p>129134592</text:p>
          </table:table-cell>
          <table:table-cell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$C$2]*([.A340]-[.$D$2])*([.A340]-[.$E$2])*([.A340]-[.$F$2])+[.$G$2]*2*(RAND()-0.5)" office:value-type="float" office:value="129256149" calcext:value-type="float">
            <text:p>129256149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$C$2]*([.A341]-[.$D$2])*([.A341]-[.$E$2])*([.A341]-[.$F$2])+[.$G$2]*2*(RAND()-0.5)" office:value-type="float" office:value="129375000" calcext:value-type="float">
            <text:p>129375000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$C$2]*([.A342]-[.$D$2])*([.A342]-[.$E$2])*([.A342]-[.$F$2])+[.$G$2]*2*(RAND()-0.5)" office:value-type="float" office:value="129491151" calcext:value-type="float">
            <text:p>129491151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$C$2]*([.A343]-[.$D$2])*([.A343]-[.$E$2])*([.A343]-[.$F$2])+[.$G$2]*2*(RAND()-0.5)" office:value-type="float" office:value="129604608" calcext:value-type="float">
            <text:p>129604608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$C$2]*([.A344]-[.$D$2])*([.A344]-[.$E$2])*([.A344]-[.$F$2])+[.$G$2]*2*(RAND()-0.5)" office:value-type="float" office:value="129715377" calcext:value-type="float">
            <text:p>129715377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$C$2]*([.A345]-[.$D$2])*([.A345]-[.$E$2])*([.A345]-[.$F$2])+[.$G$2]*2*(RAND()-0.5)" office:value-type="float" office:value="129823464" calcext:value-type="float">
            <text:p>129823464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$C$2]*([.A346]-[.$D$2])*([.A346]-[.$E$2])*([.A346]-[.$F$2])+[.$G$2]*2*(RAND()-0.5)" office:value-type="float" office:value="129928875" calcext:value-type="float">
            <text:p>129928875</text:p>
          </table:table-cell>
          <table:table-cell table:number-columns-repeated="5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$C$2]*([.A347]-[.$D$2])*([.A347]-[.$E$2])*([.A347]-[.$F$2])+[.$G$2]*2*(RAND()-0.5)" office:value-type="float" office:value="130031616" calcext:value-type="float">
            <text:p>130031616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$C$2]*([.A348]-[.$D$2])*([.A348]-[.$E$2])*([.A348]-[.$F$2])+[.$G$2]*2*(RAND()-0.5)" office:value-type="float" office:value="130131693" calcext:value-type="float">
            <text:p>130131693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$C$2]*([.A349]-[.$D$2])*([.A349]-[.$E$2])*([.A349]-[.$F$2])+[.$G$2]*2*(RAND()-0.5)" office:value-type="float" office:value="130229112" calcext:value-type="float">
            <text:p>130229112</text:p>
          </table:table-cell>
          <table:table-cell table:number-columns-repeated="5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$C$2]*([.A350]-[.$D$2])*([.A350]-[.$E$2])*([.A350]-[.$F$2])+[.$G$2]*2*(RAND()-0.5)" office:value-type="float" office:value="130323879" calcext:value-type="float">
            <text:p>130323879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$C$2]*([.A351]-[.$D$2])*([.A351]-[.$E$2])*([.A351]-[.$F$2])+[.$G$2]*2*(RAND()-0.5)" office:value-type="float" office:value="130416000" calcext:value-type="float">
            <text:p>130416000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$C$2]*([.A352]-[.$D$2])*([.A352]-[.$E$2])*([.A352]-[.$F$2])+[.$G$2]*2*(RAND()-0.5)" office:value-type="float" office:value="130505481" calcext:value-type="float">
            <text:p>130505481</text:p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$C$2]*([.A353]-[.$D$2])*([.A353]-[.$E$2])*([.A353]-[.$F$2])+[.$G$2]*2*(RAND()-0.5)" office:value-type="float" office:value="130592328" calcext:value-type="float">
            <text:p>130592328</text:p>
          </table:table-cell>
          <table:table-cell table:number-columns-repeated="5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$C$2]*([.A354]-[.$D$2])*([.A354]-[.$E$2])*([.A354]-[.$F$2])+[.$G$2]*2*(RAND()-0.5)" office:value-type="float" office:value="130676547" calcext:value-type="float">
            <text:p>130676547</text:p>
          </table:table-cell>
          <table:table-cell table:number-columns-repeated="5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$C$2]*([.A355]-[.$D$2])*([.A355]-[.$E$2])*([.A355]-[.$F$2])+[.$G$2]*2*(RAND()-0.5)" office:value-type="float" office:value="130758144" calcext:value-type="float">
            <text:p>130758144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$C$2]*([.A356]-[.$D$2])*([.A356]-[.$E$2])*([.A356]-[.$F$2])+[.$G$2]*2*(RAND()-0.5)" office:value-type="float" office:value="130837125" calcext:value-type="float">
            <text:p>130837125</text:p>
          </table:table-cell>
          <table:table-cell table:number-columns-repeated="5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$C$2]*([.A357]-[.$D$2])*([.A357]-[.$E$2])*([.A357]-[.$F$2])+[.$G$2]*2*(RAND()-0.5)" office:value-type="float" office:value="130913496" calcext:value-type="float">
            <text:p>130913496</text:p>
          </table:table-cell>
          <table:table-cell table:number-columns-repeated="5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$C$2]*([.A358]-[.$D$2])*([.A358]-[.$E$2])*([.A358]-[.$F$2])+[.$G$2]*2*(RAND()-0.5)" office:value-type="float" office:value="130987263" calcext:value-type="float">
            <text:p>130987263</text:p>
          </table:table-cell>
          <table:table-cell table:number-columns-repeated="5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$C$2]*([.A359]-[.$D$2])*([.A359]-[.$E$2])*([.A359]-[.$F$2])+[.$G$2]*2*(RAND()-0.5)" office:value-type="float" office:value="131058432" calcext:value-type="float">
            <text:p>131058432</text:p>
          </table:table-cell>
          <table:table-cell table:number-columns-repeated="5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$C$2]*([.A360]-[.$D$2])*([.A360]-[.$E$2])*([.A360]-[.$F$2])+[.$G$2]*2*(RAND()-0.5)" office:value-type="float" office:value="131127009" calcext:value-type="float">
            <text:p>131127009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$C$2]*([.A361]-[.$D$2])*([.A361]-[.$E$2])*([.A361]-[.$F$2])+[.$G$2]*2*(RAND()-0.5)" office:value-type="float" office:value="131193000" calcext:value-type="float">
            <text:p>131193000</text:p>
          </table:table-cell>
          <table:table-cell table:number-columns-repeated="5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$C$2]*([.A362]-[.$D$2])*([.A362]-[.$E$2])*([.A362]-[.$F$2])+[.$G$2]*2*(RAND()-0.5)" office:value-type="float" office:value="131256411" calcext:value-type="float">
            <text:p>131256411</text:p>
          </table:table-cell>
          <table:table-cell table:number-columns-repeated="5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$C$2]*([.A363]-[.$D$2])*([.A363]-[.$E$2])*([.A363]-[.$F$2])+[.$G$2]*2*(RAND()-0.5)" office:value-type="float" office:value="131317248" calcext:value-type="float">
            <text:p>131317248</text:p>
          </table:table-cell>
          <table:table-cell table:number-columns-repeated="5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$C$2]*([.A364]-[.$D$2])*([.A364]-[.$E$2])*([.A364]-[.$F$2])+[.$G$2]*2*(RAND()-0.5)" office:value-type="float" office:value="131375517" calcext:value-type="float">
            <text:p>131375517</text:p>
          </table:table-cell>
          <table:table-cell table:number-columns-repeated="5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$C$2]*([.A365]-[.$D$2])*([.A365]-[.$E$2])*([.A365]-[.$F$2])+[.$G$2]*2*(RAND()-0.5)" office:value-type="float" office:value="131431224" calcext:value-type="float">
            <text:p>131431224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$C$2]*([.A366]-[.$D$2])*([.A366]-[.$E$2])*([.A366]-[.$F$2])+[.$G$2]*2*(RAND()-0.5)" office:value-type="float" office:value="131484375" calcext:value-type="float">
            <text:p>131484375</text:p>
          </table:table-cell>
          <table:table-cell table:number-columns-repeated="5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$C$2]*([.A367]-[.$D$2])*([.A367]-[.$E$2])*([.A367]-[.$F$2])+[.$G$2]*2*(RAND()-0.5)" office:value-type="float" office:value="131534976" calcext:value-type="float">
            <text:p>131534976</text:p>
          </table:table-cell>
          <table:table-cell table:number-columns-repeated="5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$C$2]*([.A368]-[.$D$2])*([.A368]-[.$E$2])*([.A368]-[.$F$2])+[.$G$2]*2*(RAND()-0.5)" office:value-type="float" office:value="131583033" calcext:value-type="float">
            <text:p>131583033</text:p>
          </table:table-cell>
          <table:table-cell table:number-columns-repeated="5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$C$2]*([.A369]-[.$D$2])*([.A369]-[.$E$2])*([.A369]-[.$F$2])+[.$G$2]*2*(RAND()-0.5)" office:value-type="float" office:value="131628552" calcext:value-type="float">
            <text:p>131628552</text:p>
          </table:table-cell>
          <table:table-cell table:number-columns-repeated="5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$C$2]*([.A370]-[.$D$2])*([.A370]-[.$E$2])*([.A370]-[.$F$2])+[.$G$2]*2*(RAND()-0.5)" office:value-type="float" office:value="131671539" calcext:value-type="float">
            <text:p>131671539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$C$2]*([.A371]-[.$D$2])*([.A371]-[.$E$2])*([.A371]-[.$F$2])+[.$G$2]*2*(RAND()-0.5)" office:value-type="float" office:value="131712000" calcext:value-type="float">
            <text:p>131712000</text:p>
          </table:table-cell>
          <table:table-cell table:number-columns-repeated="5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$C$2]*([.A372]-[.$D$2])*([.A372]-[.$E$2])*([.A372]-[.$F$2])+[.$G$2]*2*(RAND()-0.5)" office:value-type="float" office:value="131749941" calcext:value-type="float">
            <text:p>131749941</text:p>
          </table:table-cell>
          <table:table-cell table:number-columns-repeated="5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$C$2]*([.A373]-[.$D$2])*([.A373]-[.$E$2])*([.A373]-[.$F$2])+[.$G$2]*2*(RAND()-0.5)" office:value-type="float" office:value="131785368" calcext:value-type="float">
            <text:p>131785368</text:p>
          </table:table-cell>
          <table:table-cell table:number-columns-repeated="5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$C$2]*([.A374]-[.$D$2])*([.A374]-[.$E$2])*([.A374]-[.$F$2])+[.$G$2]*2*(RAND()-0.5)" office:value-type="float" office:value="131818287" calcext:value-type="float">
            <text:p>131818287</text:p>
          </table:table-cell>
          <table:table-cell table:number-columns-repeated="5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$C$2]*([.A375]-[.$D$2])*([.A375]-[.$E$2])*([.A375]-[.$F$2])+[.$G$2]*2*(RAND()-0.5)" office:value-type="float" office:value="131848704" calcext:value-type="float">
            <text:p>131848704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$C$2]*([.A376]-[.$D$2])*([.A376]-[.$E$2])*([.A376]-[.$F$2])+[.$G$2]*2*(RAND()-0.5)" office:value-type="float" office:value="131876625" calcext:value-type="float">
            <text:p>131876625</text:p>
          </table:table-cell>
          <table:table-cell table:number-columns-repeated="5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$C$2]*([.A377]-[.$D$2])*([.A377]-[.$E$2])*([.A377]-[.$F$2])+[.$G$2]*2*(RAND()-0.5)" office:value-type="float" office:value="131902056" calcext:value-type="float">
            <text:p>131902056</text:p>
          </table:table-cell>
          <table:table-cell table:number-columns-repeated="5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$C$2]*([.A378]-[.$D$2])*([.A378]-[.$E$2])*([.A378]-[.$F$2])+[.$G$2]*2*(RAND()-0.5)" office:value-type="float" office:value="131925003" calcext:value-type="float">
            <text:p>131925003</text:p>
          </table:table-cell>
          <table:table-cell table:number-columns-repeated="5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$C$2]*([.A379]-[.$D$2])*([.A379]-[.$E$2])*([.A379]-[.$F$2])+[.$G$2]*2*(RAND()-0.5)" office:value-type="float" office:value="131945472" calcext:value-type="float">
            <text:p>131945472</text:p>
          </table:table-cell>
          <table:table-cell table:number-columns-repeated="5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$C$2]*([.A380]-[.$D$2])*([.A380]-[.$E$2])*([.A380]-[.$F$2])+[.$G$2]*2*(RAND()-0.5)" office:value-type="float" office:value="131963469" calcext:value-type="float">
            <text:p>131963469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$C$2]*([.A381]-[.$D$2])*([.A381]-[.$E$2])*([.A381]-[.$F$2])+[.$G$2]*2*(RAND()-0.5)" office:value-type="float" office:value="131979000" calcext:value-type="float">
            <text:p>131979000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$C$2]*([.A382]-[.$D$2])*([.A382]-[.$E$2])*([.A382]-[.$F$2])+[.$G$2]*2*(RAND()-0.5)" office:value-type="float" office:value="131992071" calcext:value-type="float">
            <text:p>131992071</text:p>
          </table:table-cell>
          <table:table-cell table:number-columns-repeated="5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$C$2]*([.A383]-[.$D$2])*([.A383]-[.$E$2])*([.A383]-[.$F$2])+[.$G$2]*2*(RAND()-0.5)" office:value-type="float" office:value="132002688" calcext:value-type="float">
            <text:p>132002688</text:p>
          </table:table-cell>
          <table:table-cell table:number-columns-repeated="5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$C$2]*([.A384]-[.$D$2])*([.A384]-[.$E$2])*([.A384]-[.$F$2])+[.$G$2]*2*(RAND()-0.5)" office:value-type="float" office:value="132010857" calcext:value-type="float">
            <text:p>132010857</text:p>
          </table:table-cell>
          <table:table-cell table:number-columns-repeated="5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$C$2]*([.A385]-[.$D$2])*([.A385]-[.$E$2])*([.A385]-[.$F$2])+[.$G$2]*2*(RAND()-0.5)" office:value-type="float" office:value="132016584" calcext:value-type="float">
            <text:p>132016584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$C$2]*([.A386]-[.$D$2])*([.A386]-[.$E$2])*([.A386]-[.$F$2])+[.$G$2]*2*(RAND()-0.5)" office:value-type="float" office:value="132019875" calcext:value-type="float">
            <text:p>132019875</text:p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$C$2]*([.A387]-[.$D$2])*([.A387]-[.$E$2])*([.A387]-[.$F$2])+[.$G$2]*2*(RAND()-0.5)" office:value-type="float" office:value="132020736" calcext:value-type="float">
            <text:p>132020736</text:p>
          </table:table-cell>
          <table:table-cell table:number-columns-repeated="5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$C$2]*([.A388]-[.$D$2])*([.A388]-[.$E$2])*([.A388]-[.$F$2])+[.$G$2]*2*(RAND()-0.5)" office:value-type="float" office:value="132019173" calcext:value-type="float">
            <text:p>132019173</text:p>
          </table:table-cell>
          <table:table-cell table:number-columns-repeated="5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$C$2]*([.A389]-[.$D$2])*([.A389]-[.$E$2])*([.A389]-[.$F$2])+[.$G$2]*2*(RAND()-0.5)" office:value-type="float" office:value="132015192" calcext:value-type="float">
            <text:p>132015192</text:p>
          </table:table-cell>
          <table:table-cell table:number-columns-repeated="5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$C$2]*([.A390]-[.$D$2])*([.A390]-[.$E$2])*([.A390]-[.$F$2])+[.$G$2]*2*(RAND()-0.5)" office:value-type="float" office:value="132008799" calcext:value-type="float">
            <text:p>132008799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$C$2]*([.A391]-[.$D$2])*([.A391]-[.$E$2])*([.A391]-[.$F$2])+[.$G$2]*2*(RAND()-0.5)" office:value-type="float" office:value="132000000" calcext:value-type="float">
            <text:p>132000000</text:p>
          </table:table-cell>
          <table:table-cell table:number-columns-repeated="5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$C$2]*([.A392]-[.$D$2])*([.A392]-[.$E$2])*([.A392]-[.$F$2])+[.$G$2]*2*(RAND()-0.5)" office:value-type="float" office:value="131988801" calcext:value-type="float">
            <text:p>131988801</text:p>
          </table:table-cell>
          <table:table-cell table:number-columns-repeated="5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$C$2]*([.A393]-[.$D$2])*([.A393]-[.$E$2])*([.A393]-[.$F$2])+[.$G$2]*2*(RAND()-0.5)" office:value-type="float" office:value="131975208" calcext:value-type="float">
            <text:p>131975208</text:p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$C$2]*([.A394]-[.$D$2])*([.A394]-[.$E$2])*([.A394]-[.$F$2])+[.$G$2]*2*(RAND()-0.5)" office:value-type="float" office:value="131959227" calcext:value-type="float">
            <text:p>131959227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$C$2]*([.A395]-[.$D$2])*([.A395]-[.$E$2])*([.A395]-[.$F$2])+[.$G$2]*2*(RAND()-0.5)" office:value-type="float" office:value="131940864" calcext:value-type="float">
            <text:p>131940864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$C$2]*([.A396]-[.$D$2])*([.A396]-[.$E$2])*([.A396]-[.$F$2])+[.$G$2]*2*(RAND()-0.5)" office:value-type="float" office:value="131920125" calcext:value-type="float">
            <text:p>131920125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$C$2]*([.A397]-[.$D$2])*([.A397]-[.$E$2])*([.A397]-[.$F$2])+[.$G$2]*2*(RAND()-0.5)" office:value-type="float" office:value="131897016" calcext:value-type="float">
            <text:p>131897016</text:p>
          </table:table-cell>
          <table:table-cell table:number-columns-repeated="5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$C$2]*([.A398]-[.$D$2])*([.A398]-[.$E$2])*([.A398]-[.$F$2])+[.$G$2]*2*(RAND()-0.5)" office:value-type="float" office:value="131871543" calcext:value-type="float">
            <text:p>131871543</text:p>
          </table:table-cell>
          <table:table-cell table:number-columns-repeated="5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$C$2]*([.A399]-[.$D$2])*([.A399]-[.$E$2])*([.A399]-[.$F$2])+[.$G$2]*2*(RAND()-0.5)" office:value-type="float" office:value="131843712" calcext:value-type="float">
            <text:p>131843712</text:p>
          </table:table-cell>
          <table:table-cell table:number-columns-repeated="5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$C$2]*([.A400]-[.$D$2])*([.A400]-[.$E$2])*([.A400]-[.$F$2])+[.$G$2]*2*(RAND()-0.5)" office:value-type="float" office:value="131813529" calcext:value-type="float">
            <text:p>131813529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$C$2]*([.A401]-[.$D$2])*([.A401]-[.$E$2])*([.A401]-[.$F$2])+[.$G$2]*2*(RAND()-0.5)" office:value-type="float" office:value="131781000" calcext:value-type="float">
            <text:p>131781000</text:p>
          </table:table-cell>
          <table:table-cell table:number-columns-repeated="5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$C$2]*([.A402]-[.$D$2])*([.A402]-[.$E$2])*([.A402]-[.$F$2])+[.$G$2]*2*(RAND()-0.5)" office:value-type="float" office:value="131746131" calcext:value-type="float">
            <text:p>131746131</text:p>
          </table:table-cell>
          <table:table-cell table:number-columns-repeated="5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$C$2]*([.A403]-[.$D$2])*([.A403]-[.$E$2])*([.A403]-[.$F$2])+[.$G$2]*2*(RAND()-0.5)" office:value-type="float" office:value="131708928" calcext:value-type="float">
            <text:p>131708928</text:p>
          </table:table-cell>
          <table:table-cell table:number-columns-repeated="5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$C$2]*([.A404]-[.$D$2])*([.A404]-[.$E$2])*([.A404]-[.$F$2])+[.$G$2]*2*(RAND()-0.5)" office:value-type="float" office:value="131669397" calcext:value-type="float">
            <text:p>131669397</text:p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$C$2]*([.A405]-[.$D$2])*([.A405]-[.$E$2])*([.A405]-[.$F$2])+[.$G$2]*2*(RAND()-0.5)" office:value-type="float" office:value="131627544" calcext:value-type="float">
            <text:p>131627544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$C$2]*([.A406]-[.$D$2])*([.A406]-[.$E$2])*([.A406]-[.$F$2])+[.$G$2]*2*(RAND()-0.5)" office:value-type="float" office:value="131583375" calcext:value-type="float">
            <text:p>131583375</text:p>
          </table:table-cell>
          <table:table-cell table:number-columns-repeated="5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$C$2]*([.A407]-[.$D$2])*([.A407]-[.$E$2])*([.A407]-[.$F$2])+[.$G$2]*2*(RAND()-0.5)" office:value-type="float" office:value="131536896" calcext:value-type="float">
            <text:p>131536896</text:p>
          </table:table-cell>
          <table:table-cell table:number-columns-repeated="5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$C$2]*([.A408]-[.$D$2])*([.A408]-[.$E$2])*([.A408]-[.$F$2])+[.$G$2]*2*(RAND()-0.5)" office:value-type="float" office:value="131488113" calcext:value-type="float">
            <text:p>131488113</text:p>
          </table:table-cell>
          <table:table-cell table:number-columns-repeated="5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$C$2]*([.A409]-[.$D$2])*([.A409]-[.$E$2])*([.A409]-[.$F$2])+[.$G$2]*2*(RAND()-0.5)" office:value-type="float" office:value="131437032" calcext:value-type="float">
            <text:p>131437032</text:p>
          </table:table-cell>
          <table:table-cell table:number-columns-repeated="5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$C$2]*([.A410]-[.$D$2])*([.A410]-[.$E$2])*([.A410]-[.$F$2])+[.$G$2]*2*(RAND()-0.5)" office:value-type="float" office:value="131383659" calcext:value-type="float">
            <text:p>131383659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$C$2]*([.A411]-[.$D$2])*([.A411]-[.$E$2])*([.A411]-[.$F$2])+[.$G$2]*2*(RAND()-0.5)" office:value-type="float" office:value="131328000" calcext:value-type="float">
            <text:p>131328000</text:p>
          </table:table-cell>
          <table:table-cell table:number-columns-repeated="5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$C$2]*([.A412]-[.$D$2])*([.A412]-[.$E$2])*([.A412]-[.$F$2])+[.$G$2]*2*(RAND()-0.5)" office:value-type="float" office:value="131270061" calcext:value-type="float">
            <text:p>131270061</text:p>
          </table:table-cell>
          <table:table-cell table:number-columns-repeated="5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$C$2]*([.A413]-[.$D$2])*([.A413]-[.$E$2])*([.A413]-[.$F$2])+[.$G$2]*2*(RAND()-0.5)" office:value-type="float" office:value="131209848" calcext:value-type="float">
            <text:p>131209848</text:p>
          </table:table-cell>
          <table:table-cell table:number-columns-repeated="5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$C$2]*([.A414]-[.$D$2])*([.A414]-[.$E$2])*([.A414]-[.$F$2])+[.$G$2]*2*(RAND()-0.5)" office:value-type="float" office:value="131147367" calcext:value-type="float">
            <text:p>131147367</text:p>
          </table:table-cell>
          <table:table-cell table:number-columns-repeated="5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$C$2]*([.A415]-[.$D$2])*([.A415]-[.$E$2])*([.A415]-[.$F$2])+[.$G$2]*2*(RAND()-0.5)" office:value-type="float" office:value="131082624" calcext:value-type="float">
            <text:p>131082624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$C$2]*([.A416]-[.$D$2])*([.A416]-[.$E$2])*([.A416]-[.$F$2])+[.$G$2]*2*(RAND()-0.5)" office:value-type="float" office:value="131015625" calcext:value-type="float">
            <text:p>131015625</text:p>
          </table:table-cell>
          <table:table-cell table:number-columns-repeated="5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$C$2]*([.A417]-[.$D$2])*([.A417]-[.$E$2])*([.A417]-[.$F$2])+[.$G$2]*2*(RAND()-0.5)" office:value-type="float" office:value="130946376" calcext:value-type="float">
            <text:p>130946376</text:p>
          </table:table-cell>
          <table:table-cell table:number-columns-repeated="5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$C$2]*([.A418]-[.$D$2])*([.A418]-[.$E$2])*([.A418]-[.$F$2])+[.$G$2]*2*(RAND()-0.5)" office:value-type="float" office:value="130874883" calcext:value-type="float">
            <text:p>130874883</text:p>
          </table:table-cell>
          <table:table-cell table:number-columns-repeated="5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$C$2]*([.A419]-[.$D$2])*([.A419]-[.$E$2])*([.A419]-[.$F$2])+[.$G$2]*2*(RAND()-0.5)" office:value-type="float" office:value="130801152" calcext:value-type="float">
            <text:p>130801152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$C$2]*([.A420]-[.$D$2])*([.A420]-[.$E$2])*([.A420]-[.$F$2])+[.$G$2]*2*(RAND()-0.5)" office:value-type="float" office:value="130725189" calcext:value-type="float">
            <text:p>130725189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$C$2]*([.A421]-[.$D$2])*([.A421]-[.$E$2])*([.A421]-[.$F$2])+[.$G$2]*2*(RAND()-0.5)" office:value-type="float" office:value="130647000" calcext:value-type="float">
            <text:p>130647000</text:p>
          </table:table-cell>
          <table:table-cell table:number-columns-repeated="5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$C$2]*([.A422]-[.$D$2])*([.A422]-[.$E$2])*([.A422]-[.$F$2])+[.$G$2]*2*(RAND()-0.5)" office:value-type="float" office:value="130566591" calcext:value-type="float">
            <text:p>130566591</text:p>
          </table:table-cell>
          <table:table-cell table:number-columns-repeated="5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$C$2]*([.A423]-[.$D$2])*([.A423]-[.$E$2])*([.A423]-[.$F$2])+[.$G$2]*2*(RAND()-0.5)" office:value-type="float" office:value="130483968" calcext:value-type="float">
            <text:p>130483968</text:p>
          </table:table-cell>
          <table:table-cell table:number-columns-repeated="5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$C$2]*([.A424]-[.$D$2])*([.A424]-[.$E$2])*([.A424]-[.$F$2])+[.$G$2]*2*(RAND()-0.5)" office:value-type="float" office:value="130399137" calcext:value-type="float">
            <text:p>130399137</text:p>
          </table:table-cell>
          <table:table-cell table:number-columns-repeated="5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$C$2]*([.A425]-[.$D$2])*([.A425]-[.$E$2])*([.A425]-[.$F$2])+[.$G$2]*2*(RAND()-0.5)" office:value-type="float" office:value="130312104" calcext:value-type="float">
            <text:p>130312104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$C$2]*([.A426]-[.$D$2])*([.A426]-[.$E$2])*([.A426]-[.$F$2])+[.$G$2]*2*(RAND()-0.5)" office:value-type="float" office:value="130222875" calcext:value-type="float">
            <text:p>130222875</text:p>
          </table:table-cell>
          <table:table-cell table:number-columns-repeated="5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$C$2]*([.A427]-[.$D$2])*([.A427]-[.$E$2])*([.A427]-[.$F$2])+[.$G$2]*2*(RAND()-0.5)" office:value-type="float" office:value="130131456" calcext:value-type="float">
            <text:p>130131456</text:p>
          </table:table-cell>
          <table:table-cell table:number-columns-repeated="5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$C$2]*([.A428]-[.$D$2])*([.A428]-[.$E$2])*([.A428]-[.$F$2])+[.$G$2]*2*(RAND()-0.5)" office:value-type="float" office:value="130037853" calcext:value-type="float">
            <text:p>130037853</text:p>
          </table:table-cell>
          <table:table-cell table:number-columns-repeated="5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$C$2]*([.A429]-[.$D$2])*([.A429]-[.$E$2])*([.A429]-[.$F$2])+[.$G$2]*2*(RAND()-0.5)" office:value-type="float" office:value="129942072" calcext:value-type="float">
            <text:p>129942072</text:p>
          </table:table-cell>
          <table:table-cell table:number-columns-repeated="5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$C$2]*([.A430]-[.$D$2])*([.A430]-[.$E$2])*([.A430]-[.$F$2])+[.$G$2]*2*(RAND()-0.5)" office:value-type="float" office:value="129844119" calcext:value-type="float">
            <text:p>129844119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$C$2]*([.A431]-[.$D$2])*([.A431]-[.$E$2])*([.A431]-[.$F$2])+[.$G$2]*2*(RAND()-0.5)" office:value-type="float" office:value="129744000" calcext:value-type="float">
            <text:p>129744000</text:p>
          </table:table-cell>
          <table:table-cell table:number-columns-repeated="5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$C$2]*([.A432]-[.$D$2])*([.A432]-[.$E$2])*([.A432]-[.$F$2])+[.$G$2]*2*(RAND()-0.5)" office:value-type="float" office:value="129641721" calcext:value-type="float">
            <text:p>129641721</text:p>
          </table:table-cell>
          <table:table-cell table:number-columns-repeated="5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$C$2]*([.A433]-[.$D$2])*([.A433]-[.$E$2])*([.A433]-[.$F$2])+[.$G$2]*2*(RAND()-0.5)" office:value-type="float" office:value="129537288" calcext:value-type="float">
            <text:p>129537288</text:p>
          </table:table-cell>
          <table:table-cell table:number-columns-repeated="5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$C$2]*([.A434]-[.$D$2])*([.A434]-[.$E$2])*([.A434]-[.$F$2])+[.$G$2]*2*(RAND()-0.5)" office:value-type="float" office:value="129430707" calcext:value-type="float">
            <text:p>129430707</text:p>
          </table:table-cell>
          <table:table-cell table:number-columns-repeated="5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$C$2]*([.A435]-[.$D$2])*([.A435]-[.$E$2])*([.A435]-[.$F$2])+[.$G$2]*2*(RAND()-0.5)" office:value-type="float" office:value="129321984" calcext:value-type="float">
            <text:p>129321984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$C$2]*([.A436]-[.$D$2])*([.A436]-[.$E$2])*([.A436]-[.$F$2])+[.$G$2]*2*(RAND()-0.5)" office:value-type="float" office:value="129211125" calcext:value-type="float">
            <text:p>129211125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$C$2]*([.A437]-[.$D$2])*([.A437]-[.$E$2])*([.A437]-[.$F$2])+[.$G$2]*2*(RAND()-0.5)" office:value-type="float" office:value="129098136" calcext:value-type="float">
            <text:p>129098136</text:p>
          </table:table-cell>
          <table:table-cell table:number-columns-repeated="5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$C$2]*([.A438]-[.$D$2])*([.A438]-[.$E$2])*([.A438]-[.$F$2])+[.$G$2]*2*(RAND()-0.5)" office:value-type="float" office:value="128983023" calcext:value-type="float">
            <text:p>128983023</text:p>
          </table:table-cell>
          <table:table-cell table:number-columns-repeated="5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$C$2]*([.A439]-[.$D$2])*([.A439]-[.$E$2])*([.A439]-[.$F$2])+[.$G$2]*2*(RAND()-0.5)" office:value-type="float" office:value="128865792" calcext:value-type="float">
            <text:p>128865792</text:p>
          </table:table-cell>
          <table:table-cell table:number-columns-repeated="5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$C$2]*([.A440]-[.$D$2])*([.A440]-[.$E$2])*([.A440]-[.$F$2])+[.$G$2]*2*(RAND()-0.5)" office:value-type="float" office:value="128746449" calcext:value-type="float">
            <text:p>128746449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$C$2]*([.A441]-[.$D$2])*([.A441]-[.$E$2])*([.A441]-[.$F$2])+[.$G$2]*2*(RAND()-0.5)" office:value-type="float" office:value="128625000" calcext:value-type="float">
            <text:p>128625000</text:p>
          </table:table-cell>
          <table:table-cell table:number-columns-repeated="5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$C$2]*([.A442]-[.$D$2])*([.A442]-[.$E$2])*([.A442]-[.$F$2])+[.$G$2]*2*(RAND()-0.5)" office:value-type="float" office:value="128501451" calcext:value-type="float">
            <text:p>128501451</text:p>
          </table:table-cell>
          <table:table-cell table:number-columns-repeated="5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$C$2]*([.A443]-[.$D$2])*([.A443]-[.$E$2])*([.A443]-[.$F$2])+[.$G$2]*2*(RAND()-0.5)" office:value-type="float" office:value="128375808" calcext:value-type="float">
            <text:p>128375808</text:p>
          </table:table-cell>
          <table:table-cell table:number-columns-repeated="5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$C$2]*([.A444]-[.$D$2])*([.A444]-[.$E$2])*([.A444]-[.$F$2])+[.$G$2]*2*(RAND()-0.5)" office:value-type="float" office:value="128248077" calcext:value-type="float">
            <text:p>128248077</text:p>
          </table:table-cell>
          <table:table-cell table:number-columns-repeated="5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$C$2]*([.A445]-[.$D$2])*([.A445]-[.$E$2])*([.A445]-[.$F$2])+[.$G$2]*2*(RAND()-0.5)" office:value-type="float" office:value="128118264" calcext:value-type="float">
            <text:p>128118264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$C$2]*([.A446]-[.$D$2])*([.A446]-[.$E$2])*([.A446]-[.$F$2])+[.$G$2]*2*(RAND()-0.5)" office:value-type="float" office:value="127986375" calcext:value-type="float">
            <text:p>127986375</text:p>
          </table:table-cell>
          <table:table-cell table:number-columns-repeated="5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$C$2]*([.A447]-[.$D$2])*([.A447]-[.$E$2])*([.A447]-[.$F$2])+[.$G$2]*2*(RAND()-0.5)" office:value-type="float" office:value="127852416" calcext:value-type="float">
            <text:p>127852416</text:p>
          </table:table-cell>
          <table:table-cell table:number-columns-repeated="5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$C$2]*([.A448]-[.$D$2])*([.A448]-[.$E$2])*([.A448]-[.$F$2])+[.$G$2]*2*(RAND()-0.5)" office:value-type="float" office:value="127716393" calcext:value-type="float">
            <text:p>127716393</text:p>
          </table:table-cell>
          <table:table-cell table:number-columns-repeated="5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$C$2]*([.A449]-[.$D$2])*([.A449]-[.$E$2])*([.A449]-[.$F$2])+[.$G$2]*2*(RAND()-0.5)" office:value-type="float" office:value="127578312" calcext:value-type="float">
            <text:p>127578312</text:p>
          </table:table-cell>
          <table:table-cell table:number-columns-repeated="5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$C$2]*([.A450]-[.$D$2])*([.A450]-[.$E$2])*([.A450]-[.$F$2])+[.$G$2]*2*(RAND()-0.5)" office:value-type="float" office:value="127438179" calcext:value-type="float">
            <text:p>127438179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$C$2]*([.A451]-[.$D$2])*([.A451]-[.$E$2])*([.A451]-[.$F$2])+[.$G$2]*2*(RAND()-0.5)" office:value-type="float" office:value="127296000" calcext:value-type="float">
            <text:p>127296000</text:p>
          </table:table-cell>
          <table:table-cell table:number-columns-repeated="5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$C$2]*([.A452]-[.$D$2])*([.A452]-[.$E$2])*([.A452]-[.$F$2])+[.$G$2]*2*(RAND()-0.5)" office:value-type="float" office:value="127151781" calcext:value-type="float">
            <text:p>127151781</text:p>
          </table:table-cell>
          <table:table-cell table:number-columns-repeated="5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$C$2]*([.A453]-[.$D$2])*([.A453]-[.$E$2])*([.A453]-[.$F$2])+[.$G$2]*2*(RAND()-0.5)" office:value-type="float" office:value="127005528" calcext:value-type="float">
            <text:p>127005528</text:p>
          </table:table-cell>
          <table:table-cell table:number-columns-repeated="5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$C$2]*([.A454]-[.$D$2])*([.A454]-[.$E$2])*([.A454]-[.$F$2])+[.$G$2]*2*(RAND()-0.5)" office:value-type="float" office:value="126857247" calcext:value-type="float">
            <text:p>126857247</text:p>
          </table:table-cell>
          <table:table-cell table:number-columns-repeated="5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$C$2]*([.A455]-[.$D$2])*([.A455]-[.$E$2])*([.A455]-[.$F$2])+[.$G$2]*2*(RAND()-0.5)" office:value-type="float" office:value="126706944" calcext:value-type="float">
            <text:p>126706944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$C$2]*([.A456]-[.$D$2])*([.A456]-[.$E$2])*([.A456]-[.$F$2])+[.$G$2]*2*(RAND()-0.5)" office:value-type="float" office:value="126554625" calcext:value-type="float">
            <text:p>126554625</text:p>
          </table:table-cell>
          <table:table-cell table:number-columns-repeated="5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$C$2]*([.A457]-[.$D$2])*([.A457]-[.$E$2])*([.A457]-[.$F$2])+[.$G$2]*2*(RAND()-0.5)" office:value-type="float" office:value="126400296" calcext:value-type="float">
            <text:p>126400296</text:p>
          </table:table-cell>
          <table:table-cell table:number-columns-repeated="5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$C$2]*([.A458]-[.$D$2])*([.A458]-[.$E$2])*([.A458]-[.$F$2])+[.$G$2]*2*(RAND()-0.5)" office:value-type="float" office:value="126243963" calcext:value-type="float">
            <text:p>126243963</text:p>
          </table:table-cell>
          <table:table-cell table:number-columns-repeated="5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$C$2]*([.A459]-[.$D$2])*([.A459]-[.$E$2])*([.A459]-[.$F$2])+[.$G$2]*2*(RAND()-0.5)" office:value-type="float" office:value="126085632" calcext:value-type="float">
            <text:p>126085632</text:p>
          </table:table-cell>
          <table:table-cell table:number-columns-repeated="5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$C$2]*([.A460]-[.$D$2])*([.A460]-[.$E$2])*([.A460]-[.$F$2])+[.$G$2]*2*(RAND()-0.5)" office:value-type="float" office:value="125925309" calcext:value-type="float">
            <text:p>125925309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$C$2]*([.A461]-[.$D$2])*([.A461]-[.$E$2])*([.A461]-[.$F$2])+[.$G$2]*2*(RAND()-0.5)" office:value-type="float" office:value="125763000" calcext:value-type="float">
            <text:p>125763000</text:p>
          </table:table-cell>
          <table:table-cell table:number-columns-repeated="5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$C$2]*([.A462]-[.$D$2])*([.A462]-[.$E$2])*([.A462]-[.$F$2])+[.$G$2]*2*(RAND()-0.5)" office:value-type="float" office:value="125598711" calcext:value-type="float">
            <text:p>125598711</text:p>
          </table:table-cell>
          <table:table-cell table:number-columns-repeated="5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$C$2]*([.A463]-[.$D$2])*([.A463]-[.$E$2])*([.A463]-[.$F$2])+[.$G$2]*2*(RAND()-0.5)" office:value-type="float" office:value="125432448" calcext:value-type="float">
            <text:p>125432448</text:p>
          </table:table-cell>
          <table:table-cell table:number-columns-repeated="5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$C$2]*([.A464]-[.$D$2])*([.A464]-[.$E$2])*([.A464]-[.$F$2])+[.$G$2]*2*(RAND()-0.5)" office:value-type="float" office:value="125264217" calcext:value-type="float">
            <text:p>125264217</text:p>
          </table:table-cell>
          <table:table-cell table:number-columns-repeated="5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$C$2]*([.A465]-[.$D$2])*([.A465]-[.$E$2])*([.A465]-[.$F$2])+[.$G$2]*2*(RAND()-0.5)" office:value-type="float" office:value="125094024" calcext:value-type="float">
            <text:p>125094024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$C$2]*([.A466]-[.$D$2])*([.A466]-[.$E$2])*([.A466]-[.$F$2])+[.$G$2]*2*(RAND()-0.5)" office:value-type="float" office:value="124921875" calcext:value-type="float">
            <text:p>124921875</text:p>
          </table:table-cell>
          <table:table-cell table:number-columns-repeated="5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$C$2]*([.A467]-[.$D$2])*([.A467]-[.$E$2])*([.A467]-[.$F$2])+[.$G$2]*2*(RAND()-0.5)" office:value-type="float" office:value="124747776" calcext:value-type="float">
            <text:p>124747776</text:p>
          </table:table-cell>
          <table:table-cell table:number-columns-repeated="5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$C$2]*([.A468]-[.$D$2])*([.A468]-[.$E$2])*([.A468]-[.$F$2])+[.$G$2]*2*(RAND()-0.5)" office:value-type="float" office:value="124571733" calcext:value-type="float">
            <text:p>124571733</text:p>
          </table:table-cell>
          <table:table-cell table:number-columns-repeated="5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$C$2]*([.A469]-[.$D$2])*([.A469]-[.$E$2])*([.A469]-[.$F$2])+[.$G$2]*2*(RAND()-0.5)" office:value-type="float" office:value="124393752" calcext:value-type="float">
            <text:p>124393752</text:p>
          </table:table-cell>
          <table:table-cell table:number-columns-repeated="5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$C$2]*([.A470]-[.$D$2])*([.A470]-[.$E$2])*([.A470]-[.$F$2])+[.$G$2]*2*(RAND()-0.5)" office:value-type="float" office:value="124213839" calcext:value-type="float">
            <text:p>124213839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$C$2]*([.A471]-[.$D$2])*([.A471]-[.$E$2])*([.A471]-[.$F$2])+[.$G$2]*2*(RAND()-0.5)" office:value-type="float" office:value="124032000" calcext:value-type="float">
            <text:p>124032000</text:p>
          </table:table-cell>
          <table:table-cell table:number-columns-repeated="5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$C$2]*([.A472]-[.$D$2])*([.A472]-[.$E$2])*([.A472]-[.$F$2])+[.$G$2]*2*(RAND()-0.5)" office:value-type="float" office:value="123848241" calcext:value-type="float">
            <text:p>123848241</text:p>
          </table:table-cell>
          <table:table-cell table:number-columns-repeated="5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$C$2]*([.A473]-[.$D$2])*([.A473]-[.$E$2])*([.A473]-[.$F$2])+[.$G$2]*2*(RAND()-0.5)" office:value-type="float" office:value="123662568" calcext:value-type="float">
            <text:p>123662568</text:p>
          </table:table-cell>
          <table:table-cell table:number-columns-repeated="5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$C$2]*([.A474]-[.$D$2])*([.A474]-[.$E$2])*([.A474]-[.$F$2])+[.$G$2]*2*(RAND()-0.5)" office:value-type="float" office:value="123474987" calcext:value-type="float">
            <text:p>123474987</text:p>
          </table:table-cell>
          <table:table-cell table:number-columns-repeated="5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$C$2]*([.A475]-[.$D$2])*([.A475]-[.$E$2])*([.A475]-[.$F$2])+[.$G$2]*2*(RAND()-0.5)" office:value-type="float" office:value="123285504" calcext:value-type="float">
            <text:p>123285504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$C$2]*([.A476]-[.$D$2])*([.A476]-[.$E$2])*([.A476]-[.$F$2])+[.$G$2]*2*(RAND()-0.5)" office:value-type="float" office:value="123094125" calcext:value-type="float">
            <text:p>123094125</text:p>
          </table:table-cell>
          <table:table-cell table:number-columns-repeated="5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$C$2]*([.A477]-[.$D$2])*([.A477]-[.$E$2])*([.A477]-[.$F$2])+[.$G$2]*2*(RAND()-0.5)" office:value-type="float" office:value="122900856" calcext:value-type="float">
            <text:p>122900856</text:p>
          </table:table-cell>
          <table:table-cell table:number-columns-repeated="5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$C$2]*([.A478]-[.$D$2])*([.A478]-[.$E$2])*([.A478]-[.$F$2])+[.$G$2]*2*(RAND()-0.5)" office:value-type="float" office:value="122705703" calcext:value-type="float">
            <text:p>122705703</text:p>
          </table:table-cell>
          <table:table-cell table:number-columns-repeated="5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$C$2]*([.A479]-[.$D$2])*([.A479]-[.$E$2])*([.A479]-[.$F$2])+[.$G$2]*2*(RAND()-0.5)" office:value-type="float" office:value="122508672" calcext:value-type="float">
            <text:p>122508672</text:p>
          </table:table-cell>
          <table:table-cell table:number-columns-repeated="5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$C$2]*([.A480]-[.$D$2])*([.A480]-[.$E$2])*([.A480]-[.$F$2])+[.$G$2]*2*(RAND()-0.5)" office:value-type="float" office:value="122309769" calcext:value-type="float">
            <text:p>122309769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$C$2]*([.A481]-[.$D$2])*([.A481]-[.$E$2])*([.A481]-[.$F$2])+[.$G$2]*2*(RAND()-0.5)" office:value-type="float" office:value="122109000" calcext:value-type="float">
            <text:p>122109000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$C$2]*([.A482]-[.$D$2])*([.A482]-[.$E$2])*([.A482]-[.$F$2])+[.$G$2]*2*(RAND()-0.5)" office:value-type="float" office:value="121906371" calcext:value-type="float">
            <text:p>121906371</text:p>
          </table:table-cell>
          <table:table-cell table:number-columns-repeated="5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$C$2]*([.A483]-[.$D$2])*([.A483]-[.$E$2])*([.A483]-[.$F$2])+[.$G$2]*2*(RAND()-0.5)" office:value-type="float" office:value="121701888" calcext:value-type="float">
            <text:p>121701888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$C$2]*([.A484]-[.$D$2])*([.A484]-[.$E$2])*([.A484]-[.$F$2])+[.$G$2]*2*(RAND()-0.5)" office:value-type="float" office:value="121495557" calcext:value-type="float">
            <text:p>121495557</text:p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$C$2]*([.A485]-[.$D$2])*([.A485]-[.$E$2])*([.A485]-[.$F$2])+[.$G$2]*2*(RAND()-0.5)" office:value-type="float" office:value="121287384" calcext:value-type="float">
            <text:p>121287384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$C$2]*([.A486]-[.$D$2])*([.A486]-[.$E$2])*([.A486]-[.$F$2])+[.$G$2]*2*(RAND()-0.5)" office:value-type="float" office:value="121077375" calcext:value-type="float">
            <text:p>121077375</text:p>
          </table:table-cell>
          <table:table-cell table:number-columns-repeated="5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$C$2]*([.A487]-[.$D$2])*([.A487]-[.$E$2])*([.A487]-[.$F$2])+[.$G$2]*2*(RAND()-0.5)" office:value-type="float" office:value="120865536" calcext:value-type="float">
            <text:p>120865536</text:p>
          </table:table-cell>
          <table:table-cell table:number-columns-repeated="5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$C$2]*([.A488]-[.$D$2])*([.A488]-[.$E$2])*([.A488]-[.$F$2])+[.$G$2]*2*(RAND()-0.5)" office:value-type="float" office:value="120651873" calcext:value-type="float">
            <text:p>120651873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$C$2]*([.A489]-[.$D$2])*([.A489]-[.$E$2])*([.A489]-[.$F$2])+[.$G$2]*2*(RAND()-0.5)" office:value-type="float" office:value="120436392" calcext:value-type="float">
            <text:p>120436392</text:p>
          </table:table-cell>
          <table:table-cell table:number-columns-repeated="5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$C$2]*([.A490]-[.$D$2])*([.A490]-[.$E$2])*([.A490]-[.$F$2])+[.$G$2]*2*(RAND()-0.5)" office:value-type="float" office:value="120219099" calcext:value-type="float">
            <text:p>120219099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$C$2]*([.A491]-[.$D$2])*([.A491]-[.$E$2])*([.A491]-[.$F$2])+[.$G$2]*2*(RAND()-0.5)" office:value-type="float" office:value="120000000" calcext:value-type="float">
            <text:p>120000000</text:p>
          </table:table-cell>
          <table:table-cell table:number-columns-repeated="5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$C$2]*([.A492]-[.$D$2])*([.A492]-[.$E$2])*([.A492]-[.$F$2])+[.$G$2]*2*(RAND()-0.5)" office:value-type="float" office:value="119779101" calcext:value-type="float">
            <text:p>11977910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$C$2]*([.A493]-[.$D$2])*([.A493]-[.$E$2])*([.A493]-[.$F$2])+[.$G$2]*2*(RAND()-0.5)" office:value-type="float" office:value="119556408" calcext:value-type="float">
            <text:p>119556408</text:p>
          </table:table-cell>
          <table:table-cell table:number-columns-repeated="5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$C$2]*([.A494]-[.$D$2])*([.A494]-[.$E$2])*([.A494]-[.$F$2])+[.$G$2]*2*(RAND()-0.5)" office:value-type="float" office:value="119331927" calcext:value-type="float">
            <text:p>119331927</text:p>
          </table:table-cell>
          <table:table-cell table:number-columns-repeated="5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$C$2]*([.A495]-[.$D$2])*([.A495]-[.$E$2])*([.A495]-[.$F$2])+[.$G$2]*2*(RAND()-0.5)" office:value-type="float" office:value="119105664" calcext:value-type="float">
            <text:p>119105664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$C$2]*([.A496]-[.$D$2])*([.A496]-[.$E$2])*([.A496]-[.$F$2])+[.$G$2]*2*(RAND()-0.5)" office:value-type="float" office:value="118877625" calcext:value-type="float">
            <text:p>118877625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$C$2]*([.A497]-[.$D$2])*([.A497]-[.$E$2])*([.A497]-[.$F$2])+[.$G$2]*2*(RAND()-0.5)" office:value-type="float" office:value="118647816" calcext:value-type="float">
            <text:p>118647816</text:p>
          </table:table-cell>
          <table:table-cell table:number-columns-repeated="5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$C$2]*([.A498]-[.$D$2])*([.A498]-[.$E$2])*([.A498]-[.$F$2])+[.$G$2]*2*(RAND()-0.5)" office:value-type="float" office:value="118416243" calcext:value-type="float">
            <text:p>118416243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$C$2]*([.A499]-[.$D$2])*([.A499]-[.$E$2])*([.A499]-[.$F$2])+[.$G$2]*2*(RAND()-0.5)" office:value-type="float" office:value="118182912" calcext:value-type="float">
            <text:p>118182912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$C$2]*([.A500]-[.$D$2])*([.A500]-[.$E$2])*([.A500]-[.$F$2])+[.$G$2]*2*(RAND()-0.5)" office:value-type="float" office:value="117947829" calcext:value-type="float">
            <text:p>117947829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$C$2]*([.A501]-[.$D$2])*([.A501]-[.$E$2])*([.A501]-[.$F$2])+[.$G$2]*2*(RAND()-0.5)" office:value-type="float" office:value="117711000" calcext:value-type="float">
            <text:p>117711000</text:p>
          </table:table-cell>
          <table:table-cell table:number-columns-repeated="5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$C$2]*([.A502]-[.$D$2])*([.A502]-[.$E$2])*([.A502]-[.$F$2])+[.$G$2]*2*(RAND()-0.5)" office:value-type="float" office:value="117472431" calcext:value-type="float">
            <text:p>11747243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$C$2]*([.A503]-[.$D$2])*([.A503]-[.$E$2])*([.A503]-[.$F$2])+[.$G$2]*2*(RAND()-0.5)" office:value-type="float" office:value="117232128" calcext:value-type="float">
            <text:p>117232128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$C$2]*([.A504]-[.$D$2])*([.A504]-[.$E$2])*([.A504]-[.$F$2])+[.$G$2]*2*(RAND()-0.5)" office:value-type="float" office:value="116990097" calcext:value-type="float">
            <text:p>116990097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$C$2]*([.A505]-[.$D$2])*([.A505]-[.$E$2])*([.A505]-[.$F$2])+[.$G$2]*2*(RAND()-0.5)" office:value-type="float" office:value="116746344" calcext:value-type="float">
            <text:p>116746344</text:p>
          </table:table-cell>
          <table:table-cell table:number-columns-repeated="5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$C$2]*([.A506]-[.$D$2])*([.A506]-[.$E$2])*([.A506]-[.$F$2])+[.$G$2]*2*(RAND()-0.5)" office:value-type="float" office:value="116500875" calcext:value-type="float">
            <text:p>116500875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$C$2]*([.A507]-[.$D$2])*([.A507]-[.$E$2])*([.A507]-[.$F$2])+[.$G$2]*2*(RAND()-0.5)" office:value-type="float" office:value="116253696" calcext:value-type="float">
            <text:p>116253696</text:p>
          </table:table-cell>
          <table:table-cell table:number-columns-repeated="5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$C$2]*([.A508]-[.$D$2])*([.A508]-[.$E$2])*([.A508]-[.$F$2])+[.$G$2]*2*(RAND()-0.5)" office:value-type="float" office:value="116004813" calcext:value-type="float">
            <text:p>116004813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$C$2]*([.A509]-[.$D$2])*([.A509]-[.$E$2])*([.A509]-[.$F$2])+[.$G$2]*2*(RAND()-0.5)" office:value-type="float" office:value="115754232" calcext:value-type="float">
            <text:p>115754232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$C$2]*([.A510]-[.$D$2])*([.A510]-[.$E$2])*([.A510]-[.$F$2])+[.$G$2]*2*(RAND()-0.5)" office:value-type="float" office:value="115501959" calcext:value-type="float">
            <text:p>115501959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$C$2]*([.A511]-[.$D$2])*([.A511]-[.$E$2])*([.A511]-[.$F$2])+[.$G$2]*2*(RAND()-0.5)" office:value-type="float" office:value="115248000" calcext:value-type="float">
            <text:p>115248000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$C$2]*([.A512]-[.$D$2])*([.A512]-[.$E$2])*([.A512]-[.$F$2])+[.$G$2]*2*(RAND()-0.5)" office:value-type="float" office:value="114992361" calcext:value-type="float">
            <text:p>114992361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$C$2]*([.A513]-[.$D$2])*([.A513]-[.$E$2])*([.A513]-[.$F$2])+[.$G$2]*2*(RAND()-0.5)" office:value-type="float" office:value="114735048" calcext:value-type="float">
            <text:p>114735048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$C$2]*([.A514]-[.$D$2])*([.A514]-[.$E$2])*([.A514]-[.$F$2])+[.$G$2]*2*(RAND()-0.5)" office:value-type="float" office:value="114476067" calcext:value-type="float">
            <text:p>114476067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$C$2]*([.A515]-[.$D$2])*([.A515]-[.$E$2])*([.A515]-[.$F$2])+[.$G$2]*2*(RAND()-0.5)" office:value-type="float" office:value="114215424" calcext:value-type="float">
            <text:p>114215424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$C$2]*([.A516]-[.$D$2])*([.A516]-[.$E$2])*([.A516]-[.$F$2])+[.$G$2]*2*(RAND()-0.5)" office:value-type="float" office:value="113953125" calcext:value-type="float">
            <text:p>113953125</text:p>
          </table:table-cell>
          <table:table-cell table:number-columns-repeated="5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$C$2]*([.A517]-[.$D$2])*([.A517]-[.$E$2])*([.A517]-[.$F$2])+[.$G$2]*2*(RAND()-0.5)" office:value-type="float" office:value="113689176" calcext:value-type="float">
            <text:p>113689176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$C$2]*([.A518]-[.$D$2])*([.A518]-[.$E$2])*([.A518]-[.$F$2])+[.$G$2]*2*(RAND()-0.5)" office:value-type="float" office:value="113423583" calcext:value-type="float">
            <text:p>113423583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$C$2]*([.A519]-[.$D$2])*([.A519]-[.$E$2])*([.A519]-[.$F$2])+[.$G$2]*2*(RAND()-0.5)" office:value-type="float" office:value="113156352" calcext:value-type="float">
            <text:p>113156352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$C$2]*([.A520]-[.$D$2])*([.A520]-[.$E$2])*([.A520]-[.$F$2])+[.$G$2]*2*(RAND()-0.5)" office:value-type="float" office:value="112887489" calcext:value-type="float">
            <text:p>112887489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$C$2]*([.A521]-[.$D$2])*([.A521]-[.$E$2])*([.A521]-[.$F$2])+[.$G$2]*2*(RAND()-0.5)" office:value-type="float" office:value="112617000" calcext:value-type="float">
            <text:p>112617000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$C$2]*([.A522]-[.$D$2])*([.A522]-[.$E$2])*([.A522]-[.$F$2])+[.$G$2]*2*(RAND()-0.5)" office:value-type="float" office:value="112344891" calcext:value-type="float">
            <text:p>112344891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$C$2]*([.A523]-[.$D$2])*([.A523]-[.$E$2])*([.A523]-[.$F$2])+[.$G$2]*2*(RAND()-0.5)" office:value-type="float" office:value="112071168" calcext:value-type="float">
            <text:p>112071168</text:p>
          </table:table-cell>
          <table:table-cell table:number-columns-repeated="5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$C$2]*([.A524]-[.$D$2])*([.A524]-[.$E$2])*([.A524]-[.$F$2])+[.$G$2]*2*(RAND()-0.5)" office:value-type="float" office:value="111795837" calcext:value-type="float">
            <text:p>111795837</text:p>
          </table:table-cell>
          <table:table-cell table:number-columns-repeated="5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$C$2]*([.A525]-[.$D$2])*([.A525]-[.$E$2])*([.A525]-[.$F$2])+[.$G$2]*2*(RAND()-0.5)" office:value-type="float" office:value="111518904" calcext:value-type="float">
            <text:p>111518904</text:p>
          </table:table-cell>
          <table:table-cell table:number-columns-repeated="5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$C$2]*([.A526]-[.$D$2])*([.A526]-[.$E$2])*([.A526]-[.$F$2])+[.$G$2]*2*(RAND()-0.5)" office:value-type="float" office:value="111240375" calcext:value-type="float">
            <text:p>111240375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$C$2]*([.A527]-[.$D$2])*([.A527]-[.$E$2])*([.A527]-[.$F$2])+[.$G$2]*2*(RAND()-0.5)" office:value-type="float" office:value="110960256" calcext:value-type="float">
            <text:p>110960256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$C$2]*([.A528]-[.$D$2])*([.A528]-[.$E$2])*([.A528]-[.$F$2])+[.$G$2]*2*(RAND()-0.5)" office:value-type="float" office:value="110678553" calcext:value-type="float">
            <text:p>110678553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$C$2]*([.A529]-[.$D$2])*([.A529]-[.$E$2])*([.A529]-[.$F$2])+[.$G$2]*2*(RAND()-0.5)" office:value-type="float" office:value="110395272" calcext:value-type="float">
            <text:p>110395272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$C$2]*([.A530]-[.$D$2])*([.A530]-[.$E$2])*([.A530]-[.$F$2])+[.$G$2]*2*(RAND()-0.5)" office:value-type="float" office:value="110110419" calcext:value-type="float">
            <text:p>110110419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$C$2]*([.A531]-[.$D$2])*([.A531]-[.$E$2])*([.A531]-[.$F$2])+[.$G$2]*2*(RAND()-0.5)" office:value-type="float" office:value="109824000" calcext:value-type="float">
            <text:p>109824000</text:p>
          </table:table-cell>
          <table:table-cell table:number-columns-repeated="5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$C$2]*([.A532]-[.$D$2])*([.A532]-[.$E$2])*([.A532]-[.$F$2])+[.$G$2]*2*(RAND()-0.5)" office:value-type="float" office:value="109536021" calcext:value-type="float">
            <text:p>109536021</text:p>
          </table:table-cell>
          <table:table-cell table:number-columns-repeated="5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$C$2]*([.A533]-[.$D$2])*([.A533]-[.$E$2])*([.A533]-[.$F$2])+[.$G$2]*2*(RAND()-0.5)" office:value-type="float" office:value="109246488" calcext:value-type="float">
            <text:p>109246488</text:p>
          </table:table-cell>
          <table:table-cell table:number-columns-repeated="5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$C$2]*([.A534]-[.$D$2])*([.A534]-[.$E$2])*([.A534]-[.$F$2])+[.$G$2]*2*(RAND()-0.5)" office:value-type="float" office:value="108955407" calcext:value-type="float">
            <text:p>108955407</text:p>
          </table:table-cell>
          <table:table-cell table:number-columns-repeated="5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$C$2]*([.A535]-[.$D$2])*([.A535]-[.$E$2])*([.A535]-[.$F$2])+[.$G$2]*2*(RAND()-0.5)" office:value-type="float" office:value="108662784" calcext:value-type="float">
            <text:p>108662784</text:p>
          </table:table-cell>
          <table:table-cell table:number-columns-repeated="5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$C$2]*([.A536]-[.$D$2])*([.A536]-[.$E$2])*([.A536]-[.$F$2])+[.$G$2]*2*(RAND()-0.5)" office:value-type="float" office:value="108368625" calcext:value-type="float">
            <text:p>108368625</text:p>
          </table:table-cell>
          <table:table-cell table:number-columns-repeated="5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$C$2]*([.A537]-[.$D$2])*([.A537]-[.$E$2])*([.A537]-[.$F$2])+[.$G$2]*2*(RAND()-0.5)" office:value-type="float" office:value="108072936" calcext:value-type="float">
            <text:p>108072936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$C$2]*([.A538]-[.$D$2])*([.A538]-[.$E$2])*([.A538]-[.$F$2])+[.$G$2]*2*(RAND()-0.5)" office:value-type="float" office:value="107775723" calcext:value-type="float">
            <text:p>107775723</text:p>
          </table:table-cell>
          <table:table-cell table:number-columns-repeated="5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$C$2]*([.A539]-[.$D$2])*([.A539]-[.$E$2])*([.A539]-[.$F$2])+[.$G$2]*2*(RAND()-0.5)" office:value-type="float" office:value="107476992" calcext:value-type="float">
            <text:p>107476992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$C$2]*([.A540]-[.$D$2])*([.A540]-[.$E$2])*([.A540]-[.$F$2])+[.$G$2]*2*(RAND()-0.5)" office:value-type="float" office:value="107176749" calcext:value-type="float">
            <text:p>107176749</text:p>
          </table:table-cell>
          <table:table-cell table:number-columns-repeated="5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$C$2]*([.A541]-[.$D$2])*([.A541]-[.$E$2])*([.A541]-[.$F$2])+[.$G$2]*2*(RAND()-0.5)" office:value-type="float" office:value="106875000" calcext:value-type="float">
            <text:p>106875000</text:p>
          </table:table-cell>
          <table:table-cell table:number-columns-repeated="5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$C$2]*([.A542]-[.$D$2])*([.A542]-[.$E$2])*([.A542]-[.$F$2])+[.$G$2]*2*(RAND()-0.5)" office:value-type="float" office:value="106571751" calcext:value-type="float">
            <text:p>106571751</text:p>
          </table:table-cell>
          <table:table-cell table:number-columns-repeated="5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$C$2]*([.A543]-[.$D$2])*([.A543]-[.$E$2])*([.A543]-[.$F$2])+[.$G$2]*2*(RAND()-0.5)" office:value-type="float" office:value="106267008" calcext:value-type="float">
            <text:p>106267008</text:p>
          </table:table-cell>
          <table:table-cell table:number-columns-repeated="5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$C$2]*([.A544]-[.$D$2])*([.A544]-[.$E$2])*([.A544]-[.$F$2])+[.$G$2]*2*(RAND()-0.5)" office:value-type="float" office:value="105960777" calcext:value-type="float">
            <text:p>105960777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$C$2]*([.A545]-[.$D$2])*([.A545]-[.$E$2])*([.A545]-[.$F$2])+[.$G$2]*2*(RAND()-0.5)" office:value-type="float" office:value="105653064" calcext:value-type="float">
            <text:p>105653064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$C$2]*([.A546]-[.$D$2])*([.A546]-[.$E$2])*([.A546]-[.$F$2])+[.$G$2]*2*(RAND()-0.5)" office:value-type="float" office:value="105343875" calcext:value-type="float">
            <text:p>105343875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$C$2]*([.A547]-[.$D$2])*([.A547]-[.$E$2])*([.A547]-[.$F$2])+[.$G$2]*2*(RAND()-0.5)" office:value-type="float" office:value="105033216" calcext:value-type="float">
            <text:p>105033216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$C$2]*([.A548]-[.$D$2])*([.A548]-[.$E$2])*([.A548]-[.$F$2])+[.$G$2]*2*(RAND()-0.5)" office:value-type="float" office:value="104721093" calcext:value-type="float">
            <text:p>104721093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$C$2]*([.A549]-[.$D$2])*([.A549]-[.$E$2])*([.A549]-[.$F$2])+[.$G$2]*2*(RAND()-0.5)" office:value-type="float" office:value="104407512" calcext:value-type="float">
            <text:p>104407512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$C$2]*([.A550]-[.$D$2])*([.A550]-[.$E$2])*([.A550]-[.$F$2])+[.$G$2]*2*(RAND()-0.5)" office:value-type="float" office:value="104092479" calcext:value-type="float">
            <text:p>104092479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$C$2]*([.A551]-[.$D$2])*([.A551]-[.$E$2])*([.A551]-[.$F$2])+[.$G$2]*2*(RAND()-0.5)" office:value-type="float" office:value="103776000" calcext:value-type="float">
            <text:p>103776000</text:p>
          </table:table-cell>
          <table:table-cell table:number-columns-repeated="5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$C$2]*([.A552]-[.$D$2])*([.A552]-[.$E$2])*([.A552]-[.$F$2])+[.$G$2]*2*(RAND()-0.5)" office:value-type="float" office:value="103458081" calcext:value-type="float">
            <text:p>103458081</text:p>
          </table:table-cell>
          <table:table-cell table:number-columns-repeated="5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$C$2]*([.A553]-[.$D$2])*([.A553]-[.$E$2])*([.A553]-[.$F$2])+[.$G$2]*2*(RAND()-0.5)" office:value-type="float" office:value="103138728" calcext:value-type="float">
            <text:p>103138728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$C$2]*([.A554]-[.$D$2])*([.A554]-[.$E$2])*([.A554]-[.$F$2])+[.$G$2]*2*(RAND()-0.5)" office:value-type="float" office:value="102817947" calcext:value-type="float">
            <text:p>102817947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$C$2]*([.A555]-[.$D$2])*([.A555]-[.$E$2])*([.A555]-[.$F$2])+[.$G$2]*2*(RAND()-0.5)" office:value-type="float" office:value="102495744" calcext:value-type="float">
            <text:p>102495744</text:p>
          </table:table-cell>
          <table:table-cell table:number-columns-repeated="5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$C$2]*([.A556]-[.$D$2])*([.A556]-[.$E$2])*([.A556]-[.$F$2])+[.$G$2]*2*(RAND()-0.5)" office:value-type="float" office:value="102172125" calcext:value-type="float">
            <text:p>102172125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$C$2]*([.A557]-[.$D$2])*([.A557]-[.$E$2])*([.A557]-[.$F$2])+[.$G$2]*2*(RAND()-0.5)" office:value-type="float" office:value="101847096" calcext:value-type="float">
            <text:p>101847096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$C$2]*([.A558]-[.$D$2])*([.A558]-[.$E$2])*([.A558]-[.$F$2])+[.$G$2]*2*(RAND()-0.5)" office:value-type="float" office:value="101520663" calcext:value-type="float">
            <text:p>101520663</text:p>
          </table:table-cell>
          <table:table-cell table:number-columns-repeated="5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$C$2]*([.A559]-[.$D$2])*([.A559]-[.$E$2])*([.A559]-[.$F$2])+[.$G$2]*2*(RAND()-0.5)" office:value-type="float" office:value="101192832" calcext:value-type="float">
            <text:p>101192832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$C$2]*([.A560]-[.$D$2])*([.A560]-[.$E$2])*([.A560]-[.$F$2])+[.$G$2]*2*(RAND()-0.5)" office:value-type="float" office:value="100863609" calcext:value-type="float">
            <text:p>100863609</text:p>
          </table:table-cell>
          <table:table-cell table:number-columns-repeated="5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$C$2]*([.A561]-[.$D$2])*([.A561]-[.$E$2])*([.A561]-[.$F$2])+[.$G$2]*2*(RAND()-0.5)" office:value-type="float" office:value="100533000" calcext:value-type="float">
            <text:p>100533000</text:p>
          </table:table-cell>
          <table:table-cell table:number-columns-repeated="5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$C$2]*([.A562]-[.$D$2])*([.A562]-[.$E$2])*([.A562]-[.$F$2])+[.$G$2]*2*(RAND()-0.5)" office:value-type="float" office:value="100201011" calcext:value-type="float">
            <text:p>100201011</text:p>
          </table:table-cell>
          <table:table-cell table:number-columns-repeated="5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$C$2]*([.A563]-[.$D$2])*([.A563]-[.$E$2])*([.A563]-[.$F$2])+[.$G$2]*2*(RAND()-0.5)" office:value-type="float" office:value="99867648" calcext:value-type="float">
            <text:p>99867648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$C$2]*([.A564]-[.$D$2])*([.A564]-[.$E$2])*([.A564]-[.$F$2])+[.$G$2]*2*(RAND()-0.5)" office:value-type="float" office:value="99532917" calcext:value-type="float">
            <text:p>99532917</text:p>
          </table:table-cell>
          <table:table-cell table:number-columns-repeated="5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$C$2]*([.A565]-[.$D$2])*([.A565]-[.$E$2])*([.A565]-[.$F$2])+[.$G$2]*2*(RAND()-0.5)" office:value-type="float" office:value="99196824" calcext:value-type="float">
            <text:p>99196824</text:p>
          </table:table-cell>
          <table:table-cell table:number-columns-repeated="5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$C$2]*([.A566]-[.$D$2])*([.A566]-[.$E$2])*([.A566]-[.$F$2])+[.$G$2]*2*(RAND()-0.5)" office:value-type="float" office:value="98859375" calcext:value-type="float">
            <text:p>98859375</text:p>
          </table:table-cell>
          <table:table-cell table:number-columns-repeated="5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$C$2]*([.A567]-[.$D$2])*([.A567]-[.$E$2])*([.A567]-[.$F$2])+[.$G$2]*2*(RAND()-0.5)" office:value-type="float" office:value="98520576" calcext:value-type="float">
            <text:p>98520576</text:p>
          </table:table-cell>
          <table:table-cell table:number-columns-repeated="5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$C$2]*([.A568]-[.$D$2])*([.A568]-[.$E$2])*([.A568]-[.$F$2])+[.$G$2]*2*(RAND()-0.5)" office:value-type="float" office:value="98180433" calcext:value-type="float">
            <text:p>98180433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$C$2]*([.A569]-[.$D$2])*([.A569]-[.$E$2])*([.A569]-[.$F$2])+[.$G$2]*2*(RAND()-0.5)" office:value-type="float" office:value="97838952" calcext:value-type="float">
            <text:p>97838952</text:p>
          </table:table-cell>
          <table:table-cell table:number-columns-repeated="5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$C$2]*([.A570]-[.$D$2])*([.A570]-[.$E$2])*([.A570]-[.$F$2])+[.$G$2]*2*(RAND()-0.5)" office:value-type="float" office:value="97496139" calcext:value-type="float">
            <text:p>97496139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$C$2]*([.A571]-[.$D$2])*([.A571]-[.$E$2])*([.A571]-[.$F$2])+[.$G$2]*2*(RAND()-0.5)" office:value-type="float" office:value="97152000" calcext:value-type="float">
            <text:p>97152000</text:p>
          </table:table-cell>
          <table:table-cell table:number-columns-repeated="5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$C$2]*([.A572]-[.$D$2])*([.A572]-[.$E$2])*([.A572]-[.$F$2])+[.$G$2]*2*(RAND()-0.5)" office:value-type="float" office:value="96806541" calcext:value-type="float">
            <text:p>96806541</text:p>
          </table:table-cell>
          <table:table-cell table:number-columns-repeated="5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$C$2]*([.A573]-[.$D$2])*([.A573]-[.$E$2])*([.A573]-[.$F$2])+[.$G$2]*2*(RAND()-0.5)" office:value-type="float" office:value="96459768" calcext:value-type="float">
            <text:p>96459768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$C$2]*([.A574]-[.$D$2])*([.A574]-[.$E$2])*([.A574]-[.$F$2])+[.$G$2]*2*(RAND()-0.5)" office:value-type="float" office:value="96111687" calcext:value-type="float">
            <text:p>96111687</text:p>
          </table:table-cell>
          <table:table-cell table:number-columns-repeated="5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$C$2]*([.A575]-[.$D$2])*([.A575]-[.$E$2])*([.A575]-[.$F$2])+[.$G$2]*2*(RAND()-0.5)" office:value-type="float" office:value="95762304" calcext:value-type="float">
            <text:p>95762304</text:p>
          </table:table-cell>
          <table:table-cell table:number-columns-repeated="5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$C$2]*([.A576]-[.$D$2])*([.A576]-[.$E$2])*([.A576]-[.$F$2])+[.$G$2]*2*(RAND()-0.5)" office:value-type="float" office:value="95411625" calcext:value-type="float">
            <text:p>95411625</text:p>
          </table:table-cell>
          <table:table-cell table:number-columns-repeated="5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$C$2]*([.A577]-[.$D$2])*([.A577]-[.$E$2])*([.A577]-[.$F$2])+[.$G$2]*2*(RAND()-0.5)" office:value-type="float" office:value="95059656" calcext:value-type="float">
            <text:p>95059656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$C$2]*([.A578]-[.$D$2])*([.A578]-[.$E$2])*([.A578]-[.$F$2])+[.$G$2]*2*(RAND()-0.5)" office:value-type="float" office:value="94706403" calcext:value-type="float">
            <text:p>94706403</text:p>
          </table:table-cell>
          <table:table-cell table:number-columns-repeated="5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$C$2]*([.A579]-[.$D$2])*([.A579]-[.$E$2])*([.A579]-[.$F$2])+[.$G$2]*2*(RAND()-0.5)" office:value-type="float" office:value="94351872" calcext:value-type="float">
            <text:p>94351872</text:p>
          </table:table-cell>
          <table:table-cell table:number-columns-repeated="5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$C$2]*([.A580]-[.$D$2])*([.A580]-[.$E$2])*([.A580]-[.$F$2])+[.$G$2]*2*(RAND()-0.5)" office:value-type="float" office:value="93996069" calcext:value-type="float">
            <text:p>93996069</text:p>
          </table:table-cell>
          <table:table-cell table:number-columns-repeated="5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$C$2]*([.A581]-[.$D$2])*([.A581]-[.$E$2])*([.A581]-[.$F$2])+[.$G$2]*2*(RAND()-0.5)" office:value-type="float" office:value="93639000" calcext:value-type="float">
            <text:p>93639000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$C$2]*([.A582]-[.$D$2])*([.A582]-[.$E$2])*([.A582]-[.$F$2])+[.$G$2]*2*(RAND()-0.5)" office:value-type="float" office:value="93280671" calcext:value-type="float">
            <text:p>93280671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$C$2]*([.A583]-[.$D$2])*([.A583]-[.$E$2])*([.A583]-[.$F$2])+[.$G$2]*2*(RAND()-0.5)" office:value-type="float" office:value="92921088" calcext:value-type="float">
            <text:p>92921088</text:p>
          </table:table-cell>
          <table:table-cell table:number-columns-repeated="5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$C$2]*([.A584]-[.$D$2])*([.A584]-[.$E$2])*([.A584]-[.$F$2])+[.$G$2]*2*(RAND()-0.5)" office:value-type="float" office:value="92560257" calcext:value-type="float">
            <text:p>92560257</text:p>
          </table:table-cell>
          <table:table-cell table:number-columns-repeated="5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$C$2]*([.A585]-[.$D$2])*([.A585]-[.$E$2])*([.A585]-[.$F$2])+[.$G$2]*2*(RAND()-0.5)" office:value-type="float" office:value="92198184" calcext:value-type="float">
            <text:p>92198184</text:p>
          </table:table-cell>
          <table:table-cell table:number-columns-repeated="5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$C$2]*([.A586]-[.$D$2])*([.A586]-[.$E$2])*([.A586]-[.$F$2])+[.$G$2]*2*(RAND()-0.5)" office:value-type="float" office:value="91834875" calcext:value-type="float">
            <text:p>91834875</text:p>
          </table:table-cell>
          <table:table-cell table:number-columns-repeated="5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$C$2]*([.A587]-[.$D$2])*([.A587]-[.$E$2])*([.A587]-[.$F$2])+[.$G$2]*2*(RAND()-0.5)" office:value-type="float" office:value="91470336" calcext:value-type="float">
            <text:p>91470336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$C$2]*([.A588]-[.$D$2])*([.A588]-[.$E$2])*([.A588]-[.$F$2])+[.$G$2]*2*(RAND()-0.5)" office:value-type="float" office:value="91104573" calcext:value-type="float">
            <text:p>91104573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$C$2]*([.A589]-[.$D$2])*([.A589]-[.$E$2])*([.A589]-[.$F$2])+[.$G$2]*2*(RAND()-0.5)" office:value-type="float" office:value="90737592" calcext:value-type="float">
            <text:p>90737592</text:p>
          </table:table-cell>
          <table:table-cell table:number-columns-repeated="5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$C$2]*([.A590]-[.$D$2])*([.A590]-[.$E$2])*([.A590]-[.$F$2])+[.$G$2]*2*(RAND()-0.5)" office:value-type="float" office:value="90369399" calcext:value-type="float">
            <text:p>90369399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$C$2]*([.A591]-[.$D$2])*([.A591]-[.$E$2])*([.A591]-[.$F$2])+[.$G$2]*2*(RAND()-0.5)" office:value-type="float" office:value="90000000" calcext:value-type="float">
            <text:p>90000000</text:p>
          </table:table-cell>
          <table:table-cell table:number-columns-repeated="5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$C$2]*([.A592]-[.$D$2])*([.A592]-[.$E$2])*([.A592]-[.$F$2])+[.$G$2]*2*(RAND()-0.5)" office:value-type="float" office:value="89629401" calcext:value-type="float">
            <text:p>89629401</text:p>
          </table:table-cell>
          <table:table-cell table:number-columns-repeated="5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$C$2]*([.A593]-[.$D$2])*([.A593]-[.$E$2])*([.A593]-[.$F$2])+[.$G$2]*2*(RAND()-0.5)" office:value-type="float" office:value="89257608" calcext:value-type="float">
            <text:p>89257608</text:p>
          </table:table-cell>
          <table:table-cell table:number-columns-repeated="5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$C$2]*([.A594]-[.$D$2])*([.A594]-[.$E$2])*([.A594]-[.$F$2])+[.$G$2]*2*(RAND()-0.5)" office:value-type="float" office:value="88884627" calcext:value-type="float">
            <text:p>88884627</text:p>
          </table:table-cell>
          <table:table-cell table:number-columns-repeated="5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$C$2]*([.A595]-[.$D$2])*([.A595]-[.$E$2])*([.A595]-[.$F$2])+[.$G$2]*2*(RAND()-0.5)" office:value-type="float" office:value="88510464" calcext:value-type="float">
            <text:p>88510464</text:p>
          </table:table-cell>
          <table:table-cell table:number-columns-repeated="5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$C$2]*([.A596]-[.$D$2])*([.A596]-[.$E$2])*([.A596]-[.$F$2])+[.$G$2]*2*(RAND()-0.5)" office:value-type="float" office:value="88135125" calcext:value-type="float">
            <text:p>88135125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$C$2]*([.A597]-[.$D$2])*([.A597]-[.$E$2])*([.A597]-[.$F$2])+[.$G$2]*2*(RAND()-0.5)" office:value-type="float" office:value="87758616" calcext:value-type="float">
            <text:p>87758616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$C$2]*([.A598]-[.$D$2])*([.A598]-[.$E$2])*([.A598]-[.$F$2])+[.$G$2]*2*(RAND()-0.5)" office:value-type="float" office:value="87380943" calcext:value-type="float">
            <text:p>87380943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$C$2]*([.A599]-[.$D$2])*([.A599]-[.$E$2])*([.A599]-[.$F$2])+[.$G$2]*2*(RAND()-0.5)" office:value-type="float" office:value="87002112" calcext:value-type="float">
            <text:p>87002112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$C$2]*([.A600]-[.$D$2])*([.A600]-[.$E$2])*([.A600]-[.$F$2])+[.$G$2]*2*(RAND()-0.5)" office:value-type="float" office:value="86622129" calcext:value-type="float">
            <text:p>86622129</text:p>
          </table:table-cell>
          <table:table-cell table:number-columns-repeated="5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$C$2]*([.A601]-[.$D$2])*([.A601]-[.$E$2])*([.A601]-[.$F$2])+[.$G$2]*2*(RAND()-0.5)" office:value-type="float" office:value="86241000" calcext:value-type="float">
            <text:p>86241000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$C$2]*([.A602]-[.$D$2])*([.A602]-[.$E$2])*([.A602]-[.$F$2])+[.$G$2]*2*(RAND()-0.5)" office:value-type="float" office:value="85858731" calcext:value-type="float">
            <text:p>85858731</text:p>
          </table:table-cell>
          <table:table-cell table:number-columns-repeated="5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$C$2]*([.A603]-[.$D$2])*([.A603]-[.$E$2])*([.A603]-[.$F$2])+[.$G$2]*2*(RAND()-0.5)" office:value-type="float" office:value="85475328" calcext:value-type="float">
            <text:p>85475328</text:p>
          </table:table-cell>
          <table:table-cell table:number-columns-repeated="5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$C$2]*([.A604]-[.$D$2])*([.A604]-[.$E$2])*([.A604]-[.$F$2])+[.$G$2]*2*(RAND()-0.5)" office:value-type="float" office:value="85090797" calcext:value-type="float">
            <text:p>85090797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$C$2]*([.A605]-[.$D$2])*([.A605]-[.$E$2])*([.A605]-[.$F$2])+[.$G$2]*2*(RAND()-0.5)" office:value-type="float" office:value="84705144" calcext:value-type="float">
            <text:p>84705144</text:p>
          </table:table-cell>
          <table:table-cell table:number-columns-repeated="5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$C$2]*([.A606]-[.$D$2])*([.A606]-[.$E$2])*([.A606]-[.$F$2])+[.$G$2]*2*(RAND()-0.5)" office:value-type="float" office:value="84318375" calcext:value-type="float">
            <text:p>84318375</text:p>
          </table:table-cell>
          <table:table-cell table:number-columns-repeated="5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$C$2]*([.A607]-[.$D$2])*([.A607]-[.$E$2])*([.A607]-[.$F$2])+[.$G$2]*2*(RAND()-0.5)" office:value-type="float" office:value="83930496" calcext:value-type="float">
            <text:p>83930496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$C$2]*([.A608]-[.$D$2])*([.A608]-[.$E$2])*([.A608]-[.$F$2])+[.$G$2]*2*(RAND()-0.5)" office:value-type="float" office:value="83541513" calcext:value-type="float">
            <text:p>83541513</text:p>
          </table:table-cell>
          <table:table-cell table:number-columns-repeated="5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$C$2]*([.A609]-[.$D$2])*([.A609]-[.$E$2])*([.A609]-[.$F$2])+[.$G$2]*2*(RAND()-0.5)" office:value-type="float" office:value="83151432" calcext:value-type="float">
            <text:p>83151432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$C$2]*([.A610]-[.$D$2])*([.A610]-[.$E$2])*([.A610]-[.$F$2])+[.$G$2]*2*(RAND()-0.5)" office:value-type="float" office:value="82760259" calcext:value-type="float">
            <text:p>82760259</text:p>
          </table:table-cell>
          <table:table-cell table:number-columns-repeated="5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$C$2]*([.A611]-[.$D$2])*([.A611]-[.$E$2])*([.A611]-[.$F$2])+[.$G$2]*2*(RAND()-0.5)" office:value-type="float" office:value="82368000" calcext:value-type="float">
            <text:p>82368000</text:p>
          </table:table-cell>
          <table:table-cell table:number-columns-repeated="5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$C$2]*([.A612]-[.$D$2])*([.A612]-[.$E$2])*([.A612]-[.$F$2])+[.$G$2]*2*(RAND()-0.5)" office:value-type="float" office:value="81974661" calcext:value-type="float">
            <text:p>81974661</text:p>
          </table:table-cell>
          <table:table-cell table:number-columns-repeated="5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$C$2]*([.A613]-[.$D$2])*([.A613]-[.$E$2])*([.A613]-[.$F$2])+[.$G$2]*2*(RAND()-0.5)" office:value-type="float" office:value="81580248" calcext:value-type="float">
            <text:p>81580248</text:p>
          </table:table-cell>
          <table:table-cell table:number-columns-repeated="5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$C$2]*([.A614]-[.$D$2])*([.A614]-[.$E$2])*([.A614]-[.$F$2])+[.$G$2]*2*(RAND()-0.5)" office:value-type="float" office:value="81184767" calcext:value-type="float">
            <text:p>81184767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$C$2]*([.A615]-[.$D$2])*([.A615]-[.$E$2])*([.A615]-[.$F$2])+[.$G$2]*2*(RAND()-0.5)" office:value-type="float" office:value="80788224" calcext:value-type="float">
            <text:p>80788224</text:p>
          </table:table-cell>
          <table:table-cell table:number-columns-repeated="5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$C$2]*([.A616]-[.$D$2])*([.A616]-[.$E$2])*([.A616]-[.$F$2])+[.$G$2]*2*(RAND()-0.5)" office:value-type="float" office:value="80390625" calcext:value-type="float">
            <text:p>80390625</text:p>
          </table:table-cell>
          <table:table-cell table:number-columns-repeated="5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$C$2]*([.A617]-[.$D$2])*([.A617]-[.$E$2])*([.A617]-[.$F$2])+[.$G$2]*2*(RAND()-0.5)" office:value-type="float" office:value="79991976" calcext:value-type="float">
            <text:p>79991976</text:p>
          </table:table-cell>
          <table:table-cell table:number-columns-repeated="5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$C$2]*([.A618]-[.$D$2])*([.A618]-[.$E$2])*([.A618]-[.$F$2])+[.$G$2]*2*(RAND()-0.5)" office:value-type="float" office:value="79592283" calcext:value-type="float">
            <text:p>79592283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$C$2]*([.A619]-[.$D$2])*([.A619]-[.$E$2])*([.A619]-[.$F$2])+[.$G$2]*2*(RAND()-0.5)" office:value-type="float" office:value="79191552" calcext:value-type="float">
            <text:p>79191552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$C$2]*([.A620]-[.$D$2])*([.A620]-[.$E$2])*([.A620]-[.$F$2])+[.$G$2]*2*(RAND()-0.5)" office:value-type="float" office:value="78789789" calcext:value-type="float">
            <text:p>78789789</text:p>
          </table:table-cell>
          <table:table-cell table:number-columns-repeated="5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$C$2]*([.A621]-[.$D$2])*([.A621]-[.$E$2])*([.A621]-[.$F$2])+[.$G$2]*2*(RAND()-0.5)" office:value-type="float" office:value="78387000" calcext:value-type="float">
            <text:p>78387000</text:p>
          </table:table-cell>
          <table:table-cell table:number-columns-repeated="5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$C$2]*([.A622]-[.$D$2])*([.A622]-[.$E$2])*([.A622]-[.$F$2])+[.$G$2]*2*(RAND()-0.5)" office:value-type="float" office:value="77983191" calcext:value-type="float">
            <text:p>77983191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$C$2]*([.A623]-[.$D$2])*([.A623]-[.$E$2])*([.A623]-[.$F$2])+[.$G$2]*2*(RAND()-0.5)" office:value-type="float" office:value="77578368" calcext:value-type="float">
            <text:p>77578368</text:p>
          </table:table-cell>
          <table:table-cell table:number-columns-repeated="5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$C$2]*([.A624]-[.$D$2])*([.A624]-[.$E$2])*([.A624]-[.$F$2])+[.$G$2]*2*(RAND()-0.5)" office:value-type="float" office:value="77172537" calcext:value-type="float">
            <text:p>77172537</text:p>
          </table:table-cell>
          <table:table-cell table:number-columns-repeated="5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$C$2]*([.A625]-[.$D$2])*([.A625]-[.$E$2])*([.A625]-[.$F$2])+[.$G$2]*2*(RAND()-0.5)" office:value-type="float" office:value="76765704" calcext:value-type="float">
            <text:p>76765704</text:p>
          </table:table-cell>
          <table:table-cell table:number-columns-repeated="5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$C$2]*([.A626]-[.$D$2])*([.A626]-[.$E$2])*([.A626]-[.$F$2])+[.$G$2]*2*(RAND()-0.5)" office:value-type="float" office:value="76357875" calcext:value-type="float">
            <text:p>76357875</text:p>
          </table:table-cell>
          <table:table-cell table:number-columns-repeated="5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$C$2]*([.A627]-[.$D$2])*([.A627]-[.$E$2])*([.A627]-[.$F$2])+[.$G$2]*2*(RAND()-0.5)" office:value-type="float" office:value="75949056" calcext:value-type="float">
            <text:p>75949056</text:p>
          </table:table-cell>
          <table:table-cell table:number-columns-repeated="5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$C$2]*([.A628]-[.$D$2])*([.A628]-[.$E$2])*([.A628]-[.$F$2])+[.$G$2]*2*(RAND()-0.5)" office:value-type="float" office:value="75539253" calcext:value-type="float">
            <text:p>75539253</text:p>
          </table:table-cell>
          <table:table-cell table:number-columns-repeated="5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$C$2]*([.A629]-[.$D$2])*([.A629]-[.$E$2])*([.A629]-[.$F$2])+[.$G$2]*2*(RAND()-0.5)" office:value-type="float" office:value="75128472" calcext:value-type="float">
            <text:p>75128472</text:p>
          </table:table-cell>
          <table:table-cell table:number-columns-repeated="5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$C$2]*([.A630]-[.$D$2])*([.A630]-[.$E$2])*([.A630]-[.$F$2])+[.$G$2]*2*(RAND()-0.5)" office:value-type="float" office:value="74716719" calcext:value-type="float">
            <text:p>74716719</text:p>
          </table:table-cell>
          <table:table-cell table:number-columns-repeated="5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$C$2]*([.A631]-[.$D$2])*([.A631]-[.$E$2])*([.A631]-[.$F$2])+[.$G$2]*2*(RAND()-0.5)" office:value-type="float" office:value="74304000" calcext:value-type="float">
            <text:p>74304000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$C$2]*([.A632]-[.$D$2])*([.A632]-[.$E$2])*([.A632]-[.$F$2])+[.$G$2]*2*(RAND()-0.5)" office:value-type="float" office:value="73890321" calcext:value-type="float">
            <text:p>73890321</text:p>
          </table:table-cell>
          <table:table-cell table:number-columns-repeated="5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$C$2]*([.A633]-[.$D$2])*([.A633]-[.$E$2])*([.A633]-[.$F$2])+[.$G$2]*2*(RAND()-0.5)" office:value-type="float" office:value="73475688" calcext:value-type="float">
            <text:p>73475688</text:p>
          </table:table-cell>
          <table:table-cell table:number-columns-repeated="5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$C$2]*([.A634]-[.$D$2])*([.A634]-[.$E$2])*([.A634]-[.$F$2])+[.$G$2]*2*(RAND()-0.5)" office:value-type="float" office:value="73060107" calcext:value-type="float">
            <text:p>73060107</text:p>
          </table:table-cell>
          <table:table-cell table:number-columns-repeated="5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$C$2]*([.A635]-[.$D$2])*([.A635]-[.$E$2])*([.A635]-[.$F$2])+[.$G$2]*2*(RAND()-0.5)" office:value-type="float" office:value="72643584" calcext:value-type="float">
            <text:p>72643584</text:p>
          </table:table-cell>
          <table:table-cell table:number-columns-repeated="5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$C$2]*([.A636]-[.$D$2])*([.A636]-[.$E$2])*([.A636]-[.$F$2])+[.$G$2]*2*(RAND()-0.5)" office:value-type="float" office:value="72226125" calcext:value-type="float">
            <text:p>72226125</text:p>
          </table:table-cell>
          <table:table-cell table:number-columns-repeated="5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$C$2]*([.A637]-[.$D$2])*([.A637]-[.$E$2])*([.A637]-[.$F$2])+[.$G$2]*2*(RAND()-0.5)" office:value-type="float" office:value="71807736" calcext:value-type="float">
            <text:p>71807736</text:p>
          </table:table-cell>
          <table:table-cell table:number-columns-repeated="5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$C$2]*([.A638]-[.$D$2])*([.A638]-[.$E$2])*([.A638]-[.$F$2])+[.$G$2]*2*(RAND()-0.5)" office:value-type="float" office:value="71388423" calcext:value-type="float">
            <text:p>71388423</text:p>
          </table:table-cell>
          <table:table-cell table:number-columns-repeated="5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$C$2]*([.A639]-[.$D$2])*([.A639]-[.$E$2])*([.A639]-[.$F$2])+[.$G$2]*2*(RAND()-0.5)" office:value-type="float" office:value="70968192" calcext:value-type="float">
            <text:p>70968192</text:p>
          </table:table-cell>
          <table:table-cell table:number-columns-repeated="5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$C$2]*([.A640]-[.$D$2])*([.A640]-[.$E$2])*([.A640]-[.$F$2])+[.$G$2]*2*(RAND()-0.5)" office:value-type="float" office:value="70547049" calcext:value-type="float">
            <text:p>70547049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$C$2]*([.A641]-[.$D$2])*([.A641]-[.$E$2])*([.A641]-[.$F$2])+[.$G$2]*2*(RAND()-0.5)" office:value-type="float" office:value="70125000" calcext:value-type="float">
            <text:p>70125000</text:p>
          </table:table-cell>
          <table:table-cell table:number-columns-repeated="5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$C$2]*([.A642]-[.$D$2])*([.A642]-[.$E$2])*([.A642]-[.$F$2])+[.$G$2]*2*(RAND()-0.5)" office:value-type="float" office:value="69702051" calcext:value-type="float">
            <text:p>69702051</text:p>
          </table:table-cell>
          <table:table-cell table:number-columns-repeated="5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$C$2]*([.A643]-[.$D$2])*([.A643]-[.$E$2])*([.A643]-[.$F$2])+[.$G$2]*2*(RAND()-0.5)" office:value-type="float" office:value="69278208" calcext:value-type="float">
            <text:p>69278208</text:p>
          </table:table-cell>
          <table:table-cell table:number-columns-repeated="5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$C$2]*([.A644]-[.$D$2])*([.A644]-[.$E$2])*([.A644]-[.$F$2])+[.$G$2]*2*(RAND()-0.5)" office:value-type="float" office:value="68853477" calcext:value-type="float">
            <text:p>68853477</text:p>
          </table:table-cell>
          <table:table-cell table:number-columns-repeated="5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$C$2]*([.A645]-[.$D$2])*([.A645]-[.$E$2])*([.A645]-[.$F$2])+[.$G$2]*2*(RAND()-0.5)" office:value-type="float" office:value="68427864" calcext:value-type="float">
            <text:p>68427864</text:p>
          </table:table-cell>
          <table:table-cell table:number-columns-repeated="5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$C$2]*([.A646]-[.$D$2])*([.A646]-[.$E$2])*([.A646]-[.$F$2])+[.$G$2]*2*(RAND()-0.5)" office:value-type="float" office:value="68001375" calcext:value-type="float">
            <text:p>68001375</text:p>
          </table:table-cell>
          <table:table-cell table:number-columns-repeated="5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$C$2]*([.A647]-[.$D$2])*([.A647]-[.$E$2])*([.A647]-[.$F$2])+[.$G$2]*2*(RAND()-0.5)" office:value-type="float" office:value="67574016" calcext:value-type="float">
            <text:p>67574016</text:p>
          </table:table-cell>
          <table:table-cell table:number-columns-repeated="5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$C$2]*([.A648]-[.$D$2])*([.A648]-[.$E$2])*([.A648]-[.$F$2])+[.$G$2]*2*(RAND()-0.5)" office:value-type="float" office:value="67145793" calcext:value-type="float">
            <text:p>67145793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$C$2]*([.A649]-[.$D$2])*([.A649]-[.$E$2])*([.A649]-[.$F$2])+[.$G$2]*2*(RAND()-0.5)" office:value-type="float" office:value="66716712" calcext:value-type="float">
            <text:p>66716712</text:p>
          </table:table-cell>
          <table:table-cell table:number-columns-repeated="5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$C$2]*([.A650]-[.$D$2])*([.A650]-[.$E$2])*([.A650]-[.$F$2])+[.$G$2]*2*(RAND()-0.5)" office:value-type="float" office:value="66286779" calcext:value-type="float">
            <text:p>66286779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$C$2]*([.A651]-[.$D$2])*([.A651]-[.$E$2])*([.A651]-[.$F$2])+[.$G$2]*2*(RAND()-0.5)" office:value-type="float" office:value="65856000" calcext:value-type="float">
            <text:p>65856000</text:p>
          </table:table-cell>
          <table:table-cell table:number-columns-repeated="5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$C$2]*([.A652]-[.$D$2])*([.A652]-[.$E$2])*([.A652]-[.$F$2])+[.$G$2]*2*(RAND()-0.5)" office:value-type="float" office:value="65424381" calcext:value-type="float">
            <text:p>65424381</text:p>
          </table:table-cell>
          <table:table-cell table:number-columns-repeated="5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$C$2]*([.A653]-[.$D$2])*([.A653]-[.$E$2])*([.A653]-[.$F$2])+[.$G$2]*2*(RAND()-0.5)" office:value-type="float" office:value="64991928" calcext:value-type="float">
            <text:p>64991928</text:p>
          </table:table-cell>
          <table:table-cell table:number-columns-repeated="5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$C$2]*([.A654]-[.$D$2])*([.A654]-[.$E$2])*([.A654]-[.$F$2])+[.$G$2]*2*(RAND()-0.5)" office:value-type="float" office:value="64558647" calcext:value-type="float">
            <text:p>64558647</text:p>
          </table:table-cell>
          <table:table-cell table:number-columns-repeated="5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$C$2]*([.A655]-[.$D$2])*([.A655]-[.$E$2])*([.A655]-[.$F$2])+[.$G$2]*2*(RAND()-0.5)" office:value-type="float" office:value="64124544" calcext:value-type="float">
            <text:p>64124544</text:p>
          </table:table-cell>
          <table:table-cell table:number-columns-repeated="5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$C$2]*([.A656]-[.$D$2])*([.A656]-[.$E$2])*([.A656]-[.$F$2])+[.$G$2]*2*(RAND()-0.5)" office:value-type="float" office:value="63689625" calcext:value-type="float">
            <text:p>63689625</text:p>
          </table:table-cell>
          <table:table-cell table:number-columns-repeated="5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$C$2]*([.A657]-[.$D$2])*([.A657]-[.$E$2])*([.A657]-[.$F$2])+[.$G$2]*2*(RAND()-0.5)" office:value-type="float" office:value="63253896" calcext:value-type="float">
            <text:p>63253896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$C$2]*([.A658]-[.$D$2])*([.A658]-[.$E$2])*([.A658]-[.$F$2])+[.$G$2]*2*(RAND()-0.5)" office:value-type="float" office:value="62817363" calcext:value-type="float">
            <text:p>62817363</text:p>
          </table:table-cell>
          <table:table-cell table:number-columns-repeated="5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$C$2]*([.A659]-[.$D$2])*([.A659]-[.$E$2])*([.A659]-[.$F$2])+[.$G$2]*2*(RAND()-0.5)" office:value-type="float" office:value="62380032" calcext:value-type="float">
            <text:p>62380032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$C$2]*([.A660]-[.$D$2])*([.A660]-[.$E$2])*([.A660]-[.$F$2])+[.$G$2]*2*(RAND()-0.5)" office:value-type="float" office:value="61941909" calcext:value-type="float">
            <text:p>61941909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$C$2]*([.A661]-[.$D$2])*([.A661]-[.$E$2])*([.A661]-[.$F$2])+[.$G$2]*2*(RAND()-0.5)" office:value-type="float" office:value="61503000" calcext:value-type="float">
            <text:p>61503000</text:p>
          </table:table-cell>
          <table:table-cell table:number-columns-repeated="5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$C$2]*([.A662]-[.$D$2])*([.A662]-[.$E$2])*([.A662]-[.$F$2])+[.$G$2]*2*(RAND()-0.5)" office:value-type="float" office:value="61063311" calcext:value-type="float">
            <text:p>61063311</text:p>
          </table:table-cell>
          <table:table-cell table:number-columns-repeated="5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$C$2]*([.A663]-[.$D$2])*([.A663]-[.$E$2])*([.A663]-[.$F$2])+[.$G$2]*2*(RAND()-0.5)" office:value-type="float" office:value="60622848" calcext:value-type="float">
            <text:p>60622848</text:p>
          </table:table-cell>
          <table:table-cell table:number-columns-repeated="5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$C$2]*([.A664]-[.$D$2])*([.A664]-[.$E$2])*([.A664]-[.$F$2])+[.$G$2]*2*(RAND()-0.5)" office:value-type="float" office:value="60181617" calcext:value-type="float">
            <text:p>60181617</text:p>
          </table:table-cell>
          <table:table-cell table:number-columns-repeated="5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$C$2]*([.A665]-[.$D$2])*([.A665]-[.$E$2])*([.A665]-[.$F$2])+[.$G$2]*2*(RAND()-0.5)" office:value-type="float" office:value="59739624" calcext:value-type="float">
            <text:p>59739624</text:p>
          </table:table-cell>
          <table:table-cell table:number-columns-repeated="5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$C$2]*([.A666]-[.$D$2])*([.A666]-[.$E$2])*([.A666]-[.$F$2])+[.$G$2]*2*(RAND()-0.5)" office:value-type="float" office:value="59296875" calcext:value-type="float">
            <text:p>59296875</text:p>
          </table:table-cell>
          <table:table-cell table:number-columns-repeated="5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$C$2]*([.A667]-[.$D$2])*([.A667]-[.$E$2])*([.A667]-[.$F$2])+[.$G$2]*2*(RAND()-0.5)" office:value-type="float" office:value="58853376" calcext:value-type="float">
            <text:p>58853376</text:p>
          </table:table-cell>
          <table:table-cell table:number-columns-repeated="5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$C$2]*([.A668]-[.$D$2])*([.A668]-[.$E$2])*([.A668]-[.$F$2])+[.$G$2]*2*(RAND()-0.5)" office:value-type="float" office:value="58409133" calcext:value-type="float">
            <text:p>58409133</text:p>
          </table:table-cell>
          <table:table-cell table:number-columns-repeated="5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$C$2]*([.A669]-[.$D$2])*([.A669]-[.$E$2])*([.A669]-[.$F$2])+[.$G$2]*2*(RAND()-0.5)" office:value-type="float" office:value="57964152" calcext:value-type="float">
            <text:p>57964152</text:p>
          </table:table-cell>
          <table:table-cell table:number-columns-repeated="5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$C$2]*([.A670]-[.$D$2])*([.A670]-[.$E$2])*([.A670]-[.$F$2])+[.$G$2]*2*(RAND()-0.5)" office:value-type="float" office:value="57518439" calcext:value-type="float">
            <text:p>57518439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$C$2]*([.A671]-[.$D$2])*([.A671]-[.$E$2])*([.A671]-[.$F$2])+[.$G$2]*2*(RAND()-0.5)" office:value-type="float" office:value="57072000" calcext:value-type="float">
            <text:p>57072000</text:p>
          </table:table-cell>
          <table:table-cell table:number-columns-repeated="5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$C$2]*([.A672]-[.$D$2])*([.A672]-[.$E$2])*([.A672]-[.$F$2])+[.$G$2]*2*(RAND()-0.5)" office:value-type="float" office:value="56624841" calcext:value-type="float">
            <text:p>56624841</text:p>
          </table:table-cell>
          <table:table-cell table:number-columns-repeated="5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$C$2]*([.A673]-[.$D$2])*([.A673]-[.$E$2])*([.A673]-[.$F$2])+[.$G$2]*2*(RAND()-0.5)" office:value-type="float" office:value="56176968" calcext:value-type="float">
            <text:p>56176968</text:p>
          </table:table-cell>
          <table:table-cell table:number-columns-repeated="5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$C$2]*([.A674]-[.$D$2])*([.A674]-[.$E$2])*([.A674]-[.$F$2])+[.$G$2]*2*(RAND()-0.5)" office:value-type="float" office:value="55728387" calcext:value-type="float">
            <text:p>55728387</text:p>
          </table:table-cell>
          <table:table-cell table:number-columns-repeated="5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$C$2]*([.A675]-[.$D$2])*([.A675]-[.$E$2])*([.A675]-[.$F$2])+[.$G$2]*2*(RAND()-0.5)" office:value-type="float" office:value="55279104" calcext:value-type="float">
            <text:p>55279104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$C$2]*([.A676]-[.$D$2])*([.A676]-[.$E$2])*([.A676]-[.$F$2])+[.$G$2]*2*(RAND()-0.5)" office:value-type="float" office:value="54829125" calcext:value-type="float">
            <text:p>54829125</text:p>
          </table:table-cell>
          <table:table-cell table:number-columns-repeated="5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$C$2]*([.A677]-[.$D$2])*([.A677]-[.$E$2])*([.A677]-[.$F$2])+[.$G$2]*2*(RAND()-0.5)" office:value-type="float" office:value="54378456" calcext:value-type="float">
            <text:p>54378456</text:p>
          </table:table-cell>
          <table:table-cell table:number-columns-repeated="5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$C$2]*([.A678]-[.$D$2])*([.A678]-[.$E$2])*([.A678]-[.$F$2])+[.$G$2]*2*(RAND()-0.5)" office:value-type="float" office:value="53927103" calcext:value-type="float">
            <text:p>53927103</text:p>
          </table:table-cell>
          <table:table-cell table:number-columns-repeated="5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$C$2]*([.A679]-[.$D$2])*([.A679]-[.$E$2])*([.A679]-[.$F$2])+[.$G$2]*2*(RAND()-0.5)" office:value-type="float" office:value="53475072" calcext:value-type="float">
            <text:p>53475072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$C$2]*([.A680]-[.$D$2])*([.A680]-[.$E$2])*([.A680]-[.$F$2])+[.$G$2]*2*(RAND()-0.5)" office:value-type="float" office:value="53022369" calcext:value-type="float">
            <text:p>53022369</text:p>
          </table:table-cell>
          <table:table-cell table:number-columns-repeated="5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$C$2]*([.A681]-[.$D$2])*([.A681]-[.$E$2])*([.A681]-[.$F$2])+[.$G$2]*2*(RAND()-0.5)" office:value-type="float" office:value="52569000" calcext:value-type="float">
            <text:p>52569000</text:p>
          </table:table-cell>
          <table:table-cell table:number-columns-repeated="5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$C$2]*([.A682]-[.$D$2])*([.A682]-[.$E$2])*([.A682]-[.$F$2])+[.$G$2]*2*(RAND()-0.5)" office:value-type="float" office:value="52114971" calcext:value-type="float">
            <text:p>52114971</text:p>
          </table:table-cell>
          <table:table-cell table:number-columns-repeated="5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$C$2]*([.A683]-[.$D$2])*([.A683]-[.$E$2])*([.A683]-[.$F$2])+[.$G$2]*2*(RAND()-0.5)" office:value-type="float" office:value="51660288" calcext:value-type="float">
            <text:p>51660288</text:p>
          </table:table-cell>
          <table:table-cell table:number-columns-repeated="5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$C$2]*([.A684]-[.$D$2])*([.A684]-[.$E$2])*([.A684]-[.$F$2])+[.$G$2]*2*(RAND()-0.5)" office:value-type="float" office:value="51204957" calcext:value-type="float">
            <text:p>51204957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$C$2]*([.A685]-[.$D$2])*([.A685]-[.$E$2])*([.A685]-[.$F$2])+[.$G$2]*2*(RAND()-0.5)" office:value-type="float" office:value="50748984" calcext:value-type="float">
            <text:p>50748984</text:p>
          </table:table-cell>
          <table:table-cell table:number-columns-repeated="5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$C$2]*([.A686]-[.$D$2])*([.A686]-[.$E$2])*([.A686]-[.$F$2])+[.$G$2]*2*(RAND()-0.5)" office:value-type="float" office:value="50292375" calcext:value-type="float">
            <text:p>50292375</text:p>
          </table:table-cell>
          <table:table-cell table:number-columns-repeated="5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$C$2]*([.A687]-[.$D$2])*([.A687]-[.$E$2])*([.A687]-[.$F$2])+[.$G$2]*2*(RAND()-0.5)" office:value-type="float" office:value="49835136" calcext:value-type="float">
            <text:p>49835136</text:p>
          </table:table-cell>
          <table:table-cell table:number-columns-repeated="5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$C$2]*([.A688]-[.$D$2])*([.A688]-[.$E$2])*([.A688]-[.$F$2])+[.$G$2]*2*(RAND()-0.5)" office:value-type="float" office:value="49377273" calcext:value-type="float">
            <text:p>49377273</text:p>
          </table:table-cell>
          <table:table-cell table:number-columns-repeated="5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$C$2]*([.A689]-[.$D$2])*([.A689]-[.$E$2])*([.A689]-[.$F$2])+[.$G$2]*2*(RAND()-0.5)" office:value-type="float" office:value="48918792" calcext:value-type="float">
            <text:p>48918792</text:p>
          </table:table-cell>
          <table:table-cell table:number-columns-repeated="5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$C$2]*([.A690]-[.$D$2])*([.A690]-[.$E$2])*([.A690]-[.$F$2])+[.$G$2]*2*(RAND()-0.5)" office:value-type="float" office:value="48459699" calcext:value-type="float">
            <text:p>48459699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$C$2]*([.A691]-[.$D$2])*([.A691]-[.$E$2])*([.A691]-[.$F$2])+[.$G$2]*2*(RAND()-0.5)" office:value-type="float" office:value="48000000" calcext:value-type="float">
            <text:p>48000000</text:p>
          </table:table-cell>
          <table:table-cell table:number-columns-repeated="5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$C$2]*([.A692]-[.$D$2])*([.A692]-[.$E$2])*([.A692]-[.$F$2])+[.$G$2]*2*(RAND()-0.5)" office:value-type="float" office:value="47539701" calcext:value-type="float">
            <text:p>47539701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$C$2]*([.A693]-[.$D$2])*([.A693]-[.$E$2])*([.A693]-[.$F$2])+[.$G$2]*2*(RAND()-0.5)" office:value-type="float" office:value="47078808" calcext:value-type="float">
            <text:p>47078808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$C$2]*([.A694]-[.$D$2])*([.A694]-[.$E$2])*([.A694]-[.$F$2])+[.$G$2]*2*(RAND()-0.5)" office:value-type="float" office:value="46617327" calcext:value-type="float">
            <text:p>46617327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$C$2]*([.A695]-[.$D$2])*([.A695]-[.$E$2])*([.A695]-[.$F$2])+[.$G$2]*2*(RAND()-0.5)" office:value-type="float" office:value="46155264" calcext:value-type="float">
            <text:p>46155264</text:p>
          </table:table-cell>
          <table:table-cell table:number-columns-repeated="5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$C$2]*([.A696]-[.$D$2])*([.A696]-[.$E$2])*([.A696]-[.$F$2])+[.$G$2]*2*(RAND()-0.5)" office:value-type="float" office:value="45692625" calcext:value-type="float">
            <text:p>45692625</text:p>
          </table:table-cell>
          <table:table-cell table:number-columns-repeated="5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$C$2]*([.A697]-[.$D$2])*([.A697]-[.$E$2])*([.A697]-[.$F$2])+[.$G$2]*2*(RAND()-0.5)" office:value-type="float" office:value="45229416" calcext:value-type="float">
            <text:p>45229416</text:p>
          </table:table-cell>
          <table:table-cell table:number-columns-repeated="5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$C$2]*([.A698]-[.$D$2])*([.A698]-[.$E$2])*([.A698]-[.$F$2])+[.$G$2]*2*(RAND()-0.5)" office:value-type="float" office:value="44765643" calcext:value-type="float">
            <text:p>44765643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$C$2]*([.A699]-[.$D$2])*([.A699]-[.$E$2])*([.A699]-[.$F$2])+[.$G$2]*2*(RAND()-0.5)" office:value-type="float" office:value="44301312" calcext:value-type="float">
            <text:p>44301312</text:p>
          </table:table-cell>
          <table:table-cell table:number-columns-repeated="5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$C$2]*([.A700]-[.$D$2])*([.A700]-[.$E$2])*([.A700]-[.$F$2])+[.$G$2]*2*(RAND()-0.5)" office:value-type="float" office:value="43836429" calcext:value-type="float">
            <text:p>43836429</text:p>
          </table:table-cell>
          <table:table-cell table:number-columns-repeated="5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$C$2]*([.A701]-[.$D$2])*([.A701]-[.$E$2])*([.A701]-[.$F$2])+[.$G$2]*2*(RAND()-0.5)" office:value-type="float" office:value="43371000" calcext:value-type="float">
            <text:p>43371000</text:p>
          </table:table-cell>
          <table:table-cell table:number-columns-repeated="5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$C$2]*([.A702]-[.$D$2])*([.A702]-[.$E$2])*([.A702]-[.$F$2])+[.$G$2]*2*(RAND()-0.5)" office:value-type="float" office:value="42905031" calcext:value-type="float">
            <text:p>42905031</text:p>
          </table:table-cell>
          <table:table-cell table:number-columns-repeated="5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$C$2]*([.A703]-[.$D$2])*([.A703]-[.$E$2])*([.A703]-[.$F$2])+[.$G$2]*2*(RAND()-0.5)" office:value-type="float" office:value="42438528" calcext:value-type="float">
            <text:p>42438528</text:p>
          </table:table-cell>
          <table:table-cell table:number-columns-repeated="5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$C$2]*([.A704]-[.$D$2])*([.A704]-[.$E$2])*([.A704]-[.$F$2])+[.$G$2]*2*(RAND()-0.5)" office:value-type="float" office:value="41971497" calcext:value-type="float">
            <text:p>41971497</text:p>
          </table:table-cell>
          <table:table-cell table:number-columns-repeated="5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$C$2]*([.A705]-[.$D$2])*([.A705]-[.$E$2])*([.A705]-[.$F$2])+[.$G$2]*2*(RAND()-0.5)" office:value-type="float" office:value="41503944" calcext:value-type="float">
            <text:p>41503944</text:p>
          </table:table-cell>
          <table:table-cell table:number-columns-repeated="5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$C$2]*([.A706]-[.$D$2])*([.A706]-[.$E$2])*([.A706]-[.$F$2])+[.$G$2]*2*(RAND()-0.5)" office:value-type="float" office:value="41035875" calcext:value-type="float">
            <text:p>41035875</text:p>
          </table:table-cell>
          <table:table-cell table:number-columns-repeated="5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$C$2]*([.A707]-[.$D$2])*([.A707]-[.$E$2])*([.A707]-[.$F$2])+[.$G$2]*2*(RAND()-0.5)" office:value-type="float" office:value="40567296" calcext:value-type="float">
            <text:p>40567296</text:p>
          </table:table-cell>
          <table:table-cell table:number-columns-repeated="5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$C$2]*([.A708]-[.$D$2])*([.A708]-[.$E$2])*([.A708]-[.$F$2])+[.$G$2]*2*(RAND()-0.5)" office:value-type="float" office:value="40098213" calcext:value-type="float">
            <text:p>40098213</text:p>
          </table:table-cell>
          <table:table-cell table:number-columns-repeated="5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$C$2]*([.A709]-[.$D$2])*([.A709]-[.$E$2])*([.A709]-[.$F$2])+[.$G$2]*2*(RAND()-0.5)" office:value-type="float" office:value="39628632" calcext:value-type="float">
            <text:p>39628632</text:p>
          </table:table-cell>
          <table:table-cell table:number-columns-repeated="5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$C$2]*([.A710]-[.$D$2])*([.A710]-[.$E$2])*([.A710]-[.$F$2])+[.$G$2]*2*(RAND()-0.5)" office:value-type="float" office:value="39158559" calcext:value-type="float">
            <text:p>39158559</text:p>
          </table:table-cell>
          <table:table-cell table:number-columns-repeated="5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$C$2]*([.A711]-[.$D$2])*([.A711]-[.$E$2])*([.A711]-[.$F$2])+[.$G$2]*2*(RAND()-0.5)" office:value-type="float" office:value="38688000" calcext:value-type="float">
            <text:p>38688000</text:p>
          </table:table-cell>
          <table:table-cell table:number-columns-repeated="5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$C$2]*([.A712]-[.$D$2])*([.A712]-[.$E$2])*([.A712]-[.$F$2])+[.$G$2]*2*(RAND()-0.5)" office:value-type="float" office:value="38216961" calcext:value-type="float">
            <text:p>38216961</text:p>
          </table:table-cell>
          <table:table-cell table:number-columns-repeated="5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$C$2]*([.A713]-[.$D$2])*([.A713]-[.$E$2])*([.A713]-[.$F$2])+[.$G$2]*2*(RAND()-0.5)" office:value-type="float" office:value="37745448" calcext:value-type="float">
            <text:p>37745448</text:p>
          </table:table-cell>
          <table:table-cell table:number-columns-repeated="5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$C$2]*([.A714]-[.$D$2])*([.A714]-[.$E$2])*([.A714]-[.$F$2])+[.$G$2]*2*(RAND()-0.5)" office:value-type="float" office:value="37273467" calcext:value-type="float">
            <text:p>37273467</text:p>
          </table:table-cell>
          <table:table-cell table:number-columns-repeated="5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$C$2]*([.A715]-[.$D$2])*([.A715]-[.$E$2])*([.A715]-[.$F$2])+[.$G$2]*2*(RAND()-0.5)" office:value-type="float" office:value="36801024" calcext:value-type="float">
            <text:p>36801024</text:p>
          </table:table-cell>
          <table:table-cell table:number-columns-repeated="5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$C$2]*([.A716]-[.$D$2])*([.A716]-[.$E$2])*([.A716]-[.$F$2])+[.$G$2]*2*(RAND()-0.5)" office:value-type="float" office:value="36328125" calcext:value-type="float">
            <text:p>36328125</text:p>
          </table:table-cell>
          <table:table-cell table:number-columns-repeated="5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$C$2]*([.A717]-[.$D$2])*([.A717]-[.$E$2])*([.A717]-[.$F$2])+[.$G$2]*2*(RAND()-0.5)" office:value-type="float" office:value="35854776" calcext:value-type="float">
            <text:p>35854776</text:p>
          </table:table-cell>
          <table:table-cell table:number-columns-repeated="5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$C$2]*([.A718]-[.$D$2])*([.A718]-[.$E$2])*([.A718]-[.$F$2])+[.$G$2]*2*(RAND()-0.5)" office:value-type="float" office:value="35380983" calcext:value-type="float">
            <text:p>35380983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$C$2]*([.A719]-[.$D$2])*([.A719]-[.$E$2])*([.A719]-[.$F$2])+[.$G$2]*2*(RAND()-0.5)" office:value-type="float" office:value="34906752" calcext:value-type="float">
            <text:p>34906752</text:p>
          </table:table-cell>
          <table:table-cell table:number-columns-repeated="5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$C$2]*([.A720]-[.$D$2])*([.A720]-[.$E$2])*([.A720]-[.$F$2])+[.$G$2]*2*(RAND()-0.5)" office:value-type="float" office:value="34432089" calcext:value-type="float">
            <text:p>34432089</text:p>
          </table:table-cell>
          <table:table-cell table:number-columns-repeated="5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$C$2]*([.A721]-[.$D$2])*([.A721]-[.$E$2])*([.A721]-[.$F$2])+[.$G$2]*2*(RAND()-0.5)" office:value-type="float" office:value="33957000" calcext:value-type="float">
            <text:p>33957000</text:p>
          </table:table-cell>
          <table:table-cell table:number-columns-repeated="5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$C$2]*([.A722]-[.$D$2])*([.A722]-[.$E$2])*([.A722]-[.$F$2])+[.$G$2]*2*(RAND()-0.5)" office:value-type="float" office:value="33481491" calcext:value-type="float">
            <text:p>33481491</text:p>
          </table:table-cell>
          <table:table-cell table:number-columns-repeated="5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$C$2]*([.A723]-[.$D$2])*([.A723]-[.$E$2])*([.A723]-[.$F$2])+[.$G$2]*2*(RAND()-0.5)" office:value-type="float" office:value="33005568" calcext:value-type="float">
            <text:p>33005568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$C$2]*([.A724]-[.$D$2])*([.A724]-[.$E$2])*([.A724]-[.$F$2])+[.$G$2]*2*(RAND()-0.5)" office:value-type="float" office:value="32529237" calcext:value-type="float">
            <text:p>32529237</text:p>
          </table:table-cell>
          <table:table-cell table:number-columns-repeated="5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$C$2]*([.A725]-[.$D$2])*([.A725]-[.$E$2])*([.A725]-[.$F$2])+[.$G$2]*2*(RAND()-0.5)" office:value-type="float" office:value="32052504" calcext:value-type="float">
            <text:p>32052504</text:p>
          </table:table-cell>
          <table:table-cell table:number-columns-repeated="5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$C$2]*([.A726]-[.$D$2])*([.A726]-[.$E$2])*([.A726]-[.$F$2])+[.$G$2]*2*(RAND()-0.5)" office:value-type="float" office:value="31575375" calcext:value-type="float">
            <text:p>31575375</text:p>
          </table:table-cell>
          <table:table-cell table:number-columns-repeated="5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$C$2]*([.A727]-[.$D$2])*([.A727]-[.$E$2])*([.A727]-[.$F$2])+[.$G$2]*2*(RAND()-0.5)" office:value-type="float" office:value="31097856" calcext:value-type="float">
            <text:p>31097856</text:p>
          </table:table-cell>
          <table:table-cell table:number-columns-repeated="5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$C$2]*([.A728]-[.$D$2])*([.A728]-[.$E$2])*([.A728]-[.$F$2])+[.$G$2]*2*(RAND()-0.5)" office:value-type="float" office:value="30619953" calcext:value-type="float">
            <text:p>30619953</text:p>
          </table:table-cell>
          <table:table-cell table:number-columns-repeated="5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$C$2]*([.A729]-[.$D$2])*([.A729]-[.$E$2])*([.A729]-[.$F$2])+[.$G$2]*2*(RAND()-0.5)" office:value-type="float" office:value="30141672" calcext:value-type="float">
            <text:p>30141672</text:p>
          </table:table-cell>
          <table:table-cell table:number-columns-repeated="5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$C$2]*([.A730]-[.$D$2])*([.A730]-[.$E$2])*([.A730]-[.$F$2])+[.$G$2]*2*(RAND()-0.5)" office:value-type="float" office:value="29663019" calcext:value-type="float">
            <text:p>29663019</text:p>
          </table:table-cell>
          <table:table-cell table:number-columns-repeated="5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$C$2]*([.A731]-[.$D$2])*([.A731]-[.$E$2])*([.A731]-[.$F$2])+[.$G$2]*2*(RAND()-0.5)" office:value-type="float" office:value="29184000" calcext:value-type="float">
            <text:p>29184000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$C$2]*([.A732]-[.$D$2])*([.A732]-[.$E$2])*([.A732]-[.$F$2])+[.$G$2]*2*(RAND()-0.5)" office:value-type="float" office:value="28704621" calcext:value-type="float">
            <text:p>28704621</text:p>
          </table:table-cell>
          <table:table-cell table:number-columns-repeated="5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$C$2]*([.A733]-[.$D$2])*([.A733]-[.$E$2])*([.A733]-[.$F$2])+[.$G$2]*2*(RAND()-0.5)" office:value-type="float" office:value="28224888" calcext:value-type="float">
            <text:p>28224888</text:p>
          </table:table-cell>
          <table:table-cell table:number-columns-repeated="5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$C$2]*([.A734]-[.$D$2])*([.A734]-[.$E$2])*([.A734]-[.$F$2])+[.$G$2]*2*(RAND()-0.5)" office:value-type="float" office:value="27744807" calcext:value-type="float">
            <text:p>27744807</text:p>
          </table:table-cell>
          <table:table-cell table:number-columns-repeated="5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$C$2]*([.A735]-[.$D$2])*([.A735]-[.$E$2])*([.A735]-[.$F$2])+[.$G$2]*2*(RAND()-0.5)" office:value-type="float" office:value="27264384" calcext:value-type="float">
            <text:p>27264384</text:p>
          </table:table-cell>
          <table:table-cell table:number-columns-repeated="5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$C$2]*([.A736]-[.$D$2])*([.A736]-[.$E$2])*([.A736]-[.$F$2])+[.$G$2]*2*(RAND()-0.5)" office:value-type="float" office:value="26783625" calcext:value-type="float">
            <text:p>26783625</text:p>
          </table:table-cell>
          <table:table-cell table:number-columns-repeated="5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$C$2]*([.A737]-[.$D$2])*([.A737]-[.$E$2])*([.A737]-[.$F$2])+[.$G$2]*2*(RAND()-0.5)" office:value-type="float" office:value="26302536" calcext:value-type="float">
            <text:p>26302536</text:p>
          </table:table-cell>
          <table:table-cell table:number-columns-repeated="5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$C$2]*([.A738]-[.$D$2])*([.A738]-[.$E$2])*([.A738]-[.$F$2])+[.$G$2]*2*(RAND()-0.5)" office:value-type="float" office:value="25821123" calcext:value-type="float">
            <text:p>25821123</text:p>
          </table:table-cell>
          <table:table-cell table:number-columns-repeated="5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$C$2]*([.A739]-[.$D$2])*([.A739]-[.$E$2])*([.A739]-[.$F$2])+[.$G$2]*2*(RAND()-0.5)" office:value-type="float" office:value="25339392" calcext:value-type="float">
            <text:p>25339392</text:p>
          </table:table-cell>
          <table:table-cell table:number-columns-repeated="5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$C$2]*([.A740]-[.$D$2])*([.A740]-[.$E$2])*([.A740]-[.$F$2])+[.$G$2]*2*(RAND()-0.5)" office:value-type="float" office:value="24857349" calcext:value-type="float">
            <text:p>24857349</text:p>
          </table:table-cell>
          <table:table-cell table:number-columns-repeated="5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$C$2]*([.A741]-[.$D$2])*([.A741]-[.$E$2])*([.A741]-[.$F$2])+[.$G$2]*2*(RAND()-0.5)" office:value-type="float" office:value="24375000" calcext:value-type="float">
            <text:p>24375000</text:p>
          </table:table-cell>
          <table:table-cell table:number-columns-repeated="5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$C$2]*([.A742]-[.$D$2])*([.A742]-[.$E$2])*([.A742]-[.$F$2])+[.$G$2]*2*(RAND()-0.5)" office:value-type="float" office:value="23892351" calcext:value-type="float">
            <text:p>23892351</text:p>
          </table:table-cell>
          <table:table-cell table:number-columns-repeated="5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$C$2]*([.A743]-[.$D$2])*([.A743]-[.$E$2])*([.A743]-[.$F$2])+[.$G$2]*2*(RAND()-0.5)" office:value-type="float" office:value="23409408" calcext:value-type="float">
            <text:p>23409408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$C$2]*([.A744]-[.$D$2])*([.A744]-[.$E$2])*([.A744]-[.$F$2])+[.$G$2]*2*(RAND()-0.5)" office:value-type="float" office:value="22926177" calcext:value-type="float">
            <text:p>22926177</text:p>
          </table:table-cell>
          <table:table-cell table:number-columns-repeated="5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$C$2]*([.A745]-[.$D$2])*([.A745]-[.$E$2])*([.A745]-[.$F$2])+[.$G$2]*2*(RAND()-0.5)" office:value-type="float" office:value="22442664" calcext:value-type="float">
            <text:p>22442664</text:p>
          </table:table-cell>
          <table:table-cell table:number-columns-repeated="5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$C$2]*([.A746]-[.$D$2])*([.A746]-[.$E$2])*([.A746]-[.$F$2])+[.$G$2]*2*(RAND()-0.5)" office:value-type="float" office:value="21958875" calcext:value-type="float">
            <text:p>21958875</text:p>
          </table:table-cell>
          <table:table-cell table:number-columns-repeated="5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$C$2]*([.A747]-[.$D$2])*([.A747]-[.$E$2])*([.A747]-[.$F$2])+[.$G$2]*2*(RAND()-0.5)" office:value-type="float" office:value="21474816" calcext:value-type="float">
            <text:p>21474816</text:p>
          </table:table-cell>
          <table:table-cell table:number-columns-repeated="5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$C$2]*([.A748]-[.$D$2])*([.A748]-[.$E$2])*([.A748]-[.$F$2])+[.$G$2]*2*(RAND()-0.5)" office:value-type="float" office:value="20990493" calcext:value-type="float">
            <text:p>20990493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$C$2]*([.A749]-[.$D$2])*([.A749]-[.$E$2])*([.A749]-[.$F$2])+[.$G$2]*2*(RAND()-0.5)" office:value-type="float" office:value="20505912" calcext:value-type="float">
            <text:p>20505912</text:p>
          </table:table-cell>
          <table:table-cell table:number-columns-repeated="5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$C$2]*([.A750]-[.$D$2])*([.A750]-[.$E$2])*([.A750]-[.$F$2])+[.$G$2]*2*(RAND()-0.5)" office:value-type="float" office:value="20021079" calcext:value-type="float">
            <text:p>20021079</text:p>
          </table:table-cell>
          <table:table-cell table:number-columns-repeated="5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$C$2]*([.A751]-[.$D$2])*([.A751]-[.$E$2])*([.A751]-[.$F$2])+[.$G$2]*2*(RAND()-0.5)" office:value-type="float" office:value="19536000" calcext:value-type="float">
            <text:p>19536000</text:p>
          </table:table-cell>
          <table:table-cell table:number-columns-repeated="5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$C$2]*([.A752]-[.$D$2])*([.A752]-[.$E$2])*([.A752]-[.$F$2])+[.$G$2]*2*(RAND()-0.5)" office:value-type="float" office:value="19050681" calcext:value-type="float">
            <text:p>19050681</text:p>
          </table:table-cell>
          <table:table-cell table:number-columns-repeated="5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$C$2]*([.A753]-[.$D$2])*([.A753]-[.$E$2])*([.A753]-[.$F$2])+[.$G$2]*2*(RAND()-0.5)" office:value-type="float" office:value="18565128" calcext:value-type="float">
            <text:p>18565128</text:p>
          </table:table-cell>
          <table:table-cell table:number-columns-repeated="5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$C$2]*([.A754]-[.$D$2])*([.A754]-[.$E$2])*([.A754]-[.$F$2])+[.$G$2]*2*(RAND()-0.5)" office:value-type="float" office:value="18079347" calcext:value-type="float">
            <text:p>18079347</text:p>
          </table:table-cell>
          <table:table-cell table:number-columns-repeated="5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$C$2]*([.A755]-[.$D$2])*([.A755]-[.$E$2])*([.A755]-[.$F$2])+[.$G$2]*2*(RAND()-0.5)" office:value-type="float" office:value="17593344" calcext:value-type="float">
            <text:p>17593344</text:p>
          </table:table-cell>
          <table:table-cell table:number-columns-repeated="5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$C$2]*([.A756]-[.$D$2])*([.A756]-[.$E$2])*([.A756]-[.$F$2])+[.$G$2]*2*(RAND()-0.5)" office:value-type="float" office:value="17107125" calcext:value-type="float">
            <text:p>17107125</text:p>
          </table:table-cell>
          <table:table-cell table:number-columns-repeated="5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$C$2]*([.A757]-[.$D$2])*([.A757]-[.$E$2])*([.A757]-[.$F$2])+[.$G$2]*2*(RAND()-0.5)" office:value-type="float" office:value="16620696" calcext:value-type="float">
            <text:p>16620696</text:p>
          </table:table-cell>
          <table:table-cell table:number-columns-repeated="5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$C$2]*([.A758]-[.$D$2])*([.A758]-[.$E$2])*([.A758]-[.$F$2])+[.$G$2]*2*(RAND()-0.5)" office:value-type="float" office:value="16134063" calcext:value-type="float">
            <text:p>16134063</text:p>
          </table:table-cell>
          <table:table-cell table:number-columns-repeated="5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$C$2]*([.A759]-[.$D$2])*([.A759]-[.$E$2])*([.A759]-[.$F$2])+[.$G$2]*2*(RAND()-0.5)" office:value-type="float" office:value="15647232" calcext:value-type="float">
            <text:p>15647232</text:p>
          </table:table-cell>
          <table:table-cell table:number-columns-repeated="5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$C$2]*([.A760]-[.$D$2])*([.A760]-[.$E$2])*([.A760]-[.$F$2])+[.$G$2]*2*(RAND()-0.5)" office:value-type="float" office:value="15160209" calcext:value-type="float">
            <text:p>15160209</text:p>
          </table:table-cell>
          <table:table-cell table:number-columns-repeated="5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$C$2]*([.A761]-[.$D$2])*([.A761]-[.$E$2])*([.A761]-[.$F$2])+[.$G$2]*2*(RAND()-0.5)" office:value-type="float" office:value="14673000" calcext:value-type="float">
            <text:p>14673000</text:p>
          </table:table-cell>
          <table:table-cell table:number-columns-repeated="5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$C$2]*([.A762]-[.$D$2])*([.A762]-[.$E$2])*([.A762]-[.$F$2])+[.$G$2]*2*(RAND()-0.5)" office:value-type="float" office:value="14185611" calcext:value-type="float">
            <text:p>14185611</text:p>
          </table:table-cell>
          <table:table-cell table:number-columns-repeated="5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$C$2]*([.A763]-[.$D$2])*([.A763]-[.$E$2])*([.A763]-[.$F$2])+[.$G$2]*2*(RAND()-0.5)" office:value-type="float" office:value="13698048" calcext:value-type="float">
            <text:p>13698048</text:p>
          </table:table-cell>
          <table:table-cell table:number-columns-repeated="5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$C$2]*([.A764]-[.$D$2])*([.A764]-[.$E$2])*([.A764]-[.$F$2])+[.$G$2]*2*(RAND()-0.5)" office:value-type="float" office:value="13210317" calcext:value-type="float">
            <text:p>13210317</text:p>
          </table:table-cell>
          <table:table-cell table:number-columns-repeated="5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$C$2]*([.A765]-[.$D$2])*([.A765]-[.$E$2])*([.A765]-[.$F$2])+[.$G$2]*2*(RAND()-0.5)" office:value-type="float" office:value="12722424" calcext:value-type="float">
            <text:p>12722424</text:p>
          </table:table-cell>
          <table:table-cell table:number-columns-repeated="5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$C$2]*([.A766]-[.$D$2])*([.A766]-[.$E$2])*([.A766]-[.$F$2])+[.$G$2]*2*(RAND()-0.5)" office:value-type="float" office:value="12234375" calcext:value-type="float">
            <text:p>12234375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$C$2]*([.A767]-[.$D$2])*([.A767]-[.$E$2])*([.A767]-[.$F$2])+[.$G$2]*2*(RAND()-0.5)" office:value-type="float" office:value="11746176" calcext:value-type="float">
            <text:p>11746176</text:p>
          </table:table-cell>
          <table:table-cell table:number-columns-repeated="5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$C$2]*([.A768]-[.$D$2])*([.A768]-[.$E$2])*([.A768]-[.$F$2])+[.$G$2]*2*(RAND()-0.5)" office:value-type="float" office:value="11257833" calcext:value-type="float">
            <text:p>11257833</text:p>
          </table:table-cell>
          <table:table-cell table:number-columns-repeated="5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$C$2]*([.A769]-[.$D$2])*([.A769]-[.$E$2])*([.A769]-[.$F$2])+[.$G$2]*2*(RAND()-0.5)" office:value-type="float" office:value="10769352" calcext:value-type="float">
            <text:p>10769352</text:p>
          </table:table-cell>
          <table:table-cell table:number-columns-repeated="5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$C$2]*([.A770]-[.$D$2])*([.A770]-[.$E$2])*([.A770]-[.$F$2])+[.$G$2]*2*(RAND()-0.5)" office:value-type="float" office:value="10280739" calcext:value-type="float">
            <text:p>10280739</text:p>
          </table:table-cell>
          <table:table-cell table:number-columns-repeated="5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$C$2]*([.A771]-[.$D$2])*([.A771]-[.$E$2])*([.A771]-[.$F$2])+[.$G$2]*2*(RAND()-0.5)" office:value-type="float" office:value="9792000" calcext:value-type="float">
            <text:p>9792000</text:p>
          </table:table-cell>
          <table:table-cell table:number-columns-repeated="5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$C$2]*([.A772]-[.$D$2])*([.A772]-[.$E$2])*([.A772]-[.$F$2])+[.$G$2]*2*(RAND()-0.5)" office:value-type="float" office:value="9303141" calcext:value-type="float">
            <text:p>9303141</text:p>
          </table:table-cell>
          <table:table-cell table:number-columns-repeated="5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$C$2]*([.A773]-[.$D$2])*([.A773]-[.$E$2])*([.A773]-[.$F$2])+[.$G$2]*2*(RAND()-0.5)" office:value-type="float" office:value="8814168" calcext:value-type="float">
            <text:p>8814168</text:p>
          </table:table-cell>
          <table:table-cell table:number-columns-repeated="5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$C$2]*([.A774]-[.$D$2])*([.A774]-[.$E$2])*([.A774]-[.$F$2])+[.$G$2]*2*(RAND()-0.5)" office:value-type="float" office:value="8325087" calcext:value-type="float">
            <text:p>8325087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$C$2]*([.A775]-[.$D$2])*([.A775]-[.$E$2])*([.A775]-[.$F$2])+[.$G$2]*2*(RAND()-0.5)" office:value-type="float" office:value="7835904" calcext:value-type="float">
            <text:p>7835904</text:p>
          </table:table-cell>
          <table:table-cell table:number-columns-repeated="5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$C$2]*([.A776]-[.$D$2])*([.A776]-[.$E$2])*([.A776]-[.$F$2])+[.$G$2]*2*(RAND()-0.5)" office:value-type="float" office:value="7346625" calcext:value-type="float">
            <text:p>7346625</text:p>
          </table:table-cell>
          <table:table-cell table:number-columns-repeated="5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$C$2]*([.A777]-[.$D$2])*([.A777]-[.$E$2])*([.A777]-[.$F$2])+[.$G$2]*2*(RAND()-0.5)" office:value-type="float" office:value="6857256" calcext:value-type="float">
            <text:p>6857256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$C$2]*([.A778]-[.$D$2])*([.A778]-[.$E$2])*([.A778]-[.$F$2])+[.$G$2]*2*(RAND()-0.5)" office:value-type="float" office:value="6367803" calcext:value-type="float">
            <text:p>6367803</text:p>
          </table:table-cell>
          <table:table-cell table:number-columns-repeated="5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$C$2]*([.A779]-[.$D$2])*([.A779]-[.$E$2])*([.A779]-[.$F$2])+[.$G$2]*2*(RAND()-0.5)" office:value-type="float" office:value="5878272" calcext:value-type="float">
            <text:p>5878272</text:p>
          </table:table-cell>
          <table:table-cell table:number-columns-repeated="5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$C$2]*([.A780]-[.$D$2])*([.A780]-[.$E$2])*([.A780]-[.$F$2])+[.$G$2]*2*(RAND()-0.5)" office:value-type="float" office:value="5388669" calcext:value-type="float">
            <text:p>5388669</text:p>
          </table:table-cell>
          <table:table-cell table:number-columns-repeated="5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$C$2]*([.A781]-[.$D$2])*([.A781]-[.$E$2])*([.A781]-[.$F$2])+[.$G$2]*2*(RAND()-0.5)" office:value-type="float" office:value="4899000" calcext:value-type="float">
            <text:p>4899000</text:p>
          </table:table-cell>
          <table:table-cell table:number-columns-repeated="5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$C$2]*([.A782]-[.$D$2])*([.A782]-[.$E$2])*([.A782]-[.$F$2])+[.$G$2]*2*(RAND()-0.5)" office:value-type="float" office:value="4409271" calcext:value-type="float">
            <text:p>4409271</text:p>
          </table:table-cell>
          <table:table-cell table:number-columns-repeated="5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$C$2]*([.A783]-[.$D$2])*([.A783]-[.$E$2])*([.A783]-[.$F$2])+[.$G$2]*2*(RAND()-0.5)" office:value-type="float" office:value="3919488" calcext:value-type="float">
            <text:p>3919488</text:p>
          </table:table-cell>
          <table:table-cell table:number-columns-repeated="5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$C$2]*([.A784]-[.$D$2])*([.A784]-[.$E$2])*([.A784]-[.$F$2])+[.$G$2]*2*(RAND()-0.5)" office:value-type="float" office:value="3429657" calcext:value-type="float">
            <text:p>3429657</text:p>
          </table:table-cell>
          <table:table-cell table:number-columns-repeated="5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$C$2]*([.A785]-[.$D$2])*([.A785]-[.$E$2])*([.A785]-[.$F$2])+[.$G$2]*2*(RAND()-0.5)" office:value-type="float" office:value="2939784" calcext:value-type="float">
            <text:p>2939784</text:p>
          </table:table-cell>
          <table:table-cell table:number-columns-repeated="5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$C$2]*([.A786]-[.$D$2])*([.A786]-[.$E$2])*([.A786]-[.$F$2])+[.$G$2]*2*(RAND()-0.5)" office:value-type="float" office:value="2449875" calcext:value-type="float">
            <text:p>2449875</text:p>
          </table:table-cell>
          <table:table-cell table:number-columns-repeated="5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$C$2]*([.A787]-[.$D$2])*([.A787]-[.$E$2])*([.A787]-[.$F$2])+[.$G$2]*2*(RAND()-0.5)" office:value-type="float" office:value="1959936" calcext:value-type="float">
            <text:p>1959936</text:p>
          </table:table-cell>
          <table:table-cell table:number-columns-repeated="5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$C$2]*([.A788]-[.$D$2])*([.A788]-[.$E$2])*([.A788]-[.$F$2])+[.$G$2]*2*(RAND()-0.5)" office:value-type="float" office:value="1469973" calcext:value-type="float">
            <text:p>1469973</text:p>
          </table:table-cell>
          <table:table-cell table:number-columns-repeated="5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$C$2]*([.A789]-[.$D$2])*([.A789]-[.$E$2])*([.A789]-[.$F$2])+[.$G$2]*2*(RAND()-0.5)" office:value-type="float" office:value="979992" calcext:value-type="float">
            <text:p>979992</text:p>
          </table:table-cell>
          <table:table-cell table:number-columns-repeated="5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$C$2]*([.A790]-[.$D$2])*([.A790]-[.$E$2])*([.A790]-[.$F$2])+[.$G$2]*2*(RAND()-0.5)" office:value-type="float" office:value="489999" calcext:value-type="float">
            <text:p>489999</text:p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$C$2]*([.A791]-[.$D$2])*([.A791]-[.$E$2])*([.A791]-[.$F$2])+[.$G$2]*2*(RAND()-0.5)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$C$2]*([.A792]-[.$D$2])*([.A792]-[.$E$2])*([.A792]-[.$F$2])+[.$G$2]*2*(RAND()-0.5)" office:value-type="float" office:value="-489999" calcext:value-type="float">
            <text:p>-489999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$C$2]*([.A793]-[.$D$2])*([.A793]-[.$E$2])*([.A793]-[.$F$2])+[.$G$2]*2*(RAND()-0.5)" office:value-type="float" office:value="-979992" calcext:value-type="float">
            <text:p>-979992</text:p>
          </table:table-cell>
          <table:table-cell table:number-columns-repeated="5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$C$2]*([.A794]-[.$D$2])*([.A794]-[.$E$2])*([.A794]-[.$F$2])+[.$G$2]*2*(RAND()-0.5)" office:value-type="float" office:value="-1469973" calcext:value-type="float">
            <text:p>-1469973</text:p>
          </table:table-cell>
          <table:table-cell table:number-columns-repeated="5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$C$2]*([.A795]-[.$D$2])*([.A795]-[.$E$2])*([.A795]-[.$F$2])+[.$G$2]*2*(RAND()-0.5)" office:value-type="float" office:value="-1959936" calcext:value-type="float">
            <text:p>-1959936</text:p>
          </table:table-cell>
          <table:table-cell table:number-columns-repeated="5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$C$2]*([.A796]-[.$D$2])*([.A796]-[.$E$2])*([.A796]-[.$F$2])+[.$G$2]*2*(RAND()-0.5)" office:value-type="float" office:value="-2449875" calcext:value-type="float">
            <text:p>-2449875</text:p>
          </table:table-cell>
          <table:table-cell table:number-columns-repeated="5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$C$2]*([.A797]-[.$D$2])*([.A797]-[.$E$2])*([.A797]-[.$F$2])+[.$G$2]*2*(RAND()-0.5)" office:value-type="float" office:value="-2939784" calcext:value-type="float">
            <text:p>-2939784</text:p>
          </table:table-cell>
          <table:table-cell table:number-columns-repeated="5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$C$2]*([.A798]-[.$D$2])*([.A798]-[.$E$2])*([.A798]-[.$F$2])+[.$G$2]*2*(RAND()-0.5)" office:value-type="float" office:value="-3429657" calcext:value-type="float">
            <text:p>-3429657</text:p>
          </table:table-cell>
          <table:table-cell table:number-columns-repeated="5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$C$2]*([.A799]-[.$D$2])*([.A799]-[.$E$2])*([.A799]-[.$F$2])+[.$G$2]*2*(RAND()-0.5)" office:value-type="float" office:value="-3919488" calcext:value-type="float">
            <text:p>-3919488</text:p>
          </table:table-cell>
          <table:table-cell table:number-columns-repeated="5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$C$2]*([.A800]-[.$D$2])*([.A800]-[.$E$2])*([.A800]-[.$F$2])+[.$G$2]*2*(RAND()-0.5)" office:value-type="float" office:value="-4409271" calcext:value-type="float">
            <text:p>-4409271</text:p>
          </table:table-cell>
          <table:table-cell table:number-columns-repeated="5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$C$2]*([.A801]-[.$D$2])*([.A801]-[.$E$2])*([.A801]-[.$F$2])+[.$G$2]*2*(RAND()-0.5)" office:value-type="float" office:value="-4899000" calcext:value-type="float">
            <text:p>-4899000</text:p>
          </table:table-cell>
          <table:table-cell table:number-columns-repeated="5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$C$2]*([.A802]-[.$D$2])*([.A802]-[.$E$2])*([.A802]-[.$F$2])+[.$G$2]*2*(RAND()-0.5)" office:value-type="float" office:value="-5388669" calcext:value-type="float">
            <text:p>-5388669</text:p>
          </table:table-cell>
          <table:table-cell table:number-columns-repeated="5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$C$2]*([.A803]-[.$D$2])*([.A803]-[.$E$2])*([.A803]-[.$F$2])+[.$G$2]*2*(RAND()-0.5)" office:value-type="float" office:value="-5878272" calcext:value-type="float">
            <text:p>-5878272</text:p>
          </table:table-cell>
          <table:table-cell table:number-columns-repeated="5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$C$2]*([.A804]-[.$D$2])*([.A804]-[.$E$2])*([.A804]-[.$F$2])+[.$G$2]*2*(RAND()-0.5)" office:value-type="float" office:value="-6367803" calcext:value-type="float">
            <text:p>-6367803</text:p>
          </table:table-cell>
          <table:table-cell table:number-columns-repeated="5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$C$2]*([.A805]-[.$D$2])*([.A805]-[.$E$2])*([.A805]-[.$F$2])+[.$G$2]*2*(RAND()-0.5)" office:value-type="float" office:value="-6857256" calcext:value-type="float">
            <text:p>-6857256</text:p>
          </table:table-cell>
          <table:table-cell table:number-columns-repeated="5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$C$2]*([.A806]-[.$D$2])*([.A806]-[.$E$2])*([.A806]-[.$F$2])+[.$G$2]*2*(RAND()-0.5)" office:value-type="float" office:value="-7346625" calcext:value-type="float">
            <text:p>-7346625</text:p>
          </table:table-cell>
          <table:table-cell table:number-columns-repeated="5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$C$2]*([.A807]-[.$D$2])*([.A807]-[.$E$2])*([.A807]-[.$F$2])+[.$G$2]*2*(RAND()-0.5)" office:value-type="float" office:value="-7835904" calcext:value-type="float">
            <text:p>-7835904</text:p>
          </table:table-cell>
          <table:table-cell table:number-columns-repeated="5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$C$2]*([.A808]-[.$D$2])*([.A808]-[.$E$2])*([.A808]-[.$F$2])+[.$G$2]*2*(RAND()-0.5)" office:value-type="float" office:value="-8325087" calcext:value-type="float">
            <text:p>-8325087</text:p>
          </table:table-cell>
          <table:table-cell table:number-columns-repeated="5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$C$2]*([.A809]-[.$D$2])*([.A809]-[.$E$2])*([.A809]-[.$F$2])+[.$G$2]*2*(RAND()-0.5)" office:value-type="float" office:value="-8814168" calcext:value-type="float">
            <text:p>-8814168</text:p>
          </table:table-cell>
          <table:table-cell table:number-columns-repeated="5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$C$2]*([.A810]-[.$D$2])*([.A810]-[.$E$2])*([.A810]-[.$F$2])+[.$G$2]*2*(RAND()-0.5)" office:value-type="float" office:value="-9303141" calcext:value-type="float">
            <text:p>-9303141</text:p>
          </table:table-cell>
          <table:table-cell table:number-columns-repeated="5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$C$2]*([.A811]-[.$D$2])*([.A811]-[.$E$2])*([.A811]-[.$F$2])+[.$G$2]*2*(RAND()-0.5)" office:value-type="float" office:value="-9792000" calcext:value-type="float">
            <text:p>-9792000</text:p>
          </table:table-cell>
          <table:table-cell table:number-columns-repeated="5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$C$2]*([.A812]-[.$D$2])*([.A812]-[.$E$2])*([.A812]-[.$F$2])+[.$G$2]*2*(RAND()-0.5)" office:value-type="float" office:value="-10280739" calcext:value-type="float">
            <text:p>-10280739</text:p>
          </table:table-cell>
          <table:table-cell table:number-columns-repeated="5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$C$2]*([.A813]-[.$D$2])*([.A813]-[.$E$2])*([.A813]-[.$F$2])+[.$G$2]*2*(RAND()-0.5)" office:value-type="float" office:value="-10769352" calcext:value-type="float">
            <text:p>-10769352</text:p>
          </table:table-cell>
          <table:table-cell table:number-columns-repeated="5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$C$2]*([.A814]-[.$D$2])*([.A814]-[.$E$2])*([.A814]-[.$F$2])+[.$G$2]*2*(RAND()-0.5)" office:value-type="float" office:value="-11257833" calcext:value-type="float">
            <text:p>-11257833</text:p>
          </table:table-cell>
          <table:table-cell table:number-columns-repeated="5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$C$2]*([.A815]-[.$D$2])*([.A815]-[.$E$2])*([.A815]-[.$F$2])+[.$G$2]*2*(RAND()-0.5)" office:value-type="float" office:value="-11746176" calcext:value-type="float">
            <text:p>-11746176</text:p>
          </table:table-cell>
          <table:table-cell table:number-columns-repeated="5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$C$2]*([.A816]-[.$D$2])*([.A816]-[.$E$2])*([.A816]-[.$F$2])+[.$G$2]*2*(RAND()-0.5)" office:value-type="float" office:value="-12234375" calcext:value-type="float">
            <text:p>-12234375</text:p>
          </table:table-cell>
          <table:table-cell table:number-columns-repeated="5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$C$2]*([.A817]-[.$D$2])*([.A817]-[.$E$2])*([.A817]-[.$F$2])+[.$G$2]*2*(RAND()-0.5)" office:value-type="float" office:value="-12722424" calcext:value-type="float">
            <text:p>-12722424</text:p>
          </table:table-cell>
          <table:table-cell table:number-columns-repeated="5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$C$2]*([.A818]-[.$D$2])*([.A818]-[.$E$2])*([.A818]-[.$F$2])+[.$G$2]*2*(RAND()-0.5)" office:value-type="float" office:value="-13210317" calcext:value-type="float">
            <text:p>-13210317</text:p>
          </table:table-cell>
          <table:table-cell table:number-columns-repeated="5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$C$2]*([.A819]-[.$D$2])*([.A819]-[.$E$2])*([.A819]-[.$F$2])+[.$G$2]*2*(RAND()-0.5)" office:value-type="float" office:value="-13698048" calcext:value-type="float">
            <text:p>-13698048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$C$2]*([.A820]-[.$D$2])*([.A820]-[.$E$2])*([.A820]-[.$F$2])+[.$G$2]*2*(RAND()-0.5)" office:value-type="float" office:value="-14185611" calcext:value-type="float">
            <text:p>-14185611</text:p>
          </table:table-cell>
          <table:table-cell table:number-columns-repeated="5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$C$2]*([.A821]-[.$D$2])*([.A821]-[.$E$2])*([.A821]-[.$F$2])+[.$G$2]*2*(RAND()-0.5)" office:value-type="float" office:value="-14673000" calcext:value-type="float">
            <text:p>-14673000</text:p>
          </table:table-cell>
          <table:table-cell table:number-columns-repeated="5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$C$2]*([.A822]-[.$D$2])*([.A822]-[.$E$2])*([.A822]-[.$F$2])+[.$G$2]*2*(RAND()-0.5)" office:value-type="float" office:value="-15160209" calcext:value-type="float">
            <text:p>-15160209</text:p>
          </table:table-cell>
          <table:table-cell table:number-columns-repeated="5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$C$2]*([.A823]-[.$D$2])*([.A823]-[.$E$2])*([.A823]-[.$F$2])+[.$G$2]*2*(RAND()-0.5)" office:value-type="float" office:value="-15647232" calcext:value-type="float">
            <text:p>-15647232</text:p>
          </table:table-cell>
          <table:table-cell table:number-columns-repeated="5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$C$2]*([.A824]-[.$D$2])*([.A824]-[.$E$2])*([.A824]-[.$F$2])+[.$G$2]*2*(RAND()-0.5)" office:value-type="float" office:value="-16134063" calcext:value-type="float">
            <text:p>-16134063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$C$2]*([.A825]-[.$D$2])*([.A825]-[.$E$2])*([.A825]-[.$F$2])+[.$G$2]*2*(RAND()-0.5)" office:value-type="float" office:value="-16620696" calcext:value-type="float">
            <text:p>-16620696</text:p>
          </table:table-cell>
          <table:table-cell table:number-columns-repeated="5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$C$2]*([.A826]-[.$D$2])*([.A826]-[.$E$2])*([.A826]-[.$F$2])+[.$G$2]*2*(RAND()-0.5)" office:value-type="float" office:value="-17107125" calcext:value-type="float">
            <text:p>-17107125</text:p>
          </table:table-cell>
          <table:table-cell table:number-columns-repeated="5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$C$2]*([.A827]-[.$D$2])*([.A827]-[.$E$2])*([.A827]-[.$F$2])+[.$G$2]*2*(RAND()-0.5)" office:value-type="float" office:value="-17593344" calcext:value-type="float">
            <text:p>-17593344</text:p>
          </table:table-cell>
          <table:table-cell table:number-columns-repeated="5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$C$2]*([.A828]-[.$D$2])*([.A828]-[.$E$2])*([.A828]-[.$F$2])+[.$G$2]*2*(RAND()-0.5)" office:value-type="float" office:value="-18079347" calcext:value-type="float">
            <text:p>-18079347</text:p>
          </table:table-cell>
          <table:table-cell table:number-columns-repeated="5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$C$2]*([.A829]-[.$D$2])*([.A829]-[.$E$2])*([.A829]-[.$F$2])+[.$G$2]*2*(RAND()-0.5)" office:value-type="float" office:value="-18565128" calcext:value-type="float">
            <text:p>-18565128</text:p>
          </table:table-cell>
          <table:table-cell table:number-columns-repeated="5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$C$2]*([.A830]-[.$D$2])*([.A830]-[.$E$2])*([.A830]-[.$F$2])+[.$G$2]*2*(RAND()-0.5)" office:value-type="float" office:value="-19050681" calcext:value-type="float">
            <text:p>-19050681</text:p>
          </table:table-cell>
          <table:table-cell table:number-columns-repeated="5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$C$2]*([.A831]-[.$D$2])*([.A831]-[.$E$2])*([.A831]-[.$F$2])+[.$G$2]*2*(RAND()-0.5)" office:value-type="float" office:value="-19536000" calcext:value-type="float">
            <text:p>-19536000</text:p>
          </table:table-cell>
          <table:table-cell table:number-columns-repeated="5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$C$2]*([.A832]-[.$D$2])*([.A832]-[.$E$2])*([.A832]-[.$F$2])+[.$G$2]*2*(RAND()-0.5)" office:value-type="float" office:value="-20021079" calcext:value-type="float">
            <text:p>-20021079</text:p>
          </table:table-cell>
          <table:table-cell table:number-columns-repeated="5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$C$2]*([.A833]-[.$D$2])*([.A833]-[.$E$2])*([.A833]-[.$F$2])+[.$G$2]*2*(RAND()-0.5)" office:value-type="float" office:value="-20505912" calcext:value-type="float">
            <text:p>-20505912</text:p>
          </table:table-cell>
          <table:table-cell table:number-columns-repeated="5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$C$2]*([.A834]-[.$D$2])*([.A834]-[.$E$2])*([.A834]-[.$F$2])+[.$G$2]*2*(RAND()-0.5)" office:value-type="float" office:value="-20990493" calcext:value-type="float">
            <text:p>-20990493</text:p>
          </table:table-cell>
          <table:table-cell table:number-columns-repeated="5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$C$2]*([.A835]-[.$D$2])*([.A835]-[.$E$2])*([.A835]-[.$F$2])+[.$G$2]*2*(RAND()-0.5)" office:value-type="float" office:value="-21474816" calcext:value-type="float">
            <text:p>-21474816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$C$2]*([.A836]-[.$D$2])*([.A836]-[.$E$2])*([.A836]-[.$F$2])+[.$G$2]*2*(RAND()-0.5)" office:value-type="float" office:value="-21958875" calcext:value-type="float">
            <text:p>-21958875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$C$2]*([.A837]-[.$D$2])*([.A837]-[.$E$2])*([.A837]-[.$F$2])+[.$G$2]*2*(RAND()-0.5)" office:value-type="float" office:value="-22442664" calcext:value-type="float">
            <text:p>-22442664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$C$2]*([.A838]-[.$D$2])*([.A838]-[.$E$2])*([.A838]-[.$F$2])+[.$G$2]*2*(RAND()-0.5)" office:value-type="float" office:value="-22926177" calcext:value-type="float">
            <text:p>-22926177</text:p>
          </table:table-cell>
          <table:table-cell table:number-columns-repeated="5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$C$2]*([.A839]-[.$D$2])*([.A839]-[.$E$2])*([.A839]-[.$F$2])+[.$G$2]*2*(RAND()-0.5)" office:value-type="float" office:value="-23409408" calcext:value-type="float">
            <text:p>-23409408</text:p>
          </table:table-cell>
          <table:table-cell table:number-columns-repeated="5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$C$2]*([.A840]-[.$D$2])*([.A840]-[.$E$2])*([.A840]-[.$F$2])+[.$G$2]*2*(RAND()-0.5)" office:value-type="float" office:value="-23892351" calcext:value-type="float">
            <text:p>-23892351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$C$2]*([.A841]-[.$D$2])*([.A841]-[.$E$2])*([.A841]-[.$F$2])+[.$G$2]*2*(RAND()-0.5)" office:value-type="float" office:value="-24375000" calcext:value-type="float">
            <text:p>-24375000</text:p>
          </table:table-cell>
          <table:table-cell table:number-columns-repeated="5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$C$2]*([.A842]-[.$D$2])*([.A842]-[.$E$2])*([.A842]-[.$F$2])+[.$G$2]*2*(RAND()-0.5)" office:value-type="float" office:value="-24857349" calcext:value-type="float">
            <text:p>-24857349</text:p>
          </table:table-cell>
          <table:table-cell table:number-columns-repeated="5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$C$2]*([.A843]-[.$D$2])*([.A843]-[.$E$2])*([.A843]-[.$F$2])+[.$G$2]*2*(RAND()-0.5)" office:value-type="float" office:value="-25339392" calcext:value-type="float">
            <text:p>-25339392</text:p>
          </table:table-cell>
          <table:table-cell table:number-columns-repeated="5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$C$2]*([.A844]-[.$D$2])*([.A844]-[.$E$2])*([.A844]-[.$F$2])+[.$G$2]*2*(RAND()-0.5)" office:value-type="float" office:value="-25821123" calcext:value-type="float">
            <text:p>-25821123</text:p>
          </table:table-cell>
          <table:table-cell table:number-columns-repeated="5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$C$2]*([.A845]-[.$D$2])*([.A845]-[.$E$2])*([.A845]-[.$F$2])+[.$G$2]*2*(RAND()-0.5)" office:value-type="float" office:value="-26302536" calcext:value-type="float">
            <text:p>-26302536</text:p>
          </table:table-cell>
          <table:table-cell table:number-columns-repeated="5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$C$2]*([.A846]-[.$D$2])*([.A846]-[.$E$2])*([.A846]-[.$F$2])+[.$G$2]*2*(RAND()-0.5)" office:value-type="float" office:value="-26783625" calcext:value-type="float">
            <text:p>-26783625</text:p>
          </table:table-cell>
          <table:table-cell table:number-columns-repeated="5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$C$2]*([.A847]-[.$D$2])*([.A847]-[.$E$2])*([.A847]-[.$F$2])+[.$G$2]*2*(RAND()-0.5)" office:value-type="float" office:value="-27264384" calcext:value-type="float">
            <text:p>-27264384</text:p>
          </table:table-cell>
          <table:table-cell table:number-columns-repeated="5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$C$2]*([.A848]-[.$D$2])*([.A848]-[.$E$2])*([.A848]-[.$F$2])+[.$G$2]*2*(RAND()-0.5)" office:value-type="float" office:value="-27744807" calcext:value-type="float">
            <text:p>-27744807</text:p>
          </table:table-cell>
          <table:table-cell table:number-columns-repeated="5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$C$2]*([.A849]-[.$D$2])*([.A849]-[.$E$2])*([.A849]-[.$F$2])+[.$G$2]*2*(RAND()-0.5)" office:value-type="float" office:value="-28224888" calcext:value-type="float">
            <text:p>-28224888</text:p>
          </table:table-cell>
          <table:table-cell table:number-columns-repeated="5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$C$2]*([.A850]-[.$D$2])*([.A850]-[.$E$2])*([.A850]-[.$F$2])+[.$G$2]*2*(RAND()-0.5)" office:value-type="float" office:value="-28704621" calcext:value-type="float">
            <text:p>-28704621</text:p>
          </table:table-cell>
          <table:table-cell table:number-columns-repeated="5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$C$2]*([.A851]-[.$D$2])*([.A851]-[.$E$2])*([.A851]-[.$F$2])+[.$G$2]*2*(RAND()-0.5)" office:value-type="float" office:value="-29184000" calcext:value-type="float">
            <text:p>-29184000</text:p>
          </table:table-cell>
          <table:table-cell table:number-columns-repeated="5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$C$2]*([.A852]-[.$D$2])*([.A852]-[.$E$2])*([.A852]-[.$F$2])+[.$G$2]*2*(RAND()-0.5)" office:value-type="float" office:value="-29663019" calcext:value-type="float">
            <text:p>-29663019</text:p>
          </table:table-cell>
          <table:table-cell table:number-columns-repeated="5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$C$2]*([.A853]-[.$D$2])*([.A853]-[.$E$2])*([.A853]-[.$F$2])+[.$G$2]*2*(RAND()-0.5)" office:value-type="float" office:value="-30141672" calcext:value-type="float">
            <text:p>-30141672</text:p>
          </table:table-cell>
          <table:table-cell table:number-columns-repeated="5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$C$2]*([.A854]-[.$D$2])*([.A854]-[.$E$2])*([.A854]-[.$F$2])+[.$G$2]*2*(RAND()-0.5)" office:value-type="float" office:value="-30619953" calcext:value-type="float">
            <text:p>-30619953</text:p>
          </table:table-cell>
          <table:table-cell table:number-columns-repeated="5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$C$2]*([.A855]-[.$D$2])*([.A855]-[.$E$2])*([.A855]-[.$F$2])+[.$G$2]*2*(RAND()-0.5)" office:value-type="float" office:value="-31097856" calcext:value-type="float">
            <text:p>-31097856</text:p>
          </table:table-cell>
          <table:table-cell table:number-columns-repeated="5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$C$2]*([.A856]-[.$D$2])*([.A856]-[.$E$2])*([.A856]-[.$F$2])+[.$G$2]*2*(RAND()-0.5)" office:value-type="float" office:value="-31575375" calcext:value-type="float">
            <text:p>-31575375</text:p>
          </table:table-cell>
          <table:table-cell table:number-columns-repeated="5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$C$2]*([.A857]-[.$D$2])*([.A857]-[.$E$2])*([.A857]-[.$F$2])+[.$G$2]*2*(RAND()-0.5)" office:value-type="float" office:value="-32052504" calcext:value-type="float">
            <text:p>-32052504</text:p>
          </table:table-cell>
          <table:table-cell table:number-columns-repeated="5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$C$2]*([.A858]-[.$D$2])*([.A858]-[.$E$2])*([.A858]-[.$F$2])+[.$G$2]*2*(RAND()-0.5)" office:value-type="float" office:value="-32529237" calcext:value-type="float">
            <text:p>-32529237</text:p>
          </table:table-cell>
          <table:table-cell table:number-columns-repeated="5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$C$2]*([.A859]-[.$D$2])*([.A859]-[.$E$2])*([.A859]-[.$F$2])+[.$G$2]*2*(RAND()-0.5)" office:value-type="float" office:value="-33005568" calcext:value-type="float">
            <text:p>-33005568</text:p>
          </table:table-cell>
          <table:table-cell table:number-columns-repeated="5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$C$2]*([.A860]-[.$D$2])*([.A860]-[.$E$2])*([.A860]-[.$F$2])+[.$G$2]*2*(RAND()-0.5)" office:value-type="float" office:value="-33481491" calcext:value-type="float">
            <text:p>-33481491</text:p>
          </table:table-cell>
          <table:table-cell table:number-columns-repeated="5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$C$2]*([.A861]-[.$D$2])*([.A861]-[.$E$2])*([.A861]-[.$F$2])+[.$G$2]*2*(RAND()-0.5)" office:value-type="float" office:value="-33957000" calcext:value-type="float">
            <text:p>-33957000</text:p>
          </table:table-cell>
          <table:table-cell table:number-columns-repeated="5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$C$2]*([.A862]-[.$D$2])*([.A862]-[.$E$2])*([.A862]-[.$F$2])+[.$G$2]*2*(RAND()-0.5)" office:value-type="float" office:value="-34432089" calcext:value-type="float">
            <text:p>-34432089</text:p>
          </table:table-cell>
          <table:table-cell table:number-columns-repeated="5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$C$2]*([.A863]-[.$D$2])*([.A863]-[.$E$2])*([.A863]-[.$F$2])+[.$G$2]*2*(RAND()-0.5)" office:value-type="float" office:value="-34906752" calcext:value-type="float">
            <text:p>-34906752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$C$2]*([.A864]-[.$D$2])*([.A864]-[.$E$2])*([.A864]-[.$F$2])+[.$G$2]*2*(RAND()-0.5)" office:value-type="float" office:value="-35380983" calcext:value-type="float">
            <text:p>-35380983</text:p>
          </table:table-cell>
          <table:table-cell table:number-columns-repeated="5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$C$2]*([.A865]-[.$D$2])*([.A865]-[.$E$2])*([.A865]-[.$F$2])+[.$G$2]*2*(RAND()-0.5)" office:value-type="float" office:value="-35854776" calcext:value-type="float">
            <text:p>-35854776</text:p>
          </table:table-cell>
          <table:table-cell table:number-columns-repeated="5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$C$2]*([.A866]-[.$D$2])*([.A866]-[.$E$2])*([.A866]-[.$F$2])+[.$G$2]*2*(RAND()-0.5)" office:value-type="float" office:value="-36328125" calcext:value-type="float">
            <text:p>-36328125</text:p>
          </table:table-cell>
          <table:table-cell table:number-columns-repeated="5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$C$2]*([.A867]-[.$D$2])*([.A867]-[.$E$2])*([.A867]-[.$F$2])+[.$G$2]*2*(RAND()-0.5)" office:value-type="float" office:value="-36801024" calcext:value-type="float">
            <text:p>-36801024</text:p>
          </table:table-cell>
          <table:table-cell table:number-columns-repeated="5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$C$2]*([.A868]-[.$D$2])*([.A868]-[.$E$2])*([.A868]-[.$F$2])+[.$G$2]*2*(RAND()-0.5)" office:value-type="float" office:value="-37273467" calcext:value-type="float">
            <text:p>-37273467</text:p>
          </table:table-cell>
          <table:table-cell table:number-columns-repeated="5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$C$2]*([.A869]-[.$D$2])*([.A869]-[.$E$2])*([.A869]-[.$F$2])+[.$G$2]*2*(RAND()-0.5)" office:value-type="float" office:value="-37745448" calcext:value-type="float">
            <text:p>-37745448</text:p>
          </table:table-cell>
          <table:table-cell table:number-columns-repeated="5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$C$2]*([.A870]-[.$D$2])*([.A870]-[.$E$2])*([.A870]-[.$F$2])+[.$G$2]*2*(RAND()-0.5)" office:value-type="float" office:value="-38216961" calcext:value-type="float">
            <text:p>-38216961</text:p>
          </table:table-cell>
          <table:table-cell table:number-columns-repeated="5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$C$2]*([.A871]-[.$D$2])*([.A871]-[.$E$2])*([.A871]-[.$F$2])+[.$G$2]*2*(RAND()-0.5)" office:value-type="float" office:value="-38688000" calcext:value-type="float">
            <text:p>-38688000</text:p>
          </table:table-cell>
          <table:table-cell table:number-columns-repeated="5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$C$2]*([.A872]-[.$D$2])*([.A872]-[.$E$2])*([.A872]-[.$F$2])+[.$G$2]*2*(RAND()-0.5)" office:value-type="float" office:value="-39158559" calcext:value-type="float">
            <text:p>-39158559</text:p>
          </table:table-cell>
          <table:table-cell table:number-columns-repeated="5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$C$2]*([.A873]-[.$D$2])*([.A873]-[.$E$2])*([.A873]-[.$F$2])+[.$G$2]*2*(RAND()-0.5)" office:value-type="float" office:value="-39628632" calcext:value-type="float">
            <text:p>-39628632</text:p>
          </table:table-cell>
          <table:table-cell table:number-columns-repeated="5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$C$2]*([.A874]-[.$D$2])*([.A874]-[.$E$2])*([.A874]-[.$F$2])+[.$G$2]*2*(RAND()-0.5)" office:value-type="float" office:value="-40098213" calcext:value-type="float">
            <text:p>-40098213</text:p>
          </table:table-cell>
          <table:table-cell table:number-columns-repeated="5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$C$2]*([.A875]-[.$D$2])*([.A875]-[.$E$2])*([.A875]-[.$F$2])+[.$G$2]*2*(RAND()-0.5)" office:value-type="float" office:value="-40567296" calcext:value-type="float">
            <text:p>-40567296</text:p>
          </table:table-cell>
          <table:table-cell table:number-columns-repeated="5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$C$2]*([.A876]-[.$D$2])*([.A876]-[.$E$2])*([.A876]-[.$F$2])+[.$G$2]*2*(RAND()-0.5)" office:value-type="float" office:value="-41035875" calcext:value-type="float">
            <text:p>-41035875</text:p>
          </table:table-cell>
          <table:table-cell table:number-columns-repeated="5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$C$2]*([.A877]-[.$D$2])*([.A877]-[.$E$2])*([.A877]-[.$F$2])+[.$G$2]*2*(RAND()-0.5)" office:value-type="float" office:value="-41503944" calcext:value-type="float">
            <text:p>-41503944</text:p>
          </table:table-cell>
          <table:table-cell table:number-columns-repeated="5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$C$2]*([.A878]-[.$D$2])*([.A878]-[.$E$2])*([.A878]-[.$F$2])+[.$G$2]*2*(RAND()-0.5)" office:value-type="float" office:value="-41971497" calcext:value-type="float">
            <text:p>-41971497</text:p>
          </table:table-cell>
          <table:table-cell table:number-columns-repeated="5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$C$2]*([.A879]-[.$D$2])*([.A879]-[.$E$2])*([.A879]-[.$F$2])+[.$G$2]*2*(RAND()-0.5)" office:value-type="float" office:value="-42438528" calcext:value-type="float">
            <text:p>-42438528</text:p>
          </table:table-cell>
          <table:table-cell table:number-columns-repeated="5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$C$2]*([.A880]-[.$D$2])*([.A880]-[.$E$2])*([.A880]-[.$F$2])+[.$G$2]*2*(RAND()-0.5)" office:value-type="float" office:value="-42905031" calcext:value-type="float">
            <text:p>-42905031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$C$2]*([.A881]-[.$D$2])*([.A881]-[.$E$2])*([.A881]-[.$F$2])+[.$G$2]*2*(RAND()-0.5)" office:value-type="float" office:value="-43371000" calcext:value-type="float">
            <text:p>-43371000</text:p>
          </table:table-cell>
          <table:table-cell table:number-columns-repeated="5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$C$2]*([.A882]-[.$D$2])*([.A882]-[.$E$2])*([.A882]-[.$F$2])+[.$G$2]*2*(RAND()-0.5)" office:value-type="float" office:value="-43836429" calcext:value-type="float">
            <text:p>-43836429</text:p>
          </table:table-cell>
          <table:table-cell table:number-columns-repeated="5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$C$2]*([.A883]-[.$D$2])*([.A883]-[.$E$2])*([.A883]-[.$F$2])+[.$G$2]*2*(RAND()-0.5)" office:value-type="float" office:value="-44301312" calcext:value-type="float">
            <text:p>-44301312</text:p>
          </table:table-cell>
          <table:table-cell table:number-columns-repeated="5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$C$2]*([.A884]-[.$D$2])*([.A884]-[.$E$2])*([.A884]-[.$F$2])+[.$G$2]*2*(RAND()-0.5)" office:value-type="float" office:value="-44765643" calcext:value-type="float">
            <text:p>-44765643</text:p>
          </table:table-cell>
          <table:table-cell table:number-columns-repeated="5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$C$2]*([.A885]-[.$D$2])*([.A885]-[.$E$2])*([.A885]-[.$F$2])+[.$G$2]*2*(RAND()-0.5)" office:value-type="float" office:value="-45229416" calcext:value-type="float">
            <text:p>-45229416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$C$2]*([.A886]-[.$D$2])*([.A886]-[.$E$2])*([.A886]-[.$F$2])+[.$G$2]*2*(RAND()-0.5)" office:value-type="float" office:value="-45692625" calcext:value-type="float">
            <text:p>-45692625</text:p>
          </table:table-cell>
          <table:table-cell table:number-columns-repeated="5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$C$2]*([.A887]-[.$D$2])*([.A887]-[.$E$2])*([.A887]-[.$F$2])+[.$G$2]*2*(RAND()-0.5)" office:value-type="float" office:value="-46155264" calcext:value-type="float">
            <text:p>-46155264</text:p>
          </table:table-cell>
          <table:table-cell table:number-columns-repeated="5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$C$2]*([.A888]-[.$D$2])*([.A888]-[.$E$2])*([.A888]-[.$F$2])+[.$G$2]*2*(RAND()-0.5)" office:value-type="float" office:value="-46617327" calcext:value-type="float">
            <text:p>-46617327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$C$2]*([.A889]-[.$D$2])*([.A889]-[.$E$2])*([.A889]-[.$F$2])+[.$G$2]*2*(RAND()-0.5)" office:value-type="float" office:value="-47078808" calcext:value-type="float">
            <text:p>-47078808</text:p>
          </table:table-cell>
          <table:table-cell table:number-columns-repeated="5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$C$2]*([.A890]-[.$D$2])*([.A890]-[.$E$2])*([.A890]-[.$F$2])+[.$G$2]*2*(RAND()-0.5)" office:value-type="float" office:value="-47539701" calcext:value-type="float">
            <text:p>-47539701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$C$2]*([.A891]-[.$D$2])*([.A891]-[.$E$2])*([.A891]-[.$F$2])+[.$G$2]*2*(RAND()-0.5)" office:value-type="float" office:value="-48000000" calcext:value-type="float">
            <text:p>-48000000</text:p>
          </table:table-cell>
          <table:table-cell table:number-columns-repeated="5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$C$2]*([.A892]-[.$D$2])*([.A892]-[.$E$2])*([.A892]-[.$F$2])+[.$G$2]*2*(RAND()-0.5)" office:value-type="float" office:value="-48459699" calcext:value-type="float">
            <text:p>-48459699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$C$2]*([.A893]-[.$D$2])*([.A893]-[.$E$2])*([.A893]-[.$F$2])+[.$G$2]*2*(RAND()-0.5)" office:value-type="float" office:value="-48918792" calcext:value-type="float">
            <text:p>-48918792</text:p>
          </table:table-cell>
          <table:table-cell table:number-columns-repeated="5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$C$2]*([.A894]-[.$D$2])*([.A894]-[.$E$2])*([.A894]-[.$F$2])+[.$G$2]*2*(RAND()-0.5)" office:value-type="float" office:value="-49377273" calcext:value-type="float">
            <text:p>-49377273</text:p>
          </table:table-cell>
          <table:table-cell table:number-columns-repeated="5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$C$2]*([.A895]-[.$D$2])*([.A895]-[.$E$2])*([.A895]-[.$F$2])+[.$G$2]*2*(RAND()-0.5)" office:value-type="float" office:value="-49835136" calcext:value-type="float">
            <text:p>-49835136</text:p>
          </table:table-cell>
          <table:table-cell table:number-columns-repeated="5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$C$2]*([.A896]-[.$D$2])*([.A896]-[.$E$2])*([.A896]-[.$F$2])+[.$G$2]*2*(RAND()-0.5)" office:value-type="float" office:value="-50292375" calcext:value-type="float">
            <text:p>-50292375</text:p>
          </table:table-cell>
          <table:table-cell table:number-columns-repeated="5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$C$2]*([.A897]-[.$D$2])*([.A897]-[.$E$2])*([.A897]-[.$F$2])+[.$G$2]*2*(RAND()-0.5)" office:value-type="float" office:value="-50748984" calcext:value-type="float">
            <text:p>-50748984</text:p>
          </table:table-cell>
          <table:table-cell table:number-columns-repeated="5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$C$2]*([.A898]-[.$D$2])*([.A898]-[.$E$2])*([.A898]-[.$F$2])+[.$G$2]*2*(RAND()-0.5)" office:value-type="float" office:value="-51204957" calcext:value-type="float">
            <text:p>-51204957</text:p>
          </table:table-cell>
          <table:table-cell table:number-columns-repeated="5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$C$2]*([.A899]-[.$D$2])*([.A899]-[.$E$2])*([.A899]-[.$F$2])+[.$G$2]*2*(RAND()-0.5)" office:value-type="float" office:value="-51660288" calcext:value-type="float">
            <text:p>-51660288</text:p>
          </table:table-cell>
          <table:table-cell table:number-columns-repeated="5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$C$2]*([.A900]-[.$D$2])*([.A900]-[.$E$2])*([.A900]-[.$F$2])+[.$G$2]*2*(RAND()-0.5)" office:value-type="float" office:value="-52114971" calcext:value-type="float">
            <text:p>-52114971</text:p>
          </table:table-cell>
          <table:table-cell table:number-columns-repeated="5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$C$2]*([.A901]-[.$D$2])*([.A901]-[.$E$2])*([.A901]-[.$F$2])+[.$G$2]*2*(RAND()-0.5)" office:value-type="float" office:value="-52569000" calcext:value-type="float">
            <text:p>-52569000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$C$2]*([.A902]-[.$D$2])*([.A902]-[.$E$2])*([.A902]-[.$F$2])+[.$G$2]*2*(RAND()-0.5)" office:value-type="float" office:value="-53022369" calcext:value-type="float">
            <text:p>-53022369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$C$2]*([.A903]-[.$D$2])*([.A903]-[.$E$2])*([.A903]-[.$F$2])+[.$G$2]*2*(RAND()-0.5)" office:value-type="float" office:value="-53475072" calcext:value-type="float">
            <text:p>-53475072</text:p>
          </table:table-cell>
          <table:table-cell table:number-columns-repeated="5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$C$2]*([.A904]-[.$D$2])*([.A904]-[.$E$2])*([.A904]-[.$F$2])+[.$G$2]*2*(RAND()-0.5)" office:value-type="float" office:value="-53927103" calcext:value-type="float">
            <text:p>-53927103</text:p>
          </table:table-cell>
          <table:table-cell table:number-columns-repeated="5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$C$2]*([.A905]-[.$D$2])*([.A905]-[.$E$2])*([.A905]-[.$F$2])+[.$G$2]*2*(RAND()-0.5)" office:value-type="float" office:value="-54378456" calcext:value-type="float">
            <text:p>-54378456</text:p>
          </table:table-cell>
          <table:table-cell table:number-columns-repeated="5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$C$2]*([.A906]-[.$D$2])*([.A906]-[.$E$2])*([.A906]-[.$F$2])+[.$G$2]*2*(RAND()-0.5)" office:value-type="float" office:value="-54829125" calcext:value-type="float">
            <text:p>-54829125</text:p>
          </table:table-cell>
          <table:table-cell table:number-columns-repeated="5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$C$2]*([.A907]-[.$D$2])*([.A907]-[.$E$2])*([.A907]-[.$F$2])+[.$G$2]*2*(RAND()-0.5)" office:value-type="float" office:value="-55279104" calcext:value-type="float">
            <text:p>-55279104</text:p>
          </table:table-cell>
          <table:table-cell table:number-columns-repeated="5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$C$2]*([.A908]-[.$D$2])*([.A908]-[.$E$2])*([.A908]-[.$F$2])+[.$G$2]*2*(RAND()-0.5)" office:value-type="float" office:value="-55728387" calcext:value-type="float">
            <text:p>-55728387</text:p>
          </table:table-cell>
          <table:table-cell table:number-columns-repeated="5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$C$2]*([.A909]-[.$D$2])*([.A909]-[.$E$2])*([.A909]-[.$F$2])+[.$G$2]*2*(RAND()-0.5)" office:value-type="float" office:value="-56176968" calcext:value-type="float">
            <text:p>-56176968</text:p>
          </table:table-cell>
          <table:table-cell table:number-columns-repeated="5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$C$2]*([.A910]-[.$D$2])*([.A910]-[.$E$2])*([.A910]-[.$F$2])+[.$G$2]*2*(RAND()-0.5)" office:value-type="float" office:value="-56624841" calcext:value-type="float">
            <text:p>-56624841</text:p>
          </table:table-cell>
          <table:table-cell table:number-columns-repeated="5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$C$2]*([.A911]-[.$D$2])*([.A911]-[.$E$2])*([.A911]-[.$F$2])+[.$G$2]*2*(RAND()-0.5)" office:value-type="float" office:value="-57072000" calcext:value-type="float">
            <text:p>-57072000</text:p>
          </table:table-cell>
          <table:table-cell table:number-columns-repeated="5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$C$2]*([.A912]-[.$D$2])*([.A912]-[.$E$2])*([.A912]-[.$F$2])+[.$G$2]*2*(RAND()-0.5)" office:value-type="float" office:value="-57518439" calcext:value-type="float">
            <text:p>-57518439</text:p>
          </table:table-cell>
          <table:table-cell table:number-columns-repeated="5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$C$2]*([.A913]-[.$D$2])*([.A913]-[.$E$2])*([.A913]-[.$F$2])+[.$G$2]*2*(RAND()-0.5)" office:value-type="float" office:value="-57964152" calcext:value-type="float">
            <text:p>-57964152</text:p>
          </table:table-cell>
          <table:table-cell table:number-columns-repeated="5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$C$2]*([.A914]-[.$D$2])*([.A914]-[.$E$2])*([.A914]-[.$F$2])+[.$G$2]*2*(RAND()-0.5)" office:value-type="float" office:value="-58409133" calcext:value-type="float">
            <text:p>-58409133</text:p>
          </table:table-cell>
          <table:table-cell table:number-columns-repeated="5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$C$2]*([.A915]-[.$D$2])*([.A915]-[.$E$2])*([.A915]-[.$F$2])+[.$G$2]*2*(RAND()-0.5)" office:value-type="float" office:value="-58853376" calcext:value-type="float">
            <text:p>-58853376</text:p>
          </table:table-cell>
          <table:table-cell table:number-columns-repeated="5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$C$2]*([.A916]-[.$D$2])*([.A916]-[.$E$2])*([.A916]-[.$F$2])+[.$G$2]*2*(RAND()-0.5)" office:value-type="float" office:value="-59296875" calcext:value-type="float">
            <text:p>-59296875</text:p>
          </table:table-cell>
          <table:table-cell table:number-columns-repeated="5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$C$2]*([.A917]-[.$D$2])*([.A917]-[.$E$2])*([.A917]-[.$F$2])+[.$G$2]*2*(RAND()-0.5)" office:value-type="float" office:value="-59739624" calcext:value-type="float">
            <text:p>-59739624</text:p>
          </table:table-cell>
          <table:table-cell table:number-columns-repeated="5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$C$2]*([.A918]-[.$D$2])*([.A918]-[.$E$2])*([.A918]-[.$F$2])+[.$G$2]*2*(RAND()-0.5)" office:value-type="float" office:value="-60181617" calcext:value-type="float">
            <text:p>-60181617</text:p>
          </table:table-cell>
          <table:table-cell table:number-columns-repeated="5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$C$2]*([.A919]-[.$D$2])*([.A919]-[.$E$2])*([.A919]-[.$F$2])+[.$G$2]*2*(RAND()-0.5)" office:value-type="float" office:value="-60622848" calcext:value-type="float">
            <text:p>-60622848</text:p>
          </table:table-cell>
          <table:table-cell table:number-columns-repeated="5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$C$2]*([.A920]-[.$D$2])*([.A920]-[.$E$2])*([.A920]-[.$F$2])+[.$G$2]*2*(RAND()-0.5)" office:value-type="float" office:value="-61063311" calcext:value-type="float">
            <text:p>-61063311</text:p>
          </table:table-cell>
          <table:table-cell table:number-columns-repeated="5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$C$2]*([.A921]-[.$D$2])*([.A921]-[.$E$2])*([.A921]-[.$F$2])+[.$G$2]*2*(RAND()-0.5)" office:value-type="float" office:value="-61503000" calcext:value-type="float">
            <text:p>-61503000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$C$2]*([.A922]-[.$D$2])*([.A922]-[.$E$2])*([.A922]-[.$F$2])+[.$G$2]*2*(RAND()-0.5)" office:value-type="float" office:value="-61941909" calcext:value-type="float">
            <text:p>-61941909</text:p>
          </table:table-cell>
          <table:table-cell table:number-columns-repeated="5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$C$2]*([.A923]-[.$D$2])*([.A923]-[.$E$2])*([.A923]-[.$F$2])+[.$G$2]*2*(RAND()-0.5)" office:value-type="float" office:value="-62380032" calcext:value-type="float">
            <text:p>-62380032</text:p>
          </table:table-cell>
          <table:table-cell table:number-columns-repeated="5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$C$2]*([.A924]-[.$D$2])*([.A924]-[.$E$2])*([.A924]-[.$F$2])+[.$G$2]*2*(RAND()-0.5)" office:value-type="float" office:value="-62817363" calcext:value-type="float">
            <text:p>-62817363</text:p>
          </table:table-cell>
          <table:table-cell table:number-columns-repeated="5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$C$2]*([.A925]-[.$D$2])*([.A925]-[.$E$2])*([.A925]-[.$F$2])+[.$G$2]*2*(RAND()-0.5)" office:value-type="float" office:value="-63253896" calcext:value-type="float">
            <text:p>-63253896</text:p>
          </table:table-cell>
          <table:table-cell table:number-columns-repeated="5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$C$2]*([.A926]-[.$D$2])*([.A926]-[.$E$2])*([.A926]-[.$F$2])+[.$G$2]*2*(RAND()-0.5)" office:value-type="float" office:value="-63689625" calcext:value-type="float">
            <text:p>-63689625</text:p>
          </table:table-cell>
          <table:table-cell table:number-columns-repeated="5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$C$2]*([.A927]-[.$D$2])*([.A927]-[.$E$2])*([.A927]-[.$F$2])+[.$G$2]*2*(RAND()-0.5)" office:value-type="float" office:value="-64124544" calcext:value-type="float">
            <text:p>-64124544</text:p>
          </table:table-cell>
          <table:table-cell table:number-columns-repeated="5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$C$2]*([.A928]-[.$D$2])*([.A928]-[.$E$2])*([.A928]-[.$F$2])+[.$G$2]*2*(RAND()-0.5)" office:value-type="float" office:value="-64558647" calcext:value-type="float">
            <text:p>-64558647</text:p>
          </table:table-cell>
          <table:table-cell table:number-columns-repeated="5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$C$2]*([.A929]-[.$D$2])*([.A929]-[.$E$2])*([.A929]-[.$F$2])+[.$G$2]*2*(RAND()-0.5)" office:value-type="float" office:value="-64991928" calcext:value-type="float">
            <text:p>-64991928</text:p>
          </table:table-cell>
          <table:table-cell table:number-columns-repeated="5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$C$2]*([.A930]-[.$D$2])*([.A930]-[.$E$2])*([.A930]-[.$F$2])+[.$G$2]*2*(RAND()-0.5)" office:value-type="float" office:value="-65424381" calcext:value-type="float">
            <text:p>-65424381</text:p>
          </table:table-cell>
          <table:table-cell table:number-columns-repeated="5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$C$2]*([.A931]-[.$D$2])*([.A931]-[.$E$2])*([.A931]-[.$F$2])+[.$G$2]*2*(RAND()-0.5)" office:value-type="float" office:value="-65856000" calcext:value-type="float">
            <text:p>-65856000</text:p>
          </table:table-cell>
          <table:table-cell table:number-columns-repeated="5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$C$2]*([.A932]-[.$D$2])*([.A932]-[.$E$2])*([.A932]-[.$F$2])+[.$G$2]*2*(RAND()-0.5)" office:value-type="float" office:value="-66286779" calcext:value-type="float">
            <text:p>-66286779</text:p>
          </table:table-cell>
          <table:table-cell table:number-columns-repeated="5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$C$2]*([.A933]-[.$D$2])*([.A933]-[.$E$2])*([.A933]-[.$F$2])+[.$G$2]*2*(RAND()-0.5)" office:value-type="float" office:value="-66716712" calcext:value-type="float">
            <text:p>-66716712</text:p>
          </table:table-cell>
          <table:table-cell table:number-columns-repeated="5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$C$2]*([.A934]-[.$D$2])*([.A934]-[.$E$2])*([.A934]-[.$F$2])+[.$G$2]*2*(RAND()-0.5)" office:value-type="float" office:value="-67145793" calcext:value-type="float">
            <text:p>-67145793</text:p>
          </table:table-cell>
          <table:table-cell table:number-columns-repeated="5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$C$2]*([.A935]-[.$D$2])*([.A935]-[.$E$2])*([.A935]-[.$F$2])+[.$G$2]*2*(RAND()-0.5)" office:value-type="float" office:value="-67574016" calcext:value-type="float">
            <text:p>-67574016</text:p>
          </table:table-cell>
          <table:table-cell table:number-columns-repeated="5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$C$2]*([.A936]-[.$D$2])*([.A936]-[.$E$2])*([.A936]-[.$F$2])+[.$G$2]*2*(RAND()-0.5)" office:value-type="float" office:value="-68001375" calcext:value-type="float">
            <text:p>-68001375</text:p>
          </table:table-cell>
          <table:table-cell table:number-columns-repeated="5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$C$2]*([.A937]-[.$D$2])*([.A937]-[.$E$2])*([.A937]-[.$F$2])+[.$G$2]*2*(RAND()-0.5)" office:value-type="float" office:value="-68427864" calcext:value-type="float">
            <text:p>-68427864</text:p>
          </table:table-cell>
          <table:table-cell table:number-columns-repeated="5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$C$2]*([.A938]-[.$D$2])*([.A938]-[.$E$2])*([.A938]-[.$F$2])+[.$G$2]*2*(RAND()-0.5)" office:value-type="float" office:value="-68853477" calcext:value-type="float">
            <text:p>-68853477</text:p>
          </table:table-cell>
          <table:table-cell table:number-columns-repeated="5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$C$2]*([.A939]-[.$D$2])*([.A939]-[.$E$2])*([.A939]-[.$F$2])+[.$G$2]*2*(RAND()-0.5)" office:value-type="float" office:value="-69278208" calcext:value-type="float">
            <text:p>-69278208</text:p>
          </table:table-cell>
          <table:table-cell table:number-columns-repeated="5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$C$2]*([.A940]-[.$D$2])*([.A940]-[.$E$2])*([.A940]-[.$F$2])+[.$G$2]*2*(RAND()-0.5)" office:value-type="float" office:value="-69702051" calcext:value-type="float">
            <text:p>-69702051</text:p>
          </table:table-cell>
          <table:table-cell table:number-columns-repeated="5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$C$2]*([.A941]-[.$D$2])*([.A941]-[.$E$2])*([.A941]-[.$F$2])+[.$G$2]*2*(RAND()-0.5)" office:value-type="float" office:value="-70125000" calcext:value-type="float">
            <text:p>-70125000</text:p>
          </table:table-cell>
          <table:table-cell table:number-columns-repeated="5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$C$2]*([.A942]-[.$D$2])*([.A942]-[.$E$2])*([.A942]-[.$F$2])+[.$G$2]*2*(RAND()-0.5)" office:value-type="float" office:value="-70547049" calcext:value-type="float">
            <text:p>-70547049</text:p>
          </table:table-cell>
          <table:table-cell table:number-columns-repeated="5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$C$2]*([.A943]-[.$D$2])*([.A943]-[.$E$2])*([.A943]-[.$F$2])+[.$G$2]*2*(RAND()-0.5)" office:value-type="float" office:value="-70968192" calcext:value-type="float">
            <text:p>-70968192</text:p>
          </table:table-cell>
          <table:table-cell table:number-columns-repeated="5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$C$2]*([.A944]-[.$D$2])*([.A944]-[.$E$2])*([.A944]-[.$F$2])+[.$G$2]*2*(RAND()-0.5)" office:value-type="float" office:value="-71388423" calcext:value-type="float">
            <text:p>-71388423</text:p>
          </table:table-cell>
          <table:table-cell table:number-columns-repeated="5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$C$2]*([.A945]-[.$D$2])*([.A945]-[.$E$2])*([.A945]-[.$F$2])+[.$G$2]*2*(RAND()-0.5)" office:value-type="float" office:value="-71807736" calcext:value-type="float">
            <text:p>-71807736</text:p>
          </table:table-cell>
          <table:table-cell table:number-columns-repeated="5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$C$2]*([.A946]-[.$D$2])*([.A946]-[.$E$2])*([.A946]-[.$F$2])+[.$G$2]*2*(RAND()-0.5)" office:value-type="float" office:value="-72226125" calcext:value-type="float">
            <text:p>-72226125</text:p>
          </table:table-cell>
          <table:table-cell table:number-columns-repeated="5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$C$2]*([.A947]-[.$D$2])*([.A947]-[.$E$2])*([.A947]-[.$F$2])+[.$G$2]*2*(RAND()-0.5)" office:value-type="float" office:value="-72643584" calcext:value-type="float">
            <text:p>-72643584</text:p>
          </table:table-cell>
          <table:table-cell table:number-columns-repeated="5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$C$2]*([.A948]-[.$D$2])*([.A948]-[.$E$2])*([.A948]-[.$F$2])+[.$G$2]*2*(RAND()-0.5)" office:value-type="float" office:value="-73060107" calcext:value-type="float">
            <text:p>-73060107</text:p>
          </table:table-cell>
          <table:table-cell table:number-columns-repeated="5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$C$2]*([.A949]-[.$D$2])*([.A949]-[.$E$2])*([.A949]-[.$F$2])+[.$G$2]*2*(RAND()-0.5)" office:value-type="float" office:value="-73475688" calcext:value-type="float">
            <text:p>-73475688</text:p>
          </table:table-cell>
          <table:table-cell table:number-columns-repeated="5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$C$2]*([.A950]-[.$D$2])*([.A950]-[.$E$2])*([.A950]-[.$F$2])+[.$G$2]*2*(RAND()-0.5)" office:value-type="float" office:value="-73890321" calcext:value-type="float">
            <text:p>-73890321</text:p>
          </table:table-cell>
          <table:table-cell table:number-columns-repeated="5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$C$2]*([.A951]-[.$D$2])*([.A951]-[.$E$2])*([.A951]-[.$F$2])+[.$G$2]*2*(RAND()-0.5)" office:value-type="float" office:value="-74304000" calcext:value-type="float">
            <text:p>-74304000</text:p>
          </table:table-cell>
          <table:table-cell table:number-columns-repeated="5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$C$2]*([.A952]-[.$D$2])*([.A952]-[.$E$2])*([.A952]-[.$F$2])+[.$G$2]*2*(RAND()-0.5)" office:value-type="float" office:value="-74716719" calcext:value-type="float">
            <text:p>-74716719</text:p>
          </table:table-cell>
          <table:table-cell table:number-columns-repeated="5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$C$2]*([.A953]-[.$D$2])*([.A953]-[.$E$2])*([.A953]-[.$F$2])+[.$G$2]*2*(RAND()-0.5)" office:value-type="float" office:value="-75128472" calcext:value-type="float">
            <text:p>-75128472</text:p>
          </table:table-cell>
          <table:table-cell table:number-columns-repeated="5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$C$2]*([.A954]-[.$D$2])*([.A954]-[.$E$2])*([.A954]-[.$F$2])+[.$G$2]*2*(RAND()-0.5)" office:value-type="float" office:value="-75539253" calcext:value-type="float">
            <text:p>-75539253</text:p>
          </table:table-cell>
          <table:table-cell table:number-columns-repeated="5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$C$2]*([.A955]-[.$D$2])*([.A955]-[.$E$2])*([.A955]-[.$F$2])+[.$G$2]*2*(RAND()-0.5)" office:value-type="float" office:value="-75949056" calcext:value-type="float">
            <text:p>-75949056</text:p>
          </table:table-cell>
          <table:table-cell table:number-columns-repeated="5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$C$2]*([.A956]-[.$D$2])*([.A956]-[.$E$2])*([.A956]-[.$F$2])+[.$G$2]*2*(RAND()-0.5)" office:value-type="float" office:value="-76357875" calcext:value-type="float">
            <text:p>-76357875</text:p>
          </table:table-cell>
          <table:table-cell table:number-columns-repeated="5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$C$2]*([.A957]-[.$D$2])*([.A957]-[.$E$2])*([.A957]-[.$F$2])+[.$G$2]*2*(RAND()-0.5)" office:value-type="float" office:value="-76765704" calcext:value-type="float">
            <text:p>-76765704</text:p>
          </table:table-cell>
          <table:table-cell table:number-columns-repeated="5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$C$2]*([.A958]-[.$D$2])*([.A958]-[.$E$2])*([.A958]-[.$F$2])+[.$G$2]*2*(RAND()-0.5)" office:value-type="float" office:value="-77172537" calcext:value-type="float">
            <text:p>-77172537</text:p>
          </table:table-cell>
          <table:table-cell table:number-columns-repeated="5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$C$2]*([.A959]-[.$D$2])*([.A959]-[.$E$2])*([.A959]-[.$F$2])+[.$G$2]*2*(RAND()-0.5)" office:value-type="float" office:value="-77578368" calcext:value-type="float">
            <text:p>-77578368</text:p>
          </table:table-cell>
          <table:table-cell table:number-columns-repeated="5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$C$2]*([.A960]-[.$D$2])*([.A960]-[.$E$2])*([.A960]-[.$F$2])+[.$G$2]*2*(RAND()-0.5)" office:value-type="float" office:value="-77983191" calcext:value-type="float">
            <text:p>-77983191</text:p>
          </table:table-cell>
          <table:table-cell table:number-columns-repeated="5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$C$2]*([.A961]-[.$D$2])*([.A961]-[.$E$2])*([.A961]-[.$F$2])+[.$G$2]*2*(RAND()-0.5)" office:value-type="float" office:value="-78387000" calcext:value-type="float">
            <text:p>-78387000</text:p>
          </table:table-cell>
          <table:table-cell table:number-columns-repeated="5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$C$2]*([.A962]-[.$D$2])*([.A962]-[.$E$2])*([.A962]-[.$F$2])+[.$G$2]*2*(RAND()-0.5)" office:value-type="float" office:value="-78789789" calcext:value-type="float">
            <text:p>-78789789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$C$2]*([.A963]-[.$D$2])*([.A963]-[.$E$2])*([.A963]-[.$F$2])+[.$G$2]*2*(RAND()-0.5)" office:value-type="float" office:value="-79191552" calcext:value-type="float">
            <text:p>-79191552</text:p>
          </table:table-cell>
          <table:table-cell table:number-columns-repeated="5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$C$2]*([.A964]-[.$D$2])*([.A964]-[.$E$2])*([.A964]-[.$F$2])+[.$G$2]*2*(RAND()-0.5)" office:value-type="float" office:value="-79592283" calcext:value-type="float">
            <text:p>-79592283</text:p>
          </table:table-cell>
          <table:table-cell table:number-columns-repeated="5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$C$2]*([.A965]-[.$D$2])*([.A965]-[.$E$2])*([.A965]-[.$F$2])+[.$G$2]*2*(RAND()-0.5)" office:value-type="float" office:value="-79991976" calcext:value-type="float">
            <text:p>-79991976</text:p>
          </table:table-cell>
          <table:table-cell table:number-columns-repeated="5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$C$2]*([.A966]-[.$D$2])*([.A966]-[.$E$2])*([.A966]-[.$F$2])+[.$G$2]*2*(RAND()-0.5)" office:value-type="float" office:value="-80390625" calcext:value-type="float">
            <text:p>-80390625</text:p>
          </table:table-cell>
          <table:table-cell table:number-columns-repeated="5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$C$2]*([.A967]-[.$D$2])*([.A967]-[.$E$2])*([.A967]-[.$F$2])+[.$G$2]*2*(RAND()-0.5)" office:value-type="float" office:value="-80788224" calcext:value-type="float">
            <text:p>-80788224</text:p>
          </table:table-cell>
          <table:table-cell table:number-columns-repeated="5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$C$2]*([.A968]-[.$D$2])*([.A968]-[.$E$2])*([.A968]-[.$F$2])+[.$G$2]*2*(RAND()-0.5)" office:value-type="float" office:value="-81184767" calcext:value-type="float">
            <text:p>-81184767</text:p>
          </table:table-cell>
          <table:table-cell table:number-columns-repeated="5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$C$2]*([.A969]-[.$D$2])*([.A969]-[.$E$2])*([.A969]-[.$F$2])+[.$G$2]*2*(RAND()-0.5)" office:value-type="float" office:value="-81580248" calcext:value-type="float">
            <text:p>-81580248</text:p>
          </table:table-cell>
          <table:table-cell table:number-columns-repeated="5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$C$2]*([.A970]-[.$D$2])*([.A970]-[.$E$2])*([.A970]-[.$F$2])+[.$G$2]*2*(RAND()-0.5)" office:value-type="float" office:value="-81974661" calcext:value-type="float">
            <text:p>-81974661</text:p>
          </table:table-cell>
          <table:table-cell table:number-columns-repeated="5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$C$2]*([.A971]-[.$D$2])*([.A971]-[.$E$2])*([.A971]-[.$F$2])+[.$G$2]*2*(RAND()-0.5)" office:value-type="float" office:value="-82368000" calcext:value-type="float">
            <text:p>-82368000</text:p>
          </table:table-cell>
          <table:table-cell table:number-columns-repeated="5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$C$2]*([.A972]-[.$D$2])*([.A972]-[.$E$2])*([.A972]-[.$F$2])+[.$G$2]*2*(RAND()-0.5)" office:value-type="float" office:value="-82760259" calcext:value-type="float">
            <text:p>-82760259</text:p>
          </table:table-cell>
          <table:table-cell table:number-columns-repeated="5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$C$2]*([.A973]-[.$D$2])*([.A973]-[.$E$2])*([.A973]-[.$F$2])+[.$G$2]*2*(RAND()-0.5)" office:value-type="float" office:value="-83151432" calcext:value-type="float">
            <text:p>-83151432</text:p>
          </table:table-cell>
          <table:table-cell table:number-columns-repeated="5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$C$2]*([.A974]-[.$D$2])*([.A974]-[.$E$2])*([.A974]-[.$F$2])+[.$G$2]*2*(RAND()-0.5)" office:value-type="float" office:value="-83541513" calcext:value-type="float">
            <text:p>-83541513</text:p>
          </table:table-cell>
          <table:table-cell table:number-columns-repeated="5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$C$2]*([.A975]-[.$D$2])*([.A975]-[.$E$2])*([.A975]-[.$F$2])+[.$G$2]*2*(RAND()-0.5)" office:value-type="float" office:value="-83930496" calcext:value-type="float">
            <text:p>-83930496</text:p>
          </table:table-cell>
          <table:table-cell table:number-columns-repeated="5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$C$2]*([.A976]-[.$D$2])*([.A976]-[.$E$2])*([.A976]-[.$F$2])+[.$G$2]*2*(RAND()-0.5)" office:value-type="float" office:value="-84318375" calcext:value-type="float">
            <text:p>-84318375</text:p>
          </table:table-cell>
          <table:table-cell table:number-columns-repeated="5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$C$2]*([.A977]-[.$D$2])*([.A977]-[.$E$2])*([.A977]-[.$F$2])+[.$G$2]*2*(RAND()-0.5)" office:value-type="float" office:value="-84705144" calcext:value-type="float">
            <text:p>-84705144</text:p>
          </table:table-cell>
          <table:table-cell table:number-columns-repeated="5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$C$2]*([.A978]-[.$D$2])*([.A978]-[.$E$2])*([.A978]-[.$F$2])+[.$G$2]*2*(RAND()-0.5)" office:value-type="float" office:value="-85090797" calcext:value-type="float">
            <text:p>-85090797</text:p>
          </table:table-cell>
          <table:table-cell table:number-columns-repeated="5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$C$2]*([.A979]-[.$D$2])*([.A979]-[.$E$2])*([.A979]-[.$F$2])+[.$G$2]*2*(RAND()-0.5)" office:value-type="float" office:value="-85475328" calcext:value-type="float">
            <text:p>-85475328</text:p>
          </table:table-cell>
          <table:table-cell table:number-columns-repeated="5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$C$2]*([.A980]-[.$D$2])*([.A980]-[.$E$2])*([.A980]-[.$F$2])+[.$G$2]*2*(RAND()-0.5)" office:value-type="float" office:value="-85858731" calcext:value-type="float">
            <text:p>-85858731</text:p>
          </table:table-cell>
          <table:table-cell table:number-columns-repeated="5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$C$2]*([.A981]-[.$D$2])*([.A981]-[.$E$2])*([.A981]-[.$F$2])+[.$G$2]*2*(RAND()-0.5)" office:value-type="float" office:value="-86241000" calcext:value-type="float">
            <text:p>-86241000</text:p>
          </table:table-cell>
          <table:table-cell table:number-columns-repeated="5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$C$2]*([.A982]-[.$D$2])*([.A982]-[.$E$2])*([.A982]-[.$F$2])+[.$G$2]*2*(RAND()-0.5)" office:value-type="float" office:value="-86622129" calcext:value-type="float">
            <text:p>-86622129</text:p>
          </table:table-cell>
          <table:table-cell table:number-columns-repeated="5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$C$2]*([.A983]-[.$D$2])*([.A983]-[.$E$2])*([.A983]-[.$F$2])+[.$G$2]*2*(RAND()-0.5)" office:value-type="float" office:value="-87002112" calcext:value-type="float">
            <text:p>-87002112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$C$2]*([.A984]-[.$D$2])*([.A984]-[.$E$2])*([.A984]-[.$F$2])+[.$G$2]*2*(RAND()-0.5)" office:value-type="float" office:value="-87380943" calcext:value-type="float">
            <text:p>-87380943</text:p>
          </table:table-cell>
          <table:table-cell table:number-columns-repeated="5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$C$2]*([.A985]-[.$D$2])*([.A985]-[.$E$2])*([.A985]-[.$F$2])+[.$G$2]*2*(RAND()-0.5)" office:value-type="float" office:value="-87758616" calcext:value-type="float">
            <text:p>-87758616</text:p>
          </table:table-cell>
          <table:table-cell table:number-columns-repeated="5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$C$2]*([.A986]-[.$D$2])*([.A986]-[.$E$2])*([.A986]-[.$F$2])+[.$G$2]*2*(RAND()-0.5)" office:value-type="float" office:value="-88135125" calcext:value-type="float">
            <text:p>-88135125</text:p>
          </table:table-cell>
          <table:table-cell table:number-columns-repeated="5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$C$2]*([.A987]-[.$D$2])*([.A987]-[.$E$2])*([.A987]-[.$F$2])+[.$G$2]*2*(RAND()-0.5)" office:value-type="float" office:value="-88510464" calcext:value-type="float">
            <text:p>-88510464</text:p>
          </table:table-cell>
          <table:table-cell table:number-columns-repeated="5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$C$2]*([.A988]-[.$D$2])*([.A988]-[.$E$2])*([.A988]-[.$F$2])+[.$G$2]*2*(RAND()-0.5)" office:value-type="float" office:value="-88884627" calcext:value-type="float">
            <text:p>-88884627</text:p>
          </table:table-cell>
          <table:table-cell table:number-columns-repeated="5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$C$2]*([.A989]-[.$D$2])*([.A989]-[.$E$2])*([.A989]-[.$F$2])+[.$G$2]*2*(RAND()-0.5)" office:value-type="float" office:value="-89257608" calcext:value-type="float">
            <text:p>-89257608</text:p>
          </table:table-cell>
          <table:table-cell table:number-columns-repeated="5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$C$2]*([.A990]-[.$D$2])*([.A990]-[.$E$2])*([.A990]-[.$F$2])+[.$G$2]*2*(RAND()-0.5)" office:value-type="float" office:value="-89629401" calcext:value-type="float">
            <text:p>-89629401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$C$2]*([.A991]-[.$D$2])*([.A991]-[.$E$2])*([.A991]-[.$F$2])+[.$G$2]*2*(RAND()-0.5)" office:value-type="float" office:value="-90000000" calcext:value-type="float">
            <text:p>-90000000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[.$C$2]*([.A992]-[.$D$2])*([.A992]-[.$E$2])*([.A992]-[.$F$2])+[.$G$2]*2*(RAND()-0.5)" office:value-type="float" office:value="-90369399" calcext:value-type="float">
            <text:p>-90369399</text:p>
          </table:table-cell>
          <table:table-cell table:number-columns-repeated="5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formula="of:=[.$C$2]*([.A993]-[.$D$2])*([.A993]-[.$E$2])*([.A993]-[.$F$2])+[.$G$2]*2*(RAND()-0.5)" office:value-type="float" office:value="-90737592" calcext:value-type="float">
            <text:p>-90737592</text:p>
          </table:table-cell>
          <table:table-cell table:number-columns-repeated="5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[.$C$2]*([.A994]-[.$D$2])*([.A994]-[.$E$2])*([.A994]-[.$F$2])+[.$G$2]*2*(RAND()-0.5)" office:value-type="float" office:value="-91104573" calcext:value-type="float">
            <text:p>-91104573</text:p>
          </table:table-cell>
          <table:table-cell table:number-columns-repeated="5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[.$C$2]*([.A995]-[.$D$2])*([.A995]-[.$E$2])*([.A995]-[.$F$2])+[.$G$2]*2*(RAND()-0.5)" office:value-type="float" office:value="-91470336" calcext:value-type="float">
            <text:p>-91470336</text:p>
          </table:table-cell>
          <table:table-cell table:number-columns-repeated="5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formula="of:=[.$C$2]*([.A996]-[.$D$2])*([.A996]-[.$E$2])*([.A996]-[.$F$2])+[.$G$2]*2*(RAND()-0.5)" office:value-type="float" office:value="-91834875" calcext:value-type="float">
            <text:p>-91834875</text:p>
          </table:table-cell>
          <table:table-cell table:number-columns-repeated="5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[.$C$2]*([.A997]-[.$D$2])*([.A997]-[.$E$2])*([.A997]-[.$F$2])+[.$G$2]*2*(RAND()-0.5)" office:value-type="float" office:value="-92198184" calcext:value-type="float">
            <text:p>-92198184</text:p>
          </table:table-cell>
          <table:table-cell table:number-columns-repeated="5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[.$C$2]*([.A998]-[.$D$2])*([.A998]-[.$E$2])*([.A998]-[.$F$2])+[.$G$2]*2*(RAND()-0.5)" office:value-type="float" office:value="-92560257" calcext:value-type="float">
            <text:p>-92560257</text:p>
          </table:table-cell>
          <table:table-cell table:number-columns-repeated="5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formula="of:=[.$C$2]*([.A999]-[.$D$2])*([.A999]-[.$E$2])*([.A999]-[.$F$2])+[.$G$2]*2*(RAND()-0.5)" office:value-type="float" office:value="-92921088" calcext:value-type="float">
            <text:p>-92921088</text:p>
          </table:table-cell>
          <table:table-cell table:number-columns-repeated="5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[.$C$2]*([.A1000]-[.$D$2])*([.A1000]-[.$E$2])*([.A1000]-[.$F$2])+[.$G$2]*2*(RAND()-0.5)" office:value-type="float" office:value="-93280671" calcext:value-type="float">
            <text:p>-93280671</text:p>
          </table:table-cell>
          <table:table-cell table:number-columns-repeated="5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[.$C$2]*([.A1001]-[.$D$2])*([.A1001]-[.$E$2])*([.A1001]-[.$F$2])+[.$G$2]*2*(RAND()-0.5)" office:value-type="float" office:value="-93639000" calcext:value-type="float">
            <text:p>-93639000</text:p>
          </table:table-cell>
          <table:table-cell table:number-columns-repeated="5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[.$C$2]*([.A1002]-[.$D$2])*([.A1002]-[.$E$2])*([.A1002]-[.$F$2])+[.$G$2]*2*(RAND()-0.5)" office:value-type="float" office:value="-93996069" calcext:value-type="float">
            <text:p>-93996069</text:p>
          </table:table-cell>
          <table:table-cell table:number-columns-repeated="5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formula="of:=[.$C$2]*([.A1003]-[.$D$2])*([.A1003]-[.$E$2])*([.A1003]-[.$F$2])+[.$G$2]*2*(RAND()-0.5)" office:value-type="float" office:value="-94351872" calcext:value-type="float">
            <text:p>-94351872</text:p>
          </table:table-cell>
          <table:table-cell table:number-columns-repeated="5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formula="of:=[.$C$2]*([.A1004]-[.$D$2])*([.A1004]-[.$E$2])*([.A1004]-[.$F$2])+[.$G$2]*2*(RAND()-0.5)" office:value-type="float" office:value="-94706403" calcext:value-type="float">
            <text:p>-94706403</text:p>
          </table:table-cell>
          <table:table-cell table:number-columns-repeated="5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[.$C$2]*([.A1005]-[.$D$2])*([.A1005]-[.$E$2])*([.A1005]-[.$F$2])+[.$G$2]*2*(RAND()-0.5)" office:value-type="float" office:value="-95059656" calcext:value-type="float">
            <text:p>-95059656</text:p>
          </table:table-cell>
          <table:table-cell table:number-columns-repeated="5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[.$C$2]*([.A1006]-[.$D$2])*([.A1006]-[.$E$2])*([.A1006]-[.$F$2])+[.$G$2]*2*(RAND()-0.5)" office:value-type="float" office:value="-95411625" calcext:value-type="float">
            <text:p>-95411625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formula="of:=[.$C$2]*([.A1007]-[.$D$2])*([.A1007]-[.$E$2])*([.A1007]-[.$F$2])+[.$G$2]*2*(RAND()-0.5)" office:value-type="float" office:value="-95762304" calcext:value-type="float">
            <text:p>-95762304</text:p>
          </table:table-cell>
          <table:table-cell table:number-columns-repeated="5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[.$C$2]*([.A1008]-[.$D$2])*([.A1008]-[.$E$2])*([.A1008]-[.$F$2])+[.$G$2]*2*(RAND()-0.5)" office:value-type="float" office:value="-96111687" calcext:value-type="float">
            <text:p>-96111687</text:p>
          </table:table-cell>
          <table:table-cell table:number-columns-repeated="5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formula="of:=[.$C$2]*([.A1009]-[.$D$2])*([.A1009]-[.$E$2])*([.A1009]-[.$F$2])+[.$G$2]*2*(RAND()-0.5)" office:value-type="float" office:value="-96459768" calcext:value-type="float">
            <text:p>-96459768</text:p>
          </table:table-cell>
          <table:table-cell table:number-columns-repeated="5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[.$C$2]*([.A1010]-[.$D$2])*([.A1010]-[.$E$2])*([.A1010]-[.$F$2])+[.$G$2]*2*(RAND()-0.5)" office:value-type="float" office:value="-96806541" calcext:value-type="float">
            <text:p>-96806541</text:p>
          </table:table-cell>
          <table:table-cell table:number-columns-repeated="5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[.$C$2]*([.A1011]-[.$D$2])*([.A1011]-[.$E$2])*([.A1011]-[.$F$2])+[.$G$2]*2*(RAND()-0.5)" office:value-type="float" office:value="-97152000" calcext:value-type="float">
            <text:p>-97152000</text:p>
          </table:table-cell>
          <table:table-cell table:number-columns-repeated="5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[.$C$2]*([.A1012]-[.$D$2])*([.A1012]-[.$E$2])*([.A1012]-[.$F$2])+[.$G$2]*2*(RAND()-0.5)" office:value-type="float" office:value="-97496139" calcext:value-type="float">
            <text:p>-97496139</text:p>
          </table:table-cell>
          <table:table-cell table:number-columns-repeated="5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[.$C$2]*([.A1013]-[.$D$2])*([.A1013]-[.$E$2])*([.A1013]-[.$F$2])+[.$G$2]*2*(RAND()-0.5)" office:value-type="float" office:value="-97838952" calcext:value-type="float">
            <text:p>-97838952</text:p>
          </table:table-cell>
          <table:table-cell table:number-columns-repeated="5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[.$C$2]*([.A1014]-[.$D$2])*([.A1014]-[.$E$2])*([.A1014]-[.$F$2])+[.$G$2]*2*(RAND()-0.5)" office:value-type="float" office:value="-98180433" calcext:value-type="float">
            <text:p>-98180433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$C$2]*([.A1015]-[.$D$2])*([.A1015]-[.$E$2])*([.A1015]-[.$F$2])+[.$G$2]*2*(RAND()-0.5)" office:value-type="float" office:value="-98520576" calcext:value-type="float">
            <text:p>-98520576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formula="of:=[.$C$2]*([.A1016]-[.$D$2])*([.A1016]-[.$E$2])*([.A1016]-[.$F$2])+[.$G$2]*2*(RAND()-0.5)" office:value-type="float" office:value="-98859375" calcext:value-type="float">
            <text:p>-98859375</text:p>
          </table:table-cell>
          <table:table-cell table:number-columns-repeated="5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formula="of:=[.$C$2]*([.A1017]-[.$D$2])*([.A1017]-[.$E$2])*([.A1017]-[.$F$2])+[.$G$2]*2*(RAND()-0.5)" office:value-type="float" office:value="-99196824" calcext:value-type="float">
            <text:p>-99196824</text:p>
          </table:table-cell>
          <table:table-cell table:number-columns-repeated="5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formula="of:=[.$C$2]*([.A1018]-[.$D$2])*([.A1018]-[.$E$2])*([.A1018]-[.$F$2])+[.$G$2]*2*(RAND()-0.5)" office:value-type="float" office:value="-99532917" calcext:value-type="float">
            <text:p>-99532917</text:p>
          </table:table-cell>
          <table:table-cell table:number-columns-repeated="5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formula="of:=[.$C$2]*([.A1019]-[.$D$2])*([.A1019]-[.$E$2])*([.A1019]-[.$F$2])+[.$G$2]*2*(RAND()-0.5)" office:value-type="float" office:value="-99867648" calcext:value-type="float">
            <text:p>-99867648</text:p>
          </table:table-cell>
          <table:table-cell table:number-columns-repeated="5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formula="of:=[.$C$2]*([.A1020]-[.$D$2])*([.A1020]-[.$E$2])*([.A1020]-[.$F$2])+[.$G$2]*2*(RAND()-0.5)" office:value-type="float" office:value="-100201011" calcext:value-type="float">
            <text:p>-100201011</text:p>
          </table:table-cell>
          <table:table-cell table:number-columns-repeated="5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formula="of:=[.$C$2]*([.A1021]-[.$D$2])*([.A1021]-[.$E$2])*([.A1021]-[.$F$2])+[.$G$2]*2*(RAND()-0.5)" office:value-type="float" office:value="-100533000" calcext:value-type="float">
            <text:p>-100533000</text:p>
          </table:table-cell>
          <table:table-cell table:number-columns-repeated="5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formula="of:=[.$C$2]*([.A1022]-[.$D$2])*([.A1022]-[.$E$2])*([.A1022]-[.$F$2])+[.$G$2]*2*(RAND()-0.5)" office:value-type="float" office:value="-100863609" calcext:value-type="float">
            <text:p>-100863609</text:p>
          </table:table-cell>
          <table:table-cell table:number-columns-repeated="5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formula="of:=[.$C$2]*([.A1023]-[.$D$2])*([.A1023]-[.$E$2])*([.A1023]-[.$F$2])+[.$G$2]*2*(RAND()-0.5)" office:value-type="float" office:value="-101192832" calcext:value-type="float">
            <text:p>-101192832</text:p>
          </table:table-cell>
          <table:table-cell table:number-columns-repeated="5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formula="of:=[.$C$2]*([.A1024]-[.$D$2])*([.A1024]-[.$E$2])*([.A1024]-[.$F$2])+[.$G$2]*2*(RAND()-0.5)" office:value-type="float" office:value="-101520663" calcext:value-type="float">
            <text:p>-101520663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formula="of:=[.$C$2]*([.A1025]-[.$D$2])*([.A1025]-[.$E$2])*([.A1025]-[.$F$2])+[.$G$2]*2*(RAND()-0.5)" office:value-type="float" office:value="-101847096" calcext:value-type="float">
            <text:p>-101847096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formula="of:=[.$C$2]*([.A1026]-[.$D$2])*([.A1026]-[.$E$2])*([.A1026]-[.$F$2])+[.$G$2]*2*(RAND()-0.5)" office:value-type="float" office:value="-102172125" calcext:value-type="float">
            <text:p>-102172125</text:p>
          </table:table-cell>
          <table:table-cell table:number-columns-repeated="5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formula="of:=[.$C$2]*([.A1027]-[.$D$2])*([.A1027]-[.$E$2])*([.A1027]-[.$F$2])+[.$G$2]*2*(RAND()-0.5)" office:value-type="float" office:value="-102495744" calcext:value-type="float">
            <text:p>-102495744</text:p>
          </table:table-cell>
          <table:table-cell table:number-columns-repeated="5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formula="of:=[.$C$2]*([.A1028]-[.$D$2])*([.A1028]-[.$E$2])*([.A1028]-[.$F$2])+[.$G$2]*2*(RAND()-0.5)" office:value-type="float" office:value="-102817947" calcext:value-type="float">
            <text:p>-102817947</text:p>
          </table:table-cell>
          <table:table-cell table:number-columns-repeated="5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formula="of:=[.$C$2]*([.A1029]-[.$D$2])*([.A1029]-[.$E$2])*([.A1029]-[.$F$2])+[.$G$2]*2*(RAND()-0.5)" office:value-type="float" office:value="-103138728" calcext:value-type="float">
            <text:p>-103138728</text:p>
          </table:table-cell>
          <table:table-cell table:number-columns-repeated="5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formula="of:=[.$C$2]*([.A1030]-[.$D$2])*([.A1030]-[.$E$2])*([.A1030]-[.$F$2])+[.$G$2]*2*(RAND()-0.5)" office:value-type="float" office:value="-103458081" calcext:value-type="float">
            <text:p>-103458081</text:p>
          </table:table-cell>
          <table:table-cell table:number-columns-repeated="5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[.$C$2]*([.A1031]-[.$D$2])*([.A1031]-[.$E$2])*([.A1031]-[.$F$2])+[.$G$2]*2*(RAND()-0.5)" office:value-type="float" office:value="-103776000" calcext:value-type="float">
            <text:p>-103776000</text:p>
          </table:table-cell>
          <table:table-cell table:number-columns-repeated="5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formula="of:=[.$C$2]*([.A1032]-[.$D$2])*([.A1032]-[.$E$2])*([.A1032]-[.$F$2])+[.$G$2]*2*(RAND()-0.5)" office:value-type="float" office:value="-104092479" calcext:value-type="float">
            <text:p>-104092479</text:p>
          </table:table-cell>
          <table:table-cell table:number-columns-repeated="5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formula="of:=[.$C$2]*([.A1033]-[.$D$2])*([.A1033]-[.$E$2])*([.A1033]-[.$F$2])+[.$G$2]*2*(RAND()-0.5)" office:value-type="float" office:value="-104407512" calcext:value-type="float">
            <text:p>-104407512</text:p>
          </table:table-cell>
          <table:table-cell table:number-columns-repeated="5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formula="of:=[.$C$2]*([.A1034]-[.$D$2])*([.A1034]-[.$E$2])*([.A1034]-[.$F$2])+[.$G$2]*2*(RAND()-0.5)" office:value-type="float" office:value="-104721093" calcext:value-type="float">
            <text:p>-104721093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formula="of:=[.$C$2]*([.A1035]-[.$D$2])*([.A1035]-[.$E$2])*([.A1035]-[.$F$2])+[.$G$2]*2*(RAND()-0.5)" office:value-type="float" office:value="-105033216" calcext:value-type="float">
            <text:p>-105033216</text:p>
          </table:table-cell>
          <table:table-cell table:number-columns-repeated="5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formula="of:=[.$C$2]*([.A1036]-[.$D$2])*([.A1036]-[.$E$2])*([.A1036]-[.$F$2])+[.$G$2]*2*(RAND()-0.5)" office:value-type="float" office:value="-105343875" calcext:value-type="float">
            <text:p>-105343875</text:p>
          </table:table-cell>
          <table:table-cell table:number-columns-repeated="5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formula="of:=[.$C$2]*([.A1037]-[.$D$2])*([.A1037]-[.$E$2])*([.A1037]-[.$F$2])+[.$G$2]*2*(RAND()-0.5)" office:value-type="float" office:value="-105653064" calcext:value-type="float">
            <text:p>-105653064</text:p>
          </table:table-cell>
          <table:table-cell table:number-columns-repeated="5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formula="of:=[.$C$2]*([.A1038]-[.$D$2])*([.A1038]-[.$E$2])*([.A1038]-[.$F$2])+[.$G$2]*2*(RAND()-0.5)" office:value-type="float" office:value="-105960777" calcext:value-type="float">
            <text:p>-105960777</text:p>
          </table:table-cell>
          <table:table-cell table:number-columns-repeated="5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formula="of:=[.$C$2]*([.A1039]-[.$D$2])*([.A1039]-[.$E$2])*([.A1039]-[.$F$2])+[.$G$2]*2*(RAND()-0.5)" office:value-type="float" office:value="-106267008" calcext:value-type="float">
            <text:p>-106267008</text:p>
          </table:table-cell>
          <table:table-cell table:number-columns-repeated="5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formula="of:=[.$C$2]*([.A1040]-[.$D$2])*([.A1040]-[.$E$2])*([.A1040]-[.$F$2])+[.$G$2]*2*(RAND()-0.5)" office:value-type="float" office:value="-106571751" calcext:value-type="float">
            <text:p>-106571751</text:p>
          </table:table-cell>
          <table:table-cell table:number-columns-repeated="5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[.$C$2]*([.A1041]-[.$D$2])*([.A1041]-[.$E$2])*([.A1041]-[.$F$2])+[.$G$2]*2*(RAND()-0.5)" office:value-type="float" office:value="-106875000" calcext:value-type="float">
            <text:p>-106875000</text:p>
          </table:table-cell>
          <table:table-cell table:number-columns-repeated="5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formula="of:=[.$C$2]*([.A1042]-[.$D$2])*([.A1042]-[.$E$2])*([.A1042]-[.$F$2])+[.$G$2]*2*(RAND()-0.5)" office:value-type="float" office:value="-107176749" calcext:value-type="float">
            <text:p>-107176749</text:p>
          </table:table-cell>
          <table:table-cell table:number-columns-repeated="5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formula="of:=[.$C$2]*([.A1043]-[.$D$2])*([.A1043]-[.$E$2])*([.A1043]-[.$F$2])+[.$G$2]*2*(RAND()-0.5)" office:value-type="float" office:value="-107476992" calcext:value-type="float">
            <text:p>-107476992</text:p>
          </table:table-cell>
          <table:table-cell table:number-columns-repeated="5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formula="of:=[.$C$2]*([.A1044]-[.$D$2])*([.A1044]-[.$E$2])*([.A1044]-[.$F$2])+[.$G$2]*2*(RAND()-0.5)" office:value-type="float" office:value="-107775723" calcext:value-type="float">
            <text:p>-107775723</text:p>
          </table:table-cell>
          <table:table-cell table:number-columns-repeated="5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formula="of:=[.$C$2]*([.A1045]-[.$D$2])*([.A1045]-[.$E$2])*([.A1045]-[.$F$2])+[.$G$2]*2*(RAND()-0.5)" office:value-type="float" office:value="-108072936" calcext:value-type="float">
            <text:p>-108072936</text:p>
          </table:table-cell>
          <table:table-cell table:number-columns-repeated="5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formula="of:=[.$C$2]*([.A1046]-[.$D$2])*([.A1046]-[.$E$2])*([.A1046]-[.$F$2])+[.$G$2]*2*(RAND()-0.5)" office:value-type="float" office:value="-108368625" calcext:value-type="float">
            <text:p>-108368625</text:p>
          </table:table-cell>
          <table:table-cell table:number-columns-repeated="5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formula="of:=[.$C$2]*([.A1047]-[.$D$2])*([.A1047]-[.$E$2])*([.A1047]-[.$F$2])+[.$G$2]*2*(RAND()-0.5)" office:value-type="float" office:value="-108662784" calcext:value-type="float">
            <text:p>-108662784</text:p>
          </table:table-cell>
          <table:table-cell table:number-columns-repeated="5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formula="of:=[.$C$2]*([.A1048]-[.$D$2])*([.A1048]-[.$E$2])*([.A1048]-[.$F$2])+[.$G$2]*2*(RAND()-0.5)" office:value-type="float" office:value="-108955407" calcext:value-type="float">
            <text:p>-108955407</text:p>
          </table:table-cell>
          <table:table-cell table:number-columns-repeated="5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formula="of:=[.$C$2]*([.A1049]-[.$D$2])*([.A1049]-[.$E$2])*([.A1049]-[.$F$2])+[.$G$2]*2*(RAND()-0.5)" office:value-type="float" office:value="-109246488" calcext:value-type="float">
            <text:p>-109246488</text:p>
          </table:table-cell>
          <table:table-cell table:number-columns-repeated="5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formula="of:=[.$C$2]*([.A1050]-[.$D$2])*([.A1050]-[.$E$2])*([.A1050]-[.$F$2])+[.$G$2]*2*(RAND()-0.5)" office:value-type="float" office:value="-109536021" calcext:value-type="float">
            <text:p>-109536021</text:p>
          </table:table-cell>
          <table:table-cell table:number-columns-repeated="5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[.$C$2]*([.A1051]-[.$D$2])*([.A1051]-[.$E$2])*([.A1051]-[.$F$2])+[.$G$2]*2*(RAND()-0.5)" office:value-type="float" office:value="-109824000" calcext:value-type="float">
            <text:p>-109824000</text:p>
          </table:table-cell>
          <table:table-cell table:number-columns-repeated="5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formula="of:=[.$C$2]*([.A1052]-[.$D$2])*([.A1052]-[.$E$2])*([.A1052]-[.$F$2])+[.$G$2]*2*(RAND()-0.5)" office:value-type="float" office:value="-110110419" calcext:value-type="float">
            <text:p>-110110419</text:p>
          </table:table-cell>
          <table:table-cell table:number-columns-repeated="5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formula="of:=[.$C$2]*([.A1053]-[.$D$2])*([.A1053]-[.$E$2])*([.A1053]-[.$F$2])+[.$G$2]*2*(RAND()-0.5)" office:value-type="float" office:value="-110395272" calcext:value-type="float">
            <text:p>-110395272</text:p>
          </table:table-cell>
          <table:table-cell table:number-columns-repeated="5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formula="of:=[.$C$2]*([.A1054]-[.$D$2])*([.A1054]-[.$E$2])*([.A1054]-[.$F$2])+[.$G$2]*2*(RAND()-0.5)" office:value-type="float" office:value="-110678553" calcext:value-type="float">
            <text:p>-110678553</text:p>
          </table:table-cell>
          <table:table-cell table:number-columns-repeated="5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formula="of:=[.$C$2]*([.A1055]-[.$D$2])*([.A1055]-[.$E$2])*([.A1055]-[.$F$2])+[.$G$2]*2*(RAND()-0.5)" office:value-type="float" office:value="-110960256" calcext:value-type="float">
            <text:p>-110960256</text:p>
          </table:table-cell>
          <table:table-cell table:number-columns-repeated="5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formula="of:=[.$C$2]*([.A1056]-[.$D$2])*([.A1056]-[.$E$2])*([.A1056]-[.$F$2])+[.$G$2]*2*(RAND()-0.5)" office:value-type="float" office:value="-111240375" calcext:value-type="float">
            <text:p>-111240375</text:p>
          </table:table-cell>
          <table:table-cell table:number-columns-repeated="5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formula="of:=[.$C$2]*([.A1057]-[.$D$2])*([.A1057]-[.$E$2])*([.A1057]-[.$F$2])+[.$G$2]*2*(RAND()-0.5)" office:value-type="float" office:value="-111518904" calcext:value-type="float">
            <text:p>-111518904</text:p>
          </table:table-cell>
          <table:table-cell table:number-columns-repeated="5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formula="of:=[.$C$2]*([.A1058]-[.$D$2])*([.A1058]-[.$E$2])*([.A1058]-[.$F$2])+[.$G$2]*2*(RAND()-0.5)" office:value-type="float" office:value="-111795837" calcext:value-type="float">
            <text:p>-111795837</text:p>
          </table:table-cell>
          <table:table-cell table:number-columns-repeated="5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formula="of:=[.$C$2]*([.A1059]-[.$D$2])*([.A1059]-[.$E$2])*([.A1059]-[.$F$2])+[.$G$2]*2*(RAND()-0.5)" office:value-type="float" office:value="-112071168" calcext:value-type="float">
            <text:p>-112071168</text:p>
          </table:table-cell>
          <table:table-cell table:number-columns-repeated="5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formula="of:=[.$C$2]*([.A1060]-[.$D$2])*([.A1060]-[.$E$2])*([.A1060]-[.$F$2])+[.$G$2]*2*(RAND()-0.5)" office:value-type="float" office:value="-112344891" calcext:value-type="float">
            <text:p>-112344891</text:p>
          </table:table-cell>
          <table:table-cell table:number-columns-repeated="5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[.$C$2]*([.A1061]-[.$D$2])*([.A1061]-[.$E$2])*([.A1061]-[.$F$2])+[.$G$2]*2*(RAND()-0.5)" office:value-type="float" office:value="-112617000" calcext:value-type="float">
            <text:p>-112617000</text:p>
          </table:table-cell>
          <table:table-cell table:number-columns-repeated="5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formula="of:=[.$C$2]*([.A1062]-[.$D$2])*([.A1062]-[.$E$2])*([.A1062]-[.$F$2])+[.$G$2]*2*(RAND()-0.5)" office:value-type="float" office:value="-112887489" calcext:value-type="float">
            <text:p>-112887489</text:p>
          </table:table-cell>
          <table:table-cell table:number-columns-repeated="5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formula="of:=[.$C$2]*([.A1063]-[.$D$2])*([.A1063]-[.$E$2])*([.A1063]-[.$F$2])+[.$G$2]*2*(RAND()-0.5)" office:value-type="float" office:value="-113156352" calcext:value-type="float">
            <text:p>-113156352</text:p>
          </table:table-cell>
          <table:table-cell table:number-columns-repeated="5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formula="of:=[.$C$2]*([.A1064]-[.$D$2])*([.A1064]-[.$E$2])*([.A1064]-[.$F$2])+[.$G$2]*2*(RAND()-0.5)" office:value-type="float" office:value="-113423583" calcext:value-type="float">
            <text:p>-113423583</text:p>
          </table:table-cell>
          <table:table-cell table:number-columns-repeated="5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formula="of:=[.$C$2]*([.A1065]-[.$D$2])*([.A1065]-[.$E$2])*([.A1065]-[.$F$2])+[.$G$2]*2*(RAND()-0.5)" office:value-type="float" office:value="-113689176" calcext:value-type="float">
            <text:p>-113689176</text:p>
          </table:table-cell>
          <table:table-cell table:number-columns-repeated="5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formula="of:=[.$C$2]*([.A1066]-[.$D$2])*([.A1066]-[.$E$2])*([.A1066]-[.$F$2])+[.$G$2]*2*(RAND()-0.5)" office:value-type="float" office:value="-113953125" calcext:value-type="float">
            <text:p>-113953125</text:p>
          </table:table-cell>
          <table:table-cell table:number-columns-repeated="5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formula="of:=[.$C$2]*([.A1067]-[.$D$2])*([.A1067]-[.$E$2])*([.A1067]-[.$F$2])+[.$G$2]*2*(RAND()-0.5)" office:value-type="float" office:value="-114215424" calcext:value-type="float">
            <text:p>-114215424</text:p>
          </table:table-cell>
          <table:table-cell table:number-columns-repeated="5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formula="of:=[.$C$2]*([.A1068]-[.$D$2])*([.A1068]-[.$E$2])*([.A1068]-[.$F$2])+[.$G$2]*2*(RAND()-0.5)" office:value-type="float" office:value="-114476067" calcext:value-type="float">
            <text:p>-114476067</text:p>
          </table:table-cell>
          <table:table-cell table:number-columns-repeated="5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formula="of:=[.$C$2]*([.A1069]-[.$D$2])*([.A1069]-[.$E$2])*([.A1069]-[.$F$2])+[.$G$2]*2*(RAND()-0.5)" office:value-type="float" office:value="-114735048" calcext:value-type="float">
            <text:p>-114735048</text:p>
          </table:table-cell>
          <table:table-cell table:number-columns-repeated="5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formula="of:=[.$C$2]*([.A1070]-[.$D$2])*([.A1070]-[.$E$2])*([.A1070]-[.$F$2])+[.$G$2]*2*(RAND()-0.5)" office:value-type="float" office:value="-114992361" calcext:value-type="float">
            <text:p>-114992361</text:p>
          </table:table-cell>
          <table:table-cell table:number-columns-repeated="5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[.$C$2]*([.A1071]-[.$D$2])*([.A1071]-[.$E$2])*([.A1071]-[.$F$2])+[.$G$2]*2*(RAND()-0.5)" office:value-type="float" office:value="-115248000" calcext:value-type="float">
            <text:p>-115248000</text:p>
          </table:table-cell>
          <table:table-cell table:number-columns-repeated="5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formula="of:=[.$C$2]*([.A1072]-[.$D$2])*([.A1072]-[.$E$2])*([.A1072]-[.$F$2])+[.$G$2]*2*(RAND()-0.5)" office:value-type="float" office:value="-115501959" calcext:value-type="float">
            <text:p>-115501959</text:p>
          </table:table-cell>
          <table:table-cell table:number-columns-repeated="5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formula="of:=[.$C$2]*([.A1073]-[.$D$2])*([.A1073]-[.$E$2])*([.A1073]-[.$F$2])+[.$G$2]*2*(RAND()-0.5)" office:value-type="float" office:value="-115754232" calcext:value-type="float">
            <text:p>-115754232</text:p>
          </table:table-cell>
          <table:table-cell table:number-columns-repeated="5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formula="of:=[.$C$2]*([.A1074]-[.$D$2])*([.A1074]-[.$E$2])*([.A1074]-[.$F$2])+[.$G$2]*2*(RAND()-0.5)" office:value-type="float" office:value="-116004813" calcext:value-type="float">
            <text:p>-116004813</text:p>
          </table:table-cell>
          <table:table-cell table:number-columns-repeated="5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formula="of:=[.$C$2]*([.A1075]-[.$D$2])*([.A1075]-[.$E$2])*([.A1075]-[.$F$2])+[.$G$2]*2*(RAND()-0.5)" office:value-type="float" office:value="-116253696" calcext:value-type="float">
            <text:p>-116253696</text:p>
          </table:table-cell>
          <table:table-cell table:number-columns-repeated="5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formula="of:=[.$C$2]*([.A1076]-[.$D$2])*([.A1076]-[.$E$2])*([.A1076]-[.$F$2])+[.$G$2]*2*(RAND()-0.5)" office:value-type="float" office:value="-116500875" calcext:value-type="float">
            <text:p>-116500875</text:p>
          </table:table-cell>
          <table:table-cell table:number-columns-repeated="5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formula="of:=[.$C$2]*([.A1077]-[.$D$2])*([.A1077]-[.$E$2])*([.A1077]-[.$F$2])+[.$G$2]*2*(RAND()-0.5)" office:value-type="float" office:value="-116746344" calcext:value-type="float">
            <text:p>-116746344</text:p>
          </table:table-cell>
          <table:table-cell table:number-columns-repeated="5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formula="of:=[.$C$2]*([.A1078]-[.$D$2])*([.A1078]-[.$E$2])*([.A1078]-[.$F$2])+[.$G$2]*2*(RAND()-0.5)" office:value-type="float" office:value="-116990097" calcext:value-type="float">
            <text:p>-116990097</text:p>
          </table:table-cell>
          <table:table-cell table:number-columns-repeated="5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formula="of:=[.$C$2]*([.A1079]-[.$D$2])*([.A1079]-[.$E$2])*([.A1079]-[.$F$2])+[.$G$2]*2*(RAND()-0.5)" office:value-type="float" office:value="-117232128" calcext:value-type="float">
            <text:p>-117232128</text:p>
          </table:table-cell>
          <table:table-cell table:number-columns-repeated="5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formula="of:=[.$C$2]*([.A1080]-[.$D$2])*([.A1080]-[.$E$2])*([.A1080]-[.$F$2])+[.$G$2]*2*(RAND()-0.5)" office:value-type="float" office:value="-117472431" calcext:value-type="float">
            <text:p>-117472431</text:p>
          </table:table-cell>
          <table:table-cell table:number-columns-repeated="5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formula="of:=[.$C$2]*([.A1081]-[.$D$2])*([.A1081]-[.$E$2])*([.A1081]-[.$F$2])+[.$G$2]*2*(RAND()-0.5)" office:value-type="float" office:value="-117711000" calcext:value-type="float">
            <text:p>-117711000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formula="of:=[.$C$2]*([.A1082]-[.$D$2])*([.A1082]-[.$E$2])*([.A1082]-[.$F$2])+[.$G$2]*2*(RAND()-0.5)" office:value-type="float" office:value="-117947829" calcext:value-type="float">
            <text:p>-117947829</text:p>
          </table:table-cell>
          <table:table-cell table:number-columns-repeated="5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formula="of:=[.$C$2]*([.A1083]-[.$D$2])*([.A1083]-[.$E$2])*([.A1083]-[.$F$2])+[.$G$2]*2*(RAND()-0.5)" office:value-type="float" office:value="-118182912" calcext:value-type="float">
            <text:p>-118182912</text:p>
          </table:table-cell>
          <table:table-cell table:number-columns-repeated="5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formula="of:=[.$C$2]*([.A1084]-[.$D$2])*([.A1084]-[.$E$2])*([.A1084]-[.$F$2])+[.$G$2]*2*(RAND()-0.5)" office:value-type="float" office:value="-118416243" calcext:value-type="float">
            <text:p>-118416243</text:p>
          </table:table-cell>
          <table:table-cell table:number-columns-repeated="5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formula="of:=[.$C$2]*([.A1085]-[.$D$2])*([.A1085]-[.$E$2])*([.A1085]-[.$F$2])+[.$G$2]*2*(RAND()-0.5)" office:value-type="float" office:value="-118647816" calcext:value-type="float">
            <text:p>-118647816</text:p>
          </table:table-cell>
          <table:table-cell table:number-columns-repeated="5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formula="of:=[.$C$2]*([.A1086]-[.$D$2])*([.A1086]-[.$E$2])*([.A1086]-[.$F$2])+[.$G$2]*2*(RAND()-0.5)" office:value-type="float" office:value="-118877625" calcext:value-type="float">
            <text:p>-118877625</text:p>
          </table:table-cell>
          <table:table-cell table:number-columns-repeated="5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formula="of:=[.$C$2]*([.A1087]-[.$D$2])*([.A1087]-[.$E$2])*([.A1087]-[.$F$2])+[.$G$2]*2*(RAND()-0.5)" office:value-type="float" office:value="-119105664" calcext:value-type="float">
            <text:p>-119105664</text:p>
          </table:table-cell>
          <table:table-cell table:number-columns-repeated="5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formula="of:=[.$C$2]*([.A1088]-[.$D$2])*([.A1088]-[.$E$2])*([.A1088]-[.$F$2])+[.$G$2]*2*(RAND()-0.5)" office:value-type="float" office:value="-119331927" calcext:value-type="float">
            <text:p>-119331927</text:p>
          </table:table-cell>
          <table:table-cell table:number-columns-repeated="5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formula="of:=[.$C$2]*([.A1089]-[.$D$2])*([.A1089]-[.$E$2])*([.A1089]-[.$F$2])+[.$G$2]*2*(RAND()-0.5)" office:value-type="float" office:value="-119556408" calcext:value-type="float">
            <text:p>-119556408</text:p>
          </table:table-cell>
          <table:table-cell table:number-columns-repeated="5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formula="of:=[.$C$2]*([.A1090]-[.$D$2])*([.A1090]-[.$E$2])*([.A1090]-[.$F$2])+[.$G$2]*2*(RAND()-0.5)" office:value-type="float" office:value="-119779101" calcext:value-type="float">
            <text:p>-119779101</text:p>
          </table:table-cell>
          <table:table-cell table:number-columns-repeated="5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.$C$2]*([.A1091]-[.$D$2])*([.A1091]-[.$E$2])*([.A1091]-[.$F$2])+[.$G$2]*2*(RAND()-0.5)" office:value-type="float" office:value="-120000000" calcext:value-type="float">
            <text:p>-120000000</text:p>
          </table:table-cell>
          <table:table-cell table:number-columns-repeated="5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formula="of:=[.$C$2]*([.A1092]-[.$D$2])*([.A1092]-[.$E$2])*([.A1092]-[.$F$2])+[.$G$2]*2*(RAND()-0.5)" office:value-type="float" office:value="-120219099" calcext:value-type="float">
            <text:p>-120219099</text:p>
          </table:table-cell>
          <table:table-cell table:number-columns-repeated="5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formula="of:=[.$C$2]*([.A1093]-[.$D$2])*([.A1093]-[.$E$2])*([.A1093]-[.$F$2])+[.$G$2]*2*(RAND()-0.5)" office:value-type="float" office:value="-120436392" calcext:value-type="float">
            <text:p>-120436392</text:p>
          </table:table-cell>
          <table:table-cell table:number-columns-repeated="5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formula="of:=[.$C$2]*([.A1094]-[.$D$2])*([.A1094]-[.$E$2])*([.A1094]-[.$F$2])+[.$G$2]*2*(RAND()-0.5)" office:value-type="float" office:value="-120651873" calcext:value-type="float">
            <text:p>-120651873</text:p>
          </table:table-cell>
          <table:table-cell table:number-columns-repeated="5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formula="of:=[.$C$2]*([.A1095]-[.$D$2])*([.A1095]-[.$E$2])*([.A1095]-[.$F$2])+[.$G$2]*2*(RAND()-0.5)" office:value-type="float" office:value="-120865536" calcext:value-type="float">
            <text:p>-120865536</text:p>
          </table:table-cell>
          <table:table-cell table:number-columns-repeated="5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[.$C$2]*([.A1096]-[.$D$2])*([.A1096]-[.$E$2])*([.A1096]-[.$F$2])+[.$G$2]*2*(RAND()-0.5)" office:value-type="float" office:value="-121077375" calcext:value-type="float">
            <text:p>-121077375</text:p>
          </table:table-cell>
          <table:table-cell table:number-columns-repeated="5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formula="of:=[.$C$2]*([.A1097]-[.$D$2])*([.A1097]-[.$E$2])*([.A1097]-[.$F$2])+[.$G$2]*2*(RAND()-0.5)" office:value-type="float" office:value="-121287384" calcext:value-type="float">
            <text:p>-121287384</text:p>
          </table:table-cell>
          <table:table-cell table:number-columns-repeated="5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formula="of:=[.$C$2]*([.A1098]-[.$D$2])*([.A1098]-[.$E$2])*([.A1098]-[.$F$2])+[.$G$2]*2*(RAND()-0.5)" office:value-type="float" office:value="-121495557" calcext:value-type="float">
            <text:p>-121495557</text:p>
          </table:table-cell>
          <table:table-cell table:number-columns-repeated="5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formula="of:=[.$C$2]*([.A1099]-[.$D$2])*([.A1099]-[.$E$2])*([.A1099]-[.$F$2])+[.$G$2]*2*(RAND()-0.5)" office:value-type="float" office:value="-121701888" calcext:value-type="float">
            <text:p>-121701888</text:p>
          </table:table-cell>
          <table:table-cell table:number-columns-repeated="5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formula="of:=[.$C$2]*([.A1100]-[.$D$2])*([.A1100]-[.$E$2])*([.A1100]-[.$F$2])+[.$G$2]*2*(RAND()-0.5)" office:value-type="float" office:value="-121906371" calcext:value-type="float">
            <text:p>-121906371</text:p>
          </table:table-cell>
          <table:table-cell table:number-columns-repeated="5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formula="of:=[.$C$2]*([.A1101]-[.$D$2])*([.A1101]-[.$E$2])*([.A1101]-[.$F$2])+[.$G$2]*2*(RAND()-0.5)" office:value-type="float" office:value="-122109000" calcext:value-type="float">
            <text:p>-122109000</text:p>
          </table:table-cell>
          <table:table-cell table:number-columns-repeated="5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[.$C$2]*([.A1102]-[.$D$2])*([.A1102]-[.$E$2])*([.A1102]-[.$F$2])+[.$G$2]*2*(RAND()-0.5)" office:value-type="float" office:value="-122309769" calcext:value-type="float">
            <text:p>-122309769</text:p>
          </table:table-cell>
          <table:table-cell table:number-columns-repeated="5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formula="of:=[.$C$2]*([.A1103]-[.$D$2])*([.A1103]-[.$E$2])*([.A1103]-[.$F$2])+[.$G$2]*2*(RAND()-0.5)" office:value-type="float" office:value="-122508672" calcext:value-type="float">
            <text:p>-122508672</text:p>
          </table:table-cell>
          <table:table-cell table:number-columns-repeated="5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formula="of:=[.$C$2]*([.A1104]-[.$D$2])*([.A1104]-[.$E$2])*([.A1104]-[.$F$2])+[.$G$2]*2*(RAND()-0.5)" office:value-type="float" office:value="-122705703" calcext:value-type="float">
            <text:p>-122705703</text:p>
          </table:table-cell>
          <table:table-cell table:number-columns-repeated="5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formula="of:=[.$C$2]*([.A1105]-[.$D$2])*([.A1105]-[.$E$2])*([.A1105]-[.$F$2])+[.$G$2]*2*(RAND()-0.5)" office:value-type="float" office:value="-122900856" calcext:value-type="float">
            <text:p>-122900856</text:p>
          </table:table-cell>
          <table:table-cell table:number-columns-repeated="5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formula="of:=[.$C$2]*([.A1106]-[.$D$2])*([.A1106]-[.$E$2])*([.A1106]-[.$F$2])+[.$G$2]*2*(RAND()-0.5)" office:value-type="float" office:value="-123094125" calcext:value-type="float">
            <text:p>-123094125</text:p>
          </table:table-cell>
          <table:table-cell table:number-columns-repeated="5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formula="of:=[.$C$2]*([.A1107]-[.$D$2])*([.A1107]-[.$E$2])*([.A1107]-[.$F$2])+[.$G$2]*2*(RAND()-0.5)" office:value-type="float" office:value="-123285504" calcext:value-type="float">
            <text:p>-123285504</text:p>
          </table:table-cell>
          <table:table-cell table:number-columns-repeated="5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formula="of:=[.$C$2]*([.A1108]-[.$D$2])*([.A1108]-[.$E$2])*([.A1108]-[.$F$2])+[.$G$2]*2*(RAND()-0.5)" office:value-type="float" office:value="-123474987" calcext:value-type="float">
            <text:p>-123474987</text:p>
          </table:table-cell>
          <table:table-cell table:number-columns-repeated="5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formula="of:=[.$C$2]*([.A1109]-[.$D$2])*([.A1109]-[.$E$2])*([.A1109]-[.$F$2])+[.$G$2]*2*(RAND()-0.5)" office:value-type="float" office:value="-123662568" calcext:value-type="float">
            <text:p>-123662568</text:p>
          </table:table-cell>
          <table:table-cell table:number-columns-repeated="5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formula="of:=[.$C$2]*([.A1110]-[.$D$2])*([.A1110]-[.$E$2])*([.A1110]-[.$F$2])+[.$G$2]*2*(RAND()-0.5)" office:value-type="float" office:value="-123848241" calcext:value-type="float">
            <text:p>-123848241</text:p>
          </table:table-cell>
          <table:table-cell table:number-columns-repeated="5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[.$C$2]*([.A1111]-[.$D$2])*([.A1111]-[.$E$2])*([.A1111]-[.$F$2])+[.$G$2]*2*(RAND()-0.5)" office:value-type="float" office:value="-124032000" calcext:value-type="float">
            <text:p>-124032000</text:p>
          </table:table-cell>
          <table:table-cell table:number-columns-repeated="5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formula="of:=[.$C$2]*([.A1112]-[.$D$2])*([.A1112]-[.$E$2])*([.A1112]-[.$F$2])+[.$G$2]*2*(RAND()-0.5)" office:value-type="float" office:value="-124213839" calcext:value-type="float">
            <text:p>-124213839</text:p>
          </table:table-cell>
          <table:table-cell table:number-columns-repeated="5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formula="of:=[.$C$2]*([.A1113]-[.$D$2])*([.A1113]-[.$E$2])*([.A1113]-[.$F$2])+[.$G$2]*2*(RAND()-0.5)" office:value-type="float" office:value="-124393752" calcext:value-type="float">
            <text:p>-124393752</text:p>
          </table:table-cell>
          <table:table-cell table:number-columns-repeated="5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formula="of:=[.$C$2]*([.A1114]-[.$D$2])*([.A1114]-[.$E$2])*([.A1114]-[.$F$2])+[.$G$2]*2*(RAND()-0.5)" office:value-type="float" office:value="-124571733" calcext:value-type="float">
            <text:p>-124571733</text:p>
          </table:table-cell>
          <table:table-cell table:number-columns-repeated="5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formula="of:=[.$C$2]*([.A1115]-[.$D$2])*([.A1115]-[.$E$2])*([.A1115]-[.$F$2])+[.$G$2]*2*(RAND()-0.5)" office:value-type="float" office:value="-124747776" calcext:value-type="float">
            <text:p>-124747776</text:p>
          </table:table-cell>
          <table:table-cell table:number-columns-repeated="5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formula="of:=[.$C$2]*([.A1116]-[.$D$2])*([.A1116]-[.$E$2])*([.A1116]-[.$F$2])+[.$G$2]*2*(RAND()-0.5)" office:value-type="float" office:value="-124921875" calcext:value-type="float">
            <text:p>-124921875</text:p>
          </table:table-cell>
          <table:table-cell table:number-columns-repeated="5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formula="of:=[.$C$2]*([.A1117]-[.$D$2])*([.A1117]-[.$E$2])*([.A1117]-[.$F$2])+[.$G$2]*2*(RAND()-0.5)" office:value-type="float" office:value="-125094024" calcext:value-type="float">
            <text:p>-125094024</text:p>
          </table:table-cell>
          <table:table-cell table:number-columns-repeated="5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formula="of:=[.$C$2]*([.A1118]-[.$D$2])*([.A1118]-[.$E$2])*([.A1118]-[.$F$2])+[.$G$2]*2*(RAND()-0.5)" office:value-type="float" office:value="-125264217" calcext:value-type="float">
            <text:p>-125264217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formula="of:=[.$C$2]*([.A1119]-[.$D$2])*([.A1119]-[.$E$2])*([.A1119]-[.$F$2])+[.$G$2]*2*(RAND()-0.5)" office:value-type="float" office:value="-125432448" calcext:value-type="float">
            <text:p>-125432448</text:p>
          </table:table-cell>
          <table:table-cell table:number-columns-repeated="5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formula="of:=[.$C$2]*([.A1120]-[.$D$2])*([.A1120]-[.$E$2])*([.A1120]-[.$F$2])+[.$G$2]*2*(RAND()-0.5)" office:value-type="float" office:value="-125598711" calcext:value-type="float">
            <text:p>-125598711</text:p>
          </table:table-cell>
          <table:table-cell table:number-columns-repeated="5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formula="of:=[.$C$2]*([.A1121]-[.$D$2])*([.A1121]-[.$E$2])*([.A1121]-[.$F$2])+[.$G$2]*2*(RAND()-0.5)" office:value-type="float" office:value="-125763000" calcext:value-type="float">
            <text:p>-125763000</text:p>
          </table:table-cell>
          <table:table-cell table:number-columns-repeated="5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formula="of:=[.$C$2]*([.A1122]-[.$D$2])*([.A1122]-[.$E$2])*([.A1122]-[.$F$2])+[.$G$2]*2*(RAND()-0.5)" office:value-type="float" office:value="-125925309" calcext:value-type="float">
            <text:p>-125925309</text:p>
          </table:table-cell>
          <table:table-cell table:number-columns-repeated="5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formula="of:=[.$C$2]*([.A1123]-[.$D$2])*([.A1123]-[.$E$2])*([.A1123]-[.$F$2])+[.$G$2]*2*(RAND()-0.5)" office:value-type="float" office:value="-126085632" calcext:value-type="float">
            <text:p>-126085632</text:p>
          </table:table-cell>
          <table:table-cell table:number-columns-repeated="5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formula="of:=[.$C$2]*([.A1124]-[.$D$2])*([.A1124]-[.$E$2])*([.A1124]-[.$F$2])+[.$G$2]*2*(RAND()-0.5)" office:value-type="float" office:value="-126243963" calcext:value-type="float">
            <text:p>-126243963</text:p>
          </table:table-cell>
          <table:table-cell table:number-columns-repeated="5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formula="of:=[.$C$2]*([.A1125]-[.$D$2])*([.A1125]-[.$E$2])*([.A1125]-[.$F$2])+[.$G$2]*2*(RAND()-0.5)" office:value-type="float" office:value="-126400296" calcext:value-type="float">
            <text:p>-126400296</text:p>
          </table:table-cell>
          <table:table-cell table:number-columns-repeated="5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formula="of:=[.$C$2]*([.A1126]-[.$D$2])*([.A1126]-[.$E$2])*([.A1126]-[.$F$2])+[.$G$2]*2*(RAND()-0.5)" office:value-type="float" office:value="-126554625" calcext:value-type="float">
            <text:p>-126554625</text:p>
          </table:table-cell>
          <table:table-cell table:number-columns-repeated="5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formula="of:=[.$C$2]*([.A1127]-[.$D$2])*([.A1127]-[.$E$2])*([.A1127]-[.$F$2])+[.$G$2]*2*(RAND()-0.5)" office:value-type="float" office:value="-126706944" calcext:value-type="float">
            <text:p>-126706944</text:p>
          </table:table-cell>
          <table:table-cell table:number-columns-repeated="5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formula="of:=[.$C$2]*([.A1128]-[.$D$2])*([.A1128]-[.$E$2])*([.A1128]-[.$F$2])+[.$G$2]*2*(RAND()-0.5)" office:value-type="float" office:value="-126857247" calcext:value-type="float">
            <text:p>-126857247</text:p>
          </table:table-cell>
          <table:table-cell table:number-columns-repeated="5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formula="of:=[.$C$2]*([.A1129]-[.$D$2])*([.A1129]-[.$E$2])*([.A1129]-[.$F$2])+[.$G$2]*2*(RAND()-0.5)" office:value-type="float" office:value="-127005528" calcext:value-type="float">
            <text:p>-127005528</text:p>
          </table:table-cell>
          <table:table-cell table:number-columns-repeated="5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formula="of:=[.$C$2]*([.A1130]-[.$D$2])*([.A1130]-[.$E$2])*([.A1130]-[.$F$2])+[.$G$2]*2*(RAND()-0.5)" office:value-type="float" office:value="-127151781" calcext:value-type="float">
            <text:p>-127151781</text:p>
          </table:table-cell>
          <table:table-cell table:number-columns-repeated="5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formula="of:=[.$C$2]*([.A1131]-[.$D$2])*([.A1131]-[.$E$2])*([.A1131]-[.$F$2])+[.$G$2]*2*(RAND()-0.5)" office:value-type="float" office:value="-127296000" calcext:value-type="float">
            <text:p>-127296000</text:p>
          </table:table-cell>
          <table:table-cell table:number-columns-repeated="5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formula="of:=[.$C$2]*([.A1132]-[.$D$2])*([.A1132]-[.$E$2])*([.A1132]-[.$F$2])+[.$G$2]*2*(RAND()-0.5)" office:value-type="float" office:value="-127438179" calcext:value-type="float">
            <text:p>-127438179</text:p>
          </table:table-cell>
          <table:table-cell table:number-columns-repeated="5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formula="of:=[.$C$2]*([.A1133]-[.$D$2])*([.A1133]-[.$E$2])*([.A1133]-[.$F$2])+[.$G$2]*2*(RAND()-0.5)" office:value-type="float" office:value="-127578312" calcext:value-type="float">
            <text:p>-127578312</text:p>
          </table:table-cell>
          <table:table-cell table:number-columns-repeated="5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formula="of:=[.$C$2]*([.A1134]-[.$D$2])*([.A1134]-[.$E$2])*([.A1134]-[.$F$2])+[.$G$2]*2*(RAND()-0.5)" office:value-type="float" office:value="-127716393" calcext:value-type="float">
            <text:p>-127716393</text:p>
          </table:table-cell>
          <table:table-cell table:number-columns-repeated="5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formula="of:=[.$C$2]*([.A1135]-[.$D$2])*([.A1135]-[.$E$2])*([.A1135]-[.$F$2])+[.$G$2]*2*(RAND()-0.5)" office:value-type="float" office:value="-127852416" calcext:value-type="float">
            <text:p>-127852416</text:p>
          </table:table-cell>
          <table:table-cell table:number-columns-repeated="5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formula="of:=[.$C$2]*([.A1136]-[.$D$2])*([.A1136]-[.$E$2])*([.A1136]-[.$F$2])+[.$G$2]*2*(RAND()-0.5)" office:value-type="float" office:value="-127986375" calcext:value-type="float">
            <text:p>-127986375</text:p>
          </table:table-cell>
          <table:table-cell table:number-columns-repeated="5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formula="of:=[.$C$2]*([.A1137]-[.$D$2])*([.A1137]-[.$E$2])*([.A1137]-[.$F$2])+[.$G$2]*2*(RAND()-0.5)" office:value-type="float" office:value="-128118264" calcext:value-type="float">
            <text:p>-128118264</text:p>
          </table:table-cell>
          <table:table-cell table:number-columns-repeated="5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formula="of:=[.$C$2]*([.A1138]-[.$D$2])*([.A1138]-[.$E$2])*([.A1138]-[.$F$2])+[.$G$2]*2*(RAND()-0.5)" office:value-type="float" office:value="-128248077" calcext:value-type="float">
            <text:p>-128248077</text:p>
          </table:table-cell>
          <table:table-cell table:number-columns-repeated="5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formula="of:=[.$C$2]*([.A1139]-[.$D$2])*([.A1139]-[.$E$2])*([.A1139]-[.$F$2])+[.$G$2]*2*(RAND()-0.5)" office:value-type="float" office:value="-128375808" calcext:value-type="float">
            <text:p>-128375808</text:p>
          </table:table-cell>
          <table:table-cell table:number-columns-repeated="5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formula="of:=[.$C$2]*([.A1140]-[.$D$2])*([.A1140]-[.$E$2])*([.A1140]-[.$F$2])+[.$G$2]*2*(RAND()-0.5)" office:value-type="float" office:value="-128501451" calcext:value-type="float">
            <text:p>-128501451</text:p>
          </table:table-cell>
          <table:table-cell table:number-columns-repeated="5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formula="of:=[.$C$2]*([.A1141]-[.$D$2])*([.A1141]-[.$E$2])*([.A1141]-[.$F$2])+[.$G$2]*2*(RAND()-0.5)" office:value-type="float" office:value="-128625000" calcext:value-type="float">
            <text:p>-128625000</text:p>
          </table:table-cell>
          <table:table-cell table:number-columns-repeated="5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formula="of:=[.$C$2]*([.A1142]-[.$D$2])*([.A1142]-[.$E$2])*([.A1142]-[.$F$2])+[.$G$2]*2*(RAND()-0.5)" office:value-type="float" office:value="-128746449" calcext:value-type="float">
            <text:p>-128746449</text:p>
          </table:table-cell>
          <table:table-cell table:number-columns-repeated="5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formula="of:=[.$C$2]*([.A1143]-[.$D$2])*([.A1143]-[.$E$2])*([.A1143]-[.$F$2])+[.$G$2]*2*(RAND()-0.5)" office:value-type="float" office:value="-128865792" calcext:value-type="float">
            <text:p>-128865792</text:p>
          </table:table-cell>
          <table:table-cell table:number-columns-repeated="5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formula="of:=[.$C$2]*([.A1144]-[.$D$2])*([.A1144]-[.$E$2])*([.A1144]-[.$F$2])+[.$G$2]*2*(RAND()-0.5)" office:value-type="float" office:value="-128983023" calcext:value-type="float">
            <text:p>-128983023</text:p>
          </table:table-cell>
          <table:table-cell table:number-columns-repeated="5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formula="of:=[.$C$2]*([.A1145]-[.$D$2])*([.A1145]-[.$E$2])*([.A1145]-[.$F$2])+[.$G$2]*2*(RAND()-0.5)" office:value-type="float" office:value="-129098136" calcext:value-type="float">
            <text:p>-129098136</text:p>
          </table:table-cell>
          <table:table-cell table:number-columns-repeated="5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formula="of:=[.$C$2]*([.A1146]-[.$D$2])*([.A1146]-[.$E$2])*([.A1146]-[.$F$2])+[.$G$2]*2*(RAND()-0.5)" office:value-type="float" office:value="-129211125" calcext:value-type="float">
            <text:p>-129211125</text:p>
          </table:table-cell>
          <table:table-cell table:number-columns-repeated="5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formula="of:=[.$C$2]*([.A1147]-[.$D$2])*([.A1147]-[.$E$2])*([.A1147]-[.$F$2])+[.$G$2]*2*(RAND()-0.5)" office:value-type="float" office:value="-129321984" calcext:value-type="float">
            <text:p>-129321984</text:p>
          </table:table-cell>
          <table:table-cell table:number-columns-repeated="5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formula="of:=[.$C$2]*([.A1148]-[.$D$2])*([.A1148]-[.$E$2])*([.A1148]-[.$F$2])+[.$G$2]*2*(RAND()-0.5)" office:value-type="float" office:value="-129430707" calcext:value-type="float">
            <text:p>-129430707</text:p>
          </table:table-cell>
          <table:table-cell table:number-columns-repeated="5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formula="of:=[.$C$2]*([.A1149]-[.$D$2])*([.A1149]-[.$E$2])*([.A1149]-[.$F$2])+[.$G$2]*2*(RAND()-0.5)" office:value-type="float" office:value="-129537288" calcext:value-type="float">
            <text:p>-129537288</text:p>
          </table:table-cell>
          <table:table-cell table:number-columns-repeated="5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formula="of:=[.$C$2]*([.A1150]-[.$D$2])*([.A1150]-[.$E$2])*([.A1150]-[.$F$2])+[.$G$2]*2*(RAND()-0.5)" office:value-type="float" office:value="-129641721" calcext:value-type="float">
            <text:p>-129641721</text:p>
          </table:table-cell>
          <table:table-cell table:number-columns-repeated="5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formula="of:=[.$C$2]*([.A1151]-[.$D$2])*([.A1151]-[.$E$2])*([.A1151]-[.$F$2])+[.$G$2]*2*(RAND()-0.5)" office:value-type="float" office:value="-129744000" calcext:value-type="float">
            <text:p>-129744000</text:p>
          </table:table-cell>
          <table:table-cell table:number-columns-repeated="5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formula="of:=[.$C$2]*([.A1152]-[.$D$2])*([.A1152]-[.$E$2])*([.A1152]-[.$F$2])+[.$G$2]*2*(RAND()-0.5)" office:value-type="float" office:value="-129844119" calcext:value-type="float">
            <text:p>-129844119</text:p>
          </table:table-cell>
          <table:table-cell table:number-columns-repeated="5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formula="of:=[.$C$2]*([.A1153]-[.$D$2])*([.A1153]-[.$E$2])*([.A1153]-[.$F$2])+[.$G$2]*2*(RAND()-0.5)" office:value-type="float" office:value="-129942072" calcext:value-type="float">
            <text:p>-129942072</text:p>
          </table:table-cell>
          <table:table-cell table:number-columns-repeated="5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formula="of:=[.$C$2]*([.A1154]-[.$D$2])*([.A1154]-[.$E$2])*([.A1154]-[.$F$2])+[.$G$2]*2*(RAND()-0.5)" office:value-type="float" office:value="-130037853" calcext:value-type="float">
            <text:p>-130037853</text:p>
          </table:table-cell>
          <table:table-cell table:number-columns-repeated="5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formula="of:=[.$C$2]*([.A1155]-[.$D$2])*([.A1155]-[.$E$2])*([.A1155]-[.$F$2])+[.$G$2]*2*(RAND()-0.5)" office:value-type="float" office:value="-130131456" calcext:value-type="float">
            <text:p>-130131456</text:p>
          </table:table-cell>
          <table:table-cell table:number-columns-repeated="5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formula="of:=[.$C$2]*([.A1156]-[.$D$2])*([.A1156]-[.$E$2])*([.A1156]-[.$F$2])+[.$G$2]*2*(RAND()-0.5)" office:value-type="float" office:value="-130222875" calcext:value-type="float">
            <text:p>-130222875</text:p>
          </table:table-cell>
          <table:table-cell table:number-columns-repeated="5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formula="of:=[.$C$2]*([.A1157]-[.$D$2])*([.A1157]-[.$E$2])*([.A1157]-[.$F$2])+[.$G$2]*2*(RAND()-0.5)" office:value-type="float" office:value="-130312104" calcext:value-type="float">
            <text:p>-130312104</text:p>
          </table:table-cell>
          <table:table-cell table:number-columns-repeated="5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formula="of:=[.$C$2]*([.A1158]-[.$D$2])*([.A1158]-[.$E$2])*([.A1158]-[.$F$2])+[.$G$2]*2*(RAND()-0.5)" office:value-type="float" office:value="-130399137" calcext:value-type="float">
            <text:p>-130399137</text:p>
          </table:table-cell>
          <table:table-cell table:number-columns-repeated="5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formula="of:=[.$C$2]*([.A1159]-[.$D$2])*([.A1159]-[.$E$2])*([.A1159]-[.$F$2])+[.$G$2]*2*(RAND()-0.5)" office:value-type="float" office:value="-130483968" calcext:value-type="float">
            <text:p>-130483968</text:p>
          </table:table-cell>
          <table:table-cell table:number-columns-repeated="5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formula="of:=[.$C$2]*([.A1160]-[.$D$2])*([.A1160]-[.$E$2])*([.A1160]-[.$F$2])+[.$G$2]*2*(RAND()-0.5)" office:value-type="float" office:value="-130566591" calcext:value-type="float">
            <text:p>-130566591</text:p>
          </table:table-cell>
          <table:table-cell table:number-columns-repeated="5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formula="of:=[.$C$2]*([.A1161]-[.$D$2])*([.A1161]-[.$E$2])*([.A1161]-[.$F$2])+[.$G$2]*2*(RAND()-0.5)" office:value-type="float" office:value="-130647000" calcext:value-type="float">
            <text:p>-130647000</text:p>
          </table:table-cell>
          <table:table-cell table:number-columns-repeated="5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formula="of:=[.$C$2]*([.A1162]-[.$D$2])*([.A1162]-[.$E$2])*([.A1162]-[.$F$2])+[.$G$2]*2*(RAND()-0.5)" office:value-type="float" office:value="-130725189" calcext:value-type="float">
            <text:p>-130725189</text:p>
          </table:table-cell>
          <table:table-cell table:number-columns-repeated="5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formula="of:=[.$C$2]*([.A1163]-[.$D$2])*([.A1163]-[.$E$2])*([.A1163]-[.$F$2])+[.$G$2]*2*(RAND()-0.5)" office:value-type="float" office:value="-130801152" calcext:value-type="float">
            <text:p>-130801152</text:p>
          </table:table-cell>
          <table:table-cell table:number-columns-repeated="5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formula="of:=[.$C$2]*([.A1164]-[.$D$2])*([.A1164]-[.$E$2])*([.A1164]-[.$F$2])+[.$G$2]*2*(RAND()-0.5)" office:value-type="float" office:value="-130874883" calcext:value-type="float">
            <text:p>-130874883</text:p>
          </table:table-cell>
          <table:table-cell table:number-columns-repeated="5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formula="of:=[.$C$2]*([.A1165]-[.$D$2])*([.A1165]-[.$E$2])*([.A1165]-[.$F$2])+[.$G$2]*2*(RAND()-0.5)" office:value-type="float" office:value="-130946376" calcext:value-type="float">
            <text:p>-130946376</text:p>
          </table:table-cell>
          <table:table-cell table:number-columns-repeated="5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formula="of:=[.$C$2]*([.A1166]-[.$D$2])*([.A1166]-[.$E$2])*([.A1166]-[.$F$2])+[.$G$2]*2*(RAND()-0.5)" office:value-type="float" office:value="-131015625" calcext:value-type="float">
            <text:p>-131015625</text:p>
          </table:table-cell>
          <table:table-cell table:number-columns-repeated="5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formula="of:=[.$C$2]*([.A1167]-[.$D$2])*([.A1167]-[.$E$2])*([.A1167]-[.$F$2])+[.$G$2]*2*(RAND()-0.5)" office:value-type="float" office:value="-131082624" calcext:value-type="float">
            <text:p>-131082624</text:p>
          </table:table-cell>
          <table:table-cell table:number-columns-repeated="5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formula="of:=[.$C$2]*([.A1168]-[.$D$2])*([.A1168]-[.$E$2])*([.A1168]-[.$F$2])+[.$G$2]*2*(RAND()-0.5)" office:value-type="float" office:value="-131147367" calcext:value-type="float">
            <text:p>-131147367</text:p>
          </table:table-cell>
          <table:table-cell table:number-columns-repeated="5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formula="of:=[.$C$2]*([.A1169]-[.$D$2])*([.A1169]-[.$E$2])*([.A1169]-[.$F$2])+[.$G$2]*2*(RAND()-0.5)" office:value-type="float" office:value="-131209848" calcext:value-type="float">
            <text:p>-131209848</text:p>
          </table:table-cell>
          <table:table-cell table:number-columns-repeated="5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formula="of:=[.$C$2]*([.A1170]-[.$D$2])*([.A1170]-[.$E$2])*([.A1170]-[.$F$2])+[.$G$2]*2*(RAND()-0.5)" office:value-type="float" office:value="-131270061" calcext:value-type="float">
            <text:p>-131270061</text:p>
          </table:table-cell>
          <table:table-cell table:number-columns-repeated="5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formula="of:=[.$C$2]*([.A1171]-[.$D$2])*([.A1171]-[.$E$2])*([.A1171]-[.$F$2])+[.$G$2]*2*(RAND()-0.5)" office:value-type="float" office:value="-131328000" calcext:value-type="float">
            <text:p>-131328000</text:p>
          </table:table-cell>
          <table:table-cell table:number-columns-repeated="5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formula="of:=[.$C$2]*([.A1172]-[.$D$2])*([.A1172]-[.$E$2])*([.A1172]-[.$F$2])+[.$G$2]*2*(RAND()-0.5)" office:value-type="float" office:value="-131383659" calcext:value-type="float">
            <text:p>-131383659</text:p>
          </table:table-cell>
          <table:table-cell table:number-columns-repeated="5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formula="of:=[.$C$2]*([.A1173]-[.$D$2])*([.A1173]-[.$E$2])*([.A1173]-[.$F$2])+[.$G$2]*2*(RAND()-0.5)" office:value-type="float" office:value="-131437032" calcext:value-type="float">
            <text:p>-131437032</text:p>
          </table:table-cell>
          <table:table-cell table:number-columns-repeated="5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formula="of:=[.$C$2]*([.A1174]-[.$D$2])*([.A1174]-[.$E$2])*([.A1174]-[.$F$2])+[.$G$2]*2*(RAND()-0.5)" office:value-type="float" office:value="-131488113" calcext:value-type="float">
            <text:p>-131488113</text:p>
          </table:table-cell>
          <table:table-cell table:number-columns-repeated="5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formula="of:=[.$C$2]*([.A1175]-[.$D$2])*([.A1175]-[.$E$2])*([.A1175]-[.$F$2])+[.$G$2]*2*(RAND()-0.5)" office:value-type="float" office:value="-131536896" calcext:value-type="float">
            <text:p>-131536896</text:p>
          </table:table-cell>
          <table:table-cell table:number-columns-repeated="5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formula="of:=[.$C$2]*([.A1176]-[.$D$2])*([.A1176]-[.$E$2])*([.A1176]-[.$F$2])+[.$G$2]*2*(RAND()-0.5)" office:value-type="float" office:value="-131583375" calcext:value-type="float">
            <text:p>-131583375</text:p>
          </table:table-cell>
          <table:table-cell table:number-columns-repeated="5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formula="of:=[.$C$2]*([.A1177]-[.$D$2])*([.A1177]-[.$E$2])*([.A1177]-[.$F$2])+[.$G$2]*2*(RAND()-0.5)" office:value-type="float" office:value="-131627544" calcext:value-type="float">
            <text:p>-131627544</text:p>
          </table:table-cell>
          <table:table-cell table:number-columns-repeated="5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formula="of:=[.$C$2]*([.A1178]-[.$D$2])*([.A1178]-[.$E$2])*([.A1178]-[.$F$2])+[.$G$2]*2*(RAND()-0.5)" office:value-type="float" office:value="-131669397" calcext:value-type="float">
            <text:p>-131669397</text:p>
          </table:table-cell>
          <table:table-cell table:number-columns-repeated="5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formula="of:=[.$C$2]*([.A1179]-[.$D$2])*([.A1179]-[.$E$2])*([.A1179]-[.$F$2])+[.$G$2]*2*(RAND()-0.5)" office:value-type="float" office:value="-131708928" calcext:value-type="float">
            <text:p>-131708928</text:p>
          </table:table-cell>
          <table:table-cell table:number-columns-repeated="5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formula="of:=[.$C$2]*([.A1180]-[.$D$2])*([.A1180]-[.$E$2])*([.A1180]-[.$F$2])+[.$G$2]*2*(RAND()-0.5)" office:value-type="float" office:value="-131746131" calcext:value-type="float">
            <text:p>-131746131</text:p>
          </table:table-cell>
          <table:table-cell table:number-columns-repeated="5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formula="of:=[.$C$2]*([.A1181]-[.$D$2])*([.A1181]-[.$E$2])*([.A1181]-[.$F$2])+[.$G$2]*2*(RAND()-0.5)" office:value-type="float" office:value="-131781000" calcext:value-type="float">
            <text:p>-131781000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formula="of:=[.$C$2]*([.A1182]-[.$D$2])*([.A1182]-[.$E$2])*([.A1182]-[.$F$2])+[.$G$2]*2*(RAND()-0.5)" office:value-type="float" office:value="-131813529" calcext:value-type="float">
            <text:p>-131813529</text:p>
          </table:table-cell>
          <table:table-cell table:number-columns-repeated="5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formula="of:=[.$C$2]*([.A1183]-[.$D$2])*([.A1183]-[.$E$2])*([.A1183]-[.$F$2])+[.$G$2]*2*(RAND()-0.5)" office:value-type="float" office:value="-131843712" calcext:value-type="float">
            <text:p>-131843712</text:p>
          </table:table-cell>
          <table:table-cell table:number-columns-repeated="5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formula="of:=[.$C$2]*([.A1184]-[.$D$2])*([.A1184]-[.$E$2])*([.A1184]-[.$F$2])+[.$G$2]*2*(RAND()-0.5)" office:value-type="float" office:value="-131871543" calcext:value-type="float">
            <text:p>-131871543</text:p>
          </table:table-cell>
          <table:table-cell table:number-columns-repeated="5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formula="of:=[.$C$2]*([.A1185]-[.$D$2])*([.A1185]-[.$E$2])*([.A1185]-[.$F$2])+[.$G$2]*2*(RAND()-0.5)" office:value-type="float" office:value="-131897016" calcext:value-type="float">
            <text:p>-131897016</text:p>
          </table:table-cell>
          <table:table-cell table:number-columns-repeated="5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formula="of:=[.$C$2]*([.A1186]-[.$D$2])*([.A1186]-[.$E$2])*([.A1186]-[.$F$2])+[.$G$2]*2*(RAND()-0.5)" office:value-type="float" office:value="-131920125" calcext:value-type="float">
            <text:p>-131920125</text:p>
          </table:table-cell>
          <table:table-cell table:number-columns-repeated="5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formula="of:=[.$C$2]*([.A1187]-[.$D$2])*([.A1187]-[.$E$2])*([.A1187]-[.$F$2])+[.$G$2]*2*(RAND()-0.5)" office:value-type="float" office:value="-131940864" calcext:value-type="float">
            <text:p>-131940864</text:p>
          </table:table-cell>
          <table:table-cell table:number-columns-repeated="5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formula="of:=[.$C$2]*([.A1188]-[.$D$2])*([.A1188]-[.$E$2])*([.A1188]-[.$F$2])+[.$G$2]*2*(RAND()-0.5)" office:value-type="float" office:value="-131959227" calcext:value-type="float">
            <text:p>-131959227</text:p>
          </table:table-cell>
          <table:table-cell table:number-columns-repeated="5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formula="of:=[.$C$2]*([.A1189]-[.$D$2])*([.A1189]-[.$E$2])*([.A1189]-[.$F$2])+[.$G$2]*2*(RAND()-0.5)" office:value-type="float" office:value="-131975208" calcext:value-type="float">
            <text:p>-131975208</text:p>
          </table:table-cell>
          <table:table-cell table:number-columns-repeated="5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formula="of:=[.$C$2]*([.A1190]-[.$D$2])*([.A1190]-[.$E$2])*([.A1190]-[.$F$2])+[.$G$2]*2*(RAND()-0.5)" office:value-type="float" office:value="-131988801" calcext:value-type="float">
            <text:p>-131988801</text:p>
          </table:table-cell>
          <table:table-cell table:number-columns-repeated="5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[.$C$2]*([.A1191]-[.$D$2])*([.A1191]-[.$E$2])*([.A1191]-[.$F$2])+[.$G$2]*2*(RAND()-0.5)" office:value-type="float" office:value="-132000000" calcext:value-type="float">
            <text:p>-132000000</text:p>
          </table:table-cell>
          <table:table-cell table:number-columns-repeated="5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formula="of:=[.$C$2]*([.A1192]-[.$D$2])*([.A1192]-[.$E$2])*([.A1192]-[.$F$2])+[.$G$2]*2*(RAND()-0.5)" office:value-type="float" office:value="-132008799" calcext:value-type="float">
            <text:p>-132008799</text:p>
          </table:table-cell>
          <table:table-cell table:number-columns-repeated="5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formula="of:=[.$C$2]*([.A1193]-[.$D$2])*([.A1193]-[.$E$2])*([.A1193]-[.$F$2])+[.$G$2]*2*(RAND()-0.5)" office:value-type="float" office:value="-132015192" calcext:value-type="float">
            <text:p>-132015192</text:p>
          </table:table-cell>
          <table:table-cell table:number-columns-repeated="5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formula="of:=[.$C$2]*([.A1194]-[.$D$2])*([.A1194]-[.$E$2])*([.A1194]-[.$F$2])+[.$G$2]*2*(RAND()-0.5)" office:value-type="float" office:value="-132019173" calcext:value-type="float">
            <text:p>-132019173</text:p>
          </table:table-cell>
          <table:table-cell table:number-columns-repeated="5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formula="of:=[.$C$2]*([.A1195]-[.$D$2])*([.A1195]-[.$E$2])*([.A1195]-[.$F$2])+[.$G$2]*2*(RAND()-0.5)" office:value-type="float" office:value="-132020736" calcext:value-type="float">
            <text:p>-132020736</text:p>
          </table:table-cell>
          <table:table-cell table:number-columns-repeated="5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formula="of:=[.$C$2]*([.A1196]-[.$D$2])*([.A1196]-[.$E$2])*([.A1196]-[.$F$2])+[.$G$2]*2*(RAND()-0.5)" office:value-type="float" office:value="-132019875" calcext:value-type="float">
            <text:p>-132019875</text:p>
          </table:table-cell>
          <table:table-cell table:number-columns-repeated="5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formula="of:=[.$C$2]*([.A1197]-[.$D$2])*([.A1197]-[.$E$2])*([.A1197]-[.$F$2])+[.$G$2]*2*(RAND()-0.5)" office:value-type="float" office:value="-132016584" calcext:value-type="float">
            <text:p>-132016584</text:p>
          </table:table-cell>
          <table:table-cell table:number-columns-repeated="5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formula="of:=[.$C$2]*([.A1198]-[.$D$2])*([.A1198]-[.$E$2])*([.A1198]-[.$F$2])+[.$G$2]*2*(RAND()-0.5)" office:value-type="float" office:value="-132010857" calcext:value-type="float">
            <text:p>-132010857</text:p>
          </table:table-cell>
          <table:table-cell table:number-columns-repeated="5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formula="of:=[.$C$2]*([.A1199]-[.$D$2])*([.A1199]-[.$E$2])*([.A1199]-[.$F$2])+[.$G$2]*2*(RAND()-0.5)" office:value-type="float" office:value="-132002688" calcext:value-type="float">
            <text:p>-132002688</text:p>
          </table:table-cell>
          <table:table-cell table:number-columns-repeated="5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formula="of:=[.$C$2]*([.A1200]-[.$D$2])*([.A1200]-[.$E$2])*([.A1200]-[.$F$2])+[.$G$2]*2*(RAND()-0.5)" office:value-type="float" office:value="-131992071" calcext:value-type="float">
            <text:p>-131992071</text:p>
          </table:table-cell>
          <table:table-cell table:number-columns-repeated="5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formula="of:=[.$C$2]*([.A1201]-[.$D$2])*([.A1201]-[.$E$2])*([.A1201]-[.$F$2])+[.$G$2]*2*(RAND()-0.5)" office:value-type="float" office:value="-131979000" calcext:value-type="float">
            <text:p>-131979000</text:p>
          </table:table-cell>
          <table:table-cell table:number-columns-repeated="5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formula="of:=[.$C$2]*([.A1202]-[.$D$2])*([.A1202]-[.$E$2])*([.A1202]-[.$F$2])+[.$G$2]*2*(RAND()-0.5)" office:value-type="float" office:value="-131963469" calcext:value-type="float">
            <text:p>-131963469</text:p>
          </table:table-cell>
          <table:table-cell table:number-columns-repeated="5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formula="of:=[.$C$2]*([.A1203]-[.$D$2])*([.A1203]-[.$E$2])*([.A1203]-[.$F$2])+[.$G$2]*2*(RAND()-0.5)" office:value-type="float" office:value="-131945472" calcext:value-type="float">
            <text:p>-131945472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formula="of:=[.$C$2]*([.A1204]-[.$D$2])*([.A1204]-[.$E$2])*([.A1204]-[.$F$2])+[.$G$2]*2*(RAND()-0.5)" office:value-type="float" office:value="-131925003" calcext:value-type="float">
            <text:p>-131925003</text:p>
          </table:table-cell>
          <table:table-cell table:number-columns-repeated="5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formula="of:=[.$C$2]*([.A1205]-[.$D$2])*([.A1205]-[.$E$2])*([.A1205]-[.$F$2])+[.$G$2]*2*(RAND()-0.5)" office:value-type="float" office:value="-131902056" calcext:value-type="float">
            <text:p>-131902056</text:p>
          </table:table-cell>
          <table:table-cell table:number-columns-repeated="5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formula="of:=[.$C$2]*([.A1206]-[.$D$2])*([.A1206]-[.$E$2])*([.A1206]-[.$F$2])+[.$G$2]*2*(RAND()-0.5)" office:value-type="float" office:value="-131876625" calcext:value-type="float">
            <text:p>-131876625</text:p>
          </table:table-cell>
          <table:table-cell table:number-columns-repeated="5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formula="of:=[.$C$2]*([.A1207]-[.$D$2])*([.A1207]-[.$E$2])*([.A1207]-[.$F$2])+[.$G$2]*2*(RAND()-0.5)" office:value-type="float" office:value="-131848704" calcext:value-type="float">
            <text:p>-131848704</text:p>
          </table:table-cell>
          <table:table-cell table:number-columns-repeated="5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formula="of:=[.$C$2]*([.A1208]-[.$D$2])*([.A1208]-[.$E$2])*([.A1208]-[.$F$2])+[.$G$2]*2*(RAND()-0.5)" office:value-type="float" office:value="-131818287" calcext:value-type="float">
            <text:p>-131818287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formula="of:=[.$C$2]*([.A1209]-[.$D$2])*([.A1209]-[.$E$2])*([.A1209]-[.$F$2])+[.$G$2]*2*(RAND()-0.5)" office:value-type="float" office:value="-131785368" calcext:value-type="float">
            <text:p>-131785368</text:p>
          </table:table-cell>
          <table:table-cell table:number-columns-repeated="5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formula="of:=[.$C$2]*([.A1210]-[.$D$2])*([.A1210]-[.$E$2])*([.A1210]-[.$F$2])+[.$G$2]*2*(RAND()-0.5)" office:value-type="float" office:value="-131749941" calcext:value-type="float">
            <text:p>-131749941</text:p>
          </table:table-cell>
          <table:table-cell table:number-columns-repeated="5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formula="of:=[.$C$2]*([.A1211]-[.$D$2])*([.A1211]-[.$E$2])*([.A1211]-[.$F$2])+[.$G$2]*2*(RAND()-0.5)" office:value-type="float" office:value="-131712000" calcext:value-type="float">
            <text:p>-131712000</text:p>
          </table:table-cell>
          <table:table-cell table:number-columns-repeated="5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formula="of:=[.$C$2]*([.A1212]-[.$D$2])*([.A1212]-[.$E$2])*([.A1212]-[.$F$2])+[.$G$2]*2*(RAND()-0.5)" office:value-type="float" office:value="-131671539" calcext:value-type="float">
            <text:p>-131671539</text:p>
          </table:table-cell>
          <table:table-cell table:number-columns-repeated="5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formula="of:=[.$C$2]*([.A1213]-[.$D$2])*([.A1213]-[.$E$2])*([.A1213]-[.$F$2])+[.$G$2]*2*(RAND()-0.5)" office:value-type="float" office:value="-131628552" calcext:value-type="float">
            <text:p>-131628552</text:p>
          </table:table-cell>
          <table:table-cell table:number-columns-repeated="5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formula="of:=[.$C$2]*([.A1214]-[.$D$2])*([.A1214]-[.$E$2])*([.A1214]-[.$F$2])+[.$G$2]*2*(RAND()-0.5)" office:value-type="float" office:value="-131583033" calcext:value-type="float">
            <text:p>-131583033</text:p>
          </table:table-cell>
          <table:table-cell table:number-columns-repeated="5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formula="of:=[.$C$2]*([.A1215]-[.$D$2])*([.A1215]-[.$E$2])*([.A1215]-[.$F$2])+[.$G$2]*2*(RAND()-0.5)" office:value-type="float" office:value="-131534976" calcext:value-type="float">
            <text:p>-131534976</text:p>
          </table:table-cell>
          <table:table-cell table:number-columns-repeated="5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formula="of:=[.$C$2]*([.A1216]-[.$D$2])*([.A1216]-[.$E$2])*([.A1216]-[.$F$2])+[.$G$2]*2*(RAND()-0.5)" office:value-type="float" office:value="-131484375" calcext:value-type="float">
            <text:p>-131484375</text:p>
          </table:table-cell>
          <table:table-cell table:number-columns-repeated="5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formula="of:=[.$C$2]*([.A1217]-[.$D$2])*([.A1217]-[.$E$2])*([.A1217]-[.$F$2])+[.$G$2]*2*(RAND()-0.5)" office:value-type="float" office:value="-131431224" calcext:value-type="float">
            <text:p>-131431224</text:p>
          </table:table-cell>
          <table:table-cell table:number-columns-repeated="5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formula="of:=[.$C$2]*([.A1218]-[.$D$2])*([.A1218]-[.$E$2])*([.A1218]-[.$F$2])+[.$G$2]*2*(RAND()-0.5)" office:value-type="float" office:value="-131375517" calcext:value-type="float">
            <text:p>-131375517</text:p>
          </table:table-cell>
          <table:table-cell table:number-columns-repeated="5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formula="of:=[.$C$2]*([.A1219]-[.$D$2])*([.A1219]-[.$E$2])*([.A1219]-[.$F$2])+[.$G$2]*2*(RAND()-0.5)" office:value-type="float" office:value="-131317248" calcext:value-type="float">
            <text:p>-131317248</text:p>
          </table:table-cell>
          <table:table-cell table:number-columns-repeated="5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formula="of:=[.$C$2]*([.A1220]-[.$D$2])*([.A1220]-[.$E$2])*([.A1220]-[.$F$2])+[.$G$2]*2*(RAND()-0.5)" office:value-type="float" office:value="-131256411" calcext:value-type="float">
            <text:p>-131256411</text:p>
          </table:table-cell>
          <table:table-cell table:number-columns-repeated="5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formula="of:=[.$C$2]*([.A1221]-[.$D$2])*([.A1221]-[.$E$2])*([.A1221]-[.$F$2])+[.$G$2]*2*(RAND()-0.5)" office:value-type="float" office:value="-131193000" calcext:value-type="float">
            <text:p>-131193000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formula="of:=[.$C$2]*([.A1222]-[.$D$2])*([.A1222]-[.$E$2])*([.A1222]-[.$F$2])+[.$G$2]*2*(RAND()-0.5)" office:value-type="float" office:value="-131127009" calcext:value-type="float">
            <text:p>-131127009</text:p>
          </table:table-cell>
          <table:table-cell table:number-columns-repeated="5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formula="of:=[.$C$2]*([.A1223]-[.$D$2])*([.A1223]-[.$E$2])*([.A1223]-[.$F$2])+[.$G$2]*2*(RAND()-0.5)" office:value-type="float" office:value="-131058432" calcext:value-type="float">
            <text:p>-131058432</text:p>
          </table:table-cell>
          <table:table-cell table:number-columns-repeated="5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formula="of:=[.$C$2]*([.A1224]-[.$D$2])*([.A1224]-[.$E$2])*([.A1224]-[.$F$2])+[.$G$2]*2*(RAND()-0.5)" office:value-type="float" office:value="-130987263" calcext:value-type="float">
            <text:p>-130987263</text:p>
          </table:table-cell>
          <table:table-cell table:number-columns-repeated="5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formula="of:=[.$C$2]*([.A1225]-[.$D$2])*([.A1225]-[.$E$2])*([.A1225]-[.$F$2])+[.$G$2]*2*(RAND()-0.5)" office:value-type="float" office:value="-130913496" calcext:value-type="float">
            <text:p>-130913496</text:p>
          </table:table-cell>
          <table:table-cell table:number-columns-repeated="5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formula="of:=[.$C$2]*([.A1226]-[.$D$2])*([.A1226]-[.$E$2])*([.A1226]-[.$F$2])+[.$G$2]*2*(RAND()-0.5)" office:value-type="float" office:value="-130837125" calcext:value-type="float">
            <text:p>-130837125</text:p>
          </table:table-cell>
          <table:table-cell table:number-columns-repeated="5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formula="of:=[.$C$2]*([.A1227]-[.$D$2])*([.A1227]-[.$E$2])*([.A1227]-[.$F$2])+[.$G$2]*2*(RAND()-0.5)" office:value-type="float" office:value="-130758144" calcext:value-type="float">
            <text:p>-130758144</text:p>
          </table:table-cell>
          <table:table-cell table:number-columns-repeated="5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formula="of:=[.$C$2]*([.A1228]-[.$D$2])*([.A1228]-[.$E$2])*([.A1228]-[.$F$2])+[.$G$2]*2*(RAND()-0.5)" office:value-type="float" office:value="-130676547" calcext:value-type="float">
            <text:p>-130676547</text:p>
          </table:table-cell>
          <table:table-cell table:number-columns-repeated="5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formula="of:=[.$C$2]*([.A1229]-[.$D$2])*([.A1229]-[.$E$2])*([.A1229]-[.$F$2])+[.$G$2]*2*(RAND()-0.5)" office:value-type="float" office:value="-130592328" calcext:value-type="float">
            <text:p>-130592328</text:p>
          </table:table-cell>
          <table:table-cell table:number-columns-repeated="5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formula="of:=[.$C$2]*([.A1230]-[.$D$2])*([.A1230]-[.$E$2])*([.A1230]-[.$F$2])+[.$G$2]*2*(RAND()-0.5)" office:value-type="float" office:value="-130505481" calcext:value-type="float">
            <text:p>-130505481</text:p>
          </table:table-cell>
          <table:table-cell table:number-columns-repeated="5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formula="of:=[.$C$2]*([.A1231]-[.$D$2])*([.A1231]-[.$E$2])*([.A1231]-[.$F$2])+[.$G$2]*2*(RAND()-0.5)" office:value-type="float" office:value="-130416000" calcext:value-type="float">
            <text:p>-130416000</text:p>
          </table:table-cell>
          <table:table-cell table:number-columns-repeated="5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formula="of:=[.$C$2]*([.A1232]-[.$D$2])*([.A1232]-[.$E$2])*([.A1232]-[.$F$2])+[.$G$2]*2*(RAND()-0.5)" office:value-type="float" office:value="-130323879" calcext:value-type="float">
            <text:p>-130323879</text:p>
          </table:table-cell>
          <table:table-cell table:number-columns-repeated="5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formula="of:=[.$C$2]*([.A1233]-[.$D$2])*([.A1233]-[.$E$2])*([.A1233]-[.$F$2])+[.$G$2]*2*(RAND()-0.5)" office:value-type="float" office:value="-130229112" calcext:value-type="float">
            <text:p>-130229112</text:p>
          </table:table-cell>
          <table:table-cell table:number-columns-repeated="5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formula="of:=[.$C$2]*([.A1234]-[.$D$2])*([.A1234]-[.$E$2])*([.A1234]-[.$F$2])+[.$G$2]*2*(RAND()-0.5)" office:value-type="float" office:value="-130131693" calcext:value-type="float">
            <text:p>-130131693</text:p>
          </table:table-cell>
          <table:table-cell table:number-columns-repeated="5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formula="of:=[.$C$2]*([.A1235]-[.$D$2])*([.A1235]-[.$E$2])*([.A1235]-[.$F$2])+[.$G$2]*2*(RAND()-0.5)" office:value-type="float" office:value="-130031616" calcext:value-type="float">
            <text:p>-130031616</text:p>
          </table:table-cell>
          <table:table-cell table:number-columns-repeated="5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formula="of:=[.$C$2]*([.A1236]-[.$D$2])*([.A1236]-[.$E$2])*([.A1236]-[.$F$2])+[.$G$2]*2*(RAND()-0.5)" office:value-type="float" office:value="-129928875" calcext:value-type="float">
            <text:p>-129928875</text:p>
          </table:table-cell>
          <table:table-cell table:number-columns-repeated="5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formula="of:=[.$C$2]*([.A1237]-[.$D$2])*([.A1237]-[.$E$2])*([.A1237]-[.$F$2])+[.$G$2]*2*(RAND()-0.5)" office:value-type="float" office:value="-129823464" calcext:value-type="float">
            <text:p>-129823464</text:p>
          </table:table-cell>
          <table:table-cell table:number-columns-repeated="5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formula="of:=[.$C$2]*([.A1238]-[.$D$2])*([.A1238]-[.$E$2])*([.A1238]-[.$F$2])+[.$G$2]*2*(RAND()-0.5)" office:value-type="float" office:value="-129715377" calcext:value-type="float">
            <text:p>-129715377</text:p>
          </table:table-cell>
          <table:table-cell table:number-columns-repeated="5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formula="of:=[.$C$2]*([.A1239]-[.$D$2])*([.A1239]-[.$E$2])*([.A1239]-[.$F$2])+[.$G$2]*2*(RAND()-0.5)" office:value-type="float" office:value="-129604608" calcext:value-type="float">
            <text:p>-129604608</text:p>
          </table:table-cell>
          <table:table-cell table:number-columns-repeated="5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formula="of:=[.$C$2]*([.A1240]-[.$D$2])*([.A1240]-[.$E$2])*([.A1240]-[.$F$2])+[.$G$2]*2*(RAND()-0.5)" office:value-type="float" office:value="-129491151" calcext:value-type="float">
            <text:p>-129491151</text:p>
          </table:table-cell>
          <table:table-cell table:number-columns-repeated="5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formula="of:=[.$C$2]*([.A1241]-[.$D$2])*([.A1241]-[.$E$2])*([.A1241]-[.$F$2])+[.$G$2]*2*(RAND()-0.5)" office:value-type="float" office:value="-129375000" calcext:value-type="float">
            <text:p>-129375000</text:p>
          </table:table-cell>
          <table:table-cell table:number-columns-repeated="5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formula="of:=[.$C$2]*([.A1242]-[.$D$2])*([.A1242]-[.$E$2])*([.A1242]-[.$F$2])+[.$G$2]*2*(RAND()-0.5)" office:value-type="float" office:value="-129256149" calcext:value-type="float">
            <text:p>-129256149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formula="of:=[.$C$2]*([.A1243]-[.$D$2])*([.A1243]-[.$E$2])*([.A1243]-[.$F$2])+[.$G$2]*2*(RAND()-0.5)" office:value-type="float" office:value="-129134592" calcext:value-type="float">
            <text:p>-129134592</text:p>
          </table:table-cell>
          <table:table-cell table:number-columns-repeated="5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formula="of:=[.$C$2]*([.A1244]-[.$D$2])*([.A1244]-[.$E$2])*([.A1244]-[.$F$2])+[.$G$2]*2*(RAND()-0.5)" office:value-type="float" office:value="-129010323" calcext:value-type="float">
            <text:p>-129010323</text:p>
          </table:table-cell>
          <table:table-cell table:number-columns-repeated="5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formula="of:=[.$C$2]*([.A1245]-[.$D$2])*([.A1245]-[.$E$2])*([.A1245]-[.$F$2])+[.$G$2]*2*(RAND()-0.5)" office:value-type="float" office:value="-128883336" calcext:value-type="float">
            <text:p>-128883336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formula="of:=[.$C$2]*([.A1246]-[.$D$2])*([.A1246]-[.$E$2])*([.A1246]-[.$F$2])+[.$G$2]*2*(RAND()-0.5)" office:value-type="float" office:value="-128753625" calcext:value-type="float">
            <text:p>-128753625</text:p>
          </table:table-cell>
          <table:table-cell table:number-columns-repeated="5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formula="of:=[.$C$2]*([.A1247]-[.$D$2])*([.A1247]-[.$E$2])*([.A1247]-[.$F$2])+[.$G$2]*2*(RAND()-0.5)" office:value-type="float" office:value="-128621184" calcext:value-type="float">
            <text:p>-128621184</text:p>
          </table:table-cell>
          <table:table-cell table:number-columns-repeated="5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formula="of:=[.$C$2]*([.A1248]-[.$D$2])*([.A1248]-[.$E$2])*([.A1248]-[.$F$2])+[.$G$2]*2*(RAND()-0.5)" office:value-type="float" office:value="-128486007" calcext:value-type="float">
            <text:p>-128486007</text:p>
          </table:table-cell>
          <table:table-cell table:number-columns-repeated="5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formula="of:=[.$C$2]*([.A1249]-[.$D$2])*([.A1249]-[.$E$2])*([.A1249]-[.$F$2])+[.$G$2]*2*(RAND()-0.5)" office:value-type="float" office:value="-128348088" calcext:value-type="float">
            <text:p>-128348088</text:p>
          </table:table-cell>
          <table:table-cell table:number-columns-repeated="5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formula="of:=[.$C$2]*([.A1250]-[.$D$2])*([.A1250]-[.$E$2])*([.A1250]-[.$F$2])+[.$G$2]*2*(RAND()-0.5)" office:value-type="float" office:value="-128207421" calcext:value-type="float">
            <text:p>-128207421</text:p>
          </table:table-cell>
          <table:table-cell table:number-columns-repeated="5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formula="of:=[.$C$2]*([.A1251]-[.$D$2])*([.A1251]-[.$E$2])*([.A1251]-[.$F$2])+[.$G$2]*2*(RAND()-0.5)" office:value-type="float" office:value="-128064000" calcext:value-type="float">
            <text:p>-128064000</text:p>
          </table:table-cell>
          <table:table-cell table:number-columns-repeated="5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formula="of:=[.$C$2]*([.A1252]-[.$D$2])*([.A1252]-[.$E$2])*([.A1252]-[.$F$2])+[.$G$2]*2*(RAND()-0.5)" office:value-type="float" office:value="-127917819" calcext:value-type="float">
            <text:p>-127917819</text:p>
          </table:table-cell>
          <table:table-cell table:number-columns-repeated="5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formula="of:=[.$C$2]*([.A1253]-[.$D$2])*([.A1253]-[.$E$2])*([.A1253]-[.$F$2])+[.$G$2]*2*(RAND()-0.5)" office:value-type="float" office:value="-127768872" calcext:value-type="float">
            <text:p>-127768872</text:p>
          </table:table-cell>
          <table:table-cell table:number-columns-repeated="5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formula="of:=[.$C$2]*([.A1254]-[.$D$2])*([.A1254]-[.$E$2])*([.A1254]-[.$F$2])+[.$G$2]*2*(RAND()-0.5)" office:value-type="float" office:value="-127617153" calcext:value-type="float">
            <text:p>-127617153</text:p>
          </table:table-cell>
          <table:table-cell table:number-columns-repeated="5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formula="of:=[.$C$2]*([.A1255]-[.$D$2])*([.A1255]-[.$E$2])*([.A1255]-[.$F$2])+[.$G$2]*2*(RAND()-0.5)" office:value-type="float" office:value="-127462656" calcext:value-type="float">
            <text:p>-127462656</text:p>
          </table:table-cell>
          <table:table-cell table:number-columns-repeated="5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formula="of:=[.$C$2]*([.A1256]-[.$D$2])*([.A1256]-[.$E$2])*([.A1256]-[.$F$2])+[.$G$2]*2*(RAND()-0.5)" office:value-type="float" office:value="-127305375" calcext:value-type="float">
            <text:p>-127305375</text:p>
          </table:table-cell>
          <table:table-cell table:number-columns-repeated="5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formula="of:=[.$C$2]*([.A1257]-[.$D$2])*([.A1257]-[.$E$2])*([.A1257]-[.$F$2])+[.$G$2]*2*(RAND()-0.5)" office:value-type="float" office:value="-127145304" calcext:value-type="float">
            <text:p>-127145304</text:p>
          </table:table-cell>
          <table:table-cell table:number-columns-repeated="5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formula="of:=[.$C$2]*([.A1258]-[.$D$2])*([.A1258]-[.$E$2])*([.A1258]-[.$F$2])+[.$G$2]*2*(RAND()-0.5)" office:value-type="float" office:value="-126982437" calcext:value-type="float">
            <text:p>-126982437</text:p>
          </table:table-cell>
          <table:table-cell table:number-columns-repeated="5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formula="of:=[.$C$2]*([.A1259]-[.$D$2])*([.A1259]-[.$E$2])*([.A1259]-[.$F$2])+[.$G$2]*2*(RAND()-0.5)" office:value-type="float" office:value="-126816768" calcext:value-type="float">
            <text:p>-126816768</text:p>
          </table:table-cell>
          <table:table-cell table:number-columns-repeated="5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formula="of:=[.$C$2]*([.A1260]-[.$D$2])*([.A1260]-[.$E$2])*([.A1260]-[.$F$2])+[.$G$2]*2*(RAND()-0.5)" office:value-type="float" office:value="-126648291" calcext:value-type="float">
            <text:p>-126648291</text:p>
          </table:table-cell>
          <table:table-cell table:number-columns-repeated="5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formula="of:=[.$C$2]*([.A1261]-[.$D$2])*([.A1261]-[.$E$2])*([.A1261]-[.$F$2])+[.$G$2]*2*(RAND()-0.5)" office:value-type="float" office:value="-126477000" calcext:value-type="float">
            <text:p>-126477000</text:p>
          </table:table-cell>
          <table:table-cell table:number-columns-repeated="5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formula="of:=[.$C$2]*([.A1262]-[.$D$2])*([.A1262]-[.$E$2])*([.A1262]-[.$F$2])+[.$G$2]*2*(RAND()-0.5)" office:value-type="float" office:value="-126302889" calcext:value-type="float">
            <text:p>-126302889</text:p>
          </table:table-cell>
          <table:table-cell table:number-columns-repeated="5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formula="of:=[.$C$2]*([.A1263]-[.$D$2])*([.A1263]-[.$E$2])*([.A1263]-[.$F$2])+[.$G$2]*2*(RAND()-0.5)" office:value-type="float" office:value="-126125952" calcext:value-type="float">
            <text:p>-126125952</text:p>
          </table:table-cell>
          <table:table-cell table:number-columns-repeated="5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formula="of:=[.$C$2]*([.A1264]-[.$D$2])*([.A1264]-[.$E$2])*([.A1264]-[.$F$2])+[.$G$2]*2*(RAND()-0.5)" office:value-type="float" office:value="-125946183" calcext:value-type="float">
            <text:p>-125946183</text:p>
          </table:table-cell>
          <table:table-cell table:number-columns-repeated="5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formula="of:=[.$C$2]*([.A1265]-[.$D$2])*([.A1265]-[.$E$2])*([.A1265]-[.$F$2])+[.$G$2]*2*(RAND()-0.5)" office:value-type="float" office:value="-125763576" calcext:value-type="float">
            <text:p>-125763576</text:p>
          </table:table-cell>
          <table:table-cell table:number-columns-repeated="5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formula="of:=[.$C$2]*([.A1266]-[.$D$2])*([.A1266]-[.$E$2])*([.A1266]-[.$F$2])+[.$G$2]*2*(RAND()-0.5)" office:value-type="float" office:value="-125578125" calcext:value-type="float">
            <text:p>-125578125</text:p>
          </table:table-cell>
          <table:table-cell table:number-columns-repeated="5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formula="of:=[.$C$2]*([.A1267]-[.$D$2])*([.A1267]-[.$E$2])*([.A1267]-[.$F$2])+[.$G$2]*2*(RAND()-0.5)" office:value-type="float" office:value="-125389824" calcext:value-type="float">
            <text:p>-125389824</text:p>
          </table:table-cell>
          <table:table-cell table:number-columns-repeated="5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formula="of:=[.$C$2]*([.A1268]-[.$D$2])*([.A1268]-[.$E$2])*([.A1268]-[.$F$2])+[.$G$2]*2*(RAND()-0.5)" office:value-type="float" office:value="-125198667" calcext:value-type="float">
            <text:p>-125198667</text:p>
          </table:table-cell>
          <table:table-cell table:number-columns-repeated="5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formula="of:=[.$C$2]*([.A1269]-[.$D$2])*([.A1269]-[.$E$2])*([.A1269]-[.$F$2])+[.$G$2]*2*(RAND()-0.5)" office:value-type="float" office:value="-125004648" calcext:value-type="float">
            <text:p>-125004648</text:p>
          </table:table-cell>
          <table:table-cell table:number-columns-repeated="5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formula="of:=[.$C$2]*([.A1270]-[.$D$2])*([.A1270]-[.$E$2])*([.A1270]-[.$F$2])+[.$G$2]*2*(RAND()-0.5)" office:value-type="float" office:value="-124807761" calcext:value-type="float">
            <text:p>-124807761</text:p>
          </table:table-cell>
          <table:table-cell table:number-columns-repeated="5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[.$C$2]*([.A1271]-[.$D$2])*([.A1271]-[.$E$2])*([.A1271]-[.$F$2])+[.$G$2]*2*(RAND()-0.5)" office:value-type="float" office:value="-124608000" calcext:value-type="float">
            <text:p>-124608000</text:p>
          </table:table-cell>
          <table:table-cell table:number-columns-repeated="5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formula="of:=[.$C$2]*([.A1272]-[.$D$2])*([.A1272]-[.$E$2])*([.A1272]-[.$F$2])+[.$G$2]*2*(RAND()-0.5)" office:value-type="float" office:value="-124405359" calcext:value-type="float">
            <text:p>-124405359</text:p>
          </table:table-cell>
          <table:table-cell table:number-columns-repeated="5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formula="of:=[.$C$2]*([.A1273]-[.$D$2])*([.A1273]-[.$E$2])*([.A1273]-[.$F$2])+[.$G$2]*2*(RAND()-0.5)" office:value-type="float" office:value="-124199832" calcext:value-type="float">
            <text:p>-124199832</text:p>
          </table:table-cell>
          <table:table-cell table:number-columns-repeated="5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formula="of:=[.$C$2]*([.A1274]-[.$D$2])*([.A1274]-[.$E$2])*([.A1274]-[.$F$2])+[.$G$2]*2*(RAND()-0.5)" office:value-type="float" office:value="-123991413" calcext:value-type="float">
            <text:p>-123991413</text:p>
          </table:table-cell>
          <table:table-cell table:number-columns-repeated="5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formula="of:=[.$C$2]*([.A1275]-[.$D$2])*([.A1275]-[.$E$2])*([.A1275]-[.$F$2])+[.$G$2]*2*(RAND()-0.5)" office:value-type="float" office:value="-123780096" calcext:value-type="float">
            <text:p>-123780096</text:p>
          </table:table-cell>
          <table:table-cell table:number-columns-repeated="5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formula="of:=[.$C$2]*([.A1276]-[.$D$2])*([.A1276]-[.$E$2])*([.A1276]-[.$F$2])+[.$G$2]*2*(RAND()-0.5)" office:value-type="float" office:value="-123565875" calcext:value-type="float">
            <text:p>-123565875</text:p>
          </table:table-cell>
          <table:table-cell table:number-columns-repeated="5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formula="of:=[.$C$2]*([.A1277]-[.$D$2])*([.A1277]-[.$E$2])*([.A1277]-[.$F$2])+[.$G$2]*2*(RAND()-0.5)" office:value-type="float" office:value="-123348744" calcext:value-type="float">
            <text:p>-123348744</text:p>
          </table:table-cell>
          <table:table-cell table:number-columns-repeated="5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formula="of:=[.$C$2]*([.A1278]-[.$D$2])*([.A1278]-[.$E$2])*([.A1278]-[.$F$2])+[.$G$2]*2*(RAND()-0.5)" office:value-type="float" office:value="-123128697" calcext:value-type="float">
            <text:p>-123128697</text:p>
          </table:table-cell>
          <table:table-cell table:number-columns-repeated="5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formula="of:=[.$C$2]*([.A1279]-[.$D$2])*([.A1279]-[.$E$2])*([.A1279]-[.$F$2])+[.$G$2]*2*(RAND()-0.5)" office:value-type="float" office:value="-122905728" calcext:value-type="float">
            <text:p>-122905728</text:p>
          </table:table-cell>
          <table:table-cell table:number-columns-repeated="5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formula="of:=[.$C$2]*([.A1280]-[.$D$2])*([.A1280]-[.$E$2])*([.A1280]-[.$F$2])+[.$G$2]*2*(RAND()-0.5)" office:value-type="float" office:value="-122679831" calcext:value-type="float">
            <text:p>-122679831</text:p>
          </table:table-cell>
          <table:table-cell table:number-columns-repeated="5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formula="of:=[.$C$2]*([.A1281]-[.$D$2])*([.A1281]-[.$E$2])*([.A1281]-[.$F$2])+[.$G$2]*2*(RAND()-0.5)" office:value-type="float" office:value="-122451000" calcext:value-type="float">
            <text:p>-122451000</text:p>
          </table:table-cell>
          <table:table-cell table:number-columns-repeated="5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formula="of:=[.$C$2]*([.A1282]-[.$D$2])*([.A1282]-[.$E$2])*([.A1282]-[.$F$2])+[.$G$2]*2*(RAND()-0.5)" office:value-type="float" office:value="-122219229" calcext:value-type="float">
            <text:p>-122219229</text:p>
          </table:table-cell>
          <table:table-cell table:number-columns-repeated="5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formula="of:=[.$C$2]*([.A1283]-[.$D$2])*([.A1283]-[.$E$2])*([.A1283]-[.$F$2])+[.$G$2]*2*(RAND()-0.5)" office:value-type="float" office:value="-121984512" calcext:value-type="float">
            <text:p>-121984512</text:p>
          </table:table-cell>
          <table:table-cell table:number-columns-repeated="5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formula="of:=[.$C$2]*([.A1284]-[.$D$2])*([.A1284]-[.$E$2])*([.A1284]-[.$F$2])+[.$G$2]*2*(RAND()-0.5)" office:value-type="float" office:value="-121746843" calcext:value-type="float">
            <text:p>-121746843</text:p>
          </table:table-cell>
          <table:table-cell table:number-columns-repeated="5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formula="of:=[.$C$2]*([.A1285]-[.$D$2])*([.A1285]-[.$E$2])*([.A1285]-[.$F$2])+[.$G$2]*2*(RAND()-0.5)" office:value-type="float" office:value="-121506216" calcext:value-type="float">
            <text:p>-121506216</text:p>
          </table:table-cell>
          <table:table-cell table:number-columns-repeated="5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formula="of:=[.$C$2]*([.A1286]-[.$D$2])*([.A1286]-[.$E$2])*([.A1286]-[.$F$2])+[.$G$2]*2*(RAND()-0.5)" office:value-type="float" office:value="-121262625" calcext:value-type="float">
            <text:p>-121262625</text:p>
          </table:table-cell>
          <table:table-cell table:number-columns-repeated="5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formula="of:=[.$C$2]*([.A1287]-[.$D$2])*([.A1287]-[.$E$2])*([.A1287]-[.$F$2])+[.$G$2]*2*(RAND()-0.5)" office:value-type="float" office:value="-121016064" calcext:value-type="float">
            <text:p>-121016064</text:p>
          </table:table-cell>
          <table:table-cell table:number-columns-repeated="5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formula="of:=[.$C$2]*([.A1288]-[.$D$2])*([.A1288]-[.$E$2])*([.A1288]-[.$F$2])+[.$G$2]*2*(RAND()-0.5)" office:value-type="float" office:value="-120766527" calcext:value-type="float">
            <text:p>-120766527</text:p>
          </table:table-cell>
          <table:table-cell table:number-columns-repeated="5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formula="of:=[.$C$2]*([.A1289]-[.$D$2])*([.A1289]-[.$E$2])*([.A1289]-[.$F$2])+[.$G$2]*2*(RAND()-0.5)" office:value-type="float" office:value="-120514008" calcext:value-type="float">
            <text:p>-120514008</text:p>
          </table:table-cell>
          <table:table-cell table:number-columns-repeated="5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formula="of:=[.$C$2]*([.A1290]-[.$D$2])*([.A1290]-[.$E$2])*([.A1290]-[.$F$2])+[.$G$2]*2*(RAND()-0.5)" office:value-type="float" office:value="-120258501" calcext:value-type="float">
            <text:p>-120258501</text:p>
          </table:table-cell>
          <table:table-cell table:number-columns-repeated="5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[.$C$2]*([.A1291]-[.$D$2])*([.A1291]-[.$E$2])*([.A1291]-[.$F$2])+[.$G$2]*2*(RAND()-0.5)" office:value-type="float" office:value="-120000000" calcext:value-type="float">
            <text:p>-120000000</text:p>
          </table:table-cell>
          <table:table-cell table:number-columns-repeated="5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formula="of:=[.$C$2]*([.A1292]-[.$D$2])*([.A1292]-[.$E$2])*([.A1292]-[.$F$2])+[.$G$2]*2*(RAND()-0.5)" office:value-type="float" office:value="-119738499" calcext:value-type="float">
            <text:p>-119738499</text:p>
          </table:table-cell>
          <table:table-cell table:number-columns-repeated="5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formula="of:=[.$C$2]*([.A1293]-[.$D$2])*([.A1293]-[.$E$2])*([.A1293]-[.$F$2])+[.$G$2]*2*(RAND()-0.5)" office:value-type="float" office:value="-119473992" calcext:value-type="float">
            <text:p>-119473992</text:p>
          </table:table-cell>
          <table:table-cell table:number-columns-repeated="5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formula="of:=[.$C$2]*([.A1294]-[.$D$2])*([.A1294]-[.$E$2])*([.A1294]-[.$F$2])+[.$G$2]*2*(RAND()-0.5)" office:value-type="float" office:value="-119206473" calcext:value-type="float">
            <text:p>-119206473</text:p>
          </table:table-cell>
          <table:table-cell table:number-columns-repeated="5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formula="of:=[.$C$2]*([.A1295]-[.$D$2])*([.A1295]-[.$E$2])*([.A1295]-[.$F$2])+[.$G$2]*2*(RAND()-0.5)" office:value-type="float" office:value="-118935936" calcext:value-type="float">
            <text:p>-118935936</text:p>
          </table:table-cell>
          <table:table-cell table:number-columns-repeated="5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formula="of:=[.$C$2]*([.A1296]-[.$D$2])*([.A1296]-[.$E$2])*([.A1296]-[.$F$2])+[.$G$2]*2*(RAND()-0.5)" office:value-type="float" office:value="-118662375" calcext:value-type="float">
            <text:p>-118662375</text:p>
          </table:table-cell>
          <table:table-cell table:number-columns-repeated="5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formula="of:=[.$C$2]*([.A1297]-[.$D$2])*([.A1297]-[.$E$2])*([.A1297]-[.$F$2])+[.$G$2]*2*(RAND()-0.5)" office:value-type="float" office:value="-118385784" calcext:value-type="float">
            <text:p>-118385784</text:p>
          </table:table-cell>
          <table:table-cell table:number-columns-repeated="5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formula="of:=[.$C$2]*([.A1298]-[.$D$2])*([.A1298]-[.$E$2])*([.A1298]-[.$F$2])+[.$G$2]*2*(RAND()-0.5)" office:value-type="float" office:value="-118106157" calcext:value-type="float">
            <text:p>-118106157</text:p>
          </table:table-cell>
          <table:table-cell table:number-columns-repeated="5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formula="of:=[.$C$2]*([.A1299]-[.$D$2])*([.A1299]-[.$E$2])*([.A1299]-[.$F$2])+[.$G$2]*2*(RAND()-0.5)" office:value-type="float" office:value="-117823488" calcext:value-type="float">
            <text:p>-117823488</text:p>
          </table:table-cell>
          <table:table-cell table:number-columns-repeated="5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formula="of:=[.$C$2]*([.A1300]-[.$D$2])*([.A1300]-[.$E$2])*([.A1300]-[.$F$2])+[.$G$2]*2*(RAND()-0.5)" office:value-type="float" office:value="-117537771" calcext:value-type="float">
            <text:p>-117537771</text:p>
          </table:table-cell>
          <table:table-cell table:number-columns-repeated="5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formula="of:=[.$C$2]*([.A1301]-[.$D$2])*([.A1301]-[.$E$2])*([.A1301]-[.$F$2])+[.$G$2]*2*(RAND()-0.5)" office:value-type="float" office:value="-117249000" calcext:value-type="float">
            <text:p>-117249000</text:p>
          </table:table-cell>
          <table:table-cell table:number-columns-repeated="5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formula="of:=[.$C$2]*([.A1302]-[.$D$2])*([.A1302]-[.$E$2])*([.A1302]-[.$F$2])+[.$G$2]*2*(RAND()-0.5)" office:value-type="float" office:value="-116957169" calcext:value-type="float">
            <text:p>-116957169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formula="of:=[.$C$2]*([.A1303]-[.$D$2])*([.A1303]-[.$E$2])*([.A1303]-[.$F$2])+[.$G$2]*2*(RAND()-0.5)" office:value-type="float" office:value="-116662272" calcext:value-type="float">
            <text:p>-116662272</text:p>
          </table:table-cell>
          <table:table-cell table:number-columns-repeated="5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formula="of:=[.$C$2]*([.A1304]-[.$D$2])*([.A1304]-[.$E$2])*([.A1304]-[.$F$2])+[.$G$2]*2*(RAND()-0.5)" office:value-type="float" office:value="-116364303" calcext:value-type="float">
            <text:p>-116364303</text:p>
          </table:table-cell>
          <table:table-cell table:number-columns-repeated="5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formula="of:=[.$C$2]*([.A1305]-[.$D$2])*([.A1305]-[.$E$2])*([.A1305]-[.$F$2])+[.$G$2]*2*(RAND()-0.5)" office:value-type="float" office:value="-116063256" calcext:value-type="float">
            <text:p>-116063256</text:p>
          </table:table-cell>
          <table:table-cell table:number-columns-repeated="5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formula="of:=[.$C$2]*([.A1306]-[.$D$2])*([.A1306]-[.$E$2])*([.A1306]-[.$F$2])+[.$G$2]*2*(RAND()-0.5)" office:value-type="float" office:value="-115759125" calcext:value-type="float">
            <text:p>-115759125</text:p>
          </table:table-cell>
          <table:table-cell table:number-columns-repeated="5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formula="of:=[.$C$2]*([.A1307]-[.$D$2])*([.A1307]-[.$E$2])*([.A1307]-[.$F$2])+[.$G$2]*2*(RAND()-0.5)" office:value-type="float" office:value="-115451904" calcext:value-type="float">
            <text:p>-115451904</text:p>
          </table:table-cell>
          <table:table-cell table:number-columns-repeated="5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formula="of:=[.$C$2]*([.A1308]-[.$D$2])*([.A1308]-[.$E$2])*([.A1308]-[.$F$2])+[.$G$2]*2*(RAND()-0.5)" office:value-type="float" office:value="-115141587" calcext:value-type="float">
            <text:p>-115141587</text:p>
          </table:table-cell>
          <table:table-cell table:number-columns-repeated="5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formula="of:=[.$C$2]*([.A1309]-[.$D$2])*([.A1309]-[.$E$2])*([.A1309]-[.$F$2])+[.$G$2]*2*(RAND()-0.5)" office:value-type="float" office:value="-114828168" calcext:value-type="float">
            <text:p>-114828168</text:p>
          </table:table-cell>
          <table:table-cell table:number-columns-repeated="5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formula="of:=[.$C$2]*([.A1310]-[.$D$2])*([.A1310]-[.$E$2])*([.A1310]-[.$F$2])+[.$G$2]*2*(RAND()-0.5)" office:value-type="float" office:value="-114511641" calcext:value-type="float">
            <text:p>-114511641</text:p>
          </table:table-cell>
          <table:table-cell table:number-columns-repeated="5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formula="of:=[.$C$2]*([.A1311]-[.$D$2])*([.A1311]-[.$E$2])*([.A1311]-[.$F$2])+[.$G$2]*2*(RAND()-0.5)" office:value-type="float" office:value="-114192000" calcext:value-type="float">
            <text:p>-114192000</text:p>
          </table:table-cell>
          <table:table-cell table:number-columns-repeated="5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formula="of:=[.$C$2]*([.A1312]-[.$D$2])*([.A1312]-[.$E$2])*([.A1312]-[.$F$2])+[.$G$2]*2*(RAND()-0.5)" office:value-type="float" office:value="-113869239" calcext:value-type="float">
            <text:p>-113869239</text:p>
          </table:table-cell>
          <table:table-cell table:number-columns-repeated="5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formula="of:=[.$C$2]*([.A1313]-[.$D$2])*([.A1313]-[.$E$2])*([.A1313]-[.$F$2])+[.$G$2]*2*(RAND()-0.5)" office:value-type="float" office:value="-113543352" calcext:value-type="float">
            <text:p>-113543352</text:p>
          </table:table-cell>
          <table:table-cell table:number-columns-repeated="5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formula="of:=[.$C$2]*([.A1314]-[.$D$2])*([.A1314]-[.$E$2])*([.A1314]-[.$F$2])+[.$G$2]*2*(RAND()-0.5)" office:value-type="float" office:value="-113214333" calcext:value-type="float">
            <text:p>-113214333</text:p>
          </table:table-cell>
          <table:table-cell table:number-columns-repeated="5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formula="of:=[.$C$2]*([.A1315]-[.$D$2])*([.A1315]-[.$E$2])*([.A1315]-[.$F$2])+[.$G$2]*2*(RAND()-0.5)" office:value-type="float" office:value="-112882176" calcext:value-type="float">
            <text:p>-112882176</text:p>
          </table:table-cell>
          <table:table-cell table:number-columns-repeated="5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formula="of:=[.$C$2]*([.A1316]-[.$D$2])*([.A1316]-[.$E$2])*([.A1316]-[.$F$2])+[.$G$2]*2*(RAND()-0.5)" office:value-type="float" office:value="-112546875" calcext:value-type="float">
            <text:p>-112546875</text:p>
          </table:table-cell>
          <table:table-cell table:number-columns-repeated="5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formula="of:=[.$C$2]*([.A1317]-[.$D$2])*([.A1317]-[.$E$2])*([.A1317]-[.$F$2])+[.$G$2]*2*(RAND()-0.5)" office:value-type="float" office:value="-112208424" calcext:value-type="float">
            <text:p>-112208424</text:p>
          </table:table-cell>
          <table:table-cell table:number-columns-repeated="5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formula="of:=[.$C$2]*([.A1318]-[.$D$2])*([.A1318]-[.$E$2])*([.A1318]-[.$F$2])+[.$G$2]*2*(RAND()-0.5)" office:value-type="float" office:value="-111866817" calcext:value-type="float">
            <text:p>-111866817</text:p>
          </table:table-cell>
          <table:table-cell table:number-columns-repeated="5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formula="of:=[.$C$2]*([.A1319]-[.$D$2])*([.A1319]-[.$E$2])*([.A1319]-[.$F$2])+[.$G$2]*2*(RAND()-0.5)" office:value-type="float" office:value="-111522048" calcext:value-type="float">
            <text:p>-111522048</text:p>
          </table:table-cell>
          <table:table-cell table:number-columns-repeated="5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formula="of:=[.$C$2]*([.A1320]-[.$D$2])*([.A1320]-[.$E$2])*([.A1320]-[.$F$2])+[.$G$2]*2*(RAND()-0.5)" office:value-type="float" office:value="-111174111" calcext:value-type="float">
            <text:p>-111174111</text:p>
          </table:table-cell>
          <table:table-cell table:number-columns-repeated="5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formula="of:=[.$C$2]*([.A1321]-[.$D$2])*([.A1321]-[.$E$2])*([.A1321]-[.$F$2])+[.$G$2]*2*(RAND()-0.5)" office:value-type="float" office:value="-110823000" calcext:value-type="float">
            <text:p>-110823000</text:p>
          </table:table-cell>
          <table:table-cell table:number-columns-repeated="5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formula="of:=[.$C$2]*([.A1322]-[.$D$2])*([.A1322]-[.$E$2])*([.A1322]-[.$F$2])+[.$G$2]*2*(RAND()-0.5)" office:value-type="float" office:value="-110468709" calcext:value-type="float">
            <text:p>-110468709</text:p>
          </table:table-cell>
          <table:table-cell table:number-columns-repeated="5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formula="of:=[.$C$2]*([.A1323]-[.$D$2])*([.A1323]-[.$E$2])*([.A1323]-[.$F$2])+[.$G$2]*2*(RAND()-0.5)" office:value-type="float" office:value="-110111232" calcext:value-type="float">
            <text:p>-110111232</text:p>
          </table:table-cell>
          <table:table-cell table:number-columns-repeated="5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formula="of:=[.$C$2]*([.A1324]-[.$D$2])*([.A1324]-[.$E$2])*([.A1324]-[.$F$2])+[.$G$2]*2*(RAND()-0.5)" office:value-type="float" office:value="-109750563" calcext:value-type="float">
            <text:p>-109750563</text:p>
          </table:table-cell>
          <table:table-cell table:number-columns-repeated="5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formula="of:=[.$C$2]*([.A1325]-[.$D$2])*([.A1325]-[.$E$2])*([.A1325]-[.$F$2])+[.$G$2]*2*(RAND()-0.5)" office:value-type="float" office:value="-109386696" calcext:value-type="float">
            <text:p>-109386696</text:p>
          </table:table-cell>
          <table:table-cell table:number-columns-repeated="5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formula="of:=[.$C$2]*([.A1326]-[.$D$2])*([.A1326]-[.$E$2])*([.A1326]-[.$F$2])+[.$G$2]*2*(RAND()-0.5)" office:value-type="float" office:value="-109019625" calcext:value-type="float">
            <text:p>-109019625</text:p>
          </table:table-cell>
          <table:table-cell table:number-columns-repeated="5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formula="of:=[.$C$2]*([.A1327]-[.$D$2])*([.A1327]-[.$E$2])*([.A1327]-[.$F$2])+[.$G$2]*2*(RAND()-0.5)" office:value-type="float" office:value="-108649344" calcext:value-type="float">
            <text:p>-108649344</text:p>
          </table:table-cell>
          <table:table-cell table:number-columns-repeated="5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formula="of:=[.$C$2]*([.A1328]-[.$D$2])*([.A1328]-[.$E$2])*([.A1328]-[.$F$2])+[.$G$2]*2*(RAND()-0.5)" office:value-type="float" office:value="-108275847" calcext:value-type="float">
            <text:p>-108275847</text:p>
          </table:table-cell>
          <table:table-cell table:number-columns-repeated="5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formula="of:=[.$C$2]*([.A1329]-[.$D$2])*([.A1329]-[.$E$2])*([.A1329]-[.$F$2])+[.$G$2]*2*(RAND()-0.5)" office:value-type="float" office:value="-107899128" calcext:value-type="float">
            <text:p>-107899128</text:p>
          </table:table-cell>
          <table:table-cell table:number-columns-repeated="5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formula="of:=[.$C$2]*([.A1330]-[.$D$2])*([.A1330]-[.$E$2])*([.A1330]-[.$F$2])+[.$G$2]*2*(RAND()-0.5)" office:value-type="float" office:value="-107519181" calcext:value-type="float">
            <text:p>-107519181</text:p>
          </table:table-cell>
          <table:table-cell table:number-columns-repeated="5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formula="of:=[.$C$2]*([.A1331]-[.$D$2])*([.A1331]-[.$E$2])*([.A1331]-[.$F$2])+[.$G$2]*2*(RAND()-0.5)" office:value-type="float" office:value="-107136000" calcext:value-type="float">
            <text:p>-107136000</text:p>
          </table:table-cell>
          <table:table-cell table:number-columns-repeated="5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formula="of:=[.$C$2]*([.A1332]-[.$D$2])*([.A1332]-[.$E$2])*([.A1332]-[.$F$2])+[.$G$2]*2*(RAND()-0.5)" office:value-type="float" office:value="-106749579" calcext:value-type="float">
            <text:p>-106749579</text:p>
          </table:table-cell>
          <table:table-cell table:number-columns-repeated="5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formula="of:=[.$C$2]*([.A1333]-[.$D$2])*([.A1333]-[.$E$2])*([.A1333]-[.$F$2])+[.$G$2]*2*(RAND()-0.5)" office:value-type="float" office:value="-106359912" calcext:value-type="float">
            <text:p>-106359912</text:p>
          </table:table-cell>
          <table:table-cell table:number-columns-repeated="5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formula="of:=[.$C$2]*([.A1334]-[.$D$2])*([.A1334]-[.$E$2])*([.A1334]-[.$F$2])+[.$G$2]*2*(RAND()-0.5)" office:value-type="float" office:value="-105966993" calcext:value-type="float">
            <text:p>-105966993</text:p>
          </table:table-cell>
          <table:table-cell table:number-columns-repeated="5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formula="of:=[.$C$2]*([.A1335]-[.$D$2])*([.A1335]-[.$E$2])*([.A1335]-[.$F$2])+[.$G$2]*2*(RAND()-0.5)" office:value-type="float" office:value="-105570816" calcext:value-type="float">
            <text:p>-105570816</text:p>
          </table:table-cell>
          <table:table-cell table:number-columns-repeated="5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formula="of:=[.$C$2]*([.A1336]-[.$D$2])*([.A1336]-[.$E$2])*([.A1336]-[.$F$2])+[.$G$2]*2*(RAND()-0.5)" office:value-type="float" office:value="-105171375" calcext:value-type="float">
            <text:p>-105171375</text:p>
          </table:table-cell>
          <table:table-cell table:number-columns-repeated="5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formula="of:=[.$C$2]*([.A1337]-[.$D$2])*([.A1337]-[.$E$2])*([.A1337]-[.$F$2])+[.$G$2]*2*(RAND()-0.5)" office:value-type="float" office:value="-104768664" calcext:value-type="float">
            <text:p>-104768664</text:p>
          </table:table-cell>
          <table:table-cell table:number-columns-repeated="5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formula="of:=[.$C$2]*([.A1338]-[.$D$2])*([.A1338]-[.$E$2])*([.A1338]-[.$F$2])+[.$G$2]*2*(RAND()-0.5)" office:value-type="float" office:value="-104362677" calcext:value-type="float">
            <text:p>-104362677</text:p>
          </table:table-cell>
          <table:table-cell table:number-columns-repeated="5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formula="of:=[.$C$2]*([.A1339]-[.$D$2])*([.A1339]-[.$E$2])*([.A1339]-[.$F$2])+[.$G$2]*2*(RAND()-0.5)" office:value-type="float" office:value="-103953408" calcext:value-type="float">
            <text:p>-103953408</text:p>
          </table:table-cell>
          <table:table-cell table:number-columns-repeated="5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formula="of:=[.$C$2]*([.A1340]-[.$D$2])*([.A1340]-[.$E$2])*([.A1340]-[.$F$2])+[.$G$2]*2*(RAND()-0.5)" office:value-type="float" office:value="-103540851" calcext:value-type="float">
            <text:p>-103540851</text:p>
          </table:table-cell>
          <table:table-cell table:number-columns-repeated="5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formula="of:=[.$C$2]*([.A1341]-[.$D$2])*([.A1341]-[.$E$2])*([.A1341]-[.$F$2])+[.$G$2]*2*(RAND()-0.5)" office:value-type="float" office:value="-103125000" calcext:value-type="float">
            <text:p>-103125000</text:p>
          </table:table-cell>
          <table:table-cell table:number-columns-repeated="5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formula="of:=[.$C$2]*([.A1342]-[.$D$2])*([.A1342]-[.$E$2])*([.A1342]-[.$F$2])+[.$G$2]*2*(RAND()-0.5)" office:value-type="float" office:value="-102705849" calcext:value-type="float">
            <text:p>-102705849</text:p>
          </table:table-cell>
          <table:table-cell table:number-columns-repeated="5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formula="of:=[.$C$2]*([.A1343]-[.$D$2])*([.A1343]-[.$E$2])*([.A1343]-[.$F$2])+[.$G$2]*2*(RAND()-0.5)" office:value-type="float" office:value="-102283392" calcext:value-type="float">
            <text:p>-102283392</text:p>
          </table:table-cell>
          <table:table-cell table:number-columns-repeated="5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formula="of:=[.$C$2]*([.A1344]-[.$D$2])*([.A1344]-[.$E$2])*([.A1344]-[.$F$2])+[.$G$2]*2*(RAND()-0.5)" office:value-type="float" office:value="-101857623" calcext:value-type="float">
            <text:p>-101857623</text:p>
          </table:table-cell>
          <table:table-cell table:number-columns-repeated="5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formula="of:=[.$C$2]*([.A1345]-[.$D$2])*([.A1345]-[.$E$2])*([.A1345]-[.$F$2])+[.$G$2]*2*(RAND()-0.5)" office:value-type="float" office:value="-101428536" calcext:value-type="float">
            <text:p>-101428536</text:p>
          </table:table-cell>
          <table:table-cell table:number-columns-repeated="5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formula="of:=[.$C$2]*([.A1346]-[.$D$2])*([.A1346]-[.$E$2])*([.A1346]-[.$F$2])+[.$G$2]*2*(RAND()-0.5)" office:value-type="float" office:value="-100996125" calcext:value-type="float">
            <text:p>-100996125</text:p>
          </table:table-cell>
          <table:table-cell table:number-columns-repeated="5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formula="of:=[.$C$2]*([.A1347]-[.$D$2])*([.A1347]-[.$E$2])*([.A1347]-[.$F$2])+[.$G$2]*2*(RAND()-0.5)" office:value-type="float" office:value="-100560384" calcext:value-type="float">
            <text:p>-100560384</text:p>
          </table:table-cell>
          <table:table-cell table:number-columns-repeated="5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formula="of:=[.$C$2]*([.A1348]-[.$D$2])*([.A1348]-[.$E$2])*([.A1348]-[.$F$2])+[.$G$2]*2*(RAND()-0.5)" office:value-type="float" office:value="-100121307" calcext:value-type="float">
            <text:p>-100121307</text:p>
          </table:table-cell>
          <table:table-cell table:number-columns-repeated="5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formula="of:=[.$C$2]*([.A1349]-[.$D$2])*([.A1349]-[.$E$2])*([.A1349]-[.$F$2])+[.$G$2]*2*(RAND()-0.5)" office:value-type="float" office:value="-99678888" calcext:value-type="float">
            <text:p>-99678888</text:p>
          </table:table-cell>
          <table:table-cell table:number-columns-repeated="5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formula="of:=[.$C$2]*([.A1350]-[.$D$2])*([.A1350]-[.$E$2])*([.A1350]-[.$F$2])+[.$G$2]*2*(RAND()-0.5)" office:value-type="float" office:value="-99233121" calcext:value-type="float">
            <text:p>-99233121</text:p>
          </table:table-cell>
          <table:table-cell table:number-columns-repeated="5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formula="of:=[.$C$2]*([.A1351]-[.$D$2])*([.A1351]-[.$E$2])*([.A1351]-[.$F$2])+[.$G$2]*2*(RAND()-0.5)" office:value-type="float" office:value="-98784000" calcext:value-type="float">
            <text:p>-98784000</text:p>
          </table:table-cell>
          <table:table-cell table:number-columns-repeated="5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formula="of:=[.$C$2]*([.A1352]-[.$D$2])*([.A1352]-[.$E$2])*([.A1352]-[.$F$2])+[.$G$2]*2*(RAND()-0.5)" office:value-type="float" office:value="-98331519" calcext:value-type="float">
            <text:p>-98331519</text:p>
          </table:table-cell>
          <table:table-cell table:number-columns-repeated="5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formula="of:=[.$C$2]*([.A1353]-[.$D$2])*([.A1353]-[.$E$2])*([.A1353]-[.$F$2])+[.$G$2]*2*(RAND()-0.5)" office:value-type="float" office:value="-97875672" calcext:value-type="float">
            <text:p>-97875672</text:p>
          </table:table-cell>
          <table:table-cell table:number-columns-repeated="5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formula="of:=[.$C$2]*([.A1354]-[.$D$2])*([.A1354]-[.$E$2])*([.A1354]-[.$F$2])+[.$G$2]*2*(RAND()-0.5)" office:value-type="float" office:value="-97416453" calcext:value-type="float">
            <text:p>-97416453</text:p>
          </table:table-cell>
          <table:table-cell table:number-columns-repeated="5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formula="of:=[.$C$2]*([.A1355]-[.$D$2])*([.A1355]-[.$E$2])*([.A1355]-[.$F$2])+[.$G$2]*2*(RAND()-0.5)" office:value-type="float" office:value="-96953856" calcext:value-type="float">
            <text:p>-96953856</text:p>
          </table:table-cell>
          <table:table-cell table:number-columns-repeated="5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formula="of:=[.$C$2]*([.A1356]-[.$D$2])*([.A1356]-[.$E$2])*([.A1356]-[.$F$2])+[.$G$2]*2*(RAND()-0.5)" office:value-type="float" office:value="-96487875" calcext:value-type="float">
            <text:p>-96487875</text:p>
          </table:table-cell>
          <table:table-cell table:number-columns-repeated="5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formula="of:=[.$C$2]*([.A1357]-[.$D$2])*([.A1357]-[.$E$2])*([.A1357]-[.$F$2])+[.$G$2]*2*(RAND()-0.5)" office:value-type="float" office:value="-96018504" calcext:value-type="float">
            <text:p>-96018504</text:p>
          </table:table-cell>
          <table:table-cell table:number-columns-repeated="5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formula="of:=[.$C$2]*([.A1358]-[.$D$2])*([.A1358]-[.$E$2])*([.A1358]-[.$F$2])+[.$G$2]*2*(RAND()-0.5)" office:value-type="float" office:value="-95545737" calcext:value-type="float">
            <text:p>-95545737</text:p>
          </table:table-cell>
          <table:table-cell table:number-columns-repeated="5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formula="of:=[.$C$2]*([.A1359]-[.$D$2])*([.A1359]-[.$E$2])*([.A1359]-[.$F$2])+[.$G$2]*2*(RAND()-0.5)" office:value-type="float" office:value="-95069568" calcext:value-type="float">
            <text:p>-95069568</text:p>
          </table:table-cell>
          <table:table-cell table:number-columns-repeated="5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formula="of:=[.$C$2]*([.A1360]-[.$D$2])*([.A1360]-[.$E$2])*([.A1360]-[.$F$2])+[.$G$2]*2*(RAND()-0.5)" office:value-type="float" office:value="-94589991" calcext:value-type="float">
            <text:p>-94589991</text:p>
          </table:table-cell>
          <table:table-cell table:number-columns-repeated="5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formula="of:=[.$C$2]*([.A1361]-[.$D$2])*([.A1361]-[.$E$2])*([.A1361]-[.$F$2])+[.$G$2]*2*(RAND()-0.5)" office:value-type="float" office:value="-94107000" calcext:value-type="float">
            <text:p>-94107000</text:p>
          </table:table-cell>
          <table:table-cell table:number-columns-repeated="5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formula="of:=[.$C$2]*([.A1362]-[.$D$2])*([.A1362]-[.$E$2])*([.A1362]-[.$F$2])+[.$G$2]*2*(RAND()-0.5)" office:value-type="float" office:value="-93620589" calcext:value-type="float">
            <text:p>-93620589</text:p>
          </table:table-cell>
          <table:table-cell table:number-columns-repeated="5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formula="of:=[.$C$2]*([.A1363]-[.$D$2])*([.A1363]-[.$E$2])*([.A1363]-[.$F$2])+[.$G$2]*2*(RAND()-0.5)" office:value-type="float" office:value="-93130752" calcext:value-type="float">
            <text:p>-93130752</text:p>
          </table:table-cell>
          <table:table-cell table:number-columns-repeated="5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formula="of:=[.$C$2]*([.A1364]-[.$D$2])*([.A1364]-[.$E$2])*([.A1364]-[.$F$2])+[.$G$2]*2*(RAND()-0.5)" office:value-type="float" office:value="-92637483" calcext:value-type="float">
            <text:p>-92637483</text:p>
          </table:table-cell>
          <table:table-cell table:number-columns-repeated="5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formula="of:=[.$C$2]*([.A1365]-[.$D$2])*([.A1365]-[.$E$2])*([.A1365]-[.$F$2])+[.$G$2]*2*(RAND()-0.5)" office:value-type="float" office:value="-92140776" calcext:value-type="float">
            <text:p>-92140776</text:p>
          </table:table-cell>
          <table:table-cell table:number-columns-repeated="5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formula="of:=[.$C$2]*([.A1366]-[.$D$2])*([.A1366]-[.$E$2])*([.A1366]-[.$F$2])+[.$G$2]*2*(RAND()-0.5)" office:value-type="float" office:value="-91640625" calcext:value-type="float">
            <text:p>-91640625</text:p>
          </table:table-cell>
          <table:table-cell table:number-columns-repeated="5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formula="of:=[.$C$2]*([.A1367]-[.$D$2])*([.A1367]-[.$E$2])*([.A1367]-[.$F$2])+[.$G$2]*2*(RAND()-0.5)" office:value-type="float" office:value="-91137024" calcext:value-type="float">
            <text:p>-91137024</text:p>
          </table:table-cell>
          <table:table-cell table:number-columns-repeated="5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formula="of:=[.$C$2]*([.A1368]-[.$D$2])*([.A1368]-[.$E$2])*([.A1368]-[.$F$2])+[.$G$2]*2*(RAND()-0.5)" office:value-type="float" office:value="-90629967" calcext:value-type="float">
            <text:p>-90629967</text:p>
          </table:table-cell>
          <table:table-cell table:number-columns-repeated="5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formula="of:=[.$C$2]*([.A1369]-[.$D$2])*([.A1369]-[.$E$2])*([.A1369]-[.$F$2])+[.$G$2]*2*(RAND()-0.5)" office:value-type="float" office:value="-90119448" calcext:value-type="float">
            <text:p>-90119448</text:p>
          </table:table-cell>
          <table:table-cell table:number-columns-repeated="5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formula="of:=[.$C$2]*([.A1370]-[.$D$2])*([.A1370]-[.$E$2])*([.A1370]-[.$F$2])+[.$G$2]*2*(RAND()-0.5)" office:value-type="float" office:value="-89605461" calcext:value-type="float">
            <text:p>-89605461</text:p>
          </table:table-cell>
          <table:table-cell table:number-columns-repeated="5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formula="of:=[.$C$2]*([.A1371]-[.$D$2])*([.A1371]-[.$E$2])*([.A1371]-[.$F$2])+[.$G$2]*2*(RAND()-0.5)" office:value-type="float" office:value="-89088000" calcext:value-type="float">
            <text:p>-89088000</text:p>
          </table:table-cell>
          <table:table-cell table:number-columns-repeated="5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formula="of:=[.$C$2]*([.A1372]-[.$D$2])*([.A1372]-[.$E$2])*([.A1372]-[.$F$2])+[.$G$2]*2*(RAND()-0.5)" office:value-type="float" office:value="-88567059" calcext:value-type="float">
            <text:p>-88567059</text:p>
          </table:table-cell>
          <table:table-cell table:number-columns-repeated="5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formula="of:=[.$C$2]*([.A1373]-[.$D$2])*([.A1373]-[.$E$2])*([.A1373]-[.$F$2])+[.$G$2]*2*(RAND()-0.5)" office:value-type="float" office:value="-88042632" calcext:value-type="float">
            <text:p>-88042632</text:p>
          </table:table-cell>
          <table:table-cell table:number-columns-repeated="5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formula="of:=[.$C$2]*([.A1374]-[.$D$2])*([.A1374]-[.$E$2])*([.A1374]-[.$F$2])+[.$G$2]*2*(RAND()-0.5)" office:value-type="float" office:value="-87514713" calcext:value-type="float">
            <text:p>-87514713</text:p>
          </table:table-cell>
          <table:table-cell table:number-columns-repeated="5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formula="of:=[.$C$2]*([.A1375]-[.$D$2])*([.A1375]-[.$E$2])*([.A1375]-[.$F$2])+[.$G$2]*2*(RAND()-0.5)" office:value-type="float" office:value="-86983296" calcext:value-type="float">
            <text:p>-86983296</text:p>
          </table:table-cell>
          <table:table-cell table:number-columns-repeated="5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formula="of:=[.$C$2]*([.A1376]-[.$D$2])*([.A1376]-[.$E$2])*([.A1376]-[.$F$2])+[.$G$2]*2*(RAND()-0.5)" office:value-type="float" office:value="-86448375" calcext:value-type="float">
            <text:p>-86448375</text:p>
          </table:table-cell>
          <table:table-cell table:number-columns-repeated="5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formula="of:=[.$C$2]*([.A1377]-[.$D$2])*([.A1377]-[.$E$2])*([.A1377]-[.$F$2])+[.$G$2]*2*(RAND()-0.5)" office:value-type="float" office:value="-85909944" calcext:value-type="float">
            <text:p>-85909944</text:p>
          </table:table-cell>
          <table:table-cell table:number-columns-repeated="5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formula="of:=[.$C$2]*([.A1378]-[.$D$2])*([.A1378]-[.$E$2])*([.A1378]-[.$F$2])+[.$G$2]*2*(RAND()-0.5)" office:value-type="float" office:value="-85367997" calcext:value-type="float">
            <text:p>-85367997</text:p>
          </table:table-cell>
          <table:table-cell table:number-columns-repeated="5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formula="of:=[.$C$2]*([.A1379]-[.$D$2])*([.A1379]-[.$E$2])*([.A1379]-[.$F$2])+[.$G$2]*2*(RAND()-0.5)" office:value-type="float" office:value="-84822528" calcext:value-type="float">
            <text:p>-84822528</text:p>
          </table:table-cell>
          <table:table-cell table:number-columns-repeated="5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formula="of:=[.$C$2]*([.A1380]-[.$D$2])*([.A1380]-[.$E$2])*([.A1380]-[.$F$2])+[.$G$2]*2*(RAND()-0.5)" office:value-type="float" office:value="-84273531" calcext:value-type="float">
            <text:p>-84273531</text:p>
          </table:table-cell>
          <table:table-cell table:number-columns-repeated="5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formula="of:=[.$C$2]*([.A1381]-[.$D$2])*([.A1381]-[.$E$2])*([.A1381]-[.$F$2])+[.$G$2]*2*(RAND()-0.5)" office:value-type="float" office:value="-83721000" calcext:value-type="float">
            <text:p>-83721000</text:p>
          </table:table-cell>
          <table:table-cell table:number-columns-repeated="5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formula="of:=[.$C$2]*([.A1382]-[.$D$2])*([.A1382]-[.$E$2])*([.A1382]-[.$F$2])+[.$G$2]*2*(RAND()-0.5)" office:value-type="float" office:value="-83164929" calcext:value-type="float">
            <text:p>-83164929</text:p>
          </table:table-cell>
          <table:table-cell table:number-columns-repeated="5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formula="of:=[.$C$2]*([.A1383]-[.$D$2])*([.A1383]-[.$E$2])*([.A1383]-[.$F$2])+[.$G$2]*2*(RAND()-0.5)" office:value-type="float" office:value="-82605312" calcext:value-type="float">
            <text:p>-82605312</text:p>
          </table:table-cell>
          <table:table-cell table:number-columns-repeated="5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formula="of:=[.$C$2]*([.A1384]-[.$D$2])*([.A1384]-[.$E$2])*([.A1384]-[.$F$2])+[.$G$2]*2*(RAND()-0.5)" office:value-type="float" office:value="-82042143" calcext:value-type="float">
            <text:p>-82042143</text:p>
          </table:table-cell>
          <table:table-cell table:number-columns-repeated="5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formula="of:=[.$C$2]*([.A1385]-[.$D$2])*([.A1385]-[.$E$2])*([.A1385]-[.$F$2])+[.$G$2]*2*(RAND()-0.5)" office:value-type="float" office:value="-81475416" calcext:value-type="float">
            <text:p>-81475416</text:p>
          </table:table-cell>
          <table:table-cell table:number-columns-repeated="5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formula="of:=[.$C$2]*([.A1386]-[.$D$2])*([.A1386]-[.$E$2])*([.A1386]-[.$F$2])+[.$G$2]*2*(RAND()-0.5)" office:value-type="float" office:value="-80905125" calcext:value-type="float">
            <text:p>-80905125</text:p>
          </table:table-cell>
          <table:table-cell table:number-columns-repeated="5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formula="of:=[.$C$2]*([.A1387]-[.$D$2])*([.A1387]-[.$E$2])*([.A1387]-[.$F$2])+[.$G$2]*2*(RAND()-0.5)" office:value-type="float" office:value="-80331264" calcext:value-type="float">
            <text:p>-80331264</text:p>
          </table:table-cell>
          <table:table-cell table:number-columns-repeated="5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formula="of:=[.$C$2]*([.A1388]-[.$D$2])*([.A1388]-[.$E$2])*([.A1388]-[.$F$2])+[.$G$2]*2*(RAND()-0.5)" office:value-type="float" office:value="-79753827" calcext:value-type="float">
            <text:p>-79753827</text:p>
          </table:table-cell>
          <table:table-cell table:number-columns-repeated="5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formula="of:=[.$C$2]*([.A1389]-[.$D$2])*([.A1389]-[.$E$2])*([.A1389]-[.$F$2])+[.$G$2]*2*(RAND()-0.5)" office:value-type="float" office:value="-79172808" calcext:value-type="float">
            <text:p>-79172808</text:p>
          </table:table-cell>
          <table:table-cell table:number-columns-repeated="5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formula="of:=[.$C$2]*([.A1390]-[.$D$2])*([.A1390]-[.$E$2])*([.A1390]-[.$F$2])+[.$G$2]*2*(RAND()-0.5)" office:value-type="float" office:value="-78588201" calcext:value-type="float">
            <text:p>-78588201</text:p>
          </table:table-cell>
          <table:table-cell table:number-columns-repeated="5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[.$C$2]*([.A1391]-[.$D$2])*([.A1391]-[.$E$2])*([.A1391]-[.$F$2])+[.$G$2]*2*(RAND()-0.5)" office:value-type="float" office:value="-78000000" calcext:value-type="float">
            <text:p>-78000000</text:p>
          </table:table-cell>
          <table:table-cell table:number-columns-repeated="5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formula="of:=[.$C$2]*([.A1392]-[.$D$2])*([.A1392]-[.$E$2])*([.A1392]-[.$F$2])+[.$G$2]*2*(RAND()-0.5)" office:value-type="float" office:value="-77408199" calcext:value-type="float">
            <text:p>-77408199</text:p>
          </table:table-cell>
          <table:table-cell table:number-columns-repeated="5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formula="of:=[.$C$2]*([.A1393]-[.$D$2])*([.A1393]-[.$E$2])*([.A1393]-[.$F$2])+[.$G$2]*2*(RAND()-0.5)" office:value-type="float" office:value="-76812792" calcext:value-type="float">
            <text:p>-76812792</text:p>
          </table:table-cell>
          <table:table-cell table:number-columns-repeated="5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formula="of:=[.$C$2]*([.A1394]-[.$D$2])*([.A1394]-[.$E$2])*([.A1394]-[.$F$2])+[.$G$2]*2*(RAND()-0.5)" office:value-type="float" office:value="-76213773" calcext:value-type="float">
            <text:p>-76213773</text:p>
          </table:table-cell>
          <table:table-cell table:number-columns-repeated="5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formula="of:=[.$C$2]*([.A1395]-[.$D$2])*([.A1395]-[.$E$2])*([.A1395]-[.$F$2])+[.$G$2]*2*(RAND()-0.5)" office:value-type="float" office:value="-75611136" calcext:value-type="float">
            <text:p>-75611136</text:p>
          </table:table-cell>
          <table:table-cell table:number-columns-repeated="5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formula="of:=[.$C$2]*([.A1396]-[.$D$2])*([.A1396]-[.$E$2])*([.A1396]-[.$F$2])+[.$G$2]*2*(RAND()-0.5)" office:value-type="float" office:value="-75004875" calcext:value-type="float">
            <text:p>-75004875</text:p>
          </table:table-cell>
          <table:table-cell table:number-columns-repeated="5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formula="of:=[.$C$2]*([.A1397]-[.$D$2])*([.A1397]-[.$E$2])*([.A1397]-[.$F$2])+[.$G$2]*2*(RAND()-0.5)" office:value-type="float" office:value="-74394984" calcext:value-type="float">
            <text:p>-74394984</text:p>
          </table:table-cell>
          <table:table-cell table:number-columns-repeated="5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formula="of:=[.$C$2]*([.A1398]-[.$D$2])*([.A1398]-[.$E$2])*([.A1398]-[.$F$2])+[.$G$2]*2*(RAND()-0.5)" office:value-type="float" office:value="-73781457" calcext:value-type="float">
            <text:p>-73781457</text:p>
          </table:table-cell>
          <table:table-cell table:number-columns-repeated="5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formula="of:=[.$C$2]*([.A1399]-[.$D$2])*([.A1399]-[.$E$2])*([.A1399]-[.$F$2])+[.$G$2]*2*(RAND()-0.5)" office:value-type="float" office:value="-73164288" calcext:value-type="float">
            <text:p>-73164288</text:p>
          </table:table-cell>
          <table:table-cell table:number-columns-repeated="5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formula="of:=[.$C$2]*([.A1400]-[.$D$2])*([.A1400]-[.$E$2])*([.A1400]-[.$F$2])+[.$G$2]*2*(RAND()-0.5)" office:value-type="float" office:value="-72543471" calcext:value-type="float">
            <text:p>-72543471</text:p>
          </table:table-cell>
          <table:table-cell table:number-columns-repeated="5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formula="of:=[.$C$2]*([.A1401]-[.$D$2])*([.A1401]-[.$E$2])*([.A1401]-[.$F$2])+[.$G$2]*2*(RAND()-0.5)" office:value-type="float" office:value="-71919000" calcext:value-type="float">
            <text:p>-71919000</text:p>
          </table:table-cell>
          <table:table-cell table:number-columns-repeated="5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formula="of:=[.$C$2]*([.A1402]-[.$D$2])*([.A1402]-[.$E$2])*([.A1402]-[.$F$2])+[.$G$2]*2*(RAND()-0.5)" office:value-type="float" office:value="-71290869" calcext:value-type="float">
            <text:p>-71290869</text:p>
          </table:table-cell>
          <table:table-cell table:number-columns-repeated="5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formula="of:=[.$C$2]*([.A1403]-[.$D$2])*([.A1403]-[.$E$2])*([.A1403]-[.$F$2])+[.$G$2]*2*(RAND()-0.5)" office:value-type="float" office:value="-70659072" calcext:value-type="float">
            <text:p>-70659072</text:p>
          </table:table-cell>
          <table:table-cell table:number-columns-repeated="5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formula="of:=[.$C$2]*([.A1404]-[.$D$2])*([.A1404]-[.$E$2])*([.A1404]-[.$F$2])+[.$G$2]*2*(RAND()-0.5)" office:value-type="float" office:value="-70023603" calcext:value-type="float">
            <text:p>-70023603</text:p>
          </table:table-cell>
          <table:table-cell table:number-columns-repeated="5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formula="of:=[.$C$2]*([.A1405]-[.$D$2])*([.A1405]-[.$E$2])*([.A1405]-[.$F$2])+[.$G$2]*2*(RAND()-0.5)" office:value-type="float" office:value="-69384456" calcext:value-type="float">
            <text:p>-69384456</text:p>
          </table:table-cell>
          <table:table-cell table:number-columns-repeated="5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formula="of:=[.$C$2]*([.A1406]-[.$D$2])*([.A1406]-[.$E$2])*([.A1406]-[.$F$2])+[.$G$2]*2*(RAND()-0.5)" office:value-type="float" office:value="-68741625" calcext:value-type="float">
            <text:p>-68741625</text:p>
          </table:table-cell>
          <table:table-cell table:number-columns-repeated="5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formula="of:=[.$C$2]*([.A1407]-[.$D$2])*([.A1407]-[.$E$2])*([.A1407]-[.$F$2])+[.$G$2]*2*(RAND()-0.5)" office:value-type="float" office:value="-68095104" calcext:value-type="float">
            <text:p>-68095104</text:p>
          </table:table-cell>
          <table:table-cell table:number-columns-repeated="5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formula="of:=[.$C$2]*([.A1408]-[.$D$2])*([.A1408]-[.$E$2])*([.A1408]-[.$F$2])+[.$G$2]*2*(RAND()-0.5)" office:value-type="float" office:value="-67444887" calcext:value-type="float">
            <text:p>-67444887</text:p>
          </table:table-cell>
          <table:table-cell table:number-columns-repeated="5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formula="of:=[.$C$2]*([.A1409]-[.$D$2])*([.A1409]-[.$E$2])*([.A1409]-[.$F$2])+[.$G$2]*2*(RAND()-0.5)" office:value-type="float" office:value="-66790968" calcext:value-type="float">
            <text:p>-66790968</text:p>
          </table:table-cell>
          <table:table-cell table:number-columns-repeated="5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formula="of:=[.$C$2]*([.A1410]-[.$D$2])*([.A1410]-[.$E$2])*([.A1410]-[.$F$2])+[.$G$2]*2*(RAND()-0.5)" office:value-type="float" office:value="-66133341" calcext:value-type="float">
            <text:p>-66133341</text:p>
          </table:table-cell>
          <table:table-cell table:number-columns-repeated="5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formula="of:=[.$C$2]*([.A1411]-[.$D$2])*([.A1411]-[.$E$2])*([.A1411]-[.$F$2])+[.$G$2]*2*(RAND()-0.5)" office:value-type="float" office:value="-65472000" calcext:value-type="float">
            <text:p>-65472000</text:p>
          </table:table-cell>
          <table:table-cell table:number-columns-repeated="5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formula="of:=[.$C$2]*([.A1412]-[.$D$2])*([.A1412]-[.$E$2])*([.A1412]-[.$F$2])+[.$G$2]*2*(RAND()-0.5)" office:value-type="float" office:value="-64806939" calcext:value-type="float">
            <text:p>-64806939</text:p>
          </table:table-cell>
          <table:table-cell table:number-columns-repeated="5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formula="of:=[.$C$2]*([.A1413]-[.$D$2])*([.A1413]-[.$E$2])*([.A1413]-[.$F$2])+[.$G$2]*2*(RAND()-0.5)" office:value-type="float" office:value="-64138152" calcext:value-type="float">
            <text:p>-64138152</text:p>
          </table:table-cell>
          <table:table-cell table:number-columns-repeated="5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formula="of:=[.$C$2]*([.A1414]-[.$D$2])*([.A1414]-[.$E$2])*([.A1414]-[.$F$2])+[.$G$2]*2*(RAND()-0.5)" office:value-type="float" office:value="-63465633" calcext:value-type="float">
            <text:p>-63465633</text:p>
          </table:table-cell>
          <table:table-cell table:number-columns-repeated="5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formula="of:=[.$C$2]*([.A1415]-[.$D$2])*([.A1415]-[.$E$2])*([.A1415]-[.$F$2])+[.$G$2]*2*(RAND()-0.5)" office:value-type="float" office:value="-62789376" calcext:value-type="float">
            <text:p>-62789376</text:p>
          </table:table-cell>
          <table:table-cell table:number-columns-repeated="5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formula="of:=[.$C$2]*([.A1416]-[.$D$2])*([.A1416]-[.$E$2])*([.A1416]-[.$F$2])+[.$G$2]*2*(RAND()-0.5)" office:value-type="float" office:value="-62109375" calcext:value-type="float">
            <text:p>-62109375</text:p>
          </table:table-cell>
          <table:table-cell table:number-columns-repeated="5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formula="of:=[.$C$2]*([.A1417]-[.$D$2])*([.A1417]-[.$E$2])*([.A1417]-[.$F$2])+[.$G$2]*2*(RAND()-0.5)" office:value-type="float" office:value="-61425624" calcext:value-type="float">
            <text:p>-61425624</text:p>
          </table:table-cell>
          <table:table-cell table:number-columns-repeated="5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formula="of:=[.$C$2]*([.A1418]-[.$D$2])*([.A1418]-[.$E$2])*([.A1418]-[.$F$2])+[.$G$2]*2*(RAND()-0.5)" office:value-type="float" office:value="-60738117" calcext:value-type="float">
            <text:p>-60738117</text:p>
          </table:table-cell>
          <table:table-cell table:number-columns-repeated="5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formula="of:=[.$C$2]*([.A1419]-[.$D$2])*([.A1419]-[.$E$2])*([.A1419]-[.$F$2])+[.$G$2]*2*(RAND()-0.5)" office:value-type="float" office:value="-60046848" calcext:value-type="float">
            <text:p>-60046848</text:p>
          </table:table-cell>
          <table:table-cell table:number-columns-repeated="5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formula="of:=[.$C$2]*([.A1420]-[.$D$2])*([.A1420]-[.$E$2])*([.A1420]-[.$F$2])+[.$G$2]*2*(RAND()-0.5)" office:value-type="float" office:value="-59351811" calcext:value-type="float">
            <text:p>-59351811</text:p>
          </table:table-cell>
          <table:table-cell table:number-columns-repeated="5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formula="of:=[.$C$2]*([.A1421]-[.$D$2])*([.A1421]-[.$E$2])*([.A1421]-[.$F$2])+[.$G$2]*2*(RAND()-0.5)" office:value-type="float" office:value="-58653000" calcext:value-type="float">
            <text:p>-58653000</text:p>
          </table:table-cell>
          <table:table-cell table:number-columns-repeated="5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formula="of:=[.$C$2]*([.A1422]-[.$D$2])*([.A1422]-[.$E$2])*([.A1422]-[.$F$2])+[.$G$2]*2*(RAND()-0.5)" office:value-type="float" office:value="-57950409" calcext:value-type="float">
            <text:p>-57950409</text:p>
          </table:table-cell>
          <table:table-cell table:number-columns-repeated="5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[.$C$2]*([.A1423]-[.$D$2])*([.A1423]-[.$E$2])*([.A1423]-[.$F$2])+[.$G$2]*2*(RAND()-0.5)" office:value-type="float" office:value="-57244032" calcext:value-type="float">
            <text:p>-57244032</text:p>
          </table:table-cell>
          <table:table-cell table:number-columns-repeated="5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formula="of:=[.$C$2]*([.A1424]-[.$D$2])*([.A1424]-[.$E$2])*([.A1424]-[.$F$2])+[.$G$2]*2*(RAND()-0.5)" office:value-type="float" office:value="-56533863" calcext:value-type="float">
            <text:p>-56533863</text:p>
          </table:table-cell>
          <table:table-cell table:number-columns-repeated="5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formula="of:=[.$C$2]*([.A1425]-[.$D$2])*([.A1425]-[.$E$2])*([.A1425]-[.$F$2])+[.$G$2]*2*(RAND()-0.5)" office:value-type="float" office:value="-55819896" calcext:value-type="float">
            <text:p>-55819896</text:p>
          </table:table-cell>
          <table:table-cell table:number-columns-repeated="5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formula="of:=[.$C$2]*([.A1426]-[.$D$2])*([.A1426]-[.$E$2])*([.A1426]-[.$F$2])+[.$G$2]*2*(RAND()-0.5)" office:value-type="float" office:value="-55102125" calcext:value-type="float">
            <text:p>-55102125</text:p>
          </table:table-cell>
          <table:table-cell table:number-columns-repeated="5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formula="of:=[.$C$2]*([.A1427]-[.$D$2])*([.A1427]-[.$E$2])*([.A1427]-[.$F$2])+[.$G$2]*2*(RAND()-0.5)" office:value-type="float" office:value="-54380544" calcext:value-type="float">
            <text:p>-54380544</text:p>
          </table:table-cell>
          <table:table-cell table:number-columns-repeated="5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formula="of:=[.$C$2]*([.A1428]-[.$D$2])*([.A1428]-[.$E$2])*([.A1428]-[.$F$2])+[.$G$2]*2*(RAND()-0.5)" office:value-type="float" office:value="-53655147" calcext:value-type="float">
            <text:p>-53655147</text:p>
          </table:table-cell>
          <table:table-cell table:number-columns-repeated="5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formula="of:=[.$C$2]*([.A1429]-[.$D$2])*([.A1429]-[.$E$2])*([.A1429]-[.$F$2])+[.$G$2]*2*(RAND()-0.5)" office:value-type="float" office:value="-52925928" calcext:value-type="float">
            <text:p>-52925928</text:p>
          </table:table-cell>
          <table:table-cell table:number-columns-repeated="5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formula="of:=[.$C$2]*([.A1430]-[.$D$2])*([.A1430]-[.$E$2])*([.A1430]-[.$F$2])+[.$G$2]*2*(RAND()-0.5)" office:value-type="float" office:value="-52192881" calcext:value-type="float">
            <text:p>-52192881</text:p>
          </table:table-cell>
          <table:table-cell table:number-columns-repeated="5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formula="of:=[.$C$2]*([.A1431]-[.$D$2])*([.A1431]-[.$E$2])*([.A1431]-[.$F$2])+[.$G$2]*2*(RAND()-0.5)" office:value-type="float" office:value="-51456000" calcext:value-type="float">
            <text:p>-51456000</text:p>
          </table:table-cell>
          <table:table-cell table:number-columns-repeated="5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formula="of:=[.$C$2]*([.A1432]-[.$D$2])*([.A1432]-[.$E$2])*([.A1432]-[.$F$2])+[.$G$2]*2*(RAND()-0.5)" office:value-type="float" office:value="-50715279" calcext:value-type="float">
            <text:p>-50715279</text:p>
          </table:table-cell>
          <table:table-cell table:number-columns-repeated="5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formula="of:=[.$C$2]*([.A1433]-[.$D$2])*([.A1433]-[.$E$2])*([.A1433]-[.$F$2])+[.$G$2]*2*(RAND()-0.5)" office:value-type="float" office:value="-49970712" calcext:value-type="float">
            <text:p>-49970712</text:p>
          </table:table-cell>
          <table:table-cell table:number-columns-repeated="5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formula="of:=[.$C$2]*([.A1434]-[.$D$2])*([.A1434]-[.$E$2])*([.A1434]-[.$F$2])+[.$G$2]*2*(RAND()-0.5)" office:value-type="float" office:value="-49222293" calcext:value-type="float">
            <text:p>-49222293</text:p>
          </table:table-cell>
          <table:table-cell table:number-columns-repeated="5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formula="of:=[.$C$2]*([.A1435]-[.$D$2])*([.A1435]-[.$E$2])*([.A1435]-[.$F$2])+[.$G$2]*2*(RAND()-0.5)" office:value-type="float" office:value="-48470016" calcext:value-type="float">
            <text:p>-48470016</text:p>
          </table:table-cell>
          <table:table-cell table:number-columns-repeated="5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formula="of:=[.$C$2]*([.A1436]-[.$D$2])*([.A1436]-[.$E$2])*([.A1436]-[.$F$2])+[.$G$2]*2*(RAND()-0.5)" office:value-type="float" office:value="-47713875" calcext:value-type="float">
            <text:p>-47713875</text:p>
          </table:table-cell>
          <table:table-cell table:number-columns-repeated="5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formula="of:=[.$C$2]*([.A1437]-[.$D$2])*([.A1437]-[.$E$2])*([.A1437]-[.$F$2])+[.$G$2]*2*(RAND()-0.5)" office:value-type="float" office:value="-46953864" calcext:value-type="float">
            <text:p>-46953864</text:p>
          </table:table-cell>
          <table:table-cell table:number-columns-repeated="5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formula="of:=[.$C$2]*([.A1438]-[.$D$2])*([.A1438]-[.$E$2])*([.A1438]-[.$F$2])+[.$G$2]*2*(RAND()-0.5)" office:value-type="float" office:value="-46189977" calcext:value-type="float">
            <text:p>-46189977</text:p>
          </table:table-cell>
          <table:table-cell table:number-columns-repeated="5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formula="of:=[.$C$2]*([.A1439]-[.$D$2])*([.A1439]-[.$E$2])*([.A1439]-[.$F$2])+[.$G$2]*2*(RAND()-0.5)" office:value-type="float" office:value="-45422208" calcext:value-type="float">
            <text:p>-45422208</text:p>
          </table:table-cell>
          <table:table-cell table:number-columns-repeated="5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formula="of:=[.$C$2]*([.A1440]-[.$D$2])*([.A1440]-[.$E$2])*([.A1440]-[.$F$2])+[.$G$2]*2*(RAND()-0.5)" office:value-type="float" office:value="-44650551" calcext:value-type="float">
            <text:p>-44650551</text:p>
          </table:table-cell>
          <table:table-cell table:number-columns-repeated="5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formula="of:=[.$C$2]*([.A1441]-[.$D$2])*([.A1441]-[.$E$2])*([.A1441]-[.$F$2])+[.$G$2]*2*(RAND()-0.5)" office:value-type="float" office:value="-43875000" calcext:value-type="float">
            <text:p>-43875000</text:p>
          </table:table-cell>
          <table:table-cell table:number-columns-repeated="5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formula="of:=[.$C$2]*([.A1442]-[.$D$2])*([.A1442]-[.$E$2])*([.A1442]-[.$F$2])+[.$G$2]*2*(RAND()-0.5)" office:value-type="float" office:value="-43095549" calcext:value-type="float">
            <text:p>-43095549</text:p>
          </table:table-cell>
          <table:table-cell table:number-columns-repeated="5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formula="of:=[.$C$2]*([.A1443]-[.$D$2])*([.A1443]-[.$E$2])*([.A1443]-[.$F$2])+[.$G$2]*2*(RAND()-0.5)" office:value-type="float" office:value="-42312192" calcext:value-type="float">
            <text:p>-42312192</text:p>
          </table:table-cell>
          <table:table-cell table:number-columns-repeated="5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formula="of:=[.$C$2]*([.A1444]-[.$D$2])*([.A1444]-[.$E$2])*([.A1444]-[.$F$2])+[.$G$2]*2*(RAND()-0.5)" office:value-type="float" office:value="-41524923" calcext:value-type="float">
            <text:p>-41524923</text:p>
          </table:table-cell>
          <table:table-cell table:number-columns-repeated="5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formula="of:=[.$C$2]*([.A1445]-[.$D$2])*([.A1445]-[.$E$2])*([.A1445]-[.$F$2])+[.$G$2]*2*(RAND()-0.5)" office:value-type="float" office:value="-40733736" calcext:value-type="float">
            <text:p>-40733736</text:p>
          </table:table-cell>
          <table:table-cell table:number-columns-repeated="5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formula="of:=[.$C$2]*([.A1446]-[.$D$2])*([.A1446]-[.$E$2])*([.A1446]-[.$F$2])+[.$G$2]*2*(RAND()-0.5)" office:value-type="float" office:value="-39938625" calcext:value-type="float">
            <text:p>-39938625</text:p>
          </table:table-cell>
          <table:table-cell table:number-columns-repeated="5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formula="of:=[.$C$2]*([.A1447]-[.$D$2])*([.A1447]-[.$E$2])*([.A1447]-[.$F$2])+[.$G$2]*2*(RAND()-0.5)" office:value-type="float" office:value="-39139584" calcext:value-type="float">
            <text:p>-39139584</text:p>
          </table:table-cell>
          <table:table-cell table:number-columns-repeated="5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formula="of:=[.$C$2]*([.A1448]-[.$D$2])*([.A1448]-[.$E$2])*([.A1448]-[.$F$2])+[.$G$2]*2*(RAND()-0.5)" office:value-type="float" office:value="-38336607" calcext:value-type="float">
            <text:p>-38336607</text:p>
          </table:table-cell>
          <table:table-cell table:number-columns-repeated="5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formula="of:=[.$C$2]*([.A1449]-[.$D$2])*([.A1449]-[.$E$2])*([.A1449]-[.$F$2])+[.$G$2]*2*(RAND()-0.5)" office:value-type="float" office:value="-37529688" calcext:value-type="float">
            <text:p>-37529688</text:p>
          </table:table-cell>
          <table:table-cell table:number-columns-repeated="5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formula="of:=[.$C$2]*([.A1450]-[.$D$2])*([.A1450]-[.$E$2])*([.A1450]-[.$F$2])+[.$G$2]*2*(RAND()-0.5)" office:value-type="float" office:value="-36718821" calcext:value-type="float">
            <text:p>-36718821</text:p>
          </table:table-cell>
          <table:table-cell table:number-columns-repeated="5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[.$C$2]*([.A1451]-[.$D$2])*([.A1451]-[.$E$2])*([.A1451]-[.$F$2])+[.$G$2]*2*(RAND()-0.5)" office:value-type="float" office:value="-35904000" calcext:value-type="float">
            <text:p>-35904000</text:p>
          </table:table-cell>
          <table:table-cell table:number-columns-repeated="5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formula="of:=[.$C$2]*([.A1452]-[.$D$2])*([.A1452]-[.$E$2])*([.A1452]-[.$F$2])+[.$G$2]*2*(RAND()-0.5)" office:value-type="float" office:value="-35085219" calcext:value-type="float">
            <text:p>-35085219</text:p>
          </table:table-cell>
          <table:table-cell table:number-columns-repeated="5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formula="of:=[.$C$2]*([.A1453]-[.$D$2])*([.A1453]-[.$E$2])*([.A1453]-[.$F$2])+[.$G$2]*2*(RAND()-0.5)" office:value-type="float" office:value="-34262472" calcext:value-type="float">
            <text:p>-34262472</text:p>
          </table:table-cell>
          <table:table-cell table:number-columns-repeated="5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formula="of:=[.$C$2]*([.A1454]-[.$D$2])*([.A1454]-[.$E$2])*([.A1454]-[.$F$2])+[.$G$2]*2*(RAND()-0.5)" office:value-type="float" office:value="-33435753" calcext:value-type="float">
            <text:p>-33435753</text:p>
          </table:table-cell>
          <table:table-cell table:number-columns-repeated="5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formula="of:=[.$C$2]*([.A1455]-[.$D$2])*([.A1455]-[.$E$2])*([.A1455]-[.$F$2])+[.$G$2]*2*(RAND()-0.5)" office:value-type="float" office:value="-32605056" calcext:value-type="float">
            <text:p>-32605056</text:p>
          </table:table-cell>
          <table:table-cell table:number-columns-repeated="5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formula="of:=[.$C$2]*([.A1456]-[.$D$2])*([.A1456]-[.$E$2])*([.A1456]-[.$F$2])+[.$G$2]*2*(RAND()-0.5)" office:value-type="float" office:value="-31770375" calcext:value-type="float">
            <text:p>-31770375</text:p>
          </table:table-cell>
          <table:table-cell table:number-columns-repeated="5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formula="of:=[.$C$2]*([.A1457]-[.$D$2])*([.A1457]-[.$E$2])*([.A1457]-[.$F$2])+[.$G$2]*2*(RAND()-0.5)" office:value-type="float" office:value="-30931704" calcext:value-type="float">
            <text:p>-30931704</text:p>
          </table:table-cell>
          <table:table-cell table:number-columns-repeated="5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formula="of:=[.$C$2]*([.A1458]-[.$D$2])*([.A1458]-[.$E$2])*([.A1458]-[.$F$2])+[.$G$2]*2*(RAND()-0.5)" office:value-type="float" office:value="-30089037" calcext:value-type="float">
            <text:p>-30089037</text:p>
          </table:table-cell>
          <table:table-cell table:number-columns-repeated="5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formula="of:=[.$C$2]*([.A1459]-[.$D$2])*([.A1459]-[.$E$2])*([.A1459]-[.$F$2])+[.$G$2]*2*(RAND()-0.5)" office:value-type="float" office:value="-29242368" calcext:value-type="float">
            <text:p>-29242368</text:p>
          </table:table-cell>
          <table:table-cell table:number-columns-repeated="5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formula="of:=[.$C$2]*([.A1460]-[.$D$2])*([.A1460]-[.$E$2])*([.A1460]-[.$F$2])+[.$G$2]*2*(RAND()-0.5)" office:value-type="float" office:value="-28391691" calcext:value-type="float">
            <text:p>-28391691</text:p>
          </table:table-cell>
          <table:table-cell table:number-columns-repeated="5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[.$C$2]*([.A1461]-[.$D$2])*([.A1461]-[.$E$2])*([.A1461]-[.$F$2])+[.$G$2]*2*(RAND()-0.5)" office:value-type="float" office:value="-27537000" calcext:value-type="float">
            <text:p>-27537000</text:p>
          </table:table-cell>
          <table:table-cell table:number-columns-repeated="5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formula="of:=[.$C$2]*([.A1462]-[.$D$2])*([.A1462]-[.$E$2])*([.A1462]-[.$F$2])+[.$G$2]*2*(RAND()-0.5)" office:value-type="float" office:value="-26678289" calcext:value-type="float">
            <text:p>-26678289</text:p>
          </table:table-cell>
          <table:table-cell table:number-columns-repeated="5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formula="of:=[.$C$2]*([.A1463]-[.$D$2])*([.A1463]-[.$E$2])*([.A1463]-[.$F$2])+[.$G$2]*2*(RAND()-0.5)" office:value-type="float" office:value="-25815552" calcext:value-type="float">
            <text:p>-25815552</text:p>
          </table:table-cell>
          <table:table-cell table:number-columns-repeated="5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formula="of:=[.$C$2]*([.A1464]-[.$D$2])*([.A1464]-[.$E$2])*([.A1464]-[.$F$2])+[.$G$2]*2*(RAND()-0.5)" office:value-type="float" office:value="-24948783" calcext:value-type="float">
            <text:p>-24948783</text:p>
          </table:table-cell>
          <table:table-cell table:number-columns-repeated="5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formula="of:=[.$C$2]*([.A1465]-[.$D$2])*([.A1465]-[.$E$2])*([.A1465]-[.$F$2])+[.$G$2]*2*(RAND()-0.5)" office:value-type="float" office:value="-24077976" calcext:value-type="float">
            <text:p>-24077976</text:p>
          </table:table-cell>
          <table:table-cell table:number-columns-repeated="5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formula="of:=[.$C$2]*([.A1466]-[.$D$2])*([.A1466]-[.$E$2])*([.A1466]-[.$F$2])+[.$G$2]*2*(RAND()-0.5)" office:value-type="float" office:value="-23203125" calcext:value-type="float">
            <text:p>-23203125</text:p>
          </table:table-cell>
          <table:table-cell table:number-columns-repeated="5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formula="of:=[.$C$2]*([.A1467]-[.$D$2])*([.A1467]-[.$E$2])*([.A1467]-[.$F$2])+[.$G$2]*2*(RAND()-0.5)" office:value-type="float" office:value="-22324224" calcext:value-type="float">
            <text:p>-22324224</text:p>
          </table:table-cell>
          <table:table-cell table:number-columns-repeated="5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formula="of:=[.$C$2]*([.A1468]-[.$D$2])*([.A1468]-[.$E$2])*([.A1468]-[.$F$2])+[.$G$2]*2*(RAND()-0.5)" office:value-type="float" office:value="-21441267" calcext:value-type="float">
            <text:p>-21441267</text:p>
          </table:table-cell>
          <table:table-cell table:number-columns-repeated="5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formula="of:=[.$C$2]*([.A1469]-[.$D$2])*([.A1469]-[.$E$2])*([.A1469]-[.$F$2])+[.$G$2]*2*(RAND()-0.5)" office:value-type="float" office:value="-20554248" calcext:value-type="float">
            <text:p>-20554248</text:p>
          </table:table-cell>
          <table:table-cell table:number-columns-repeated="5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formula="of:=[.$C$2]*([.A1470]-[.$D$2])*([.A1470]-[.$E$2])*([.A1470]-[.$F$2])+[.$G$2]*2*(RAND()-0.5)" office:value-type="float" office:value="-19663161" calcext:value-type="float">
            <text:p>-19663161</text:p>
          </table:table-cell>
          <table:table-cell table:number-columns-repeated="5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formula="of:=[.$C$2]*([.A1471]-[.$D$2])*([.A1471]-[.$E$2])*([.A1471]-[.$F$2])+[.$G$2]*2*(RAND()-0.5)" office:value-type="float" office:value="-18768000" calcext:value-type="float">
            <text:p>-18768000</text:p>
          </table:table-cell>
          <table:table-cell table:number-columns-repeated="5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formula="of:=[.$C$2]*([.A1472]-[.$D$2])*([.A1472]-[.$E$2])*([.A1472]-[.$F$2])+[.$G$2]*2*(RAND()-0.5)" office:value-type="float" office:value="-17868759" calcext:value-type="float">
            <text:p>-17868759</text:p>
          </table:table-cell>
          <table:table-cell table:number-columns-repeated="5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formula="of:=[.$C$2]*([.A1473]-[.$D$2])*([.A1473]-[.$E$2])*([.A1473]-[.$F$2])+[.$G$2]*2*(RAND()-0.5)" office:value-type="float" office:value="-16965432" calcext:value-type="float">
            <text:p>-16965432</text:p>
          </table:table-cell>
          <table:table-cell table:number-columns-repeated="5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formula="of:=[.$C$2]*([.A1474]-[.$D$2])*([.A1474]-[.$E$2])*([.A1474]-[.$F$2])+[.$G$2]*2*(RAND()-0.5)" office:value-type="float" office:value="-16058013" calcext:value-type="float">
            <text:p>-16058013</text:p>
          </table:table-cell>
          <table:table-cell table:number-columns-repeated="5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formula="of:=[.$C$2]*([.A1475]-[.$D$2])*([.A1475]-[.$E$2])*([.A1475]-[.$F$2])+[.$G$2]*2*(RAND()-0.5)" office:value-type="float" office:value="-15146496" calcext:value-type="float">
            <text:p>-15146496</text:p>
          </table:table-cell>
          <table:table-cell table:number-columns-repeated="5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formula="of:=[.$C$2]*([.A1476]-[.$D$2])*([.A1476]-[.$E$2])*([.A1476]-[.$F$2])+[.$G$2]*2*(RAND()-0.5)" office:value-type="float" office:value="-14230875" calcext:value-type="float">
            <text:p>-14230875</text:p>
          </table:table-cell>
          <table:table-cell table:number-columns-repeated="5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formula="of:=[.$C$2]*([.A1477]-[.$D$2])*([.A1477]-[.$E$2])*([.A1477]-[.$F$2])+[.$G$2]*2*(RAND()-0.5)" office:value-type="float" office:value="-13311144" calcext:value-type="float">
            <text:p>-13311144</text:p>
          </table:table-cell>
          <table:table-cell table:number-columns-repeated="5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formula="of:=[.$C$2]*([.A1478]-[.$D$2])*([.A1478]-[.$E$2])*([.A1478]-[.$F$2])+[.$G$2]*2*(RAND()-0.5)" office:value-type="float" office:value="-12387297" calcext:value-type="float">
            <text:p>-12387297</text:p>
          </table:table-cell>
          <table:table-cell table:number-columns-repeated="5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formula="of:=[.$C$2]*([.A1479]-[.$D$2])*([.A1479]-[.$E$2])*([.A1479]-[.$F$2])+[.$G$2]*2*(RAND()-0.5)" office:value-type="float" office:value="-11459328" calcext:value-type="float">
            <text:p>-11459328</text:p>
          </table:table-cell>
          <table:table-cell table:number-columns-repeated="5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formula="of:=[.$C$2]*([.A1480]-[.$D$2])*([.A1480]-[.$E$2])*([.A1480]-[.$F$2])+[.$G$2]*2*(RAND()-0.5)" office:value-type="float" office:value="-10527231" calcext:value-type="float">
            <text:p>-10527231</text:p>
          </table:table-cell>
          <table:table-cell table:number-columns-repeated="5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formula="of:=[.$C$2]*([.A1481]-[.$D$2])*([.A1481]-[.$E$2])*([.A1481]-[.$F$2])+[.$G$2]*2*(RAND()-0.5)" office:value-type="float" office:value="-9591000" calcext:value-type="float">
            <text:p>-9591000</text:p>
          </table:table-cell>
          <table:table-cell table:number-columns-repeated="5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formula="of:=[.$C$2]*([.A1482]-[.$D$2])*([.A1482]-[.$E$2])*([.A1482]-[.$F$2])+[.$G$2]*2*(RAND()-0.5)" office:value-type="float" office:value="-8650629" calcext:value-type="float">
            <text:p>-8650629</text:p>
          </table:table-cell>
          <table:table-cell table:number-columns-repeated="5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formula="of:=[.$C$2]*([.A1483]-[.$D$2])*([.A1483]-[.$E$2])*([.A1483]-[.$F$2])+[.$G$2]*2*(RAND()-0.5)" office:value-type="float" office:value="-7706112" calcext:value-type="float">
            <text:p>-7706112</text:p>
          </table:table-cell>
          <table:table-cell table:number-columns-repeated="5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formula="of:=[.$C$2]*([.A1484]-[.$D$2])*([.A1484]-[.$E$2])*([.A1484]-[.$F$2])+[.$G$2]*2*(RAND()-0.5)" office:value-type="float" office:value="-6757443" calcext:value-type="float">
            <text:p>-6757443</text:p>
          </table:table-cell>
          <table:table-cell table:number-columns-repeated="5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formula="of:=[.$C$2]*([.A1485]-[.$D$2])*([.A1485]-[.$E$2])*([.A1485]-[.$F$2])+[.$G$2]*2*(RAND()-0.5)" office:value-type="float" office:value="-5804616" calcext:value-type="float">
            <text:p>-5804616</text:p>
          </table:table-cell>
          <table:table-cell table:number-columns-repeated="5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formula="of:=[.$C$2]*([.A1486]-[.$D$2])*([.A1486]-[.$E$2])*([.A1486]-[.$F$2])+[.$G$2]*2*(RAND()-0.5)" office:value-type="float" office:value="-4847625" calcext:value-type="float">
            <text:p>-4847625</text:p>
          </table:table-cell>
          <table:table-cell table:number-columns-repeated="5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formula="of:=[.$C$2]*([.A1487]-[.$D$2])*([.A1487]-[.$E$2])*([.A1487]-[.$F$2])+[.$G$2]*2*(RAND()-0.5)" office:value-type="float" office:value="-3886464" calcext:value-type="float">
            <text:p>-3886464</text:p>
          </table:table-cell>
          <table:table-cell table:number-columns-repeated="5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formula="of:=[.$C$2]*([.A1488]-[.$D$2])*([.A1488]-[.$E$2])*([.A1488]-[.$F$2])+[.$G$2]*2*(RAND()-0.5)" office:value-type="float" office:value="-2921127" calcext:value-type="float">
            <text:p>-2921127</text:p>
          </table:table-cell>
          <table:table-cell table:number-columns-repeated="5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formula="of:=[.$C$2]*([.A1489]-[.$D$2])*([.A1489]-[.$E$2])*([.A1489]-[.$F$2])+[.$G$2]*2*(RAND()-0.5)" office:value-type="float" office:value="-1951608" calcext:value-type="float">
            <text:p>-1951608</text:p>
          </table:table-cell>
          <table:table-cell table:number-columns-repeated="5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formula="of:=[.$C$2]*([.A1490]-[.$D$2])*([.A1490]-[.$E$2])*([.A1490]-[.$F$2])+[.$G$2]*2*(RAND()-0.5)" office:value-type="float" office:value="-977901" calcext:value-type="float">
            <text:p>-977901</text:p>
          </table:table-cell>
          <table:table-cell table:number-columns-repeated="5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$C$2]*([.A1491]-[.$D$2])*([.A1491]-[.$E$2])*([.A1491]-[.$F$2])+[.$G$2]*2*(RAND()-0.5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formula="of:=[.$C$2]*([.A1492]-[.$D$2])*([.A1492]-[.$E$2])*([.A1492]-[.$F$2])+[.$G$2]*2*(RAND()-0.5)" office:value-type="float" office:value="982101" calcext:value-type="float">
            <text:p>982101</text:p>
          </table:table-cell>
          <table:table-cell table:number-columns-repeated="5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formula="of:=[.$C$2]*([.A1493]-[.$D$2])*([.A1493]-[.$E$2])*([.A1493]-[.$F$2])+[.$G$2]*2*(RAND()-0.5)" office:value-type="float" office:value="1968408" calcext:value-type="float">
            <text:p>1968408</text:p>
          </table:table-cell>
          <table:table-cell table:number-columns-repeated="5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formula="of:=[.$C$2]*([.A1494]-[.$D$2])*([.A1494]-[.$E$2])*([.A1494]-[.$F$2])+[.$G$2]*2*(RAND()-0.5)" office:value-type="float" office:value="2958927" calcext:value-type="float">
            <text:p>2958927</text:p>
          </table:table-cell>
          <table:table-cell table:number-columns-repeated="5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formula="of:=[.$C$2]*([.A1495]-[.$D$2])*([.A1495]-[.$E$2])*([.A1495]-[.$F$2])+[.$G$2]*2*(RAND()-0.5)" office:value-type="float" office:value="3953664" calcext:value-type="float">
            <text:p>3953664</text:p>
          </table:table-cell>
          <table:table-cell table:number-columns-repeated="5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formula="of:=[.$C$2]*([.A1496]-[.$D$2])*([.A1496]-[.$E$2])*([.A1496]-[.$F$2])+[.$G$2]*2*(RAND()-0.5)" office:value-type="float" office:value="4952625" calcext:value-type="float">
            <text:p>4952625</text:p>
          </table:table-cell>
          <table:table-cell table:number-columns-repeated="5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formula="of:=[.$C$2]*([.A1497]-[.$D$2])*([.A1497]-[.$E$2])*([.A1497]-[.$F$2])+[.$G$2]*2*(RAND()-0.5)" office:value-type="float" office:value="5955816" calcext:value-type="float">
            <text:p>5955816</text:p>
          </table:table-cell>
          <table:table-cell table:number-columns-repeated="5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formula="of:=[.$C$2]*([.A1498]-[.$D$2])*([.A1498]-[.$E$2])*([.A1498]-[.$F$2])+[.$G$2]*2*(RAND()-0.5)" office:value-type="float" office:value="6963243" calcext:value-type="float">
            <text:p>6963243</text:p>
          </table:table-cell>
          <table:table-cell table:number-columns-repeated="5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formula="of:=[.$C$2]*([.A1499]-[.$D$2])*([.A1499]-[.$E$2])*([.A1499]-[.$F$2])+[.$G$2]*2*(RAND()-0.5)" office:value-type="float" office:value="7974912" calcext:value-type="float">
            <text:p>7974912</text:p>
          </table:table-cell>
          <table:table-cell table:number-columns-repeated="5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formula="of:=[.$C$2]*([.A1500]-[.$D$2])*([.A1500]-[.$E$2])*([.A1500]-[.$F$2])+[.$G$2]*2*(RAND()-0.5)" office:value-type="float" office:value="8990829" calcext:value-type="float">
            <text:p>8990829</text:p>
          </table:table-cell>
          <table:table-cell table:number-columns-repeated="5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formula="of:=[.$C$2]*([.A1501]-[.$D$2])*([.A1501]-[.$E$2])*([.A1501]-[.$F$2])+[.$G$2]*2*(RAND()-0.5)" office:value-type="float" office:value="10011000" calcext:value-type="float">
            <text:p>10011000</text:p>
          </table:table-cell>
          <table:table-cell table:number-columns-repeated="5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formula="of:=[.$C$2]*([.A1502]-[.$D$2])*([.A1502]-[.$E$2])*([.A1502]-[.$F$2])+[.$G$2]*2*(RAND()-0.5)" office:value-type="float" office:value="11035431" calcext:value-type="float">
            <text:p>11035431</text:p>
          </table:table-cell>
          <table:table-cell table:number-columns-repeated="5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formula="of:=[.$C$2]*([.A1503]-[.$D$2])*([.A1503]-[.$E$2])*([.A1503]-[.$F$2])+[.$G$2]*2*(RAND()-0.5)" office:value-type="float" office:value="12064128" calcext:value-type="float">
            <text:p>12064128</text:p>
          </table:table-cell>
          <table:table-cell table:number-columns-repeated="5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formula="of:=[.$C$2]*([.A1504]-[.$D$2])*([.A1504]-[.$E$2])*([.A1504]-[.$F$2])+[.$G$2]*2*(RAND()-0.5)" office:value-type="float" office:value="13097097" calcext:value-type="float">
            <text:p>13097097</text:p>
          </table:table-cell>
          <table:table-cell table:number-columns-repeated="5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formula="of:=[.$C$2]*([.A1505]-[.$D$2])*([.A1505]-[.$E$2])*([.A1505]-[.$F$2])+[.$G$2]*2*(RAND()-0.5)" office:value-type="float" office:value="14134344" calcext:value-type="float">
            <text:p>14134344</text:p>
          </table:table-cell>
          <table:table-cell table:number-columns-repeated="5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formula="of:=[.$C$2]*([.A1506]-[.$D$2])*([.A1506]-[.$E$2])*([.A1506]-[.$F$2])+[.$G$2]*2*(RAND()-0.5)" office:value-type="float" office:value="15175875" calcext:value-type="float">
            <text:p>15175875</text:p>
          </table:table-cell>
          <table:table-cell table:number-columns-repeated="5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formula="of:=[.$C$2]*([.A1507]-[.$D$2])*([.A1507]-[.$E$2])*([.A1507]-[.$F$2])+[.$G$2]*2*(RAND()-0.5)" office:value-type="float" office:value="16221696" calcext:value-type="float">
            <text:p>16221696</text:p>
          </table:table-cell>
          <table:table-cell table:number-columns-repeated="5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formula="of:=[.$C$2]*([.A1508]-[.$D$2])*([.A1508]-[.$E$2])*([.A1508]-[.$F$2])+[.$G$2]*2*(RAND()-0.5)" office:value-type="float" office:value="17271813" calcext:value-type="float">
            <text:p>17271813</text:p>
          </table:table-cell>
          <table:table-cell table:number-columns-repeated="5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formula="of:=[.$C$2]*([.A1509]-[.$D$2])*([.A1509]-[.$E$2])*([.A1509]-[.$F$2])+[.$G$2]*2*(RAND()-0.5)" office:value-type="float" office:value="18326232" calcext:value-type="float">
            <text:p>18326232</text:p>
          </table:table-cell>
          <table:table-cell table:number-columns-repeated="5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formula="of:=[.$C$2]*([.A1510]-[.$D$2])*([.A1510]-[.$E$2])*([.A1510]-[.$F$2])+[.$G$2]*2*(RAND()-0.5)" office:value-type="float" office:value="19384959" calcext:value-type="float">
            <text:p>19384959</text:p>
          </table:table-cell>
          <table:table-cell table:number-columns-repeated="5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formula="of:=[.$C$2]*([.A1511]-[.$D$2])*([.A1511]-[.$E$2])*([.A1511]-[.$F$2])+[.$G$2]*2*(RAND()-0.5)" office:value-type="float" office:value="20448000" calcext:value-type="float">
            <text:p>20448000</text:p>
          </table:table-cell>
          <table:table-cell table:number-columns-repeated="5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formula="of:=[.$C$2]*([.A1512]-[.$D$2])*([.A1512]-[.$E$2])*([.A1512]-[.$F$2])+[.$G$2]*2*(RAND()-0.5)" office:value-type="float" office:value="21515361" calcext:value-type="float">
            <text:p>21515361</text:p>
          </table:table-cell>
          <table:table-cell table:number-columns-repeated="5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formula="of:=[.$C$2]*([.A1513]-[.$D$2])*([.A1513]-[.$E$2])*([.A1513]-[.$F$2])+[.$G$2]*2*(RAND()-0.5)" office:value-type="float" office:value="22587048" calcext:value-type="float">
            <text:p>22587048</text:p>
          </table:table-cell>
          <table:table-cell table:number-columns-repeated="5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formula="of:=[.$C$2]*([.A1514]-[.$D$2])*([.A1514]-[.$E$2])*([.A1514]-[.$F$2])+[.$G$2]*2*(RAND()-0.5)" office:value-type="float" office:value="23663067" calcext:value-type="float">
            <text:p>23663067</text:p>
          </table:table-cell>
          <table:table-cell table:number-columns-repeated="5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formula="of:=[.$C$2]*([.A1515]-[.$D$2])*([.A1515]-[.$E$2])*([.A1515]-[.$F$2])+[.$G$2]*2*(RAND()-0.5)" office:value-type="float" office:value="24743424" calcext:value-type="float">
            <text:p>24743424</text:p>
          </table:table-cell>
          <table:table-cell table:number-columns-repeated="5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formula="of:=[.$C$2]*([.A1516]-[.$D$2])*([.A1516]-[.$E$2])*([.A1516]-[.$F$2])+[.$G$2]*2*(RAND()-0.5)" office:value-type="float" office:value="25828125" calcext:value-type="float">
            <text:p>25828125</text:p>
          </table:table-cell>
          <table:table-cell table:number-columns-repeated="5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formula="of:=[.$C$2]*([.A1517]-[.$D$2])*([.A1517]-[.$E$2])*([.A1517]-[.$F$2])+[.$G$2]*2*(RAND()-0.5)" office:value-type="float" office:value="26917176" calcext:value-type="float">
            <text:p>26917176</text:p>
          </table:table-cell>
          <table:table-cell table:number-columns-repeated="5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formula="of:=[.$C$2]*([.A1518]-[.$D$2])*([.A1518]-[.$E$2])*([.A1518]-[.$F$2])+[.$G$2]*2*(RAND()-0.5)" office:value-type="float" office:value="28010583" calcext:value-type="float">
            <text:p>28010583</text:p>
          </table:table-cell>
          <table:table-cell table:number-columns-repeated="5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formula="of:=[.$C$2]*([.A1519]-[.$D$2])*([.A1519]-[.$E$2])*([.A1519]-[.$F$2])+[.$G$2]*2*(RAND()-0.5)" office:value-type="float" office:value="29108352" calcext:value-type="float">
            <text:p>29108352</text:p>
          </table:table-cell>
          <table:table-cell table:number-columns-repeated="5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formula="of:=[.$C$2]*([.A1520]-[.$D$2])*([.A1520]-[.$E$2])*([.A1520]-[.$F$2])+[.$G$2]*2*(RAND()-0.5)" office:value-type="float" office:value="30210489" calcext:value-type="float">
            <text:p>30210489</text:p>
          </table:table-cell>
          <table:table-cell table:number-columns-repeated="5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formula="of:=[.$C$2]*([.A1521]-[.$D$2])*([.A1521]-[.$E$2])*([.A1521]-[.$F$2])+[.$G$2]*2*(RAND()-0.5)" office:value-type="float" office:value="31317000" calcext:value-type="float">
            <text:p>31317000</text:p>
          </table:table-cell>
          <table:table-cell table:number-columns-repeated="5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formula="of:=[.$C$2]*([.A1522]-[.$D$2])*([.A1522]-[.$E$2])*([.A1522]-[.$F$2])+[.$G$2]*2*(RAND()-0.5)" office:value-type="float" office:value="32427891" calcext:value-type="float">
            <text:p>32427891</text:p>
          </table:table-cell>
          <table:table-cell table:number-columns-repeated="5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formula="of:=[.$C$2]*([.A1523]-[.$D$2])*([.A1523]-[.$E$2])*([.A1523]-[.$F$2])+[.$G$2]*2*(RAND()-0.5)" office:value-type="float" office:value="33543168" calcext:value-type="float">
            <text:p>33543168</text:p>
          </table:table-cell>
          <table:table-cell table:number-columns-repeated="5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formula="of:=[.$C$2]*([.A1524]-[.$D$2])*([.A1524]-[.$E$2])*([.A1524]-[.$F$2])+[.$G$2]*2*(RAND()-0.5)" office:value-type="float" office:value="34662837" calcext:value-type="float">
            <text:p>34662837</text:p>
          </table:table-cell>
          <table:table-cell table:number-columns-repeated="5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formula="of:=[.$C$2]*([.A1525]-[.$D$2])*([.A1525]-[.$E$2])*([.A1525]-[.$F$2])+[.$G$2]*2*(RAND()-0.5)" office:value-type="float" office:value="35786904" calcext:value-type="float">
            <text:p>35786904</text:p>
          </table:table-cell>
          <table:table-cell table:number-columns-repeated="5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formula="of:=[.$C$2]*([.A1526]-[.$D$2])*([.A1526]-[.$E$2])*([.A1526]-[.$F$2])+[.$G$2]*2*(RAND()-0.5)" office:value-type="float" office:value="36915375" calcext:value-type="float">
            <text:p>36915375</text:p>
          </table:table-cell>
          <table:table-cell table:number-columns-repeated="5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formula="of:=[.$C$2]*([.A1527]-[.$D$2])*([.A1527]-[.$E$2])*([.A1527]-[.$F$2])+[.$G$2]*2*(RAND()-0.5)" office:value-type="float" office:value="38048256" calcext:value-type="float">
            <text:p>38048256</text:p>
          </table:table-cell>
          <table:table-cell table:number-columns-repeated="5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formula="of:=[.$C$2]*([.A1528]-[.$D$2])*([.A1528]-[.$E$2])*([.A1528]-[.$F$2])+[.$G$2]*2*(RAND()-0.5)" office:value-type="float" office:value="39185553" calcext:value-type="float">
            <text:p>39185553</text:p>
          </table:table-cell>
          <table:table-cell table:number-columns-repeated="5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formula="of:=[.$C$2]*([.A1529]-[.$D$2])*([.A1529]-[.$E$2])*([.A1529]-[.$F$2])+[.$G$2]*2*(RAND()-0.5)" office:value-type="float" office:value="40327272" calcext:value-type="float">
            <text:p>40327272</text:p>
          </table:table-cell>
          <table:table-cell table:number-columns-repeated="5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formula="of:=[.$C$2]*([.A1530]-[.$D$2])*([.A1530]-[.$E$2])*([.A1530]-[.$F$2])+[.$G$2]*2*(RAND()-0.5)" office:value-type="float" office:value="41473419" calcext:value-type="float">
            <text:p>41473419</text:p>
          </table:table-cell>
          <table:table-cell table:number-columns-repeated="5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formula="of:=[.$C$2]*([.A1531]-[.$D$2])*([.A1531]-[.$E$2])*([.A1531]-[.$F$2])+[.$G$2]*2*(RAND()-0.5)" office:value-type="float" office:value="42624000" calcext:value-type="float">
            <text:p>42624000</text:p>
          </table:table-cell>
          <table:table-cell table:number-columns-repeated="5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formula="of:=[.$C$2]*([.A1532]-[.$D$2])*([.A1532]-[.$E$2])*([.A1532]-[.$F$2])+[.$G$2]*2*(RAND()-0.5)" office:value-type="float" office:value="43779021" calcext:value-type="float">
            <text:p>43779021</text:p>
          </table:table-cell>
          <table:table-cell table:number-columns-repeated="5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formula="of:=[.$C$2]*([.A1533]-[.$D$2])*([.A1533]-[.$E$2])*([.A1533]-[.$F$2])+[.$G$2]*2*(RAND()-0.5)" office:value-type="float" office:value="44938488" calcext:value-type="float">
            <text:p>44938488</text:p>
          </table:table-cell>
          <table:table-cell table:number-columns-repeated="5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formula="of:=[.$C$2]*([.A1534]-[.$D$2])*([.A1534]-[.$E$2])*([.A1534]-[.$F$2])+[.$G$2]*2*(RAND()-0.5)" office:value-type="float" office:value="46102407" calcext:value-type="float">
            <text:p>46102407</text:p>
          </table:table-cell>
          <table:table-cell table:number-columns-repeated="5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formula="of:=[.$C$2]*([.A1535]-[.$D$2])*([.A1535]-[.$E$2])*([.A1535]-[.$F$2])+[.$G$2]*2*(RAND()-0.5)" office:value-type="float" office:value="47270784" calcext:value-type="float">
            <text:p>47270784</text:p>
          </table:table-cell>
          <table:table-cell table:number-columns-repeated="5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formula="of:=[.$C$2]*([.A1536]-[.$D$2])*([.A1536]-[.$E$2])*([.A1536]-[.$F$2])+[.$G$2]*2*(RAND()-0.5)" office:value-type="float" office:value="48443625" calcext:value-type="float">
            <text:p>48443625</text:p>
          </table:table-cell>
          <table:table-cell table:number-columns-repeated="5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formula="of:=[.$C$2]*([.A1537]-[.$D$2])*([.A1537]-[.$E$2])*([.A1537]-[.$F$2])+[.$G$2]*2*(RAND()-0.5)" office:value-type="float" office:value="49620936" calcext:value-type="float">
            <text:p>49620936</text:p>
          </table:table-cell>
          <table:table-cell table:number-columns-repeated="5"/>
        </table:table-row>
        <table:table-row table:style-name="ro1">
          <table:table-cell office:value-type="float" office:value="1547" calcext:value-type="float">
            <text:p>1547</text:p>
          </table:table-cell>
          <table:table-cell table:formula="of:=[.$C$2]*([.A1538]-[.$D$2])*([.A1538]-[.$E$2])*([.A1538]-[.$F$2])+[.$G$2]*2*(RAND()-0.5)" office:value-type="float" office:value="50802723" calcext:value-type="float">
            <text:p>50802723</text:p>
          </table:table-cell>
          <table:table-cell table:number-columns-repeated="5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formula="of:=[.$C$2]*([.A1539]-[.$D$2])*([.A1539]-[.$E$2])*([.A1539]-[.$F$2])+[.$G$2]*2*(RAND()-0.5)" office:value-type="float" office:value="51988992" calcext:value-type="float">
            <text:p>51988992</text:p>
          </table:table-cell>
          <table:table-cell table:number-columns-repeated="5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formula="of:=[.$C$2]*([.A1540]-[.$D$2])*([.A1540]-[.$E$2])*([.A1540]-[.$F$2])+[.$G$2]*2*(RAND()-0.5)" office:value-type="float" office:value="53179749" calcext:value-type="float">
            <text:p>53179749</text:p>
          </table:table-cell>
          <table:table-cell table:number-columns-repeated="5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formula="of:=[.$C$2]*([.A1541]-[.$D$2])*([.A1541]-[.$E$2])*([.A1541]-[.$F$2])+[.$G$2]*2*(RAND()-0.5)" office:value-type="float" office:value="54375000" calcext:value-type="float">
            <text:p>54375000</text:p>
          </table:table-cell>
          <table:table-cell table:number-columns-repeated="5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formula="of:=[.$C$2]*([.A1542]-[.$D$2])*([.A1542]-[.$E$2])*([.A1542]-[.$F$2])+[.$G$2]*2*(RAND()-0.5)" office:value-type="float" office:value="55574751" calcext:value-type="float">
            <text:p>55574751</text:p>
          </table:table-cell>
          <table:table-cell table:number-columns-repeated="5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formula="of:=[.$C$2]*([.A1543]-[.$D$2])*([.A1543]-[.$E$2])*([.A1543]-[.$F$2])+[.$G$2]*2*(RAND()-0.5)" office:value-type="float" office:value="56779008" calcext:value-type="float">
            <text:p>56779008</text:p>
          </table:table-cell>
          <table:table-cell table:number-columns-repeated="5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formula="of:=[.$C$2]*([.A1544]-[.$D$2])*([.A1544]-[.$E$2])*([.A1544]-[.$F$2])+[.$G$2]*2*(RAND()-0.5)" office:value-type="float" office:value="57987777" calcext:value-type="float">
            <text:p>57987777</text:p>
          </table:table-cell>
          <table:table-cell table:number-columns-repeated="5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formula="of:=[.$C$2]*([.A1545]-[.$D$2])*([.A1545]-[.$E$2])*([.A1545]-[.$F$2])+[.$G$2]*2*(RAND()-0.5)" office:value-type="float" office:value="59201064" calcext:value-type="float">
            <text:p>59201064</text:p>
          </table:table-cell>
          <table:table-cell table:number-columns-repeated="5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formula="of:=[.$C$2]*([.A1546]-[.$D$2])*([.A1546]-[.$E$2])*([.A1546]-[.$F$2])+[.$G$2]*2*(RAND()-0.5)" office:value-type="float" office:value="60418875" calcext:value-type="float">
            <text:p>60418875</text:p>
          </table:table-cell>
          <table:table-cell table:number-columns-repeated="5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formula="of:=[.$C$2]*([.A1547]-[.$D$2])*([.A1547]-[.$E$2])*([.A1547]-[.$F$2])+[.$G$2]*2*(RAND()-0.5)" office:value-type="float" office:value="61641216" calcext:value-type="float">
            <text:p>61641216</text:p>
          </table:table-cell>
          <table:table-cell table:number-columns-repeated="5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formula="of:=[.$C$2]*([.A1548]-[.$D$2])*([.A1548]-[.$E$2])*([.A1548]-[.$F$2])+[.$G$2]*2*(RAND()-0.5)" office:value-type="float" office:value="62868093" calcext:value-type="float">
            <text:p>62868093</text:p>
          </table:table-cell>
          <table:table-cell table:number-columns-repeated="5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formula="of:=[.$C$2]*([.A1549]-[.$D$2])*([.A1549]-[.$E$2])*([.A1549]-[.$F$2])+[.$G$2]*2*(RAND()-0.5)" office:value-type="float" office:value="64099512" calcext:value-type="float">
            <text:p>64099512</text:p>
          </table:table-cell>
          <table:table-cell table:number-columns-repeated="5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formula="of:=[.$C$2]*([.A1550]-[.$D$2])*([.A1550]-[.$E$2])*([.A1550]-[.$F$2])+[.$G$2]*2*(RAND()-0.5)" office:value-type="float" office:value="65335479" calcext:value-type="float">
            <text:p>65335479</text:p>
          </table:table-cell>
          <table:table-cell table:number-columns-repeated="5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formula="of:=[.$C$2]*([.A1551]-[.$D$2])*([.A1551]-[.$E$2])*([.A1551]-[.$F$2])+[.$G$2]*2*(RAND()-0.5)" office:value-type="float" office:value="66576000" calcext:value-type="float">
            <text:p>66576000</text:p>
          </table:table-cell>
          <table:table-cell table:number-columns-repeated="5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formula="of:=[.$C$2]*([.A1552]-[.$D$2])*([.A1552]-[.$E$2])*([.A1552]-[.$F$2])+[.$G$2]*2*(RAND()-0.5)" office:value-type="float" office:value="67821081" calcext:value-type="float">
            <text:p>67821081</text:p>
          </table:table-cell>
          <table:table-cell table:number-columns-repeated="5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formula="of:=[.$C$2]*([.A1553]-[.$D$2])*([.A1553]-[.$E$2])*([.A1553]-[.$F$2])+[.$G$2]*2*(RAND()-0.5)" office:value-type="float" office:value="69070728" calcext:value-type="float">
            <text:p>69070728</text:p>
          </table:table-cell>
          <table:table-cell table:number-columns-repeated="5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formula="of:=[.$C$2]*([.A1554]-[.$D$2])*([.A1554]-[.$E$2])*([.A1554]-[.$F$2])+[.$G$2]*2*(RAND()-0.5)" office:value-type="float" office:value="70324947" calcext:value-type="float">
            <text:p>70324947</text:p>
          </table:table-cell>
          <table:table-cell table:number-columns-repeated="5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formula="of:=[.$C$2]*([.A1555]-[.$D$2])*([.A1555]-[.$E$2])*([.A1555]-[.$F$2])+[.$G$2]*2*(RAND()-0.5)" office:value-type="float" office:value="71583744" calcext:value-type="float">
            <text:p>71583744</text:p>
          </table:table-cell>
          <table:table-cell table:number-columns-repeated="5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formula="of:=[.$C$2]*([.A1556]-[.$D$2])*([.A1556]-[.$E$2])*([.A1556]-[.$F$2])+[.$G$2]*2*(RAND()-0.5)" office:value-type="float" office:value="72847125" calcext:value-type="float">
            <text:p>72847125</text:p>
          </table:table-cell>
          <table:table-cell table:number-columns-repeated="5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formula="of:=[.$C$2]*([.A1557]-[.$D$2])*([.A1557]-[.$E$2])*([.A1557]-[.$F$2])+[.$G$2]*2*(RAND()-0.5)" office:value-type="float" office:value="74115096" calcext:value-type="float">
            <text:p>74115096</text:p>
          </table:table-cell>
          <table:table-cell table:number-columns-repeated="5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formula="of:=[.$C$2]*([.A1558]-[.$D$2])*([.A1558]-[.$E$2])*([.A1558]-[.$F$2])+[.$G$2]*2*(RAND()-0.5)" office:value-type="float" office:value="75387663" calcext:value-type="float">
            <text:p>75387663</text:p>
          </table:table-cell>
          <table:table-cell table:number-columns-repeated="5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formula="of:=[.$C$2]*([.A1559]-[.$D$2])*([.A1559]-[.$E$2])*([.A1559]-[.$F$2])+[.$G$2]*2*(RAND()-0.5)" office:value-type="float" office:value="76664832" calcext:value-type="float">
            <text:p>76664832</text:p>
          </table:table-cell>
          <table:table-cell table:number-columns-repeated="5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formula="of:=[.$C$2]*([.A1560]-[.$D$2])*([.A1560]-[.$E$2])*([.A1560]-[.$F$2])+[.$G$2]*2*(RAND()-0.5)" office:value-type="float" office:value="77946609" calcext:value-type="float">
            <text:p>77946609</text:p>
          </table:table-cell>
          <table:table-cell table:number-columns-repeated="5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formula="of:=[.$C$2]*([.A1561]-[.$D$2])*([.A1561]-[.$E$2])*([.A1561]-[.$F$2])+[.$G$2]*2*(RAND()-0.5)" office:value-type="float" office:value="79233000" calcext:value-type="float">
            <text:p>79233000</text:p>
          </table:table-cell>
          <table:table-cell table:number-columns-repeated="5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formula="of:=[.$C$2]*([.A1562]-[.$D$2])*([.A1562]-[.$E$2])*([.A1562]-[.$F$2])+[.$G$2]*2*(RAND()-0.5)" office:value-type="float" office:value="80524011" calcext:value-type="float">
            <text:p>80524011</text:p>
          </table:table-cell>
          <table:table-cell table:number-columns-repeated="5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formula="of:=[.$C$2]*([.A1563]-[.$D$2])*([.A1563]-[.$E$2])*([.A1563]-[.$F$2])+[.$G$2]*2*(RAND()-0.5)" office:value-type="float" office:value="81819648" calcext:value-type="float">
            <text:p>81819648</text:p>
          </table:table-cell>
          <table:table-cell table:number-columns-repeated="5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formula="of:=[.$C$2]*([.A1564]-[.$D$2])*([.A1564]-[.$E$2])*([.A1564]-[.$F$2])+[.$G$2]*2*(RAND()-0.5)" office:value-type="float" office:value="83119917" calcext:value-type="float">
            <text:p>83119917</text:p>
          </table:table-cell>
          <table:table-cell table:number-columns-repeated="5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formula="of:=[.$C$2]*([.A1565]-[.$D$2])*([.A1565]-[.$E$2])*([.A1565]-[.$F$2])+[.$G$2]*2*(RAND()-0.5)" office:value-type="float" office:value="84424824" calcext:value-type="float">
            <text:p>84424824</text:p>
          </table:table-cell>
          <table:table-cell table:number-columns-repeated="5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formula="of:=[.$C$2]*([.A1566]-[.$D$2])*([.A1566]-[.$E$2])*([.A1566]-[.$F$2])+[.$G$2]*2*(RAND()-0.5)" office:value-type="float" office:value="85734375" calcext:value-type="float">
            <text:p>85734375</text:p>
          </table:table-cell>
          <table:table-cell table:number-columns-repeated="5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formula="of:=[.$C$2]*([.A1567]-[.$D$2])*([.A1567]-[.$E$2])*([.A1567]-[.$F$2])+[.$G$2]*2*(RAND()-0.5)" office:value-type="float" office:value="87048576" calcext:value-type="float">
            <text:p>87048576</text:p>
          </table:table-cell>
          <table:table-cell table:number-columns-repeated="5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formula="of:=[.$C$2]*([.A1568]-[.$D$2])*([.A1568]-[.$E$2])*([.A1568]-[.$F$2])+[.$G$2]*2*(RAND()-0.5)" office:value-type="float" office:value="88367433" calcext:value-type="float">
            <text:p>88367433</text:p>
          </table:table-cell>
          <table:table-cell table:number-columns-repeated="5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formula="of:=[.$C$2]*([.A1569]-[.$D$2])*([.A1569]-[.$E$2])*([.A1569]-[.$F$2])+[.$G$2]*2*(RAND()-0.5)" office:value-type="float" office:value="89690952" calcext:value-type="float">
            <text:p>89690952</text:p>
          </table:table-cell>
          <table:table-cell table:number-columns-repeated="5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formula="of:=[.$C$2]*([.A1570]-[.$D$2])*([.A1570]-[.$E$2])*([.A1570]-[.$F$2])+[.$G$2]*2*(RAND()-0.5)" office:value-type="float" office:value="91019139" calcext:value-type="float">
            <text:p>91019139</text:p>
          </table:table-cell>
          <table:table-cell table:number-columns-repeated="5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formula="of:=[.$C$2]*([.A1571]-[.$D$2])*([.A1571]-[.$E$2])*([.A1571]-[.$F$2])+[.$G$2]*2*(RAND()-0.5)" office:value-type="float" office:value="92352000" calcext:value-type="float">
            <text:p>92352000</text:p>
          </table:table-cell>
          <table:table-cell table:number-columns-repeated="5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formula="of:=[.$C$2]*([.A1572]-[.$D$2])*([.A1572]-[.$E$2])*([.A1572]-[.$F$2])+[.$G$2]*2*(RAND()-0.5)" office:value-type="float" office:value="93689541" calcext:value-type="float">
            <text:p>93689541</text:p>
          </table:table-cell>
          <table:table-cell table:number-columns-repeated="5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formula="of:=[.$C$2]*([.A1573]-[.$D$2])*([.A1573]-[.$E$2])*([.A1573]-[.$F$2])+[.$G$2]*2*(RAND()-0.5)" office:value-type="float" office:value="95031768" calcext:value-type="float">
            <text:p>95031768</text:p>
          </table:table-cell>
          <table:table-cell table:number-columns-repeated="5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formula="of:=[.$C$2]*([.A1574]-[.$D$2])*([.A1574]-[.$E$2])*([.A1574]-[.$F$2])+[.$G$2]*2*(RAND()-0.5)" office:value-type="float" office:value="96378687" calcext:value-type="float">
            <text:p>96378687</text:p>
          </table:table-cell>
          <table:table-cell table:number-columns-repeated="5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formula="of:=[.$C$2]*([.A1575]-[.$D$2])*([.A1575]-[.$E$2])*([.A1575]-[.$F$2])+[.$G$2]*2*(RAND()-0.5)" office:value-type="float" office:value="97730304" calcext:value-type="float">
            <text:p>97730304</text:p>
          </table:table-cell>
          <table:table-cell table:number-columns-repeated="5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formula="of:=[.$C$2]*([.A1576]-[.$D$2])*([.A1576]-[.$E$2])*([.A1576]-[.$F$2])+[.$G$2]*2*(RAND()-0.5)" office:value-type="float" office:value="99086625" calcext:value-type="float">
            <text:p>99086625</text:p>
          </table:table-cell>
          <table:table-cell table:number-columns-repeated="5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formula="of:=[.$C$2]*([.A1577]-[.$D$2])*([.A1577]-[.$E$2])*([.A1577]-[.$F$2])+[.$G$2]*2*(RAND()-0.5)" office:value-type="float" office:value="100447656" calcext:value-type="float">
            <text:p>100447656</text:p>
          </table:table-cell>
          <table:table-cell table:number-columns-repeated="5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formula="of:=[.$C$2]*([.A1578]-[.$D$2])*([.A1578]-[.$E$2])*([.A1578]-[.$F$2])+[.$G$2]*2*(RAND()-0.5)" office:value-type="float" office:value="101813403" calcext:value-type="float">
            <text:p>101813403</text:p>
          </table:table-cell>
          <table:table-cell table:number-columns-repeated="5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formula="of:=[.$C$2]*([.A1579]-[.$D$2])*([.A1579]-[.$E$2])*([.A1579]-[.$F$2])+[.$G$2]*2*(RAND()-0.5)" office:value-type="float" office:value="103183872" calcext:value-type="float">
            <text:p>103183872</text:p>
          </table:table-cell>
          <table:table-cell table:number-columns-repeated="5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formula="of:=[.$C$2]*([.A1580]-[.$D$2])*([.A1580]-[.$E$2])*([.A1580]-[.$F$2])+[.$G$2]*2*(RAND()-0.5)" office:value-type="float" office:value="104559069" calcext:value-type="float">
            <text:p>104559069</text:p>
          </table:table-cell>
          <table:table-cell table:number-columns-repeated="5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formula="of:=[.$C$2]*([.A1581]-[.$D$2])*([.A1581]-[.$E$2])*([.A1581]-[.$F$2])+[.$G$2]*2*(RAND()-0.5)" office:value-type="float" office:value="105939000" calcext:value-type="float">
            <text:p>105939000</text:p>
          </table:table-cell>
          <table:table-cell table:number-columns-repeated="5"/>
        </table:table-row>
        <table:table-row table:style-name="ro1">
          <table:table-cell office:value-type="float" office:value="1591" calcext:value-type="float">
            <text:p>1591</text:p>
          </table:table-cell>
          <table:table-cell table:formula="of:=[.$C$2]*([.A1582]-[.$D$2])*([.A1582]-[.$E$2])*([.A1582]-[.$F$2])+[.$G$2]*2*(RAND()-0.5)" office:value-type="float" office:value="107323671" calcext:value-type="float">
            <text:p>107323671</text:p>
          </table:table-cell>
          <table:table-cell table:number-columns-repeated="5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formula="of:=[.$C$2]*([.A1583]-[.$D$2])*([.A1583]-[.$E$2])*([.A1583]-[.$F$2])+[.$G$2]*2*(RAND()-0.5)" office:value-type="float" office:value="108713088" calcext:value-type="float">
            <text:p>108713088</text:p>
          </table:table-cell>
          <table:table-cell table:number-columns-repeated="5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formula="of:=[.$C$2]*([.A1584]-[.$D$2])*([.A1584]-[.$E$2])*([.A1584]-[.$F$2])+[.$G$2]*2*(RAND()-0.5)" office:value-type="float" office:value="110107257" calcext:value-type="float">
            <text:p>110107257</text:p>
          </table:table-cell>
          <table:table-cell table:number-columns-repeated="5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formula="of:=[.$C$2]*([.A1585]-[.$D$2])*([.A1585]-[.$E$2])*([.A1585]-[.$F$2])+[.$G$2]*2*(RAND()-0.5)" office:value-type="float" office:value="111506184" calcext:value-type="float">
            <text:p>111506184</text:p>
          </table:table-cell>
          <table:table-cell table:number-columns-repeated="5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formula="of:=[.$C$2]*([.A1586]-[.$D$2])*([.A1586]-[.$E$2])*([.A1586]-[.$F$2])+[.$G$2]*2*(RAND()-0.5)" office:value-type="float" office:value="112909875" calcext:value-type="float">
            <text:p>112909875</text:p>
          </table:table-cell>
          <table:table-cell table:number-columns-repeated="5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formula="of:=[.$C$2]*([.A1587]-[.$D$2])*([.A1587]-[.$E$2])*([.A1587]-[.$F$2])+[.$G$2]*2*(RAND()-0.5)" office:value-type="float" office:value="114318336" calcext:value-type="float">
            <text:p>114318336</text:p>
          </table:table-cell>
          <table:table-cell table:number-columns-repeated="5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formula="of:=[.$C$2]*([.A1588]-[.$D$2])*([.A1588]-[.$E$2])*([.A1588]-[.$F$2])+[.$G$2]*2*(RAND()-0.5)" office:value-type="float" office:value="115731573" calcext:value-type="float">
            <text:p>115731573</text:p>
          </table:table-cell>
          <table:table-cell table:number-columns-repeated="5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formula="of:=[.$C$2]*([.A1589]-[.$D$2])*([.A1589]-[.$E$2])*([.A1589]-[.$F$2])+[.$G$2]*2*(RAND()-0.5)" office:value-type="float" office:value="117149592" calcext:value-type="float">
            <text:p>117149592</text:p>
          </table:table-cell>
          <table:table-cell table:number-columns-repeated="5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formula="of:=[.$C$2]*([.A1590]-[.$D$2])*([.A1590]-[.$E$2])*([.A1590]-[.$F$2])+[.$G$2]*2*(RAND()-0.5)" office:value-type="float" office:value="118572399" calcext:value-type="float">
            <text:p>118572399</text:p>
          </table:table-cell>
          <table:table-cell table:number-columns-repeated="5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.$C$2]*([.A1591]-[.$D$2])*([.A1591]-[.$E$2])*([.A1591]-[.$F$2])+[.$G$2]*2*(RAND()-0.5)" office:value-type="float" office:value="120000000" calcext:value-type="float">
            <text:p>120000000</text:p>
          </table:table-cell>
          <table:table-cell table:number-columns-repeated="5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formula="of:=[.$C$2]*([.A1592]-[.$D$2])*([.A1592]-[.$E$2])*([.A1592]-[.$F$2])+[.$G$2]*2*(RAND()-0.5)" office:value-type="float" office:value="121432401" calcext:value-type="float">
            <text:p>121432401</text:p>
          </table:table-cell>
          <table:table-cell table:number-columns-repeated="5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formula="of:=[.$C$2]*([.A1593]-[.$D$2])*([.A1593]-[.$E$2])*([.A1593]-[.$F$2])+[.$G$2]*2*(RAND()-0.5)" office:value-type="float" office:value="122869608" calcext:value-type="float">
            <text:p>122869608</text:p>
          </table:table-cell>
          <table:table-cell table:number-columns-repeated="5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formula="of:=[.$C$2]*([.A1594]-[.$D$2])*([.A1594]-[.$E$2])*([.A1594]-[.$F$2])+[.$G$2]*2*(RAND()-0.5)" office:value-type="float" office:value="124311627" calcext:value-type="float">
            <text:p>124311627</text:p>
          </table:table-cell>
          <table:table-cell table:number-columns-repeated="5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formula="of:=[.$C$2]*([.A1595]-[.$D$2])*([.A1595]-[.$E$2])*([.A1595]-[.$F$2])+[.$G$2]*2*(RAND()-0.5)" office:value-type="float" office:value="125758464" calcext:value-type="float">
            <text:p>125758464</text:p>
          </table:table-cell>
          <table:table-cell table:number-columns-repeated="5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formula="of:=[.$C$2]*([.A1596]-[.$D$2])*([.A1596]-[.$E$2])*([.A1596]-[.$F$2])+[.$G$2]*2*(RAND()-0.5)" office:value-type="float" office:value="127210125" calcext:value-type="float">
            <text:p>127210125</text:p>
          </table:table-cell>
          <table:table-cell table:number-columns-repeated="5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formula="of:=[.$C$2]*([.A1597]-[.$D$2])*([.A1597]-[.$E$2])*([.A1597]-[.$F$2])+[.$G$2]*2*(RAND()-0.5)" office:value-type="float" office:value="128666616" calcext:value-type="float">
            <text:p>128666616</text:p>
          </table:table-cell>
          <table:table-cell table:number-columns-repeated="5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formula="of:=[.$C$2]*([.A1598]-[.$D$2])*([.A1598]-[.$E$2])*([.A1598]-[.$F$2])+[.$G$2]*2*(RAND()-0.5)" office:value-type="float" office:value="130127943" calcext:value-type="float">
            <text:p>130127943</text:p>
          </table:table-cell>
          <table:table-cell table:number-columns-repeated="5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formula="of:=[.$C$2]*([.A1599]-[.$D$2])*([.A1599]-[.$E$2])*([.A1599]-[.$F$2])+[.$G$2]*2*(RAND()-0.5)" office:value-type="float" office:value="131594112" calcext:value-type="float">
            <text:p>131594112</text:p>
          </table:table-cell>
          <table:table-cell table:number-columns-repeated="5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formula="of:=[.$C$2]*([.A1600]-[.$D$2])*([.A1600]-[.$E$2])*([.A1600]-[.$F$2])+[.$G$2]*2*(RAND()-0.5)" office:value-type="float" office:value="133065129" calcext:value-type="float">
            <text:p>133065129</text:p>
          </table:table-cell>
          <table:table-cell table:number-columns-repeated="5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formula="of:=[.$C$2]*([.A1601]-[.$D$2])*([.A1601]-[.$E$2])*([.A1601]-[.$F$2])+[.$G$2]*2*(RAND()-0.5)" office:value-type="float" office:value="134541000" calcext:value-type="float">
            <text:p>134541000</text:p>
          </table:table-cell>
          <table:table-cell table:number-columns-repeated="5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formula="of:=[.$C$2]*([.A1602]-[.$D$2])*([.A1602]-[.$E$2])*([.A1602]-[.$F$2])+[.$G$2]*2*(RAND()-0.5)" office:value-type="float" office:value="136021731" calcext:value-type="float">
            <text:p>136021731</text:p>
          </table:table-cell>
          <table:table-cell table:number-columns-repeated="5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formula="of:=[.$C$2]*([.A1603]-[.$D$2])*([.A1603]-[.$E$2])*([.A1603]-[.$F$2])+[.$G$2]*2*(RAND()-0.5)" office:value-type="float" office:value="137507328" calcext:value-type="float">
            <text:p>137507328</text:p>
          </table:table-cell>
          <table:table-cell table:number-columns-repeated="5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formula="of:=[.$C$2]*([.A1604]-[.$D$2])*([.A1604]-[.$E$2])*([.A1604]-[.$F$2])+[.$G$2]*2*(RAND()-0.5)" office:value-type="float" office:value="138997797" calcext:value-type="float">
            <text:p>138997797</text:p>
          </table:table-cell>
          <table:table-cell table:number-columns-repeated="5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formula="of:=[.$C$2]*([.A1605]-[.$D$2])*([.A1605]-[.$E$2])*([.A1605]-[.$F$2])+[.$G$2]*2*(RAND()-0.5)" office:value-type="float" office:value="140493144" calcext:value-type="float">
            <text:p>140493144</text:p>
          </table:table-cell>
          <table:table-cell table:number-columns-repeated="5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formula="of:=[.$C$2]*([.A1606]-[.$D$2])*([.A1606]-[.$E$2])*([.A1606]-[.$F$2])+[.$G$2]*2*(RAND()-0.5)" office:value-type="float" office:value="141993375" calcext:value-type="float">
            <text:p>141993375</text:p>
          </table:table-cell>
          <table:table-cell table:number-columns-repeated="5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formula="of:=[.$C$2]*([.A1607]-[.$D$2])*([.A1607]-[.$E$2])*([.A1607]-[.$F$2])+[.$G$2]*2*(RAND()-0.5)" office:value-type="float" office:value="143498496" calcext:value-type="float">
            <text:p>143498496</text:p>
          </table:table-cell>
          <table:table-cell table:number-columns-repeated="5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formula="of:=[.$C$2]*([.A1608]-[.$D$2])*([.A1608]-[.$E$2])*([.A1608]-[.$F$2])+[.$G$2]*2*(RAND()-0.5)" office:value-type="float" office:value="145008513" calcext:value-type="float">
            <text:p>145008513</text:p>
          </table:table-cell>
          <table:table-cell table:number-columns-repeated="5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formula="of:=[.$C$2]*([.A1609]-[.$D$2])*([.A1609]-[.$E$2])*([.A1609]-[.$F$2])+[.$G$2]*2*(RAND()-0.5)" office:value-type="float" office:value="146523432" calcext:value-type="float">
            <text:p>146523432</text:p>
          </table:table-cell>
          <table:table-cell table:number-columns-repeated="5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formula="of:=[.$C$2]*([.A1610]-[.$D$2])*([.A1610]-[.$E$2])*([.A1610]-[.$F$2])+[.$G$2]*2*(RAND()-0.5)" office:value-type="float" office:value="148043259" calcext:value-type="float">
            <text:p>148043259</text:p>
          </table:table-cell>
          <table:table-cell table:number-columns-repeated="5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formula="of:=[.$C$2]*([.A1611]-[.$D$2])*([.A1611]-[.$E$2])*([.A1611]-[.$F$2])+[.$G$2]*2*(RAND()-0.5)" office:value-type="float" office:value="149568000" calcext:value-type="float">
            <text:p>149568000</text:p>
          </table:table-cell>
          <table:table-cell table:number-columns-repeated="5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formula="of:=[.$C$2]*([.A1612]-[.$D$2])*([.A1612]-[.$E$2])*([.A1612]-[.$F$2])+[.$G$2]*2*(RAND()-0.5)" office:value-type="float" office:value="151097661" calcext:value-type="float">
            <text:p>151097661</text:p>
          </table:table-cell>
          <table:table-cell table:number-columns-repeated="5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formula="of:=[.$C$2]*([.A1613]-[.$D$2])*([.A1613]-[.$E$2])*([.A1613]-[.$F$2])+[.$G$2]*2*(RAND()-0.5)" office:value-type="float" office:value="152632248" calcext:value-type="float">
            <text:p>152632248</text:p>
          </table:table-cell>
          <table:table-cell table:number-columns-repeated="5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formula="of:=[.$C$2]*([.A1614]-[.$D$2])*([.A1614]-[.$E$2])*([.A1614]-[.$F$2])+[.$G$2]*2*(RAND()-0.5)" office:value-type="float" office:value="154171767" calcext:value-type="float">
            <text:p>154171767</text:p>
          </table:table-cell>
          <table:table-cell table:number-columns-repeated="5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formula="of:=[.$C$2]*([.A1615]-[.$D$2])*([.A1615]-[.$E$2])*([.A1615]-[.$F$2])+[.$G$2]*2*(RAND()-0.5)" office:value-type="float" office:value="155716224" calcext:value-type="float">
            <text:p>155716224</text:p>
          </table:table-cell>
          <table:table-cell table:number-columns-repeated="5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formula="of:=[.$C$2]*([.A1616]-[.$D$2])*([.A1616]-[.$E$2])*([.A1616]-[.$F$2])+[.$G$2]*2*(RAND()-0.5)" office:value-type="float" office:value="157265625" calcext:value-type="float">
            <text:p>157265625</text:p>
          </table:table-cell>
          <table:table-cell table:number-columns-repeated="5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formula="of:=[.$C$2]*([.A1617]-[.$D$2])*([.A1617]-[.$E$2])*([.A1617]-[.$F$2])+[.$G$2]*2*(RAND()-0.5)" office:value-type="float" office:value="158819976" calcext:value-type="float">
            <text:p>158819976</text:p>
          </table:table-cell>
          <table:table-cell table:number-columns-repeated="5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formula="of:=[.$C$2]*([.A1618]-[.$D$2])*([.A1618]-[.$E$2])*([.A1618]-[.$F$2])+[.$G$2]*2*(RAND()-0.5)" office:value-type="float" office:value="160379283" calcext:value-type="float">
            <text:p>160379283</text:p>
          </table:table-cell>
          <table:table-cell table:number-columns-repeated="5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formula="of:=[.$C$2]*([.A1619]-[.$D$2])*([.A1619]-[.$E$2])*([.A1619]-[.$F$2])+[.$G$2]*2*(RAND()-0.5)" office:value-type="float" office:value="161943552" calcext:value-type="float">
            <text:p>161943552</text:p>
          </table:table-cell>
          <table:table-cell table:number-columns-repeated="5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formula="of:=[.$C$2]*([.A1620]-[.$D$2])*([.A1620]-[.$E$2])*([.A1620]-[.$F$2])+[.$G$2]*2*(RAND()-0.5)" office:value-type="float" office:value="163512789" calcext:value-type="float">
            <text:p>163512789</text:p>
          </table:table-cell>
          <table:table-cell table:number-columns-repeated="5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formula="of:=[.$C$2]*([.A1621]-[.$D$2])*([.A1621]-[.$E$2])*([.A1621]-[.$F$2])+[.$G$2]*2*(RAND()-0.5)" office:value-type="float" office:value="165087000" calcext:value-type="float">
            <text:p>165087000</text:p>
          </table:table-cell>
          <table:table-cell table:number-columns-repeated="5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formula="of:=[.$C$2]*([.A1622]-[.$D$2])*([.A1622]-[.$E$2])*([.A1622]-[.$F$2])+[.$G$2]*2*(RAND()-0.5)" office:value-type="float" office:value="166666191" calcext:value-type="float">
            <text:p>166666191</text:p>
          </table:table-cell>
          <table:table-cell table:number-columns-repeated="5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formula="of:=[.$C$2]*([.A1623]-[.$D$2])*([.A1623]-[.$E$2])*([.A1623]-[.$F$2])+[.$G$2]*2*(RAND()-0.5)" office:value-type="float" office:value="168250368" calcext:value-type="float">
            <text:p>168250368</text:p>
          </table:table-cell>
          <table:table-cell table:number-columns-repeated="5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formula="of:=[.$C$2]*([.A1624]-[.$D$2])*([.A1624]-[.$E$2])*([.A1624]-[.$F$2])+[.$G$2]*2*(RAND()-0.5)" office:value-type="float" office:value="169839537" calcext:value-type="float">
            <text:p>169839537</text:p>
          </table:table-cell>
          <table:table-cell table:number-columns-repeated="5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formula="of:=[.$C$2]*([.A1625]-[.$D$2])*([.A1625]-[.$E$2])*([.A1625]-[.$F$2])+[.$G$2]*2*(RAND()-0.5)" office:value-type="float" office:value="171433704" calcext:value-type="float">
            <text:p>171433704</text:p>
          </table:table-cell>
          <table:table-cell table:number-columns-repeated="5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formula="of:=[.$C$2]*([.A1626]-[.$D$2])*([.A1626]-[.$E$2])*([.A1626]-[.$F$2])+[.$G$2]*2*(RAND()-0.5)" office:value-type="float" office:value="173032875" calcext:value-type="float">
            <text:p>173032875</text:p>
          </table:table-cell>
          <table:table-cell table:number-columns-repeated="5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formula="of:=[.$C$2]*([.A1627]-[.$D$2])*([.A1627]-[.$E$2])*([.A1627]-[.$F$2])+[.$G$2]*2*(RAND()-0.5)" office:value-type="float" office:value="174637056" calcext:value-type="float">
            <text:p>174637056</text:p>
          </table:table-cell>
          <table:table-cell table:number-columns-repeated="5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formula="of:=[.$C$2]*([.A1628]-[.$D$2])*([.A1628]-[.$E$2])*([.A1628]-[.$F$2])+[.$G$2]*2*(RAND()-0.5)" office:value-type="float" office:value="176246253" calcext:value-type="float">
            <text:p>176246253</text:p>
          </table:table-cell>
          <table:table-cell table:number-columns-repeated="5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formula="of:=[.$C$2]*([.A1629]-[.$D$2])*([.A1629]-[.$E$2])*([.A1629]-[.$F$2])+[.$G$2]*2*(RAND()-0.5)" office:value-type="float" office:value="177860472" calcext:value-type="float">
            <text:p>177860472</text:p>
          </table:table-cell>
          <table:table-cell table:number-columns-repeated="5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formula="of:=[.$C$2]*([.A1630]-[.$D$2])*([.A1630]-[.$E$2])*([.A1630]-[.$F$2])+[.$G$2]*2*(RAND()-0.5)" office:value-type="float" office:value="179479719" calcext:value-type="float">
            <text:p>179479719</text:p>
          </table:table-cell>
          <table:table-cell table:number-columns-repeated="5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formula="of:=[.$C$2]*([.A1631]-[.$D$2])*([.A1631]-[.$E$2])*([.A1631]-[.$F$2])+[.$G$2]*2*(RAND()-0.5)" office:value-type="float" office:value="181104000" calcext:value-type="float">
            <text:p>181104000</text:p>
          </table:table-cell>
          <table:table-cell table:number-columns-repeated="5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formula="of:=[.$C$2]*([.A1632]-[.$D$2])*([.A1632]-[.$E$2])*([.A1632]-[.$F$2])+[.$G$2]*2*(RAND()-0.5)" office:value-type="float" office:value="182733321" calcext:value-type="float">
            <text:p>182733321</text:p>
          </table:table-cell>
          <table:table-cell table:number-columns-repeated="5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formula="of:=[.$C$2]*([.A1633]-[.$D$2])*([.A1633]-[.$E$2])*([.A1633]-[.$F$2])+[.$G$2]*2*(RAND()-0.5)" office:value-type="float" office:value="184367688" calcext:value-type="float">
            <text:p>184367688</text:p>
          </table:table-cell>
          <table:table-cell table:number-columns-repeated="5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formula="of:=[.$C$2]*([.A1634]-[.$D$2])*([.A1634]-[.$E$2])*([.A1634]-[.$F$2])+[.$G$2]*2*(RAND()-0.5)" office:value-type="float" office:value="186007107" calcext:value-type="float">
            <text:p>186007107</text:p>
          </table:table-cell>
          <table:table-cell table:number-columns-repeated="5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formula="of:=[.$C$2]*([.A1635]-[.$D$2])*([.A1635]-[.$E$2])*([.A1635]-[.$F$2])+[.$G$2]*2*(RAND()-0.5)" office:value-type="float" office:value="187651584" calcext:value-type="float">
            <text:p>187651584</text:p>
          </table:table-cell>
          <table:table-cell table:number-columns-repeated="5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formula="of:=[.$C$2]*([.A1636]-[.$D$2])*([.A1636]-[.$E$2])*([.A1636]-[.$F$2])+[.$G$2]*2*(RAND()-0.5)" office:value-type="float" office:value="189301125" calcext:value-type="float">
            <text:p>189301125</text:p>
          </table:table-cell>
          <table:table-cell table:number-columns-repeated="5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formula="of:=[.$C$2]*([.A1637]-[.$D$2])*([.A1637]-[.$E$2])*([.A1637]-[.$F$2])+[.$G$2]*2*(RAND()-0.5)" office:value-type="float" office:value="190955736" calcext:value-type="float">
            <text:p>190955736</text:p>
          </table:table-cell>
          <table:table-cell table:number-columns-repeated="5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formula="of:=[.$C$2]*([.A1638]-[.$D$2])*([.A1638]-[.$E$2])*([.A1638]-[.$F$2])+[.$G$2]*2*(RAND()-0.5)" office:value-type="float" office:value="192615423" calcext:value-type="float">
            <text:p>192615423</text:p>
          </table:table-cell>
          <table:table-cell table:number-columns-repeated="5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formula="of:=[.$C$2]*([.A1639]-[.$D$2])*([.A1639]-[.$E$2])*([.A1639]-[.$F$2])+[.$G$2]*2*(RAND()-0.5)" office:value-type="float" office:value="194280192" calcext:value-type="float">
            <text:p>194280192</text:p>
          </table:table-cell>
          <table:table-cell table:number-columns-repeated="5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formula="of:=[.$C$2]*([.A1640]-[.$D$2])*([.A1640]-[.$E$2])*([.A1640]-[.$F$2])+[.$G$2]*2*(RAND()-0.5)" office:value-type="float" office:value="195950049" calcext:value-type="float">
            <text:p>195950049</text:p>
          </table:table-cell>
          <table:table-cell table:number-columns-repeated="5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formula="of:=[.$C$2]*([.A1641]-[.$D$2])*([.A1641]-[.$E$2])*([.A1641]-[.$F$2])+[.$G$2]*2*(RAND()-0.5)" office:value-type="float" office:value="197625000" calcext:value-type="float">
            <text:p>197625000</text:p>
          </table:table-cell>
          <table:table-cell table:number-columns-repeated="5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formula="of:=[.$C$2]*([.A1642]-[.$D$2])*([.A1642]-[.$E$2])*([.A1642]-[.$F$2])+[.$G$2]*2*(RAND()-0.5)" office:value-type="float" office:value="199305051" calcext:value-type="float">
            <text:p>199305051</text:p>
          </table:table-cell>
          <table:table-cell table:number-columns-repeated="5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formula="of:=[.$C$2]*([.A1643]-[.$D$2])*([.A1643]-[.$E$2])*([.A1643]-[.$F$2])+[.$G$2]*2*(RAND()-0.5)" office:value-type="float" office:value="200990208" calcext:value-type="float">
            <text:p>200990208</text:p>
          </table:table-cell>
          <table:table-cell table:number-columns-repeated="5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formula="of:=[.$C$2]*([.A1644]-[.$D$2])*([.A1644]-[.$E$2])*([.A1644]-[.$F$2])+[.$G$2]*2*(RAND()-0.5)" office:value-type="float" office:value="202680477" calcext:value-type="float">
            <text:p>202680477</text:p>
          </table:table-cell>
          <table:table-cell table:number-columns-repeated="5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formula="of:=[.$C$2]*([.A1645]-[.$D$2])*([.A1645]-[.$E$2])*([.A1645]-[.$F$2])+[.$G$2]*2*(RAND()-0.5)" office:value-type="float" office:value="204375864" calcext:value-type="float">
            <text:p>204375864</text:p>
          </table:table-cell>
          <table:table-cell table:number-columns-repeated="5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formula="of:=[.$C$2]*([.A1646]-[.$D$2])*([.A1646]-[.$E$2])*([.A1646]-[.$F$2])+[.$G$2]*2*(RAND()-0.5)" office:value-type="float" office:value="206076375" calcext:value-type="float">
            <text:p>206076375</text:p>
          </table:table-cell>
          <table:table-cell table:number-columns-repeated="5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formula="of:=[.$C$2]*([.A1647]-[.$D$2])*([.A1647]-[.$E$2])*([.A1647]-[.$F$2])+[.$G$2]*2*(RAND()-0.5)" office:value-type="float" office:value="207782016" calcext:value-type="float">
            <text:p>207782016</text:p>
          </table:table-cell>
          <table:table-cell table:number-columns-repeated="5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formula="of:=[.$C$2]*([.A1648]-[.$D$2])*([.A1648]-[.$E$2])*([.A1648]-[.$F$2])+[.$G$2]*2*(RAND()-0.5)" office:value-type="float" office:value="209492793" calcext:value-type="float">
            <text:p>209492793</text:p>
          </table:table-cell>
          <table:table-cell table:number-columns-repeated="5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formula="of:=[.$C$2]*([.A1649]-[.$D$2])*([.A1649]-[.$E$2])*([.A1649]-[.$F$2])+[.$G$2]*2*(RAND()-0.5)" office:value-type="float" office:value="211208712" calcext:value-type="float">
            <text:p>211208712</text:p>
          </table:table-cell>
          <table:table-cell table:number-columns-repeated="5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formula="of:=[.$C$2]*([.A1650]-[.$D$2])*([.A1650]-[.$E$2])*([.A1650]-[.$F$2])+[.$G$2]*2*(RAND()-0.5)" office:value-type="float" office:value="212929779" calcext:value-type="float">
            <text:p>212929779</text:p>
          </table:table-cell>
          <table:table-cell table:number-columns-repeated="5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formula="of:=[.$C$2]*([.A1651]-[.$D$2])*([.A1651]-[.$E$2])*([.A1651]-[.$F$2])+[.$G$2]*2*(RAND()-0.5)" office:value-type="float" office:value="214656000" calcext:value-type="float">
            <text:p>214656000</text:p>
          </table:table-cell>
          <table:table-cell table:number-columns-repeated="5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formula="of:=[.$C$2]*([.A1652]-[.$D$2])*([.A1652]-[.$E$2])*([.A1652]-[.$F$2])+[.$G$2]*2*(RAND()-0.5)" office:value-type="float" office:value="216387381" calcext:value-type="float">
            <text:p>216387381</text:p>
          </table:table-cell>
          <table:table-cell table:number-columns-repeated="5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formula="of:=[.$C$2]*([.A1653]-[.$D$2])*([.A1653]-[.$E$2])*([.A1653]-[.$F$2])+[.$G$2]*2*(RAND()-0.5)" office:value-type="float" office:value="218123928" calcext:value-type="float">
            <text:p>218123928</text:p>
          </table:table-cell>
          <table:table-cell table:number-columns-repeated="5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[.$C$2]*([.A1654]-[.$D$2])*([.A1654]-[.$E$2])*([.A1654]-[.$F$2])+[.$G$2]*2*(RAND()-0.5)" office:value-type="float" office:value="219865647" calcext:value-type="float">
            <text:p>219865647</text:p>
          </table:table-cell>
          <table:table-cell table:number-columns-repeated="5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formula="of:=[.$C$2]*([.A1655]-[.$D$2])*([.A1655]-[.$E$2])*([.A1655]-[.$F$2])+[.$G$2]*2*(RAND()-0.5)" office:value-type="float" office:value="221612544" calcext:value-type="float">
            <text:p>221612544</text:p>
          </table:table-cell>
          <table:table-cell table:number-columns-repeated="5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formula="of:=[.$C$2]*([.A1656]-[.$D$2])*([.A1656]-[.$E$2])*([.A1656]-[.$F$2])+[.$G$2]*2*(RAND()-0.5)" office:value-type="float" office:value="223364625" calcext:value-type="float">
            <text:p>223364625</text:p>
          </table:table-cell>
          <table:table-cell table:number-columns-repeated="5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formula="of:=[.$C$2]*([.A1657]-[.$D$2])*([.A1657]-[.$E$2])*([.A1657]-[.$F$2])+[.$G$2]*2*(RAND()-0.5)" office:value-type="float" office:value="225121896" calcext:value-type="float">
            <text:p>225121896</text:p>
          </table:table-cell>
          <table:table-cell table:number-columns-repeated="5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formula="of:=[.$C$2]*([.A1658]-[.$D$2])*([.A1658]-[.$E$2])*([.A1658]-[.$F$2])+[.$G$2]*2*(RAND()-0.5)" office:value-type="float" office:value="226884363" calcext:value-type="float">
            <text:p>226884363</text:p>
          </table:table-cell>
          <table:table-cell table:number-columns-repeated="5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formula="of:=[.$C$2]*([.A1659]-[.$D$2])*([.A1659]-[.$E$2])*([.A1659]-[.$F$2])+[.$G$2]*2*(RAND()-0.5)" office:value-type="float" office:value="228652032" calcext:value-type="float">
            <text:p>228652032</text:p>
          </table:table-cell>
          <table:table-cell table:number-columns-repeated="5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formula="of:=[.$C$2]*([.A1660]-[.$D$2])*([.A1660]-[.$E$2])*([.A1660]-[.$F$2])+[.$G$2]*2*(RAND()-0.5)" office:value-type="float" office:value="230424909" calcext:value-type="float">
            <text:p>230424909</text:p>
          </table:table-cell>
          <table:table-cell table:number-columns-repeated="5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formula="of:=[.$C$2]*([.A1661]-[.$D$2])*([.A1661]-[.$E$2])*([.A1661]-[.$F$2])+[.$G$2]*2*(RAND()-0.5)" office:value-type="float" office:value="232203000" calcext:value-type="float">
            <text:p>232203000</text:p>
          </table:table-cell>
          <table:table-cell table:number-columns-repeated="5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formula="of:=[.$C$2]*([.A1662]-[.$D$2])*([.A1662]-[.$E$2])*([.A1662]-[.$F$2])+[.$G$2]*2*(RAND()-0.5)" office:value-type="float" office:value="233986311" calcext:value-type="float">
            <text:p>233986311</text:p>
          </table:table-cell>
          <table:table-cell table:number-columns-repeated="5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formula="of:=[.$C$2]*([.A1663]-[.$D$2])*([.A1663]-[.$E$2])*([.A1663]-[.$F$2])+[.$G$2]*2*(RAND()-0.5)" office:value-type="float" office:value="235774848" calcext:value-type="float">
            <text:p>235774848</text:p>
          </table:table-cell>
          <table:table-cell table:number-columns-repeated="5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formula="of:=[.$C$2]*([.A1664]-[.$D$2])*([.A1664]-[.$E$2])*([.A1664]-[.$F$2])+[.$G$2]*2*(RAND()-0.5)" office:value-type="float" office:value="237568617" calcext:value-type="float">
            <text:p>237568617</text:p>
          </table:table-cell>
          <table:table-cell table:number-columns-repeated="5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formula="of:=[.$C$2]*([.A1665]-[.$D$2])*([.A1665]-[.$E$2])*([.A1665]-[.$F$2])+[.$G$2]*2*(RAND()-0.5)" office:value-type="float" office:value="239367624" calcext:value-type="float">
            <text:p>239367624</text:p>
          </table:table-cell>
          <table:table-cell table:number-columns-repeated="5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formula="of:=[.$C$2]*([.A1666]-[.$D$2])*([.A1666]-[.$E$2])*([.A1666]-[.$F$2])+[.$G$2]*2*(RAND()-0.5)" office:value-type="float" office:value="241171875" calcext:value-type="float">
            <text:p>241171875</text:p>
          </table:table-cell>
          <table:table-cell table:number-columns-repeated="5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formula="of:=[.$C$2]*([.A1667]-[.$D$2])*([.A1667]-[.$E$2])*([.A1667]-[.$F$2])+[.$G$2]*2*(RAND()-0.5)" office:value-type="float" office:value="242981376" calcext:value-type="float">
            <text:p>242981376</text:p>
          </table:table-cell>
          <table:table-cell table:number-columns-repeated="5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formula="of:=[.$C$2]*([.A1668]-[.$D$2])*([.A1668]-[.$E$2])*([.A1668]-[.$F$2])+[.$G$2]*2*(RAND()-0.5)" office:value-type="float" office:value="244796133" calcext:value-type="float">
            <text:p>244796133</text:p>
          </table:table-cell>
          <table:table-cell table:number-columns-repeated="5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formula="of:=[.$C$2]*([.A1669]-[.$D$2])*([.A1669]-[.$E$2])*([.A1669]-[.$F$2])+[.$G$2]*2*(RAND()-0.5)" office:value-type="float" office:value="246616152" calcext:value-type="float">
            <text:p>246616152</text:p>
          </table:table-cell>
          <table:table-cell table:number-columns-repeated="5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formula="of:=[.$C$2]*([.A1670]-[.$D$2])*([.A1670]-[.$E$2])*([.A1670]-[.$F$2])+[.$G$2]*2*(RAND()-0.5)" office:value-type="float" office:value="248441439" calcext:value-type="float">
            <text:p>248441439</text:p>
          </table:table-cell>
          <table:table-cell table:number-columns-repeated="5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formula="of:=[.$C$2]*([.A1671]-[.$D$2])*([.A1671]-[.$E$2])*([.A1671]-[.$F$2])+[.$G$2]*2*(RAND()-0.5)" office:value-type="float" office:value="250272000" calcext:value-type="float">
            <text:p>250272000</text:p>
          </table:table-cell>
          <table:table-cell table:number-columns-repeated="5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formula="of:=[.$C$2]*([.A1672]-[.$D$2])*([.A1672]-[.$E$2])*([.A1672]-[.$F$2])+[.$G$2]*2*(RAND()-0.5)" office:value-type="float" office:value="252107841" calcext:value-type="float">
            <text:p>252107841</text:p>
          </table:table-cell>
          <table:table-cell table:number-columns-repeated="5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formula="of:=[.$C$2]*([.A1673]-[.$D$2])*([.A1673]-[.$E$2])*([.A1673]-[.$F$2])+[.$G$2]*2*(RAND()-0.5)" office:value-type="float" office:value="253948968" calcext:value-type="float">
            <text:p>253948968</text:p>
          </table:table-cell>
          <table:table-cell table:number-columns-repeated="5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formula="of:=[.$C$2]*([.A1674]-[.$D$2])*([.A1674]-[.$E$2])*([.A1674]-[.$F$2])+[.$G$2]*2*(RAND()-0.5)" office:value-type="float" office:value="255795387" calcext:value-type="float">
            <text:p>255795387</text:p>
          </table:table-cell>
          <table:table-cell table:number-columns-repeated="5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formula="of:=[.$C$2]*([.A1675]-[.$D$2])*([.A1675]-[.$E$2])*([.A1675]-[.$F$2])+[.$G$2]*2*(RAND()-0.5)" office:value-type="float" office:value="257647104" calcext:value-type="float">
            <text:p>257647104</text:p>
          </table:table-cell>
          <table:table-cell table:number-columns-repeated="5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formula="of:=[.$C$2]*([.A1676]-[.$D$2])*([.A1676]-[.$E$2])*([.A1676]-[.$F$2])+[.$G$2]*2*(RAND()-0.5)" office:value-type="float" office:value="259504125" calcext:value-type="float">
            <text:p>259504125</text:p>
          </table:table-cell>
          <table:table-cell table:number-columns-repeated="5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formula="of:=[.$C$2]*([.A1677]-[.$D$2])*([.A1677]-[.$E$2])*([.A1677]-[.$F$2])+[.$G$2]*2*(RAND()-0.5)" office:value-type="float" office:value="261366456" calcext:value-type="float">
            <text:p>26136645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1">00/00/0000</text:date>, <text:time style:data-style-name="N2" text:time-value="22:00:22.732462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21:45:09.842975248</meta:creation-date>
    <meta:editing-duration>PT13M46S</meta:editing-duration>
    <meta:editing-cycles>9</meta:editing-cycles>
    <meta:generator>LibreOffice/5.1.6.2$Linux_X86_64 LibreOffice_project/10m0$Build-2</meta:generator>
    <dc:date>2018-12-01T22:00:57.505125768</dc:date>
    <meta:document-statistic meta:table-count="1" meta:cell-count="33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3.924cm" svg:height="20.833cm" xlink:href=".." xlink:type="simple" chart:class="chart:scatter" chart:style-name="ch1">
        <chart:legend chart:legend-position="end" svg:x="42.984cm" svg:y="10.117cm" style:legend-expansion="high" chart:style-name="ch2"/>
        <chart:plot-area chart:style-name="ch3" table:cell-range-address="Sheet1.A2:Sheet1.B1677 Sheet1.B1:Sheet1.B1" chart:data-source-has-labels="row" svg:x="0.878cm" svg:y="0.416cm" svg:width="41.228cm" svg:height="20.001cm">
          <chartooo:coordinate-region svg:x="2.902cm" svg:y="0.615cm" svg:width="38.833cm" svg:height="19.6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677" chart:label-cell-address="Sheet1.B1:Sheet1.B1" chart:class="chart:scatter">
            <chart:domain table:cell-range-address="Sheet1.A2:Sheet1.A1677"/>
            <chart:data-point chart:repeated="167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Sheet1.A2:Sheet1.A1677</svg:desc>
                </draw:g>
              </table:table-cell>
              <table:table-cell office:value-type="float" office:value="-104559069">
                <text:p>-104559069</text:p>
                <draw:g>
                  <svg:desc>Sheet1.B2:Sheet1.B16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-103183872">
                <text:p>-1031838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-101813403">
                <text:p>-101813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-100447656">
                <text:p>-1004476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-99086625">
                <text:p>-99086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-97730304">
                <text:p>-977303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-96378687">
                <text:p>-963786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-95031768">
                <text:p>-950317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-93689541">
                <text:p>-936895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-92352000">
                <text:p>-92352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-91019139">
                <text:p>-910191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-89690952">
                <text:p>-896909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-88367433">
                <text:p>-883674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-87048576">
                <text:p>-87048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-85734375">
                <text:p>-85734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-84424824">
                <text:p>-844248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-83119917">
                <text:p>-831199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-81819648">
                <text:p>-818196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">
                <text:p>29</text:p>
              </table:table-cell>
              <table:table-cell office:value-type="float" office:value="-80524011">
                <text:p>-805240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-79233000">
                <text:p>-79233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-77946609">
                <text:p>-779466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-76664832">
                <text:p>-766648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">
                <text:p>33</text:p>
              </table:table-cell>
              <table:table-cell office:value-type="float" office:value="-75387663">
                <text:p>-753876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">
                <text:p>34</text:p>
              </table:table-cell>
              <table:table-cell office:value-type="float" office:value="-74115096">
                <text:p>-741150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-72847125">
                <text:p>-72847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">
                <text:p>36</text:p>
              </table:table-cell>
              <table:table-cell office:value-type="float" office:value="-71583744">
                <text:p>-715837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">
                <text:p>37</text:p>
              </table:table-cell>
              <table:table-cell office:value-type="float" office:value="-70324947">
                <text:p>-703249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">
                <text:p>38</text:p>
              </table:table-cell>
              <table:table-cell office:value-type="float" office:value="-69070728">
                <text:p>-690707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-67821081">
                <text:p>-678210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-66576000">
                <text:p>-66576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">
                <text:p>41</text:p>
              </table:table-cell>
              <table:table-cell office:value-type="float" office:value="-65335479">
                <text:p>-653354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">
                <text:p>42</text:p>
              </table:table-cell>
              <table:table-cell office:value-type="float" office:value="-64099512">
                <text:p>-640995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">
                <text:p>43</text:p>
              </table:table-cell>
              <table:table-cell office:value-type="float" office:value="-62868093">
                <text:p>-628680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">
                <text:p>44</text:p>
              </table:table-cell>
              <table:table-cell office:value-type="float" office:value="-61641216">
                <text:p>-616412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-60418875">
                <text:p>-604188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-59201064">
                <text:p>-592010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-57987777">
                <text:p>-579877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8">
                <text:p>48</text:p>
              </table:table-cell>
              <table:table-cell office:value-type="float" office:value="-56779008">
                <text:p>-567790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">
                <text:p>49</text:p>
              </table:table-cell>
              <table:table-cell office:value-type="float" office:value="-55574751">
                <text:p>-555747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-54375000">
                <text:p>-54375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1">
                <text:p>51</text:p>
              </table:table-cell>
              <table:table-cell office:value-type="float" office:value="-53179749">
                <text:p>-531797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2">
                <text:p>52</text:p>
              </table:table-cell>
              <table:table-cell office:value-type="float" office:value="-51988992">
                <text:p>-519889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">
                <text:p>53</text:p>
              </table:table-cell>
              <table:table-cell office:value-type="float" office:value="-50802723">
                <text:p>-508027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-49620936">
                <text:p>-496209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">
                <text:p>55</text:p>
              </table:table-cell>
              <table:table-cell office:value-type="float" office:value="-48443625">
                <text:p>-48443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6">
                <text:p>56</text:p>
              </table:table-cell>
              <table:table-cell office:value-type="float" office:value="-47270784">
                <text:p>-472707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">
                <text:p>57</text:p>
              </table:table-cell>
              <table:table-cell office:value-type="float" office:value="-46102407">
                <text:p>-461024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">
                <text:p>58</text:p>
              </table:table-cell>
              <table:table-cell office:value-type="float" office:value="-44938488">
                <text:p>-449384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">
                <text:p>59</text:p>
              </table:table-cell>
              <table:table-cell office:value-type="float" office:value="-43779021">
                <text:p>-437790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-42624000">
                <text:p>-42624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">
                <text:p>61</text:p>
              </table:table-cell>
              <table:table-cell office:value-type="float" office:value="-41473419">
                <text:p>-414734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2">
                <text:p>62</text:p>
              </table:table-cell>
              <table:table-cell office:value-type="float" office:value="-40327272">
                <text:p>-403272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3">
                <text:p>63</text:p>
              </table:table-cell>
              <table:table-cell office:value-type="float" office:value="-39185553">
                <text:p>-391855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">
                <text:p>64</text:p>
              </table:table-cell>
              <table:table-cell office:value-type="float" office:value="-38048256">
                <text:p>-380482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-36915375">
                <text:p>-369153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6">
                <text:p>66</text:p>
              </table:table-cell>
              <table:table-cell office:value-type="float" office:value="-35786904">
                <text:p>-357869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">
                <text:p>67</text:p>
              </table:table-cell>
              <table:table-cell office:value-type="float" office:value="-34662837">
                <text:p>-346628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8">
                <text:p>68</text:p>
              </table:table-cell>
              <table:table-cell office:value-type="float" office:value="-33543168">
                <text:p>-335431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9">
                <text:p>69</text:p>
              </table:table-cell>
              <table:table-cell office:value-type="float" office:value="-32427891">
                <text:p>-324278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-31317000">
                <text:p>-31317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1">
                <text:p>71</text:p>
              </table:table-cell>
              <table:table-cell office:value-type="float" office:value="-30210489">
                <text:p>-302104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2">
                <text:p>72</text:p>
              </table:table-cell>
              <table:table-cell office:value-type="float" office:value="-29108352">
                <text:p>-291083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3">
                <text:p>73</text:p>
              </table:table-cell>
              <table:table-cell office:value-type="float" office:value="-28010583">
                <text:p>-280105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4">
                <text:p>74</text:p>
              </table:table-cell>
              <table:table-cell office:value-type="float" office:value="-26917176">
                <text:p>-269171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5">
                <text:p>75</text:p>
              </table:table-cell>
              <table:table-cell office:value-type="float" office:value="-25828125">
                <text:p>-25828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6">
                <text:p>76</text:p>
              </table:table-cell>
              <table:table-cell office:value-type="float" office:value="-24743424">
                <text:p>-247434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7">
                <text:p>77</text:p>
              </table:table-cell>
              <table:table-cell office:value-type="float" office:value="-23663067">
                <text:p>-236630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8">
                <text:p>78</text:p>
              </table:table-cell>
              <table:table-cell office:value-type="float" office:value="-22587048">
                <text:p>-225870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9">
                <text:p>79</text:p>
              </table:table-cell>
              <table:table-cell office:value-type="float" office:value="-21515361">
                <text:p>-215153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-20448000">
                <text:p>-20448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1">
                <text:p>81</text:p>
              </table:table-cell>
              <table:table-cell office:value-type="float" office:value="-19384959">
                <text:p>-193849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2">
                <text:p>82</text:p>
              </table:table-cell>
              <table:table-cell office:value-type="float" office:value="-18326232">
                <text:p>-183262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3">
                <text:p>83</text:p>
              </table:table-cell>
              <table:table-cell office:value-type="float" office:value="-17271813">
                <text:p>-172718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4">
                <text:p>84</text:p>
              </table:table-cell>
              <table:table-cell office:value-type="float" office:value="-16221696">
                <text:p>-162216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5">
                <text:p>85</text:p>
              </table:table-cell>
              <table:table-cell office:value-type="float" office:value="-15175875">
                <text:p>-151758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6">
                <text:p>86</text:p>
              </table:table-cell>
              <table:table-cell office:value-type="float" office:value="-14134344">
                <text:p>-141343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7">
                <text:p>87</text:p>
              </table:table-cell>
              <table:table-cell office:value-type="float" office:value="-13097097">
                <text:p>-130970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8">
                <text:p>88</text:p>
              </table:table-cell>
              <table:table-cell office:value-type="float" office:value="-12064128">
                <text:p>-120641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9">
                <text:p>89</text:p>
              </table:table-cell>
              <table:table-cell office:value-type="float" office:value="-11035431">
                <text:p>-110354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-10011000">
                <text:p>-10011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1">
                <text:p>91</text:p>
              </table:table-cell>
              <table:table-cell office:value-type="float" office:value="-8990829">
                <text:p>-89908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2">
                <text:p>92</text:p>
              </table:table-cell>
              <table:table-cell office:value-type="float" office:value="-7974912">
                <text:p>-79749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3">
                <text:p>93</text:p>
              </table:table-cell>
              <table:table-cell office:value-type="float" office:value="-6963243">
                <text:p>-69632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4">
                <text:p>94</text:p>
              </table:table-cell>
              <table:table-cell office:value-type="float" office:value="-5955816">
                <text:p>-59558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5">
                <text:p>95</text:p>
              </table:table-cell>
              <table:table-cell office:value-type="float" office:value="-4952625">
                <text:p>-49526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6">
                <text:p>96</text:p>
              </table:table-cell>
              <table:table-cell office:value-type="float" office:value="-3953664">
                <text:p>-39536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7">
                <text:p>97</text:p>
              </table:table-cell>
              <table:table-cell office:value-type="float" office:value="-2958927">
                <text:p>-29589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8">
                <text:p>98</text:p>
              </table:table-cell>
              <table:table-cell office:value-type="float" office:value="-1968408">
                <text:p>-19684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9">
                <text:p>99</text:p>
              </table:table-cell>
              <table:table-cell office:value-type="float" office:value="-982101">
                <text:p>-9821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1">
                <text:p>101</text:p>
              </table:table-cell>
              <table:table-cell office:value-type="float" office:value="977901">
                <text:p>9779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2">
                <text:p>102</text:p>
              </table:table-cell>
              <table:table-cell office:value-type="float" office:value="1951608">
                <text:p>19516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3">
                <text:p>103</text:p>
              </table:table-cell>
              <table:table-cell office:value-type="float" office:value="2921127">
                <text:p>29211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4">
                <text:p>104</text:p>
              </table:table-cell>
              <table:table-cell office:value-type="float" office:value="3886464">
                <text:p>38864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5">
                <text:p>105</text:p>
              </table:table-cell>
              <table:table-cell office:value-type="float" office:value="4847625">
                <text:p>48476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6">
                <text:p>106</text:p>
              </table:table-cell>
              <table:table-cell office:value-type="float" office:value="5804616">
                <text:p>58046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7">
                <text:p>107</text:p>
              </table:table-cell>
              <table:table-cell office:value-type="float" office:value="6757443">
                <text:p>67574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8">
                <text:p>108</text:p>
              </table:table-cell>
              <table:table-cell office:value-type="float" office:value="7706112">
                <text:p>77061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9">
                <text:p>109</text:p>
              </table:table-cell>
              <table:table-cell office:value-type="float" office:value="8650629">
                <text:p>86506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9591000">
                <text:p>95910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1">
                <text:p>111</text:p>
              </table:table-cell>
              <table:table-cell office:value-type="float" office:value="10527231">
                <text:p>105272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2">
                <text:p>112</text:p>
              </table:table-cell>
              <table:table-cell office:value-type="float" office:value="11459328">
                <text:p>114593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3">
                <text:p>113</text:p>
              </table:table-cell>
              <table:table-cell office:value-type="float" office:value="12387297">
                <text:p>123872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4">
                <text:p>114</text:p>
              </table:table-cell>
              <table:table-cell office:value-type="float" office:value="13311144">
                <text:p>133111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5">
                <text:p>115</text:p>
              </table:table-cell>
              <table:table-cell office:value-type="float" office:value="14230875">
                <text:p>142308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6">
                <text:p>116</text:p>
              </table:table-cell>
              <table:table-cell office:value-type="float" office:value="15146496">
                <text:p>151464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7">
                <text:p>117</text:p>
              </table:table-cell>
              <table:table-cell office:value-type="float" office:value="16058013">
                <text:p>160580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8">
                <text:p>118</text:p>
              </table:table-cell>
              <table:table-cell office:value-type="float" office:value="16965432">
                <text:p>169654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9">
                <text:p>119</text:p>
              </table:table-cell>
              <table:table-cell office:value-type="float" office:value="17868759">
                <text:p>178687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8768000">
                <text:p>187680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1">
                <text:p>121</text:p>
              </table:table-cell>
              <table:table-cell office:value-type="float" office:value="19663161">
                <text:p>196631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20554248">
                <text:p>205542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3">
                <text:p>123</text:p>
              </table:table-cell>
              <table:table-cell office:value-type="float" office:value="21441267">
                <text:p>214412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4">
                <text:p>124</text:p>
              </table:table-cell>
              <table:table-cell office:value-type="float" office:value="22324224">
                <text:p>223242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5">
                <text:p>125</text:p>
              </table:table-cell>
              <table:table-cell office:value-type="float" office:value="23203125">
                <text:p>232031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6">
                <text:p>126</text:p>
              </table:table-cell>
              <table:table-cell office:value-type="float" office:value="24077976">
                <text:p>240779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7">
                <text:p>127</text:p>
              </table:table-cell>
              <table:table-cell office:value-type="float" office:value="24948783">
                <text:p>249487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8">
                <text:p>128</text:p>
              </table:table-cell>
              <table:table-cell office:value-type="float" office:value="25815552">
                <text:p>258155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9">
                <text:p>129</text:p>
              </table:table-cell>
              <table:table-cell office:value-type="float" office:value="26678289">
                <text:p>266782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27537000">
                <text:p>275370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1">
                <text:p>131</text:p>
              </table:table-cell>
              <table:table-cell office:value-type="float" office:value="28391691">
                <text:p>283916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2">
                <text:p>132</text:p>
              </table:table-cell>
              <table:table-cell office:value-type="float" office:value="29242368">
                <text:p>292423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3">
                <text:p>133</text:p>
              </table:table-cell>
              <table:table-cell office:value-type="float" office:value="30089037">
                <text:p>300890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4">
                <text:p>134</text:p>
              </table:table-cell>
              <table:table-cell office:value-type="float" office:value="30931704">
                <text:p>309317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5">
                <text:p>135</text:p>
              </table:table-cell>
              <table:table-cell office:value-type="float" office:value="31770375">
                <text:p>317703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6">
                <text:p>136</text:p>
              </table:table-cell>
              <table:table-cell office:value-type="float" office:value="32605056">
                <text:p>326050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7">
                <text:p>137</text:p>
              </table:table-cell>
              <table:table-cell office:value-type="float" office:value="33435753">
                <text:p>334357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8">
                <text:p>138</text:p>
              </table:table-cell>
              <table:table-cell office:value-type="float" office:value="34262472">
                <text:p>342624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9">
                <text:p>139</text:p>
              </table:table-cell>
              <table:table-cell office:value-type="float" office:value="35085219">
                <text:p>350852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35904000">
                <text:p>359040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1">
                <text:p>141</text:p>
              </table:table-cell>
              <table:table-cell office:value-type="float" office:value="36718821">
                <text:p>367188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2">
                <text:p>142</text:p>
              </table:table-cell>
              <table:table-cell office:value-type="float" office:value="37529688">
                <text:p>375296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3">
                <text:p>143</text:p>
              </table:table-cell>
              <table:table-cell office:value-type="float" office:value="38336607">
                <text:p>383366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4">
                <text:p>144</text:p>
              </table:table-cell>
              <table:table-cell office:value-type="float" office:value="39139584">
                <text:p>391395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5">
                <text:p>145</text:p>
              </table:table-cell>
              <table:table-cell office:value-type="float" office:value="39938625">
                <text:p>399386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6">
                <text:p>146</text:p>
              </table:table-cell>
              <table:table-cell office:value-type="float" office:value="40733736">
                <text:p>407337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7">
                <text:p>147</text:p>
              </table:table-cell>
              <table:table-cell office:value-type="float" office:value="41524923">
                <text:p>415249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8">
                <text:p>148</text:p>
              </table:table-cell>
              <table:table-cell office:value-type="float" office:value="42312192">
                <text:p>423121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9">
                <text:p>149</text:p>
              </table:table-cell>
              <table:table-cell office:value-type="float" office:value="43095549">
                <text:p>430955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43875000">
                <text:p>438750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1">
                <text:p>151</text:p>
              </table:table-cell>
              <table:table-cell office:value-type="float" office:value="44650551">
                <text:p>446505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2">
                <text:p>152</text:p>
              </table:table-cell>
              <table:table-cell office:value-type="float" office:value="45422208">
                <text:p>454222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3">
                <text:p>153</text:p>
              </table:table-cell>
              <table:table-cell office:value-type="float" office:value="46189977">
                <text:p>461899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4">
                <text:p>154</text:p>
              </table:table-cell>
              <table:table-cell office:value-type="float" office:value="46953864">
                <text:p>469538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5">
                <text:p>155</text:p>
              </table:table-cell>
              <table:table-cell office:value-type="float" office:value="47713875">
                <text:p>477138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6">
                <text:p>156</text:p>
              </table:table-cell>
              <table:table-cell office:value-type="float" office:value="48470016">
                <text:p>484700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7">
                <text:p>157</text:p>
              </table:table-cell>
              <table:table-cell office:value-type="float" office:value="49222293">
                <text:p>492222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8">
                <text:p>158</text:p>
              </table:table-cell>
              <table:table-cell office:value-type="float" office:value="49970712">
                <text:p>499707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9">
                <text:p>159</text:p>
              </table:table-cell>
              <table:table-cell office:value-type="float" office:value="50715279">
                <text:p>507152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51456000">
                <text:p>514560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1">
                <text:p>161</text:p>
              </table:table-cell>
              <table:table-cell office:value-type="float" office:value="52192881">
                <text:p>521928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2">
                <text:p>162</text:p>
              </table:table-cell>
              <table:table-cell office:value-type="float" office:value="52925928">
                <text:p>529259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3">
                <text:p>163</text:p>
              </table:table-cell>
              <table:table-cell office:value-type="float" office:value="53655147">
                <text:p>536551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4">
                <text:p>164</text:p>
              </table:table-cell>
              <table:table-cell office:value-type="float" office:value="54380544">
                <text:p>543805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5">
                <text:p>165</text:p>
              </table:table-cell>
              <table:table-cell office:value-type="float" office:value="55102125">
                <text:p>551021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6">
                <text:p>166</text:p>
              </table:table-cell>
              <table:table-cell office:value-type="float" office:value="55819896">
                <text:p>558198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7">
                <text:p>167</text:p>
              </table:table-cell>
              <table:table-cell office:value-type="float" office:value="56533863">
                <text:p>565338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8">
                <text:p>168</text:p>
              </table:table-cell>
              <table:table-cell office:value-type="float" office:value="57244032">
                <text:p>572440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9">
                <text:p>169</text:p>
              </table:table-cell>
              <table:table-cell office:value-type="float" office:value="57950409">
                <text:p>579504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58653000">
                <text:p>586530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1">
                <text:p>171</text:p>
              </table:table-cell>
              <table:table-cell office:value-type="float" office:value="59351811">
                <text:p>593518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2">
                <text:p>172</text:p>
              </table:table-cell>
              <table:table-cell office:value-type="float" office:value="60046848">
                <text:p>600468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3">
                <text:p>173</text:p>
              </table:table-cell>
              <table:table-cell office:value-type="float" office:value="60738117">
                <text:p>607381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4">
                <text:p>174</text:p>
              </table:table-cell>
              <table:table-cell office:value-type="float" office:value="61425624">
                <text:p>614256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5">
                <text:p>175</text:p>
              </table:table-cell>
              <table:table-cell office:value-type="float" office:value="62109375">
                <text:p>621093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6">
                <text:p>176</text:p>
              </table:table-cell>
              <table:table-cell office:value-type="float" office:value="62789376">
                <text:p>627893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7">
                <text:p>177</text:p>
              </table:table-cell>
              <table:table-cell office:value-type="float" office:value="63465633">
                <text:p>634656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8">
                <text:p>178</text:p>
              </table:table-cell>
              <table:table-cell office:value-type="float" office:value="64138152">
                <text:p>641381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9">
                <text:p>179</text:p>
              </table:table-cell>
              <table:table-cell office:value-type="float" office:value="64806939">
                <text:p>648069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65472000">
                <text:p>654720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1">
                <text:p>181</text:p>
              </table:table-cell>
              <table:table-cell office:value-type="float" office:value="66133341">
                <text:p>661333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2">
                <text:p>182</text:p>
              </table:table-cell>
              <table:table-cell office:value-type="float" office:value="66790968">
                <text:p>667909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3">
                <text:p>183</text:p>
              </table:table-cell>
              <table:table-cell office:value-type="float" office:value="67444887">
                <text:p>674448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4">
                <text:p>184</text:p>
              </table:table-cell>
              <table:table-cell office:value-type="float" office:value="68095104">
                <text:p>680951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5">
                <text:p>185</text:p>
              </table:table-cell>
              <table:table-cell office:value-type="float" office:value="68741625">
                <text:p>687416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6">
                <text:p>186</text:p>
              </table:table-cell>
              <table:table-cell office:value-type="float" office:value="69384456">
                <text:p>6938445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7">
                <text:p>187</text:p>
              </table:table-cell>
              <table:table-cell office:value-type="float" office:value="70023603">
                <text:p>700236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8">
                <text:p>188</text:p>
              </table:table-cell>
              <table:table-cell office:value-type="float" office:value="70659072">
                <text:p>706590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9">
                <text:p>189</text:p>
              </table:table-cell>
              <table:table-cell office:value-type="float" office:value="71290869">
                <text:p>712908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71919000">
                <text:p>719190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1">
                <text:p>191</text:p>
              </table:table-cell>
              <table:table-cell office:value-type="float" office:value="72543471">
                <text:p>725434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2">
                <text:p>192</text:p>
              </table:table-cell>
              <table:table-cell office:value-type="float" office:value="73164288">
                <text:p>731642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3">
                <text:p>193</text:p>
              </table:table-cell>
              <table:table-cell office:value-type="float" office:value="73781457">
                <text:p>737814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4">
                <text:p>194</text:p>
              </table:table-cell>
              <table:table-cell office:value-type="float" office:value="74394984">
                <text:p>743949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5">
                <text:p>195</text:p>
              </table:table-cell>
              <table:table-cell office:value-type="float" office:value="75004875">
                <text:p>750048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6">
                <text:p>196</text:p>
              </table:table-cell>
              <table:table-cell office:value-type="float" office:value="75611136">
                <text:p>756111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7">
                <text:p>197</text:p>
              </table:table-cell>
              <table:table-cell office:value-type="float" office:value="76213773">
                <text:p>762137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8">
                <text:p>198</text:p>
              </table:table-cell>
              <table:table-cell office:value-type="float" office:value="76812792">
                <text:p>768127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9">
                <text:p>199</text:p>
              </table:table-cell>
              <table:table-cell office:value-type="float" office:value="77408199">
                <text:p>774081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78000000">
                <text:p>780000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1">
                <text:p>201</text:p>
              </table:table-cell>
              <table:table-cell office:value-type="float" office:value="78588201">
                <text:p>785882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2">
                <text:p>202</text:p>
              </table:table-cell>
              <table:table-cell office:value-type="float" office:value="79172808">
                <text:p>791728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3">
                <text:p>203</text:p>
              </table:table-cell>
              <table:table-cell office:value-type="float" office:value="79753827">
                <text:p>797538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4">
                <text:p>204</text:p>
              </table:table-cell>
              <table:table-cell office:value-type="float" office:value="80331264">
                <text:p>803312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5">
                <text:p>205</text:p>
              </table:table-cell>
              <table:table-cell office:value-type="float" office:value="80905125">
                <text:p>809051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6">
                <text:p>206</text:p>
              </table:table-cell>
              <table:table-cell office:value-type="float" office:value="81475416">
                <text:p>814754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7">
                <text:p>207</text:p>
              </table:table-cell>
              <table:table-cell office:value-type="float" office:value="82042143">
                <text:p>820421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8">
                <text:p>208</text:p>
              </table:table-cell>
              <table:table-cell office:value-type="float" office:value="82605312">
                <text:p>826053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9">
                <text:p>209</text:p>
              </table:table-cell>
              <table:table-cell office:value-type="float" office:value="83164929">
                <text:p>831649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83721000">
                <text:p>837210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1">
                <text:p>211</text:p>
              </table:table-cell>
              <table:table-cell office:value-type="float" office:value="84273531">
                <text:p>842735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2">
                <text:p>212</text:p>
              </table:table-cell>
              <table:table-cell office:value-type="float" office:value="84822528">
                <text:p>848225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3">
                <text:p>213</text:p>
              </table:table-cell>
              <table:table-cell office:value-type="float" office:value="85367997">
                <text:p>8536799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4">
                <text:p>214</text:p>
              </table:table-cell>
              <table:table-cell office:value-type="float" office:value="85909944">
                <text:p>859099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5">
                <text:p>215</text:p>
              </table:table-cell>
              <table:table-cell office:value-type="float" office:value="86448375">
                <text:p>864483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6">
                <text:p>216</text:p>
              </table:table-cell>
              <table:table-cell office:value-type="float" office:value="86983296">
                <text:p>869832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7">
                <text:p>217</text:p>
              </table:table-cell>
              <table:table-cell office:value-type="float" office:value="87514713">
                <text:p>875147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8">
                <text:p>218</text:p>
              </table:table-cell>
              <table:table-cell office:value-type="float" office:value="88042632">
                <text:p>880426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9">
                <text:p>219</text:p>
              </table:table-cell>
              <table:table-cell office:value-type="float" office:value="88567059">
                <text:p>885670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89088000">
                <text:p>890880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1">
                <text:p>221</text:p>
              </table:table-cell>
              <table:table-cell office:value-type="float" office:value="89605461">
                <text:p>896054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2">
                <text:p>222</text:p>
              </table:table-cell>
              <table:table-cell office:value-type="float" office:value="90119448">
                <text:p>901194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3">
                <text:p>223</text:p>
              </table:table-cell>
              <table:table-cell office:value-type="float" office:value="90629967">
                <text:p>906299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4">
                <text:p>224</text:p>
              </table:table-cell>
              <table:table-cell office:value-type="float" office:value="91137024">
                <text:p>9113702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5">
                <text:p>225</text:p>
              </table:table-cell>
              <table:table-cell office:value-type="float" office:value="91640625">
                <text:p>916406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6">
                <text:p>226</text:p>
              </table:table-cell>
              <table:table-cell office:value-type="float" office:value="92140776">
                <text:p>921407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7">
                <text:p>227</text:p>
              </table:table-cell>
              <table:table-cell office:value-type="float" office:value="92637483">
                <text:p>9263748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8">
                <text:p>228</text:p>
              </table:table-cell>
              <table:table-cell office:value-type="float" office:value="93130752">
                <text:p>931307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9">
                <text:p>229</text:p>
              </table:table-cell>
              <table:table-cell office:value-type="float" office:value="93620589">
                <text:p>936205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94107000">
                <text:p>941070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1">
                <text:p>231</text:p>
              </table:table-cell>
              <table:table-cell office:value-type="float" office:value="94589991">
                <text:p>945899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2">
                <text:p>232</text:p>
              </table:table-cell>
              <table:table-cell office:value-type="float" office:value="95069568">
                <text:p>950695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3">
                <text:p>233</text:p>
              </table:table-cell>
              <table:table-cell office:value-type="float" office:value="95545737">
                <text:p>9554573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4">
                <text:p>234</text:p>
              </table:table-cell>
              <table:table-cell office:value-type="float" office:value="96018504">
                <text:p>960185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5">
                <text:p>235</text:p>
              </table:table-cell>
              <table:table-cell office:value-type="float" office:value="96487875">
                <text:p>964878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6">
                <text:p>236</text:p>
              </table:table-cell>
              <table:table-cell office:value-type="float" office:value="96953856">
                <text:p>969538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7">
                <text:p>237</text:p>
              </table:table-cell>
              <table:table-cell office:value-type="float" office:value="97416453">
                <text:p>9741645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8">
                <text:p>238</text:p>
              </table:table-cell>
              <table:table-cell office:value-type="float" office:value="97875672">
                <text:p>978756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9">
                <text:p>239</text:p>
              </table:table-cell>
              <table:table-cell office:value-type="float" office:value="98331519">
                <text:p>983315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98784000">
                <text:p>987840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1">
                <text:p>241</text:p>
              </table:table-cell>
              <table:table-cell office:value-type="float" office:value="99233121">
                <text:p>9923312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2">
                <text:p>242</text:p>
              </table:table-cell>
              <table:table-cell office:value-type="float" office:value="99678888">
                <text:p>9967888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3">
                <text:p>243</text:p>
              </table:table-cell>
              <table:table-cell office:value-type="float" office:value="100121307">
                <text:p>10012130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4">
                <text:p>244</text:p>
              </table:table-cell>
              <table:table-cell office:value-type="float" office:value="100560384">
                <text:p>1005603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5">
                <text:p>245</text:p>
              </table:table-cell>
              <table:table-cell office:value-type="float" office:value="100996125">
                <text:p>1009961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6">
                <text:p>246</text:p>
              </table:table-cell>
              <table:table-cell office:value-type="float" office:value="101428536">
                <text:p>1014285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7">
                <text:p>247</text:p>
              </table:table-cell>
              <table:table-cell office:value-type="float" office:value="101857623">
                <text:p>10185762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8">
                <text:p>248</text:p>
              </table:table-cell>
              <table:table-cell office:value-type="float" office:value="102283392">
                <text:p>10228339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9">
                <text:p>249</text:p>
              </table:table-cell>
              <table:table-cell office:value-type="float" office:value="102705849">
                <text:p>10270584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103125000">
                <text:p>1031250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1">
                <text:p>251</text:p>
              </table:table-cell>
              <table:table-cell office:value-type="float" office:value="103540851">
                <text:p>1035408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2">
                <text:p>252</text:p>
              </table:table-cell>
              <table:table-cell office:value-type="float" office:value="103953408">
                <text:p>1039534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3">
                <text:p>253</text:p>
              </table:table-cell>
              <table:table-cell office:value-type="float" office:value="104362677">
                <text:p>10436267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4">
                <text:p>254</text:p>
              </table:table-cell>
              <table:table-cell office:value-type="float" office:value="104768664">
                <text:p>1047686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5">
                <text:p>255</text:p>
              </table:table-cell>
              <table:table-cell office:value-type="float" office:value="105171375">
                <text:p>1051713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6">
                <text:p>256</text:p>
              </table:table-cell>
              <table:table-cell office:value-type="float" office:value="105570816">
                <text:p>10557081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7">
                <text:p>257</text:p>
              </table:table-cell>
              <table:table-cell office:value-type="float" office:value="105966993">
                <text:p>10596699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8">
                <text:p>258</text:p>
              </table:table-cell>
              <table:table-cell office:value-type="float" office:value="106359912">
                <text:p>1063599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9">
                <text:p>259</text:p>
              </table:table-cell>
              <table:table-cell office:value-type="float" office:value="106749579">
                <text:p>10674957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107136000">
                <text:p>1071360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1">
                <text:p>261</text:p>
              </table:table-cell>
              <table:table-cell office:value-type="float" office:value="107519181">
                <text:p>1075191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2">
                <text:p>262</text:p>
              </table:table-cell>
              <table:table-cell office:value-type="float" office:value="107899128">
                <text:p>10789912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63">
                <text:p>263</text:p>
              </table:table-cell>
              <table:table-cell office:value-type="float" office:value="108275847">
                <text:p>1082758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64">
                <text:p>264</text:p>
              </table:table-cell>
              <table:table-cell office:value-type="float" office:value="108649344">
                <text:p>1086493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65">
                <text:p>265</text:p>
              </table:table-cell>
              <table:table-cell office:value-type="float" office:value="109019625">
                <text:p>1090196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6">
                <text:p>266</text:p>
              </table:table-cell>
              <table:table-cell office:value-type="float" office:value="109386696">
                <text:p>1093866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7">
                <text:p>267</text:p>
              </table:table-cell>
              <table:table-cell office:value-type="float" office:value="109750563">
                <text:p>1097505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8">
                <text:p>268</text:p>
              </table:table-cell>
              <table:table-cell office:value-type="float" office:value="110111232">
                <text:p>1101112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9">
                <text:p>269</text:p>
              </table:table-cell>
              <table:table-cell office:value-type="float" office:value="110468709">
                <text:p>11046870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110823000">
                <text:p>1108230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1">
                <text:p>271</text:p>
              </table:table-cell>
              <table:table-cell office:value-type="float" office:value="111174111">
                <text:p>11117411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72">
                <text:p>272</text:p>
              </table:table-cell>
              <table:table-cell office:value-type="float" office:value="111522048">
                <text:p>11152204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73">
                <text:p>273</text:p>
              </table:table-cell>
              <table:table-cell office:value-type="float" office:value="111866817">
                <text:p>11186681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74">
                <text:p>274</text:p>
              </table:table-cell>
              <table:table-cell office:value-type="float" office:value="112208424">
                <text:p>1122084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75">
                <text:p>275</text:p>
              </table:table-cell>
              <table:table-cell office:value-type="float" office:value="112546875">
                <text:p>1125468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6">
                <text:p>276</text:p>
              </table:table-cell>
              <table:table-cell office:value-type="float" office:value="112882176">
                <text:p>11288217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7">
                <text:p>277</text:p>
              </table:table-cell>
              <table:table-cell office:value-type="float" office:value="113214333">
                <text:p>1132143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8">
                <text:p>278</text:p>
              </table:table-cell>
              <table:table-cell office:value-type="float" office:value="113543352">
                <text:p>1135433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9">
                <text:p>279</text:p>
              </table:table-cell>
              <table:table-cell office:value-type="float" office:value="113869239">
                <text:p>11386923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114192000">
                <text:p>1141920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81">
                <text:p>281</text:p>
              </table:table-cell>
              <table:table-cell office:value-type="float" office:value="114511641">
                <text:p>11451164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82">
                <text:p>282</text:p>
              </table:table-cell>
              <table:table-cell office:value-type="float" office:value="114828168">
                <text:p>11482816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83">
                <text:p>283</text:p>
              </table:table-cell>
              <table:table-cell office:value-type="float" office:value="115141587">
                <text:p>11514158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84">
                <text:p>284</text:p>
              </table:table-cell>
              <table:table-cell office:value-type="float" office:value="115451904">
                <text:p>11545190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5">
                <text:p>285</text:p>
              </table:table-cell>
              <table:table-cell office:value-type="float" office:value="115759125">
                <text:p>1157591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86">
                <text:p>286</text:p>
              </table:table-cell>
              <table:table-cell office:value-type="float" office:value="116063256">
                <text:p>1160632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7">
                <text:p>287</text:p>
              </table:table-cell>
              <table:table-cell office:value-type="float" office:value="116364303">
                <text:p>11636430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8">
                <text:p>288</text:p>
              </table:table-cell>
              <table:table-cell office:value-type="float" office:value="116662272">
                <text:p>11666227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9">
                <text:p>289</text:p>
              </table:table-cell>
              <table:table-cell office:value-type="float" office:value="116957169">
                <text:p>11695716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117249000">
                <text:p>1172490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91">
                <text:p>291</text:p>
              </table:table-cell>
              <table:table-cell office:value-type="float" office:value="117537771">
                <text:p>11753777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92">
                <text:p>292</text:p>
              </table:table-cell>
              <table:table-cell office:value-type="float" office:value="117823488">
                <text:p>1178234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93">
                <text:p>293</text:p>
              </table:table-cell>
              <table:table-cell office:value-type="float" office:value="118106157">
                <text:p>11810615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94">
                <text:p>294</text:p>
              </table:table-cell>
              <table:table-cell office:value-type="float" office:value="118385784">
                <text:p>1183857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95">
                <text:p>295</text:p>
              </table:table-cell>
              <table:table-cell office:value-type="float" office:value="118662375">
                <text:p>1186623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96">
                <text:p>296</text:p>
              </table:table-cell>
              <table:table-cell office:value-type="float" office:value="118935936">
                <text:p>1189359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7">
                <text:p>297</text:p>
              </table:table-cell>
              <table:table-cell office:value-type="float" office:value="119206473">
                <text:p>11920647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8">
                <text:p>298</text:p>
              </table:table-cell>
              <table:table-cell office:value-type="float" office:value="119473992">
                <text:p>11947399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9">
                <text:p>299</text:p>
              </table:table-cell>
              <table:table-cell office:value-type="float" office:value="119738499">
                <text:p>11973849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00">
                <text:p>300</text:p>
              </table:table-cell>
              <table:table-cell office:value-type="float" office:value="120000000">
                <text:p>1200000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1">
                <text:p>301</text:p>
              </table:table-cell>
              <table:table-cell office:value-type="float" office:value="120258501">
                <text:p>1202585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2">
                <text:p>302</text:p>
              </table:table-cell>
              <table:table-cell office:value-type="float" office:value="120514008">
                <text:p>1205140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3">
                <text:p>303</text:p>
              </table:table-cell>
              <table:table-cell office:value-type="float" office:value="120766527">
                <text:p>12076652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04">
                <text:p>304</text:p>
              </table:table-cell>
              <table:table-cell office:value-type="float" office:value="121016064">
                <text:p>12101606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5">
                <text:p>305</text:p>
              </table:table-cell>
              <table:table-cell office:value-type="float" office:value="121262625">
                <text:p>1212626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06">
                <text:p>306</text:p>
              </table:table-cell>
              <table:table-cell office:value-type="float" office:value="121506216">
                <text:p>1215062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7">
                <text:p>307</text:p>
              </table:table-cell>
              <table:table-cell office:value-type="float" office:value="121746843">
                <text:p>12174684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8">
                <text:p>308</text:p>
              </table:table-cell>
              <table:table-cell office:value-type="float" office:value="121984512">
                <text:p>12198451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9">
                <text:p>309</text:p>
              </table:table-cell>
              <table:table-cell office:value-type="float" office:value="122219229">
                <text:p>12221922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10">
                <text:p>310</text:p>
              </table:table-cell>
              <table:table-cell office:value-type="float" office:value="122451000">
                <text:p>1224510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11">
                <text:p>311</text:p>
              </table:table-cell>
              <table:table-cell office:value-type="float" office:value="122679831">
                <text:p>12267983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12">
                <text:p>312</text:p>
              </table:table-cell>
              <table:table-cell office:value-type="float" office:value="122905728">
                <text:p>12290572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13">
                <text:p>313</text:p>
              </table:table-cell>
              <table:table-cell office:value-type="float" office:value="123128697">
                <text:p>12312869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14">
                <text:p>314</text:p>
              </table:table-cell>
              <table:table-cell office:value-type="float" office:value="123348744">
                <text:p>12334874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15">
                <text:p>315</text:p>
              </table:table-cell>
              <table:table-cell office:value-type="float" office:value="123565875">
                <text:p>1235658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16">
                <text:p>316</text:p>
              </table:table-cell>
              <table:table-cell office:value-type="float" office:value="123780096">
                <text:p>12378009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17">
                <text:p>317</text:p>
              </table:table-cell>
              <table:table-cell office:value-type="float" office:value="123991413">
                <text:p>1239914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8">
                <text:p>318</text:p>
              </table:table-cell>
              <table:table-cell office:value-type="float" office:value="124199832">
                <text:p>1241998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9">
                <text:p>319</text:p>
              </table:table-cell>
              <table:table-cell office:value-type="float" office:value="124405359">
                <text:p>12440535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20">
                <text:p>320</text:p>
              </table:table-cell>
              <table:table-cell office:value-type="float" office:value="124608000">
                <text:p>1246080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21">
                <text:p>321</text:p>
              </table:table-cell>
              <table:table-cell office:value-type="float" office:value="124807761">
                <text:p>12480776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22">
                <text:p>322</text:p>
              </table:table-cell>
              <table:table-cell office:value-type="float" office:value="125004648">
                <text:p>1250046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23">
                <text:p>323</text:p>
              </table:table-cell>
              <table:table-cell office:value-type="float" office:value="125198667">
                <text:p>1251986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24">
                <text:p>324</text:p>
              </table:table-cell>
              <table:table-cell office:value-type="float" office:value="125389824">
                <text:p>12538982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25">
                <text:p>325</text:p>
              </table:table-cell>
              <table:table-cell office:value-type="float" office:value="125578125">
                <text:p>1255781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26">
                <text:p>326</text:p>
              </table:table-cell>
              <table:table-cell office:value-type="float" office:value="125763576">
                <text:p>12576357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27">
                <text:p>327</text:p>
              </table:table-cell>
              <table:table-cell office:value-type="float" office:value="125946183">
                <text:p>12594618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28">
                <text:p>328</text:p>
              </table:table-cell>
              <table:table-cell office:value-type="float" office:value="126125952">
                <text:p>12612595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9">
                <text:p>329</text:p>
              </table:table-cell>
              <table:table-cell office:value-type="float" office:value="126302889">
                <text:p>12630288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30">
                <text:p>330</text:p>
              </table:table-cell>
              <table:table-cell office:value-type="float" office:value="126477000">
                <text:p>1264770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31">
                <text:p>331</text:p>
              </table:table-cell>
              <table:table-cell office:value-type="float" office:value="126648291">
                <text:p>12664829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32">
                <text:p>332</text:p>
              </table:table-cell>
              <table:table-cell office:value-type="float" office:value="126816768">
                <text:p>12681676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33">
                <text:p>333</text:p>
              </table:table-cell>
              <table:table-cell office:value-type="float" office:value="126982437">
                <text:p>12698243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34">
                <text:p>334</text:p>
              </table:table-cell>
              <table:table-cell office:value-type="float" office:value="127145304">
                <text:p>12714530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35">
                <text:p>335</text:p>
              </table:table-cell>
              <table:table-cell office:value-type="float" office:value="127305375">
                <text:p>1273053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36">
                <text:p>336</text:p>
              </table:table-cell>
              <table:table-cell office:value-type="float" office:value="127462656">
                <text:p>12746265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37">
                <text:p>337</text:p>
              </table:table-cell>
              <table:table-cell office:value-type="float" office:value="127617153">
                <text:p>12761715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38">
                <text:p>338</text:p>
              </table:table-cell>
              <table:table-cell office:value-type="float" office:value="127768872">
                <text:p>12776887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9">
                <text:p>339</text:p>
              </table:table-cell>
              <table:table-cell office:value-type="float" office:value="127917819">
                <text:p>12791781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40">
                <text:p>340</text:p>
              </table:table-cell>
              <table:table-cell office:value-type="float" office:value="128064000">
                <text:p>12806400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41">
                <text:p>341</text:p>
              </table:table-cell>
              <table:table-cell office:value-type="float" office:value="128207421">
                <text:p>12820742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42">
                <text:p>342</text:p>
              </table:table-cell>
              <table:table-cell office:value-type="float" office:value="128348088">
                <text:p>12834808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43">
                <text:p>343</text:p>
              </table:table-cell>
              <table:table-cell office:value-type="float" office:value="128486007">
                <text:p>12848600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44">
                <text:p>344</text:p>
              </table:table-cell>
              <table:table-cell office:value-type="float" office:value="128621184">
                <text:p>12862118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45">
                <text:p>345</text:p>
              </table:table-cell>
              <table:table-cell office:value-type="float" office:value="128753625">
                <text:p>1287536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46">
                <text:p>346</text:p>
              </table:table-cell>
              <table:table-cell office:value-type="float" office:value="128883336">
                <text:p>1288833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47">
                <text:p>347</text:p>
              </table:table-cell>
              <table:table-cell office:value-type="float" office:value="129010323">
                <text:p>12901032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8">
                <text:p>348</text:p>
              </table:table-cell>
              <table:table-cell office:value-type="float" office:value="129134592">
                <text:p>12913459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9">
                <text:p>349</text:p>
              </table:table-cell>
              <table:table-cell office:value-type="float" office:value="129256149">
                <text:p>12925614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50">
                <text:p>350</text:p>
              </table:table-cell>
              <table:table-cell office:value-type="float" office:value="129375000">
                <text:p>1293750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51">
                <text:p>351</text:p>
              </table:table-cell>
              <table:table-cell office:value-type="float" office:value="129491151">
                <text:p>12949115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52">
                <text:p>352</text:p>
              </table:table-cell>
              <table:table-cell office:value-type="float" office:value="129604608">
                <text:p>12960460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3">
                <text:p>353</text:p>
              </table:table-cell>
              <table:table-cell office:value-type="float" office:value="129715377">
                <text:p>12971537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54">
                <text:p>354</text:p>
              </table:table-cell>
              <table:table-cell office:value-type="float" office:value="129823464">
                <text:p>1298234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55">
                <text:p>355</text:p>
              </table:table-cell>
              <table:table-cell office:value-type="float" office:value="129928875">
                <text:p>12992887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56">
                <text:p>356</text:p>
              </table:table-cell>
              <table:table-cell office:value-type="float" office:value="130031616">
                <text:p>1300316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57">
                <text:p>357</text:p>
              </table:table-cell>
              <table:table-cell office:value-type="float" office:value="130131693">
                <text:p>13013169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8">
                <text:p>358</text:p>
              </table:table-cell>
              <table:table-cell office:value-type="float" office:value="130229112">
                <text:p>1302291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9">
                <text:p>359</text:p>
              </table:table-cell>
              <table:table-cell office:value-type="float" office:value="130323879">
                <text:p>13032387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60">
                <text:p>360</text:p>
              </table:table-cell>
              <table:table-cell office:value-type="float" office:value="130416000">
                <text:p>1304160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61">
                <text:p>361</text:p>
              </table:table-cell>
              <table:table-cell office:value-type="float" office:value="130505481">
                <text:p>13050548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62">
                <text:p>362</text:p>
              </table:table-cell>
              <table:table-cell office:value-type="float" office:value="130592328">
                <text:p>13059232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3">
                <text:p>363</text:p>
              </table:table-cell>
              <table:table-cell office:value-type="float" office:value="130676547">
                <text:p>13067654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64">
                <text:p>364</text:p>
              </table:table-cell>
              <table:table-cell office:value-type="float" office:value="130758144">
                <text:p>13075814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65">
                <text:p>365</text:p>
              </table:table-cell>
              <table:table-cell office:value-type="float" office:value="130837125">
                <text:p>1308371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66">
                <text:p>366</text:p>
              </table:table-cell>
              <table:table-cell office:value-type="float" office:value="130913496">
                <text:p>13091349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67">
                <text:p>367</text:p>
              </table:table-cell>
              <table:table-cell office:value-type="float" office:value="130987263">
                <text:p>13098726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8">
                <text:p>368</text:p>
              </table:table-cell>
              <table:table-cell office:value-type="float" office:value="131058432">
                <text:p>13105843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9">
                <text:p>369</text:p>
              </table:table-cell>
              <table:table-cell office:value-type="float" office:value="131127009">
                <text:p>13112700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70">
                <text:p>370</text:p>
              </table:table-cell>
              <table:table-cell office:value-type="float" office:value="131193000">
                <text:p>1311930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71">
                <text:p>371</text:p>
              </table:table-cell>
              <table:table-cell office:value-type="float" office:value="131256411">
                <text:p>13125641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72">
                <text:p>372</text:p>
              </table:table-cell>
              <table:table-cell office:value-type="float" office:value="131317248">
                <text:p>13131724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73">
                <text:p>373</text:p>
              </table:table-cell>
              <table:table-cell office:value-type="float" office:value="131375517">
                <text:p>13137551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74">
                <text:p>374</text:p>
              </table:table-cell>
              <table:table-cell office:value-type="float" office:value="131431224">
                <text:p>13143122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75">
                <text:p>375</text:p>
              </table:table-cell>
              <table:table-cell office:value-type="float" office:value="131484375">
                <text:p>13148437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76">
                <text:p>376</text:p>
              </table:table-cell>
              <table:table-cell office:value-type="float" office:value="131534976">
                <text:p>13153497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77">
                <text:p>377</text:p>
              </table:table-cell>
              <table:table-cell office:value-type="float" office:value="131583033">
                <text:p>1315830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78">
                <text:p>378</text:p>
              </table:table-cell>
              <table:table-cell office:value-type="float" office:value="131628552">
                <text:p>13162855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9">
                <text:p>379</text:p>
              </table:table-cell>
              <table:table-cell office:value-type="float" office:value="131671539">
                <text:p>13167153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80">
                <text:p>380</text:p>
              </table:table-cell>
              <table:table-cell office:value-type="float" office:value="131712000">
                <text:p>1317120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81">
                <text:p>381</text:p>
              </table:table-cell>
              <table:table-cell office:value-type="float" office:value="131749941">
                <text:p>13174994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82">
                <text:p>382</text:p>
              </table:table-cell>
              <table:table-cell office:value-type="float" office:value="131785368">
                <text:p>13178536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83">
                <text:p>383</text:p>
              </table:table-cell>
              <table:table-cell office:value-type="float" office:value="131818287">
                <text:p>13181828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84">
                <text:p>384</text:p>
              </table:table-cell>
              <table:table-cell office:value-type="float" office:value="131848704">
                <text:p>13184870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85">
                <text:p>385</text:p>
              </table:table-cell>
              <table:table-cell office:value-type="float" office:value="131876625">
                <text:p>1318766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86">
                <text:p>386</text:p>
              </table:table-cell>
              <table:table-cell office:value-type="float" office:value="131902056">
                <text:p>13190205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87">
                <text:p>387</text:p>
              </table:table-cell>
              <table:table-cell office:value-type="float" office:value="131925003">
                <text:p>13192500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88">
                <text:p>388</text:p>
              </table:table-cell>
              <table:table-cell office:value-type="float" office:value="131945472">
                <text:p>13194547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9">
                <text:p>389</text:p>
              </table:table-cell>
              <table:table-cell office:value-type="float" office:value="131963469">
                <text:p>13196346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90">
                <text:p>390</text:p>
              </table:table-cell>
              <table:table-cell office:value-type="float" office:value="131979000">
                <text:p>1319790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91">
                <text:p>391</text:p>
              </table:table-cell>
              <table:table-cell office:value-type="float" office:value="131992071">
                <text:p>13199207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92">
                <text:p>392</text:p>
              </table:table-cell>
              <table:table-cell office:value-type="float" office:value="132002688">
                <text:p>13200268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93">
                <text:p>393</text:p>
              </table:table-cell>
              <table:table-cell office:value-type="float" office:value="132010857">
                <text:p>13201085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94">
                <text:p>394</text:p>
              </table:table-cell>
              <table:table-cell office:value-type="float" office:value="132016584">
                <text:p>13201658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95">
                <text:p>395</text:p>
              </table:table-cell>
              <table:table-cell office:value-type="float" office:value="132019875">
                <text:p>1320198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96">
                <text:p>396</text:p>
              </table:table-cell>
              <table:table-cell office:value-type="float" office:value="132020736">
                <text:p>13202073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97">
                <text:p>397</text:p>
              </table:table-cell>
              <table:table-cell office:value-type="float" office:value="132019173">
                <text:p>13201917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98">
                <text:p>398</text:p>
              </table:table-cell>
              <table:table-cell office:value-type="float" office:value="132015192">
                <text:p>13201519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9">
                <text:p>399</text:p>
              </table:table-cell>
              <table:table-cell office:value-type="float" office:value="132008799">
                <text:p>13200879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00">
                <text:p>400</text:p>
              </table:table-cell>
              <table:table-cell office:value-type="float" office:value="132000000">
                <text:p>1320000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01">
                <text:p>401</text:p>
              </table:table-cell>
              <table:table-cell office:value-type="float" office:value="131988801">
                <text:p>13198880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02">
                <text:p>402</text:p>
              </table:table-cell>
              <table:table-cell office:value-type="float" office:value="131975208">
                <text:p>13197520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03">
                <text:p>403</text:p>
              </table:table-cell>
              <table:table-cell office:value-type="float" office:value="131959227">
                <text:p>13195922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04">
                <text:p>404</text:p>
              </table:table-cell>
              <table:table-cell office:value-type="float" office:value="131940864">
                <text:p>13194086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05">
                <text:p>405</text:p>
              </table:table-cell>
              <table:table-cell office:value-type="float" office:value="131920125">
                <text:p>13192012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06">
                <text:p>406</text:p>
              </table:table-cell>
              <table:table-cell office:value-type="float" office:value="131897016">
                <text:p>13189701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07">
                <text:p>407</text:p>
              </table:table-cell>
              <table:table-cell office:value-type="float" office:value="131871543">
                <text:p>13187154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08">
                <text:p>408</text:p>
              </table:table-cell>
              <table:table-cell office:value-type="float" office:value="131843712">
                <text:p>13184371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9">
                <text:p>409</text:p>
              </table:table-cell>
              <table:table-cell office:value-type="float" office:value="131813529">
                <text:p>13181352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10">
                <text:p>410</text:p>
              </table:table-cell>
              <table:table-cell office:value-type="float" office:value="131781000">
                <text:p>1317810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11">
                <text:p>411</text:p>
              </table:table-cell>
              <table:table-cell office:value-type="float" office:value="131746131">
                <text:p>13174613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12">
                <text:p>412</text:p>
              </table:table-cell>
              <table:table-cell office:value-type="float" office:value="131708928">
                <text:p>13170892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13">
                <text:p>413</text:p>
              </table:table-cell>
              <table:table-cell office:value-type="float" office:value="131669397">
                <text:p>13166939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14">
                <text:p>414</text:p>
              </table:table-cell>
              <table:table-cell office:value-type="float" office:value="131627544">
                <text:p>13162754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15">
                <text:p>415</text:p>
              </table:table-cell>
              <table:table-cell office:value-type="float" office:value="131583375">
                <text:p>13158337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16">
                <text:p>416</text:p>
              </table:table-cell>
              <table:table-cell office:value-type="float" office:value="131536896">
                <text:p>13153689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17">
                <text:p>417</text:p>
              </table:table-cell>
              <table:table-cell office:value-type="float" office:value="131488113">
                <text:p>13148811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18">
                <text:p>418</text:p>
              </table:table-cell>
              <table:table-cell office:value-type="float" office:value="131437032">
                <text:p>13143703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9">
                <text:p>419</text:p>
              </table:table-cell>
              <table:table-cell office:value-type="float" office:value="131383659">
                <text:p>13138365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20">
                <text:p>420</text:p>
              </table:table-cell>
              <table:table-cell office:value-type="float" office:value="131328000">
                <text:p>13132800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21">
                <text:p>421</text:p>
              </table:table-cell>
              <table:table-cell office:value-type="float" office:value="131270061">
                <text:p>13127006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22">
                <text:p>422</text:p>
              </table:table-cell>
              <table:table-cell office:value-type="float" office:value="131209848">
                <text:p>13120984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23">
                <text:p>423</text:p>
              </table:table-cell>
              <table:table-cell office:value-type="float" office:value="131147367">
                <text:p>13114736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24">
                <text:p>424</text:p>
              </table:table-cell>
              <table:table-cell office:value-type="float" office:value="131082624">
                <text:p>13108262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25">
                <text:p>425</text:p>
              </table:table-cell>
              <table:table-cell office:value-type="float" office:value="131015625">
                <text:p>13101562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26">
                <text:p>426</text:p>
              </table:table-cell>
              <table:table-cell office:value-type="float" office:value="130946376">
                <text:p>13094637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27">
                <text:p>427</text:p>
              </table:table-cell>
              <table:table-cell office:value-type="float" office:value="130874883">
                <text:p>13087488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28">
                <text:p>428</text:p>
              </table:table-cell>
              <table:table-cell office:value-type="float" office:value="130801152">
                <text:p>13080115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9">
                <text:p>429</text:p>
              </table:table-cell>
              <table:table-cell office:value-type="float" office:value="130725189">
                <text:p>13072518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30">
                <text:p>430</text:p>
              </table:table-cell>
              <table:table-cell office:value-type="float" office:value="130647000">
                <text:p>1306470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31">
                <text:p>431</text:p>
              </table:table-cell>
              <table:table-cell office:value-type="float" office:value="130566591">
                <text:p>13056659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32">
                <text:p>432</text:p>
              </table:table-cell>
              <table:table-cell office:value-type="float" office:value="130483968">
                <text:p>13048396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33">
                <text:p>433</text:p>
              </table:table-cell>
              <table:table-cell office:value-type="float" office:value="130399137">
                <text:p>13039913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34">
                <text:p>434</text:p>
              </table:table-cell>
              <table:table-cell office:value-type="float" office:value="130312104">
                <text:p>13031210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35">
                <text:p>435</text:p>
              </table:table-cell>
              <table:table-cell office:value-type="float" office:value="130222875">
                <text:p>13022287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36">
                <text:p>436</text:p>
              </table:table-cell>
              <table:table-cell office:value-type="float" office:value="130131456">
                <text:p>13013145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37">
                <text:p>437</text:p>
              </table:table-cell>
              <table:table-cell office:value-type="float" office:value="130037853">
                <text:p>13003785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38">
                <text:p>438</text:p>
              </table:table-cell>
              <table:table-cell office:value-type="float" office:value="129942072">
                <text:p>12994207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9">
                <text:p>439</text:p>
              </table:table-cell>
              <table:table-cell office:value-type="float" office:value="129844119">
                <text:p>12984411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40">
                <text:p>440</text:p>
              </table:table-cell>
              <table:table-cell office:value-type="float" office:value="129744000">
                <text:p>1297440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41">
                <text:p>441</text:p>
              </table:table-cell>
              <table:table-cell office:value-type="float" office:value="129641721">
                <text:p>12964172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42">
                <text:p>442</text:p>
              </table:table-cell>
              <table:table-cell office:value-type="float" office:value="129537288">
                <text:p>12953728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43">
                <text:p>443</text:p>
              </table:table-cell>
              <table:table-cell office:value-type="float" office:value="129430707">
                <text:p>12943070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44">
                <text:p>444</text:p>
              </table:table-cell>
              <table:table-cell office:value-type="float" office:value="129321984">
                <text:p>12932198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45">
                <text:p>445</text:p>
              </table:table-cell>
              <table:table-cell office:value-type="float" office:value="129211125">
                <text:p>1292111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46">
                <text:p>446</text:p>
              </table:table-cell>
              <table:table-cell office:value-type="float" office:value="129098136">
                <text:p>12909813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47">
                <text:p>447</text:p>
              </table:table-cell>
              <table:table-cell office:value-type="float" office:value="128983023">
                <text:p>12898302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48">
                <text:p>448</text:p>
              </table:table-cell>
              <table:table-cell office:value-type="float" office:value="128865792">
                <text:p>12886579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9">
                <text:p>449</text:p>
              </table:table-cell>
              <table:table-cell office:value-type="float" office:value="128746449">
                <text:p>12874644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50">
                <text:p>450</text:p>
              </table:table-cell>
              <table:table-cell office:value-type="float" office:value="128625000">
                <text:p>12862500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51">
                <text:p>451</text:p>
              </table:table-cell>
              <table:table-cell office:value-type="float" office:value="128501451">
                <text:p>12850145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52">
                <text:p>452</text:p>
              </table:table-cell>
              <table:table-cell office:value-type="float" office:value="128375808">
                <text:p>12837580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53">
                <text:p>453</text:p>
              </table:table-cell>
              <table:table-cell office:value-type="float" office:value="128248077">
                <text:p>12824807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54">
                <text:p>454</text:p>
              </table:table-cell>
              <table:table-cell office:value-type="float" office:value="128118264">
                <text:p>12811826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55">
                <text:p>455</text:p>
              </table:table-cell>
              <table:table-cell office:value-type="float" office:value="127986375">
                <text:p>12798637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56">
                <text:p>456</text:p>
              </table:table-cell>
              <table:table-cell office:value-type="float" office:value="127852416">
                <text:p>12785241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57">
                <text:p>457</text:p>
              </table:table-cell>
              <table:table-cell office:value-type="float" office:value="127716393">
                <text:p>12771639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58">
                <text:p>458</text:p>
              </table:table-cell>
              <table:table-cell office:value-type="float" office:value="127578312">
                <text:p>1275783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9">
                <text:p>459</text:p>
              </table:table-cell>
              <table:table-cell office:value-type="float" office:value="127438179">
                <text:p>12743817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60">
                <text:p>460</text:p>
              </table:table-cell>
              <table:table-cell office:value-type="float" office:value="127296000">
                <text:p>1272960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61">
                <text:p>461</text:p>
              </table:table-cell>
              <table:table-cell office:value-type="float" office:value="127151781">
                <text:p>12715178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62">
                <text:p>462</text:p>
              </table:table-cell>
              <table:table-cell office:value-type="float" office:value="127005528">
                <text:p>12700552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63">
                <text:p>463</text:p>
              </table:table-cell>
              <table:table-cell office:value-type="float" office:value="126857247">
                <text:p>12685724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64">
                <text:p>464</text:p>
              </table:table-cell>
              <table:table-cell office:value-type="float" office:value="126706944">
                <text:p>12670694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65">
                <text:p>465</text:p>
              </table:table-cell>
              <table:table-cell office:value-type="float" office:value="126554625">
                <text:p>1265546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66">
                <text:p>466</text:p>
              </table:table-cell>
              <table:table-cell office:value-type="float" office:value="126400296">
                <text:p>12640029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67">
                <text:p>467</text:p>
              </table:table-cell>
              <table:table-cell office:value-type="float" office:value="126243963">
                <text:p>12624396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68">
                <text:p>468</text:p>
              </table:table-cell>
              <table:table-cell office:value-type="float" office:value="126085632">
                <text:p>12608563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9">
                <text:p>469</text:p>
              </table:table-cell>
              <table:table-cell office:value-type="float" office:value="125925309">
                <text:p>12592530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70">
                <text:p>470</text:p>
              </table:table-cell>
              <table:table-cell office:value-type="float" office:value="125763000">
                <text:p>12576300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71">
                <text:p>471</text:p>
              </table:table-cell>
              <table:table-cell office:value-type="float" office:value="125598711">
                <text:p>12559871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72">
                <text:p>472</text:p>
              </table:table-cell>
              <table:table-cell office:value-type="float" office:value="125432448">
                <text:p>12543244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73">
                <text:p>473</text:p>
              </table:table-cell>
              <table:table-cell office:value-type="float" office:value="125264217">
                <text:p>12526421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74">
                <text:p>474</text:p>
              </table:table-cell>
              <table:table-cell office:value-type="float" office:value="125094024">
                <text:p>12509402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75">
                <text:p>475</text:p>
              </table:table-cell>
              <table:table-cell office:value-type="float" office:value="124921875">
                <text:p>1249218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76">
                <text:p>476</text:p>
              </table:table-cell>
              <table:table-cell office:value-type="float" office:value="124747776">
                <text:p>12474777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77">
                <text:p>477</text:p>
              </table:table-cell>
              <table:table-cell office:value-type="float" office:value="124571733">
                <text:p>12457173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78">
                <text:p>478</text:p>
              </table:table-cell>
              <table:table-cell office:value-type="float" office:value="124393752">
                <text:p>12439375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79">
                <text:p>479</text:p>
              </table:table-cell>
              <table:table-cell office:value-type="float" office:value="124213839">
                <text:p>12421383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80">
                <text:p>480</text:p>
              </table:table-cell>
              <table:table-cell office:value-type="float" office:value="124032000">
                <text:p>1240320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81">
                <text:p>481</text:p>
              </table:table-cell>
              <table:table-cell office:value-type="float" office:value="123848241">
                <text:p>12384824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82">
                <text:p>482</text:p>
              </table:table-cell>
              <table:table-cell office:value-type="float" office:value="123662568">
                <text:p>12366256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83">
                <text:p>483</text:p>
              </table:table-cell>
              <table:table-cell office:value-type="float" office:value="123474987">
                <text:p>12347498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84">
                <text:p>484</text:p>
              </table:table-cell>
              <table:table-cell office:value-type="float" office:value="123285504">
                <text:p>12328550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85">
                <text:p>485</text:p>
              </table:table-cell>
              <table:table-cell office:value-type="float" office:value="123094125">
                <text:p>12309412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86">
                <text:p>486</text:p>
              </table:table-cell>
              <table:table-cell office:value-type="float" office:value="122900856">
                <text:p>12290085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87">
                <text:p>487</text:p>
              </table:table-cell>
              <table:table-cell office:value-type="float" office:value="122705703">
                <text:p>12270570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88">
                <text:p>488</text:p>
              </table:table-cell>
              <table:table-cell office:value-type="float" office:value="122508672">
                <text:p>12250867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89">
                <text:p>489</text:p>
              </table:table-cell>
              <table:table-cell office:value-type="float" office:value="122309769">
                <text:p>12230976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90">
                <text:p>490</text:p>
              </table:table-cell>
              <table:table-cell office:value-type="float" office:value="122109000">
                <text:p>1221090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91">
                <text:p>491</text:p>
              </table:table-cell>
              <table:table-cell office:value-type="float" office:value="121906371">
                <text:p>12190637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92">
                <text:p>492</text:p>
              </table:table-cell>
              <table:table-cell office:value-type="float" office:value="121701888">
                <text:p>12170188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93">
                <text:p>493</text:p>
              </table:table-cell>
              <table:table-cell office:value-type="float" office:value="121495557">
                <text:p>12149555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94">
                <text:p>494</text:p>
              </table:table-cell>
              <table:table-cell office:value-type="float" office:value="121287384">
                <text:p>12128738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95">
                <text:p>495</text:p>
              </table:table-cell>
              <table:table-cell office:value-type="float" office:value="121077375">
                <text:p>12107737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96">
                <text:p>496</text:p>
              </table:table-cell>
              <table:table-cell office:value-type="float" office:value="120865536">
                <text:p>12086553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97">
                <text:p>497</text:p>
              </table:table-cell>
              <table:table-cell office:value-type="float" office:value="120651873">
                <text:p>12065187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98">
                <text:p>498</text:p>
              </table:table-cell>
              <table:table-cell office:value-type="float" office:value="120436392">
                <text:p>12043639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99">
                <text:p>499</text:p>
              </table:table-cell>
              <table:table-cell office:value-type="float" office:value="120219099">
                <text:p>12021909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00">
                <text:p>500</text:p>
              </table:table-cell>
              <table:table-cell office:value-type="float" office:value="120000000">
                <text:p>12000000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01">
                <text:p>501</text:p>
              </table:table-cell>
              <table:table-cell office:value-type="float" office:value="119779101">
                <text:p>11977910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02">
                <text:p>502</text:p>
              </table:table-cell>
              <table:table-cell office:value-type="float" office:value="119556408">
                <text:p>11955640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03">
                <text:p>503</text:p>
              </table:table-cell>
              <table:table-cell office:value-type="float" office:value="119331927">
                <text:p>11933192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04">
                <text:p>504</text:p>
              </table:table-cell>
              <table:table-cell office:value-type="float" office:value="119105664">
                <text:p>11910566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05">
                <text:p>505</text:p>
              </table:table-cell>
              <table:table-cell office:value-type="float" office:value="118877625">
                <text:p>11887762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06">
                <text:p>506</text:p>
              </table:table-cell>
              <table:table-cell office:value-type="float" office:value="118647816">
                <text:p>11864781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07">
                <text:p>507</text:p>
              </table:table-cell>
              <table:table-cell office:value-type="float" office:value="118416243">
                <text:p>11841624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08">
                <text:p>508</text:p>
              </table:table-cell>
              <table:table-cell office:value-type="float" office:value="118182912">
                <text:p>11818291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09">
                <text:p>509</text:p>
              </table:table-cell>
              <table:table-cell office:value-type="float" office:value="117947829">
                <text:p>11794782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10">
                <text:p>510</text:p>
              </table:table-cell>
              <table:table-cell office:value-type="float" office:value="117711000">
                <text:p>1177110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11">
                <text:p>511</text:p>
              </table:table-cell>
              <table:table-cell office:value-type="float" office:value="117472431">
                <text:p>11747243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12">
                <text:p>512</text:p>
              </table:table-cell>
              <table:table-cell office:value-type="float" office:value="117232128">
                <text:p>11723212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13">
                <text:p>513</text:p>
              </table:table-cell>
              <table:table-cell office:value-type="float" office:value="116990097">
                <text:p>11699009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14">
                <text:p>514</text:p>
              </table:table-cell>
              <table:table-cell office:value-type="float" office:value="116746344">
                <text:p>11674634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15">
                <text:p>515</text:p>
              </table:table-cell>
              <table:table-cell office:value-type="float" office:value="116500875">
                <text:p>11650087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16">
                <text:p>516</text:p>
              </table:table-cell>
              <table:table-cell office:value-type="float" office:value="116253696">
                <text:p>11625369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17">
                <text:p>517</text:p>
              </table:table-cell>
              <table:table-cell office:value-type="float" office:value="116004813">
                <text:p>11600481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18">
                <text:p>518</text:p>
              </table:table-cell>
              <table:table-cell office:value-type="float" office:value="115754232">
                <text:p>11575423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19">
                <text:p>519</text:p>
              </table:table-cell>
              <table:table-cell office:value-type="float" office:value="115501959">
                <text:p>11550195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20">
                <text:p>520</text:p>
              </table:table-cell>
              <table:table-cell office:value-type="float" office:value="115248000">
                <text:p>11524800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21">
                <text:p>521</text:p>
              </table:table-cell>
              <table:table-cell office:value-type="float" office:value="114992361">
                <text:p>11499236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22">
                <text:p>522</text:p>
              </table:table-cell>
              <table:table-cell office:value-type="float" office:value="114735048">
                <text:p>11473504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23">
                <text:p>523</text:p>
              </table:table-cell>
              <table:table-cell office:value-type="float" office:value="114476067">
                <text:p>11447606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24">
                <text:p>524</text:p>
              </table:table-cell>
              <table:table-cell office:value-type="float" office:value="114215424">
                <text:p>11421542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25">
                <text:p>525</text:p>
              </table:table-cell>
              <table:table-cell office:value-type="float" office:value="113953125">
                <text:p>11395312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26">
                <text:p>526</text:p>
              </table:table-cell>
              <table:table-cell office:value-type="float" office:value="113689176">
                <text:p>11368917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27">
                <text:p>527</text:p>
              </table:table-cell>
              <table:table-cell office:value-type="float" office:value="113423583">
                <text:p>11342358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28">
                <text:p>528</text:p>
              </table:table-cell>
              <table:table-cell office:value-type="float" office:value="113156352">
                <text:p>11315635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29">
                <text:p>529</text:p>
              </table:table-cell>
              <table:table-cell office:value-type="float" office:value="112887489">
                <text:p>11288748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30">
                <text:p>530</text:p>
              </table:table-cell>
              <table:table-cell office:value-type="float" office:value="112617000">
                <text:p>11261700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31">
                <text:p>531</text:p>
              </table:table-cell>
              <table:table-cell office:value-type="float" office:value="112344891">
                <text:p>11234489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32">
                <text:p>532</text:p>
              </table:table-cell>
              <table:table-cell office:value-type="float" office:value="112071168">
                <text:p>11207116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33">
                <text:p>533</text:p>
              </table:table-cell>
              <table:table-cell office:value-type="float" office:value="111795837">
                <text:p>11179583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34">
                <text:p>534</text:p>
              </table:table-cell>
              <table:table-cell office:value-type="float" office:value="111518904">
                <text:p>11151890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35">
                <text:p>535</text:p>
              </table:table-cell>
              <table:table-cell office:value-type="float" office:value="111240375">
                <text:p>11124037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36">
                <text:p>536</text:p>
              </table:table-cell>
              <table:table-cell office:value-type="float" office:value="110960256">
                <text:p>11096025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37">
                <text:p>537</text:p>
              </table:table-cell>
              <table:table-cell office:value-type="float" office:value="110678553">
                <text:p>11067855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38">
                <text:p>538</text:p>
              </table:table-cell>
              <table:table-cell office:value-type="float" office:value="110395272">
                <text:p>11039527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39">
                <text:p>539</text:p>
              </table:table-cell>
              <table:table-cell office:value-type="float" office:value="110110419">
                <text:p>11011041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40">
                <text:p>540</text:p>
              </table:table-cell>
              <table:table-cell office:value-type="float" office:value="109824000">
                <text:p>10982400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41">
                <text:p>541</text:p>
              </table:table-cell>
              <table:table-cell office:value-type="float" office:value="109536021">
                <text:p>10953602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42">
                <text:p>542</text:p>
              </table:table-cell>
              <table:table-cell office:value-type="float" office:value="109246488">
                <text:p>10924648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43">
                <text:p>543</text:p>
              </table:table-cell>
              <table:table-cell office:value-type="float" office:value="108955407">
                <text:p>10895540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44">
                <text:p>544</text:p>
              </table:table-cell>
              <table:table-cell office:value-type="float" office:value="108662784">
                <text:p>10866278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45">
                <text:p>545</text:p>
              </table:table-cell>
              <table:table-cell office:value-type="float" office:value="108368625">
                <text:p>10836862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46">
                <text:p>546</text:p>
              </table:table-cell>
              <table:table-cell office:value-type="float" office:value="108072936">
                <text:p>10807293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47">
                <text:p>547</text:p>
              </table:table-cell>
              <table:table-cell office:value-type="float" office:value="107775723">
                <text:p>10777572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48">
                <text:p>548</text:p>
              </table:table-cell>
              <table:table-cell office:value-type="float" office:value="107476992">
                <text:p>10747699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49">
                <text:p>549</text:p>
              </table:table-cell>
              <table:table-cell office:value-type="float" office:value="107176749">
                <text:p>10717674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50">
                <text:p>550</text:p>
              </table:table-cell>
              <table:table-cell office:value-type="float" office:value="106875000">
                <text:p>10687500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51">
                <text:p>551</text:p>
              </table:table-cell>
              <table:table-cell office:value-type="float" office:value="106571751">
                <text:p>10657175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52">
                <text:p>552</text:p>
              </table:table-cell>
              <table:table-cell office:value-type="float" office:value="106267008">
                <text:p>10626700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53">
                <text:p>553</text:p>
              </table:table-cell>
              <table:table-cell office:value-type="float" office:value="105960777">
                <text:p>10596077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54">
                <text:p>554</text:p>
              </table:table-cell>
              <table:table-cell office:value-type="float" office:value="105653064">
                <text:p>10565306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55">
                <text:p>555</text:p>
              </table:table-cell>
              <table:table-cell office:value-type="float" office:value="105343875">
                <text:p>10534387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56">
                <text:p>556</text:p>
              </table:table-cell>
              <table:table-cell office:value-type="float" office:value="105033216">
                <text:p>10503321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57">
                <text:p>557</text:p>
              </table:table-cell>
              <table:table-cell office:value-type="float" office:value="104721093">
                <text:p>10472109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58">
                <text:p>558</text:p>
              </table:table-cell>
              <table:table-cell office:value-type="float" office:value="104407512">
                <text:p>10440751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59">
                <text:p>559</text:p>
              </table:table-cell>
              <table:table-cell office:value-type="float" office:value="104092479">
                <text:p>10409247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60">
                <text:p>560</text:p>
              </table:table-cell>
              <table:table-cell office:value-type="float" office:value="103776000">
                <text:p>10377600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61">
                <text:p>561</text:p>
              </table:table-cell>
              <table:table-cell office:value-type="float" office:value="103458081">
                <text:p>10345808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62">
                <text:p>562</text:p>
              </table:table-cell>
              <table:table-cell office:value-type="float" office:value="103138728">
                <text:p>10313872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63">
                <text:p>563</text:p>
              </table:table-cell>
              <table:table-cell office:value-type="float" office:value="102817947">
                <text:p>10281794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64">
                <text:p>564</text:p>
              </table:table-cell>
              <table:table-cell office:value-type="float" office:value="102495744">
                <text:p>10249574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65">
                <text:p>565</text:p>
              </table:table-cell>
              <table:table-cell office:value-type="float" office:value="102172125">
                <text:p>10217212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66">
                <text:p>566</text:p>
              </table:table-cell>
              <table:table-cell office:value-type="float" office:value="101847096">
                <text:p>10184709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67">
                <text:p>567</text:p>
              </table:table-cell>
              <table:table-cell office:value-type="float" office:value="101520663">
                <text:p>10152066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68">
                <text:p>568</text:p>
              </table:table-cell>
              <table:table-cell office:value-type="float" office:value="101192832">
                <text:p>10119283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69">
                <text:p>569</text:p>
              </table:table-cell>
              <table:table-cell office:value-type="float" office:value="100863609">
                <text:p>10086360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70">
                <text:p>570</text:p>
              </table:table-cell>
              <table:table-cell office:value-type="float" office:value="100533000">
                <text:p>10053300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71">
                <text:p>571</text:p>
              </table:table-cell>
              <table:table-cell office:value-type="float" office:value="100201011">
                <text:p>10020101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72">
                <text:p>572</text:p>
              </table:table-cell>
              <table:table-cell office:value-type="float" office:value="99867648">
                <text:p>9986764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73">
                <text:p>573</text:p>
              </table:table-cell>
              <table:table-cell office:value-type="float" office:value="99532917">
                <text:p>9953291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74">
                <text:p>574</text:p>
              </table:table-cell>
              <table:table-cell office:value-type="float" office:value="99196824">
                <text:p>9919682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75">
                <text:p>575</text:p>
              </table:table-cell>
              <table:table-cell office:value-type="float" office:value="98859375">
                <text:p>9885937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76">
                <text:p>576</text:p>
              </table:table-cell>
              <table:table-cell office:value-type="float" office:value="98520576">
                <text:p>9852057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77">
                <text:p>577</text:p>
              </table:table-cell>
              <table:table-cell office:value-type="float" office:value="98180433">
                <text:p>9818043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78">
                <text:p>578</text:p>
              </table:table-cell>
              <table:table-cell office:value-type="float" office:value="97838952">
                <text:p>9783895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79">
                <text:p>579</text:p>
              </table:table-cell>
              <table:table-cell office:value-type="float" office:value="97496139">
                <text:p>9749613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80">
                <text:p>580</text:p>
              </table:table-cell>
              <table:table-cell office:value-type="float" office:value="97152000">
                <text:p>9715200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81">
                <text:p>581</text:p>
              </table:table-cell>
              <table:table-cell office:value-type="float" office:value="96806541">
                <text:p>9680654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82">
                <text:p>582</text:p>
              </table:table-cell>
              <table:table-cell office:value-type="float" office:value="96459768">
                <text:p>9645976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83">
                <text:p>583</text:p>
              </table:table-cell>
              <table:table-cell office:value-type="float" office:value="96111687">
                <text:p>9611168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84">
                <text:p>584</text:p>
              </table:table-cell>
              <table:table-cell office:value-type="float" office:value="95762304">
                <text:p>9576230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85">
                <text:p>585</text:p>
              </table:table-cell>
              <table:table-cell office:value-type="float" office:value="95411625">
                <text:p>9541162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86">
                <text:p>586</text:p>
              </table:table-cell>
              <table:table-cell office:value-type="float" office:value="95059656">
                <text:p>9505965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87">
                <text:p>587</text:p>
              </table:table-cell>
              <table:table-cell office:value-type="float" office:value="94706403">
                <text:p>9470640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88">
                <text:p>588</text:p>
              </table:table-cell>
              <table:table-cell office:value-type="float" office:value="94351872">
                <text:p>9435187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89">
                <text:p>589</text:p>
              </table:table-cell>
              <table:table-cell office:value-type="float" office:value="93996069">
                <text:p>9399606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90">
                <text:p>590</text:p>
              </table:table-cell>
              <table:table-cell office:value-type="float" office:value="93639000">
                <text:p>9363900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91">
                <text:p>591</text:p>
              </table:table-cell>
              <table:table-cell office:value-type="float" office:value="93280671">
                <text:p>9328067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92">
                <text:p>592</text:p>
              </table:table-cell>
              <table:table-cell office:value-type="float" office:value="92921088">
                <text:p>9292108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93">
                <text:p>593</text:p>
              </table:table-cell>
              <table:table-cell office:value-type="float" office:value="92560257">
                <text:p>9256025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94">
                <text:p>594</text:p>
              </table:table-cell>
              <table:table-cell office:value-type="float" office:value="92198184">
                <text:p>9219818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95">
                <text:p>595</text:p>
              </table:table-cell>
              <table:table-cell office:value-type="float" office:value="91834875">
                <text:p>9183487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96">
                <text:p>596</text:p>
              </table:table-cell>
              <table:table-cell office:value-type="float" office:value="91470336">
                <text:p>9147033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97">
                <text:p>597</text:p>
              </table:table-cell>
              <table:table-cell office:value-type="float" office:value="91104573">
                <text:p>9110457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98">
                <text:p>598</text:p>
              </table:table-cell>
              <table:table-cell office:value-type="float" office:value="90737592">
                <text:p>9073759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99">
                <text:p>599</text:p>
              </table:table-cell>
              <table:table-cell office:value-type="float" office:value="90369399">
                <text:p>9036939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00">
                <text:p>600</text:p>
              </table:table-cell>
              <table:table-cell office:value-type="float" office:value="90000000">
                <text:p>9000000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01">
                <text:p>601</text:p>
              </table:table-cell>
              <table:table-cell office:value-type="float" office:value="89629401">
                <text:p>8962940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02">
                <text:p>602</text:p>
              </table:table-cell>
              <table:table-cell office:value-type="float" office:value="89257608">
                <text:p>8925760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03">
                <text:p>603</text:p>
              </table:table-cell>
              <table:table-cell office:value-type="float" office:value="88884627">
                <text:p>8888462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04">
                <text:p>604</text:p>
              </table:table-cell>
              <table:table-cell office:value-type="float" office:value="88510464">
                <text:p>8851046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05">
                <text:p>605</text:p>
              </table:table-cell>
              <table:table-cell office:value-type="float" office:value="88135125">
                <text:p>8813512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06">
                <text:p>606</text:p>
              </table:table-cell>
              <table:table-cell office:value-type="float" office:value="87758616">
                <text:p>8775861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07">
                <text:p>607</text:p>
              </table:table-cell>
              <table:table-cell office:value-type="float" office:value="87380943">
                <text:p>8738094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08">
                <text:p>608</text:p>
              </table:table-cell>
              <table:table-cell office:value-type="float" office:value="87002112">
                <text:p>8700211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09">
                <text:p>609</text:p>
              </table:table-cell>
              <table:table-cell office:value-type="float" office:value="86622129">
                <text:p>8662212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10">
                <text:p>610</text:p>
              </table:table-cell>
              <table:table-cell office:value-type="float" office:value="86241000">
                <text:p>8624100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11">
                <text:p>611</text:p>
              </table:table-cell>
              <table:table-cell office:value-type="float" office:value="85858731">
                <text:p>8585873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12">
                <text:p>612</text:p>
              </table:table-cell>
              <table:table-cell office:value-type="float" office:value="85475328">
                <text:p>8547532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13">
                <text:p>613</text:p>
              </table:table-cell>
              <table:table-cell office:value-type="float" office:value="85090797">
                <text:p>8509079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14">
                <text:p>614</text:p>
              </table:table-cell>
              <table:table-cell office:value-type="float" office:value="84705144">
                <text:p>8470514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15">
                <text:p>615</text:p>
              </table:table-cell>
              <table:table-cell office:value-type="float" office:value="84318375">
                <text:p>8431837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16">
                <text:p>616</text:p>
              </table:table-cell>
              <table:table-cell office:value-type="float" office:value="83930496">
                <text:p>8393049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17">
                <text:p>617</text:p>
              </table:table-cell>
              <table:table-cell office:value-type="float" office:value="83541513">
                <text:p>8354151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18">
                <text:p>618</text:p>
              </table:table-cell>
              <table:table-cell office:value-type="float" office:value="83151432">
                <text:p>8315143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19">
                <text:p>619</text:p>
              </table:table-cell>
              <table:table-cell office:value-type="float" office:value="82760259">
                <text:p>8276025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20">
                <text:p>620</text:p>
              </table:table-cell>
              <table:table-cell office:value-type="float" office:value="82368000">
                <text:p>8236800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21">
                <text:p>621</text:p>
              </table:table-cell>
              <table:table-cell office:value-type="float" office:value="81974661">
                <text:p>8197466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22">
                <text:p>622</text:p>
              </table:table-cell>
              <table:table-cell office:value-type="float" office:value="81580248">
                <text:p>8158024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23">
                <text:p>623</text:p>
              </table:table-cell>
              <table:table-cell office:value-type="float" office:value="81184767">
                <text:p>8118476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24">
                <text:p>624</text:p>
              </table:table-cell>
              <table:table-cell office:value-type="float" office:value="80788224">
                <text:p>8078822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25">
                <text:p>625</text:p>
              </table:table-cell>
              <table:table-cell office:value-type="float" office:value="80390625">
                <text:p>8039062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26">
                <text:p>626</text:p>
              </table:table-cell>
              <table:table-cell office:value-type="float" office:value="79991976">
                <text:p>7999197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27">
                <text:p>627</text:p>
              </table:table-cell>
              <table:table-cell office:value-type="float" office:value="79592283">
                <text:p>7959228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28">
                <text:p>628</text:p>
              </table:table-cell>
              <table:table-cell office:value-type="float" office:value="79191552">
                <text:p>7919155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29">
                <text:p>629</text:p>
              </table:table-cell>
              <table:table-cell office:value-type="float" office:value="78789789">
                <text:p>7878978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30">
                <text:p>630</text:p>
              </table:table-cell>
              <table:table-cell office:value-type="float" office:value="78387000">
                <text:p>7838700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31">
                <text:p>631</text:p>
              </table:table-cell>
              <table:table-cell office:value-type="float" office:value="77983191">
                <text:p>7798319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32">
                <text:p>632</text:p>
              </table:table-cell>
              <table:table-cell office:value-type="float" office:value="77578368">
                <text:p>7757836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33">
                <text:p>633</text:p>
              </table:table-cell>
              <table:table-cell office:value-type="float" office:value="77172537">
                <text:p>7717253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34">
                <text:p>634</text:p>
              </table:table-cell>
              <table:table-cell office:value-type="float" office:value="76765704">
                <text:p>7676570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35">
                <text:p>635</text:p>
              </table:table-cell>
              <table:table-cell office:value-type="float" office:value="76357875">
                <text:p>7635787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36">
                <text:p>636</text:p>
              </table:table-cell>
              <table:table-cell office:value-type="float" office:value="75949056">
                <text:p>7594905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37">
                <text:p>637</text:p>
              </table:table-cell>
              <table:table-cell office:value-type="float" office:value="75539253">
                <text:p>7553925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38">
                <text:p>638</text:p>
              </table:table-cell>
              <table:table-cell office:value-type="float" office:value="75128472">
                <text:p>7512847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39">
                <text:p>639</text:p>
              </table:table-cell>
              <table:table-cell office:value-type="float" office:value="74716719">
                <text:p>7471671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40">
                <text:p>640</text:p>
              </table:table-cell>
              <table:table-cell office:value-type="float" office:value="74304000">
                <text:p>7430400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41">
                <text:p>641</text:p>
              </table:table-cell>
              <table:table-cell office:value-type="float" office:value="73890321">
                <text:p>7389032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42">
                <text:p>642</text:p>
              </table:table-cell>
              <table:table-cell office:value-type="float" office:value="73475688">
                <text:p>7347568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43">
                <text:p>643</text:p>
              </table:table-cell>
              <table:table-cell office:value-type="float" office:value="73060107">
                <text:p>7306010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44">
                <text:p>644</text:p>
              </table:table-cell>
              <table:table-cell office:value-type="float" office:value="72643584">
                <text:p>7264358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45">
                <text:p>645</text:p>
              </table:table-cell>
              <table:table-cell office:value-type="float" office:value="72226125">
                <text:p>7222612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46">
                <text:p>646</text:p>
              </table:table-cell>
              <table:table-cell office:value-type="float" office:value="71807736">
                <text:p>7180773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47">
                <text:p>647</text:p>
              </table:table-cell>
              <table:table-cell office:value-type="float" office:value="71388423">
                <text:p>7138842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48">
                <text:p>648</text:p>
              </table:table-cell>
              <table:table-cell office:value-type="float" office:value="70968192">
                <text:p>7096819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49">
                <text:p>649</text:p>
              </table:table-cell>
              <table:table-cell office:value-type="float" office:value="70547049">
                <text:p>7054704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50">
                <text:p>650</text:p>
              </table:table-cell>
              <table:table-cell office:value-type="float" office:value="70125000">
                <text:p>7012500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51">
                <text:p>651</text:p>
              </table:table-cell>
              <table:table-cell office:value-type="float" office:value="69702051">
                <text:p>6970205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52">
                <text:p>652</text:p>
              </table:table-cell>
              <table:table-cell office:value-type="float" office:value="69278208">
                <text:p>6927820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53">
                <text:p>653</text:p>
              </table:table-cell>
              <table:table-cell office:value-type="float" office:value="68853477">
                <text:p>6885347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54">
                <text:p>654</text:p>
              </table:table-cell>
              <table:table-cell office:value-type="float" office:value="68427864">
                <text:p>6842786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55">
                <text:p>655</text:p>
              </table:table-cell>
              <table:table-cell office:value-type="float" office:value="68001375">
                <text:p>6800137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56">
                <text:p>656</text:p>
              </table:table-cell>
              <table:table-cell office:value-type="float" office:value="67574016">
                <text:p>6757401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57">
                <text:p>657</text:p>
              </table:table-cell>
              <table:table-cell office:value-type="float" office:value="67145793">
                <text:p>6714579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58">
                <text:p>658</text:p>
              </table:table-cell>
              <table:table-cell office:value-type="float" office:value="66716712">
                <text:p>6671671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59">
                <text:p>659</text:p>
              </table:table-cell>
              <table:table-cell office:value-type="float" office:value="66286779">
                <text:p>6628677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60">
                <text:p>660</text:p>
              </table:table-cell>
              <table:table-cell office:value-type="float" office:value="65856000">
                <text:p>6585600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61">
                <text:p>661</text:p>
              </table:table-cell>
              <table:table-cell office:value-type="float" office:value="65424381">
                <text:p>6542438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62">
                <text:p>662</text:p>
              </table:table-cell>
              <table:table-cell office:value-type="float" office:value="64991928">
                <text:p>6499192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63">
                <text:p>663</text:p>
              </table:table-cell>
              <table:table-cell office:value-type="float" office:value="64558647">
                <text:p>6455864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64">
                <text:p>664</text:p>
              </table:table-cell>
              <table:table-cell office:value-type="float" office:value="64124544">
                <text:p>6412454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65">
                <text:p>665</text:p>
              </table:table-cell>
              <table:table-cell office:value-type="float" office:value="63689625">
                <text:p>6368962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66">
                <text:p>666</text:p>
              </table:table-cell>
              <table:table-cell office:value-type="float" office:value="63253896">
                <text:p>6325389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67">
                <text:p>667</text:p>
              </table:table-cell>
              <table:table-cell office:value-type="float" office:value="62817363">
                <text:p>6281736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68">
                <text:p>668</text:p>
              </table:table-cell>
              <table:table-cell office:value-type="float" office:value="62380032">
                <text:p>6238003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69">
                <text:p>669</text:p>
              </table:table-cell>
              <table:table-cell office:value-type="float" office:value="61941909">
                <text:p>6194190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70">
                <text:p>670</text:p>
              </table:table-cell>
              <table:table-cell office:value-type="float" office:value="61503000">
                <text:p>6150300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71">
                <text:p>671</text:p>
              </table:table-cell>
              <table:table-cell office:value-type="float" office:value="61063311">
                <text:p>6106331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72">
                <text:p>672</text:p>
              </table:table-cell>
              <table:table-cell office:value-type="float" office:value="60622848">
                <text:p>6062284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73">
                <text:p>673</text:p>
              </table:table-cell>
              <table:table-cell office:value-type="float" office:value="60181617">
                <text:p>6018161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74">
                <text:p>674</text:p>
              </table:table-cell>
              <table:table-cell office:value-type="float" office:value="59739624">
                <text:p>5973962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75">
                <text:p>675</text:p>
              </table:table-cell>
              <table:table-cell office:value-type="float" office:value="59296875">
                <text:p>5929687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76">
                <text:p>676</text:p>
              </table:table-cell>
              <table:table-cell office:value-type="float" office:value="58853376">
                <text:p>5885337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77">
                <text:p>677</text:p>
              </table:table-cell>
              <table:table-cell office:value-type="float" office:value="58409133">
                <text:p>5840913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78">
                <text:p>678</text:p>
              </table:table-cell>
              <table:table-cell office:value-type="float" office:value="57964152">
                <text:p>5796415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79">
                <text:p>679</text:p>
              </table:table-cell>
              <table:table-cell office:value-type="float" office:value="57518439">
                <text:p>5751843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80">
                <text:p>680</text:p>
              </table:table-cell>
              <table:table-cell office:value-type="float" office:value="57072000">
                <text:p>5707200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81">
                <text:p>681</text:p>
              </table:table-cell>
              <table:table-cell office:value-type="float" office:value="56624841">
                <text:p>5662484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82">
                <text:p>682</text:p>
              </table:table-cell>
              <table:table-cell office:value-type="float" office:value="56176968">
                <text:p>5617696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83">
                <text:p>683</text:p>
              </table:table-cell>
              <table:table-cell office:value-type="float" office:value="55728387">
                <text:p>5572838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84">
                <text:p>684</text:p>
              </table:table-cell>
              <table:table-cell office:value-type="float" office:value="55279104">
                <text:p>5527910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85">
                <text:p>685</text:p>
              </table:table-cell>
              <table:table-cell office:value-type="float" office:value="54829125">
                <text:p>5482912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86">
                <text:p>686</text:p>
              </table:table-cell>
              <table:table-cell office:value-type="float" office:value="54378456">
                <text:p>5437845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87">
                <text:p>687</text:p>
              </table:table-cell>
              <table:table-cell office:value-type="float" office:value="53927103">
                <text:p>5392710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88">
                <text:p>688</text:p>
              </table:table-cell>
              <table:table-cell office:value-type="float" office:value="53475072">
                <text:p>5347507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89">
                <text:p>689</text:p>
              </table:table-cell>
              <table:table-cell office:value-type="float" office:value="53022369">
                <text:p>5302236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90">
                <text:p>690</text:p>
              </table:table-cell>
              <table:table-cell office:value-type="float" office:value="52569000">
                <text:p>5256900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91">
                <text:p>691</text:p>
              </table:table-cell>
              <table:table-cell office:value-type="float" office:value="52114971">
                <text:p>5211497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92">
                <text:p>692</text:p>
              </table:table-cell>
              <table:table-cell office:value-type="float" office:value="51660288">
                <text:p>5166028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93">
                <text:p>693</text:p>
              </table:table-cell>
              <table:table-cell office:value-type="float" office:value="51204957">
                <text:p>5120495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94">
                <text:p>694</text:p>
              </table:table-cell>
              <table:table-cell office:value-type="float" office:value="50748984">
                <text:p>5074898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95">
                <text:p>695</text:p>
              </table:table-cell>
              <table:table-cell office:value-type="float" office:value="50292375">
                <text:p>5029237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96">
                <text:p>696</text:p>
              </table:table-cell>
              <table:table-cell office:value-type="float" office:value="49835136">
                <text:p>4983513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97">
                <text:p>697</text:p>
              </table:table-cell>
              <table:table-cell office:value-type="float" office:value="49377273">
                <text:p>4937727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98">
                <text:p>698</text:p>
              </table:table-cell>
              <table:table-cell office:value-type="float" office:value="48918792">
                <text:p>4891879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99">
                <text:p>699</text:p>
              </table:table-cell>
              <table:table-cell office:value-type="float" office:value="48459699">
                <text:p>4845969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00">
                <text:p>700</text:p>
              </table:table-cell>
              <table:table-cell office:value-type="float" office:value="48000000">
                <text:p>4800000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01">
                <text:p>701</text:p>
              </table:table-cell>
              <table:table-cell office:value-type="float" office:value="47539701">
                <text:p>4753970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02">
                <text:p>702</text:p>
              </table:table-cell>
              <table:table-cell office:value-type="float" office:value="47078808">
                <text:p>4707880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03">
                <text:p>703</text:p>
              </table:table-cell>
              <table:table-cell office:value-type="float" office:value="46617327">
                <text:p>4661732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04">
                <text:p>704</text:p>
              </table:table-cell>
              <table:table-cell office:value-type="float" office:value="46155264">
                <text:p>4615526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05">
                <text:p>705</text:p>
              </table:table-cell>
              <table:table-cell office:value-type="float" office:value="45692625">
                <text:p>4569262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06">
                <text:p>706</text:p>
              </table:table-cell>
              <table:table-cell office:value-type="float" office:value="45229416">
                <text:p>4522941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07">
                <text:p>707</text:p>
              </table:table-cell>
              <table:table-cell office:value-type="float" office:value="44765643">
                <text:p>4476564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08">
                <text:p>708</text:p>
              </table:table-cell>
              <table:table-cell office:value-type="float" office:value="44301312">
                <text:p>4430131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09">
                <text:p>709</text:p>
              </table:table-cell>
              <table:table-cell office:value-type="float" office:value="43836429">
                <text:p>4383642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10">
                <text:p>710</text:p>
              </table:table-cell>
              <table:table-cell office:value-type="float" office:value="43371000">
                <text:p>4337100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11">
                <text:p>711</text:p>
              </table:table-cell>
              <table:table-cell office:value-type="float" office:value="42905031">
                <text:p>4290503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12">
                <text:p>712</text:p>
              </table:table-cell>
              <table:table-cell office:value-type="float" office:value="42438528">
                <text:p>4243852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13">
                <text:p>713</text:p>
              </table:table-cell>
              <table:table-cell office:value-type="float" office:value="41971497">
                <text:p>4197149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14">
                <text:p>714</text:p>
              </table:table-cell>
              <table:table-cell office:value-type="float" office:value="41503944">
                <text:p>4150394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15">
                <text:p>715</text:p>
              </table:table-cell>
              <table:table-cell office:value-type="float" office:value="41035875">
                <text:p>4103587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16">
                <text:p>716</text:p>
              </table:table-cell>
              <table:table-cell office:value-type="float" office:value="40567296">
                <text:p>4056729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17">
                <text:p>717</text:p>
              </table:table-cell>
              <table:table-cell office:value-type="float" office:value="40098213">
                <text:p>4009821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18">
                <text:p>718</text:p>
              </table:table-cell>
              <table:table-cell office:value-type="float" office:value="39628632">
                <text:p>3962863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19">
                <text:p>719</text:p>
              </table:table-cell>
              <table:table-cell office:value-type="float" office:value="39158559">
                <text:p>3915855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20">
                <text:p>720</text:p>
              </table:table-cell>
              <table:table-cell office:value-type="float" office:value="38688000">
                <text:p>3868800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21">
                <text:p>721</text:p>
              </table:table-cell>
              <table:table-cell office:value-type="float" office:value="38216961">
                <text:p>3821696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22">
                <text:p>722</text:p>
              </table:table-cell>
              <table:table-cell office:value-type="float" office:value="37745448">
                <text:p>3774544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23">
                <text:p>723</text:p>
              </table:table-cell>
              <table:table-cell office:value-type="float" office:value="37273467">
                <text:p>3727346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24">
                <text:p>724</text:p>
              </table:table-cell>
              <table:table-cell office:value-type="float" office:value="36801024">
                <text:p>3680102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25">
                <text:p>725</text:p>
              </table:table-cell>
              <table:table-cell office:value-type="float" office:value="36328125">
                <text:p>3632812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26">
                <text:p>726</text:p>
              </table:table-cell>
              <table:table-cell office:value-type="float" office:value="35854776">
                <text:p>3585477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27">
                <text:p>727</text:p>
              </table:table-cell>
              <table:table-cell office:value-type="float" office:value="35380983">
                <text:p>3538098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28">
                <text:p>728</text:p>
              </table:table-cell>
              <table:table-cell office:value-type="float" office:value="34906752">
                <text:p>3490675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29">
                <text:p>729</text:p>
              </table:table-cell>
              <table:table-cell office:value-type="float" office:value="34432089">
                <text:p>3443208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30">
                <text:p>730</text:p>
              </table:table-cell>
              <table:table-cell office:value-type="float" office:value="33957000">
                <text:p>3395700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31">
                <text:p>731</text:p>
              </table:table-cell>
              <table:table-cell office:value-type="float" office:value="33481491">
                <text:p>3348149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32">
                <text:p>732</text:p>
              </table:table-cell>
              <table:table-cell office:value-type="float" office:value="33005568">
                <text:p>3300556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33">
                <text:p>733</text:p>
              </table:table-cell>
              <table:table-cell office:value-type="float" office:value="32529237">
                <text:p>3252923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34">
                <text:p>734</text:p>
              </table:table-cell>
              <table:table-cell office:value-type="float" office:value="32052504">
                <text:p>3205250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35">
                <text:p>735</text:p>
              </table:table-cell>
              <table:table-cell office:value-type="float" office:value="31575375">
                <text:p>3157537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36">
                <text:p>736</text:p>
              </table:table-cell>
              <table:table-cell office:value-type="float" office:value="31097856">
                <text:p>3109785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37">
                <text:p>737</text:p>
              </table:table-cell>
              <table:table-cell office:value-type="float" office:value="30619953">
                <text:p>3061995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38">
                <text:p>738</text:p>
              </table:table-cell>
              <table:table-cell office:value-type="float" office:value="30141672">
                <text:p>3014167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39">
                <text:p>739</text:p>
              </table:table-cell>
              <table:table-cell office:value-type="float" office:value="29663019">
                <text:p>2966301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40">
                <text:p>740</text:p>
              </table:table-cell>
              <table:table-cell office:value-type="float" office:value="29184000">
                <text:p>2918400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41">
                <text:p>741</text:p>
              </table:table-cell>
              <table:table-cell office:value-type="float" office:value="28704621">
                <text:p>2870462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42">
                <text:p>742</text:p>
              </table:table-cell>
              <table:table-cell office:value-type="float" office:value="28224888">
                <text:p>2822488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43">
                <text:p>743</text:p>
              </table:table-cell>
              <table:table-cell office:value-type="float" office:value="27744807">
                <text:p>2774480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44">
                <text:p>744</text:p>
              </table:table-cell>
              <table:table-cell office:value-type="float" office:value="27264384">
                <text:p>2726438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45">
                <text:p>745</text:p>
              </table:table-cell>
              <table:table-cell office:value-type="float" office:value="26783625">
                <text:p>2678362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46">
                <text:p>746</text:p>
              </table:table-cell>
              <table:table-cell office:value-type="float" office:value="26302536">
                <text:p>2630253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47">
                <text:p>747</text:p>
              </table:table-cell>
              <table:table-cell office:value-type="float" office:value="25821123">
                <text:p>2582112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48">
                <text:p>748</text:p>
              </table:table-cell>
              <table:table-cell office:value-type="float" office:value="25339392">
                <text:p>2533939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49">
                <text:p>749</text:p>
              </table:table-cell>
              <table:table-cell office:value-type="float" office:value="24857349">
                <text:p>2485734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50">
                <text:p>750</text:p>
              </table:table-cell>
              <table:table-cell office:value-type="float" office:value="24375000">
                <text:p>2437500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51">
                <text:p>751</text:p>
              </table:table-cell>
              <table:table-cell office:value-type="float" office:value="23892351">
                <text:p>2389235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52">
                <text:p>752</text:p>
              </table:table-cell>
              <table:table-cell office:value-type="float" office:value="23409408">
                <text:p>2340940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53">
                <text:p>753</text:p>
              </table:table-cell>
              <table:table-cell office:value-type="float" office:value="22926177">
                <text:p>2292617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54">
                <text:p>754</text:p>
              </table:table-cell>
              <table:table-cell office:value-type="float" office:value="22442664">
                <text:p>2244266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55">
                <text:p>755</text:p>
              </table:table-cell>
              <table:table-cell office:value-type="float" office:value="21958875">
                <text:p>2195887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56">
                <text:p>756</text:p>
              </table:table-cell>
              <table:table-cell office:value-type="float" office:value="21474816">
                <text:p>2147481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57">
                <text:p>757</text:p>
              </table:table-cell>
              <table:table-cell office:value-type="float" office:value="20990493">
                <text:p>2099049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58">
                <text:p>758</text:p>
              </table:table-cell>
              <table:table-cell office:value-type="float" office:value="20505912">
                <text:p>2050591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59">
                <text:p>759</text:p>
              </table:table-cell>
              <table:table-cell office:value-type="float" office:value="20021079">
                <text:p>2002107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60">
                <text:p>760</text:p>
              </table:table-cell>
              <table:table-cell office:value-type="float" office:value="19536000">
                <text:p>1953600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61">
                <text:p>761</text:p>
              </table:table-cell>
              <table:table-cell office:value-type="float" office:value="19050681">
                <text:p>1905068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62">
                <text:p>762</text:p>
              </table:table-cell>
              <table:table-cell office:value-type="float" office:value="18565128">
                <text:p>1856512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63">
                <text:p>763</text:p>
              </table:table-cell>
              <table:table-cell office:value-type="float" office:value="18079347">
                <text:p>1807934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64">
                <text:p>764</text:p>
              </table:table-cell>
              <table:table-cell office:value-type="float" office:value="17593344">
                <text:p>1759334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65">
                <text:p>765</text:p>
              </table:table-cell>
              <table:table-cell office:value-type="float" office:value="17107125">
                <text:p>1710712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66">
                <text:p>766</text:p>
              </table:table-cell>
              <table:table-cell office:value-type="float" office:value="16620696">
                <text:p>1662069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67">
                <text:p>767</text:p>
              </table:table-cell>
              <table:table-cell office:value-type="float" office:value="16134063">
                <text:p>1613406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68">
                <text:p>768</text:p>
              </table:table-cell>
              <table:table-cell office:value-type="float" office:value="15647232">
                <text:p>1564723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69">
                <text:p>769</text:p>
              </table:table-cell>
              <table:table-cell office:value-type="float" office:value="15160209">
                <text:p>1516020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70">
                <text:p>770</text:p>
              </table:table-cell>
              <table:table-cell office:value-type="float" office:value="14673000">
                <text:p>1467300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71">
                <text:p>771</text:p>
              </table:table-cell>
              <table:table-cell office:value-type="float" office:value="14185611">
                <text:p>1418561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72">
                <text:p>772</text:p>
              </table:table-cell>
              <table:table-cell office:value-type="float" office:value="13698048">
                <text:p>1369804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73">
                <text:p>773</text:p>
              </table:table-cell>
              <table:table-cell office:value-type="float" office:value="13210317">
                <text:p>1321031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74">
                <text:p>774</text:p>
              </table:table-cell>
              <table:table-cell office:value-type="float" office:value="12722424">
                <text:p>1272242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75">
                <text:p>775</text:p>
              </table:table-cell>
              <table:table-cell office:value-type="float" office:value="12234375">
                <text:p>1223437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76">
                <text:p>776</text:p>
              </table:table-cell>
              <table:table-cell office:value-type="float" office:value="11746176">
                <text:p>1174617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77">
                <text:p>777</text:p>
              </table:table-cell>
              <table:table-cell office:value-type="float" office:value="11257833">
                <text:p>1125783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78">
                <text:p>778</text:p>
              </table:table-cell>
              <table:table-cell office:value-type="float" office:value="10769352">
                <text:p>1076935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79">
                <text:p>779</text:p>
              </table:table-cell>
              <table:table-cell office:value-type="float" office:value="10280739">
                <text:p>1028073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80">
                <text:p>780</text:p>
              </table:table-cell>
              <table:table-cell office:value-type="float" office:value="9792000">
                <text:p>979200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81">
                <text:p>781</text:p>
              </table:table-cell>
              <table:table-cell office:value-type="float" office:value="9303141">
                <text:p>930314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82">
                <text:p>782</text:p>
              </table:table-cell>
              <table:table-cell office:value-type="float" office:value="8814168">
                <text:p>881416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83">
                <text:p>783</text:p>
              </table:table-cell>
              <table:table-cell office:value-type="float" office:value="8325087">
                <text:p>832508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84">
                <text:p>784</text:p>
              </table:table-cell>
              <table:table-cell office:value-type="float" office:value="7835904">
                <text:p>783590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85">
                <text:p>785</text:p>
              </table:table-cell>
              <table:table-cell office:value-type="float" office:value="7346625">
                <text:p>734662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86">
                <text:p>786</text:p>
              </table:table-cell>
              <table:table-cell office:value-type="float" office:value="6857256">
                <text:p>685725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87">
                <text:p>787</text:p>
              </table:table-cell>
              <table:table-cell office:value-type="float" office:value="6367803">
                <text:p>636780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88">
                <text:p>788</text:p>
              </table:table-cell>
              <table:table-cell office:value-type="float" office:value="5878272">
                <text:p>587827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89">
                <text:p>789</text:p>
              </table:table-cell>
              <table:table-cell office:value-type="float" office:value="5388669">
                <text:p>538866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90">
                <text:p>790</text:p>
              </table:table-cell>
              <table:table-cell office:value-type="float" office:value="4899000">
                <text:p>489900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91">
                <text:p>791</text:p>
              </table:table-cell>
              <table:table-cell office:value-type="float" office:value="4409271">
                <text:p>440927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92">
                <text:p>792</text:p>
              </table:table-cell>
              <table:table-cell office:value-type="float" office:value="3919488">
                <text:p>391948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93">
                <text:p>793</text:p>
              </table:table-cell>
              <table:table-cell office:value-type="float" office:value="3429657">
                <text:p>342965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94">
                <text:p>794</text:p>
              </table:table-cell>
              <table:table-cell office:value-type="float" office:value="2939784">
                <text:p>293978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95">
                <text:p>795</text:p>
              </table:table-cell>
              <table:table-cell office:value-type="float" office:value="2449875">
                <text:p>244987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96">
                <text:p>796</text:p>
              </table:table-cell>
              <table:table-cell office:value-type="float" office:value="1959936">
                <text:p>195993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97">
                <text:p>797</text:p>
              </table:table-cell>
              <table:table-cell office:value-type="float" office:value="1469973">
                <text:p>146997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98">
                <text:p>798</text:p>
              </table:table-cell>
              <table:table-cell office:value-type="float" office:value="979992">
                <text:p>97999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99">
                <text:p>799</text:p>
              </table:table-cell>
              <table:table-cell office:value-type="float" office:value="489999">
                <text:p>48999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00">
                <text:p>8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01">
                <text:p>801</text:p>
              </table:table-cell>
              <table:table-cell office:value-type="float" office:value="-489999">
                <text:p>-48999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02">
                <text:p>802</text:p>
              </table:table-cell>
              <table:table-cell office:value-type="float" office:value="-979992">
                <text:p>-97999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03">
                <text:p>803</text:p>
              </table:table-cell>
              <table:table-cell office:value-type="float" office:value="-1469973">
                <text:p>-146997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04">
                <text:p>804</text:p>
              </table:table-cell>
              <table:table-cell office:value-type="float" office:value="-1959936">
                <text:p>-195993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05">
                <text:p>805</text:p>
              </table:table-cell>
              <table:table-cell office:value-type="float" office:value="-2449875">
                <text:p>-244987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06">
                <text:p>806</text:p>
              </table:table-cell>
              <table:table-cell office:value-type="float" office:value="-2939784">
                <text:p>-293978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07">
                <text:p>807</text:p>
              </table:table-cell>
              <table:table-cell office:value-type="float" office:value="-3429657">
                <text:p>-342965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08">
                <text:p>808</text:p>
              </table:table-cell>
              <table:table-cell office:value-type="float" office:value="-3919488">
                <text:p>-391948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09">
                <text:p>809</text:p>
              </table:table-cell>
              <table:table-cell office:value-type="float" office:value="-4409271">
                <text:p>-440927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10">
                <text:p>810</text:p>
              </table:table-cell>
              <table:table-cell office:value-type="float" office:value="-4899000">
                <text:p>-489900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11">
                <text:p>811</text:p>
              </table:table-cell>
              <table:table-cell office:value-type="float" office:value="-5388669">
                <text:p>-538866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12">
                <text:p>812</text:p>
              </table:table-cell>
              <table:table-cell office:value-type="float" office:value="-5878272">
                <text:p>-587827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13">
                <text:p>813</text:p>
              </table:table-cell>
              <table:table-cell office:value-type="float" office:value="-6367803">
                <text:p>-636780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14">
                <text:p>814</text:p>
              </table:table-cell>
              <table:table-cell office:value-type="float" office:value="-6857256">
                <text:p>-685725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15">
                <text:p>815</text:p>
              </table:table-cell>
              <table:table-cell office:value-type="float" office:value="-7346625">
                <text:p>-734662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16">
                <text:p>816</text:p>
              </table:table-cell>
              <table:table-cell office:value-type="float" office:value="-7835904">
                <text:p>-783590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17">
                <text:p>817</text:p>
              </table:table-cell>
              <table:table-cell office:value-type="float" office:value="-8325087">
                <text:p>-832508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18">
                <text:p>818</text:p>
              </table:table-cell>
              <table:table-cell office:value-type="float" office:value="-8814168">
                <text:p>-881416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19">
                <text:p>819</text:p>
              </table:table-cell>
              <table:table-cell office:value-type="float" office:value="-9303141">
                <text:p>-930314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20">
                <text:p>820</text:p>
              </table:table-cell>
              <table:table-cell office:value-type="float" office:value="-9792000">
                <text:p>-979200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21">
                <text:p>821</text:p>
              </table:table-cell>
              <table:table-cell office:value-type="float" office:value="-10280739">
                <text:p>-1028073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22">
                <text:p>822</text:p>
              </table:table-cell>
              <table:table-cell office:value-type="float" office:value="-10769352">
                <text:p>-1076935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23">
                <text:p>823</text:p>
              </table:table-cell>
              <table:table-cell office:value-type="float" office:value="-11257833">
                <text:p>-1125783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24">
                <text:p>824</text:p>
              </table:table-cell>
              <table:table-cell office:value-type="float" office:value="-11746176">
                <text:p>-1174617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25">
                <text:p>825</text:p>
              </table:table-cell>
              <table:table-cell office:value-type="float" office:value="-12234375">
                <text:p>-1223437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26">
                <text:p>826</text:p>
              </table:table-cell>
              <table:table-cell office:value-type="float" office:value="-12722424">
                <text:p>-1272242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27">
                <text:p>827</text:p>
              </table:table-cell>
              <table:table-cell office:value-type="float" office:value="-13210317">
                <text:p>-1321031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28">
                <text:p>828</text:p>
              </table:table-cell>
              <table:table-cell office:value-type="float" office:value="-13698048">
                <text:p>-1369804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29">
                <text:p>829</text:p>
              </table:table-cell>
              <table:table-cell office:value-type="float" office:value="-14185611">
                <text:p>-1418561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30">
                <text:p>830</text:p>
              </table:table-cell>
              <table:table-cell office:value-type="float" office:value="-14673000">
                <text:p>-1467300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31">
                <text:p>831</text:p>
              </table:table-cell>
              <table:table-cell office:value-type="float" office:value="-15160209">
                <text:p>-1516020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32">
                <text:p>832</text:p>
              </table:table-cell>
              <table:table-cell office:value-type="float" office:value="-15647232">
                <text:p>-1564723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33">
                <text:p>833</text:p>
              </table:table-cell>
              <table:table-cell office:value-type="float" office:value="-16134063">
                <text:p>-1613406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34">
                <text:p>834</text:p>
              </table:table-cell>
              <table:table-cell office:value-type="float" office:value="-16620696">
                <text:p>-1662069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35">
                <text:p>835</text:p>
              </table:table-cell>
              <table:table-cell office:value-type="float" office:value="-17107125">
                <text:p>-1710712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36">
                <text:p>836</text:p>
              </table:table-cell>
              <table:table-cell office:value-type="float" office:value="-17593344">
                <text:p>-1759334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37">
                <text:p>837</text:p>
              </table:table-cell>
              <table:table-cell office:value-type="float" office:value="-18079347">
                <text:p>-1807934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38">
                <text:p>838</text:p>
              </table:table-cell>
              <table:table-cell office:value-type="float" office:value="-18565128">
                <text:p>-1856512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39">
                <text:p>839</text:p>
              </table:table-cell>
              <table:table-cell office:value-type="float" office:value="-19050681">
                <text:p>-1905068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40">
                <text:p>840</text:p>
              </table:table-cell>
              <table:table-cell office:value-type="float" office:value="-19536000">
                <text:p>-1953600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41">
                <text:p>841</text:p>
              </table:table-cell>
              <table:table-cell office:value-type="float" office:value="-20021079">
                <text:p>-2002107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42">
                <text:p>842</text:p>
              </table:table-cell>
              <table:table-cell office:value-type="float" office:value="-20505912">
                <text:p>-2050591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43">
                <text:p>843</text:p>
              </table:table-cell>
              <table:table-cell office:value-type="float" office:value="-20990493">
                <text:p>-2099049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44">
                <text:p>844</text:p>
              </table:table-cell>
              <table:table-cell office:value-type="float" office:value="-21474816">
                <text:p>-2147481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45">
                <text:p>845</text:p>
              </table:table-cell>
              <table:table-cell office:value-type="float" office:value="-21958875">
                <text:p>-2195887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46">
                <text:p>846</text:p>
              </table:table-cell>
              <table:table-cell office:value-type="float" office:value="-22442664">
                <text:p>-2244266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47">
                <text:p>847</text:p>
              </table:table-cell>
              <table:table-cell office:value-type="float" office:value="-22926177">
                <text:p>-2292617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48">
                <text:p>848</text:p>
              </table:table-cell>
              <table:table-cell office:value-type="float" office:value="-23409408">
                <text:p>-2340940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49">
                <text:p>849</text:p>
              </table:table-cell>
              <table:table-cell office:value-type="float" office:value="-23892351">
                <text:p>-2389235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50">
                <text:p>850</text:p>
              </table:table-cell>
              <table:table-cell office:value-type="float" office:value="-24375000">
                <text:p>-2437500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51">
                <text:p>851</text:p>
              </table:table-cell>
              <table:table-cell office:value-type="float" office:value="-24857349">
                <text:p>-2485734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52">
                <text:p>852</text:p>
              </table:table-cell>
              <table:table-cell office:value-type="float" office:value="-25339392">
                <text:p>-2533939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53">
                <text:p>853</text:p>
              </table:table-cell>
              <table:table-cell office:value-type="float" office:value="-25821123">
                <text:p>-2582112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54">
                <text:p>854</text:p>
              </table:table-cell>
              <table:table-cell office:value-type="float" office:value="-26302536">
                <text:p>-2630253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55">
                <text:p>855</text:p>
              </table:table-cell>
              <table:table-cell office:value-type="float" office:value="-26783625">
                <text:p>-2678362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56">
                <text:p>856</text:p>
              </table:table-cell>
              <table:table-cell office:value-type="float" office:value="-27264384">
                <text:p>-2726438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57">
                <text:p>857</text:p>
              </table:table-cell>
              <table:table-cell office:value-type="float" office:value="-27744807">
                <text:p>-2774480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58">
                <text:p>858</text:p>
              </table:table-cell>
              <table:table-cell office:value-type="float" office:value="-28224888">
                <text:p>-2822488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59">
                <text:p>859</text:p>
              </table:table-cell>
              <table:table-cell office:value-type="float" office:value="-28704621">
                <text:p>-2870462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60">
                <text:p>860</text:p>
              </table:table-cell>
              <table:table-cell office:value-type="float" office:value="-29184000">
                <text:p>-2918400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61">
                <text:p>861</text:p>
              </table:table-cell>
              <table:table-cell office:value-type="float" office:value="-29663019">
                <text:p>-2966301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62">
                <text:p>862</text:p>
              </table:table-cell>
              <table:table-cell office:value-type="float" office:value="-30141672">
                <text:p>-3014167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63">
                <text:p>863</text:p>
              </table:table-cell>
              <table:table-cell office:value-type="float" office:value="-30619953">
                <text:p>-3061995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64">
                <text:p>864</text:p>
              </table:table-cell>
              <table:table-cell office:value-type="float" office:value="-31097856">
                <text:p>-3109785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65">
                <text:p>865</text:p>
              </table:table-cell>
              <table:table-cell office:value-type="float" office:value="-31575375">
                <text:p>-3157537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66">
                <text:p>866</text:p>
              </table:table-cell>
              <table:table-cell office:value-type="float" office:value="-32052504">
                <text:p>-3205250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67">
                <text:p>867</text:p>
              </table:table-cell>
              <table:table-cell office:value-type="float" office:value="-32529237">
                <text:p>-3252923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68">
                <text:p>868</text:p>
              </table:table-cell>
              <table:table-cell office:value-type="float" office:value="-33005568">
                <text:p>-3300556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69">
                <text:p>869</text:p>
              </table:table-cell>
              <table:table-cell office:value-type="float" office:value="-33481491">
                <text:p>-3348149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70">
                <text:p>870</text:p>
              </table:table-cell>
              <table:table-cell office:value-type="float" office:value="-33957000">
                <text:p>-3395700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71">
                <text:p>871</text:p>
              </table:table-cell>
              <table:table-cell office:value-type="float" office:value="-34432089">
                <text:p>-3443208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72">
                <text:p>872</text:p>
              </table:table-cell>
              <table:table-cell office:value-type="float" office:value="-34906752">
                <text:p>-3490675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73">
                <text:p>873</text:p>
              </table:table-cell>
              <table:table-cell office:value-type="float" office:value="-35380983">
                <text:p>-3538098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74">
                <text:p>874</text:p>
              </table:table-cell>
              <table:table-cell office:value-type="float" office:value="-35854776">
                <text:p>-3585477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75">
                <text:p>875</text:p>
              </table:table-cell>
              <table:table-cell office:value-type="float" office:value="-36328125">
                <text:p>-3632812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76">
                <text:p>876</text:p>
              </table:table-cell>
              <table:table-cell office:value-type="float" office:value="-36801024">
                <text:p>-3680102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77">
                <text:p>877</text:p>
              </table:table-cell>
              <table:table-cell office:value-type="float" office:value="-37273467">
                <text:p>-3727346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78">
                <text:p>878</text:p>
              </table:table-cell>
              <table:table-cell office:value-type="float" office:value="-37745448">
                <text:p>-3774544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79">
                <text:p>879</text:p>
              </table:table-cell>
              <table:table-cell office:value-type="float" office:value="-38216961">
                <text:p>-3821696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80">
                <text:p>880</text:p>
              </table:table-cell>
              <table:table-cell office:value-type="float" office:value="-38688000">
                <text:p>-3868800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81">
                <text:p>881</text:p>
              </table:table-cell>
              <table:table-cell office:value-type="float" office:value="-39158559">
                <text:p>-3915855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82">
                <text:p>882</text:p>
              </table:table-cell>
              <table:table-cell office:value-type="float" office:value="-39628632">
                <text:p>-3962863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83">
                <text:p>883</text:p>
              </table:table-cell>
              <table:table-cell office:value-type="float" office:value="-40098213">
                <text:p>-4009821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84">
                <text:p>884</text:p>
              </table:table-cell>
              <table:table-cell office:value-type="float" office:value="-40567296">
                <text:p>-4056729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85">
                <text:p>885</text:p>
              </table:table-cell>
              <table:table-cell office:value-type="float" office:value="-41035875">
                <text:p>-4103587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86">
                <text:p>886</text:p>
              </table:table-cell>
              <table:table-cell office:value-type="float" office:value="-41503944">
                <text:p>-4150394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87">
                <text:p>887</text:p>
              </table:table-cell>
              <table:table-cell office:value-type="float" office:value="-41971497">
                <text:p>-4197149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88">
                <text:p>888</text:p>
              </table:table-cell>
              <table:table-cell office:value-type="float" office:value="-42438528">
                <text:p>-4243852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89">
                <text:p>889</text:p>
              </table:table-cell>
              <table:table-cell office:value-type="float" office:value="-42905031">
                <text:p>-4290503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90">
                <text:p>890</text:p>
              </table:table-cell>
              <table:table-cell office:value-type="float" office:value="-43371000">
                <text:p>-4337100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91">
                <text:p>891</text:p>
              </table:table-cell>
              <table:table-cell office:value-type="float" office:value="-43836429">
                <text:p>-4383642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92">
                <text:p>892</text:p>
              </table:table-cell>
              <table:table-cell office:value-type="float" office:value="-44301312">
                <text:p>-4430131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93">
                <text:p>893</text:p>
              </table:table-cell>
              <table:table-cell office:value-type="float" office:value="-44765643">
                <text:p>-4476564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94">
                <text:p>894</text:p>
              </table:table-cell>
              <table:table-cell office:value-type="float" office:value="-45229416">
                <text:p>-4522941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95">
                <text:p>895</text:p>
              </table:table-cell>
              <table:table-cell office:value-type="float" office:value="-45692625">
                <text:p>-4569262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96">
                <text:p>896</text:p>
              </table:table-cell>
              <table:table-cell office:value-type="float" office:value="-46155264">
                <text:p>-4615526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97">
                <text:p>897</text:p>
              </table:table-cell>
              <table:table-cell office:value-type="float" office:value="-46617327">
                <text:p>-4661732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98">
                <text:p>898</text:p>
              </table:table-cell>
              <table:table-cell office:value-type="float" office:value="-47078808">
                <text:p>-4707880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99">
                <text:p>899</text:p>
              </table:table-cell>
              <table:table-cell office:value-type="float" office:value="-47539701">
                <text:p>-4753970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00">
                <text:p>900</text:p>
              </table:table-cell>
              <table:table-cell office:value-type="float" office:value="-48000000">
                <text:p>-4800000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01">
                <text:p>901</text:p>
              </table:table-cell>
              <table:table-cell office:value-type="float" office:value="-48459699">
                <text:p>-4845969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02">
                <text:p>902</text:p>
              </table:table-cell>
              <table:table-cell office:value-type="float" office:value="-48918792">
                <text:p>-4891879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03">
                <text:p>903</text:p>
              </table:table-cell>
              <table:table-cell office:value-type="float" office:value="-49377273">
                <text:p>-4937727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04">
                <text:p>904</text:p>
              </table:table-cell>
              <table:table-cell office:value-type="float" office:value="-49835136">
                <text:p>-4983513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05">
                <text:p>905</text:p>
              </table:table-cell>
              <table:table-cell office:value-type="float" office:value="-50292375">
                <text:p>-5029237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06">
                <text:p>906</text:p>
              </table:table-cell>
              <table:table-cell office:value-type="float" office:value="-50748984">
                <text:p>-5074898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07">
                <text:p>907</text:p>
              </table:table-cell>
              <table:table-cell office:value-type="float" office:value="-51204957">
                <text:p>-5120495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08">
                <text:p>908</text:p>
              </table:table-cell>
              <table:table-cell office:value-type="float" office:value="-51660288">
                <text:p>-5166028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09">
                <text:p>909</text:p>
              </table:table-cell>
              <table:table-cell office:value-type="float" office:value="-52114971">
                <text:p>-5211497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10">
                <text:p>910</text:p>
              </table:table-cell>
              <table:table-cell office:value-type="float" office:value="-52569000">
                <text:p>-5256900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11">
                <text:p>911</text:p>
              </table:table-cell>
              <table:table-cell office:value-type="float" office:value="-53022369">
                <text:p>-5302236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12">
                <text:p>912</text:p>
              </table:table-cell>
              <table:table-cell office:value-type="float" office:value="-53475072">
                <text:p>-5347507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13">
                <text:p>913</text:p>
              </table:table-cell>
              <table:table-cell office:value-type="float" office:value="-53927103">
                <text:p>-5392710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14">
                <text:p>914</text:p>
              </table:table-cell>
              <table:table-cell office:value-type="float" office:value="-54378456">
                <text:p>-5437845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15">
                <text:p>915</text:p>
              </table:table-cell>
              <table:table-cell office:value-type="float" office:value="-54829125">
                <text:p>-5482912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16">
                <text:p>916</text:p>
              </table:table-cell>
              <table:table-cell office:value-type="float" office:value="-55279104">
                <text:p>-5527910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17">
                <text:p>917</text:p>
              </table:table-cell>
              <table:table-cell office:value-type="float" office:value="-55728387">
                <text:p>-5572838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18">
                <text:p>918</text:p>
              </table:table-cell>
              <table:table-cell office:value-type="float" office:value="-56176968">
                <text:p>-5617696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19">
                <text:p>919</text:p>
              </table:table-cell>
              <table:table-cell office:value-type="float" office:value="-56624841">
                <text:p>-5662484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20">
                <text:p>920</text:p>
              </table:table-cell>
              <table:table-cell office:value-type="float" office:value="-57072000">
                <text:p>-5707200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21">
                <text:p>921</text:p>
              </table:table-cell>
              <table:table-cell office:value-type="float" office:value="-57518439">
                <text:p>-5751843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22">
                <text:p>922</text:p>
              </table:table-cell>
              <table:table-cell office:value-type="float" office:value="-57964152">
                <text:p>-5796415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23">
                <text:p>923</text:p>
              </table:table-cell>
              <table:table-cell office:value-type="float" office:value="-58409133">
                <text:p>-5840913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24">
                <text:p>924</text:p>
              </table:table-cell>
              <table:table-cell office:value-type="float" office:value="-58853376">
                <text:p>-5885337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25">
                <text:p>925</text:p>
              </table:table-cell>
              <table:table-cell office:value-type="float" office:value="-59296875">
                <text:p>-5929687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26">
                <text:p>926</text:p>
              </table:table-cell>
              <table:table-cell office:value-type="float" office:value="-59739624">
                <text:p>-5973962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27">
                <text:p>927</text:p>
              </table:table-cell>
              <table:table-cell office:value-type="float" office:value="-60181617">
                <text:p>-6018161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28">
                <text:p>928</text:p>
              </table:table-cell>
              <table:table-cell office:value-type="float" office:value="-60622848">
                <text:p>-6062284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29">
                <text:p>929</text:p>
              </table:table-cell>
              <table:table-cell office:value-type="float" office:value="-61063311">
                <text:p>-6106331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30">
                <text:p>930</text:p>
              </table:table-cell>
              <table:table-cell office:value-type="float" office:value="-61503000">
                <text:p>-6150300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31">
                <text:p>931</text:p>
              </table:table-cell>
              <table:table-cell office:value-type="float" office:value="-61941909">
                <text:p>-6194190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32">
                <text:p>932</text:p>
              </table:table-cell>
              <table:table-cell office:value-type="float" office:value="-62380032">
                <text:p>-6238003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33">
                <text:p>933</text:p>
              </table:table-cell>
              <table:table-cell office:value-type="float" office:value="-62817363">
                <text:p>-6281736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34">
                <text:p>934</text:p>
              </table:table-cell>
              <table:table-cell office:value-type="float" office:value="-63253896">
                <text:p>-6325389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35">
                <text:p>935</text:p>
              </table:table-cell>
              <table:table-cell office:value-type="float" office:value="-63689625">
                <text:p>-6368962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36">
                <text:p>936</text:p>
              </table:table-cell>
              <table:table-cell office:value-type="float" office:value="-64124544">
                <text:p>-6412454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37">
                <text:p>937</text:p>
              </table:table-cell>
              <table:table-cell office:value-type="float" office:value="-64558647">
                <text:p>-6455864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38">
                <text:p>938</text:p>
              </table:table-cell>
              <table:table-cell office:value-type="float" office:value="-64991928">
                <text:p>-6499192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39">
                <text:p>939</text:p>
              </table:table-cell>
              <table:table-cell office:value-type="float" office:value="-65424381">
                <text:p>-6542438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40">
                <text:p>940</text:p>
              </table:table-cell>
              <table:table-cell office:value-type="float" office:value="-65856000">
                <text:p>-6585600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41">
                <text:p>941</text:p>
              </table:table-cell>
              <table:table-cell office:value-type="float" office:value="-66286779">
                <text:p>-6628677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42">
                <text:p>942</text:p>
              </table:table-cell>
              <table:table-cell office:value-type="float" office:value="-66716712">
                <text:p>-6671671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43">
                <text:p>943</text:p>
              </table:table-cell>
              <table:table-cell office:value-type="float" office:value="-67145793">
                <text:p>-6714579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44">
                <text:p>944</text:p>
              </table:table-cell>
              <table:table-cell office:value-type="float" office:value="-67574016">
                <text:p>-6757401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45">
                <text:p>945</text:p>
              </table:table-cell>
              <table:table-cell office:value-type="float" office:value="-68001375">
                <text:p>-6800137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46">
                <text:p>946</text:p>
              </table:table-cell>
              <table:table-cell office:value-type="float" office:value="-68427864">
                <text:p>-6842786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47">
                <text:p>947</text:p>
              </table:table-cell>
              <table:table-cell office:value-type="float" office:value="-68853477">
                <text:p>-6885347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48">
                <text:p>948</text:p>
              </table:table-cell>
              <table:table-cell office:value-type="float" office:value="-69278208">
                <text:p>-6927820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49">
                <text:p>949</text:p>
              </table:table-cell>
              <table:table-cell office:value-type="float" office:value="-69702051">
                <text:p>-6970205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50">
                <text:p>950</text:p>
              </table:table-cell>
              <table:table-cell office:value-type="float" office:value="-70125000">
                <text:p>-7012500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51">
                <text:p>951</text:p>
              </table:table-cell>
              <table:table-cell office:value-type="float" office:value="-70547049">
                <text:p>-7054704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52">
                <text:p>952</text:p>
              </table:table-cell>
              <table:table-cell office:value-type="float" office:value="-70968192">
                <text:p>-7096819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53">
                <text:p>953</text:p>
              </table:table-cell>
              <table:table-cell office:value-type="float" office:value="-71388423">
                <text:p>-7138842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54">
                <text:p>954</text:p>
              </table:table-cell>
              <table:table-cell office:value-type="float" office:value="-71807736">
                <text:p>-7180773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55">
                <text:p>955</text:p>
              </table:table-cell>
              <table:table-cell office:value-type="float" office:value="-72226125">
                <text:p>-7222612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56">
                <text:p>956</text:p>
              </table:table-cell>
              <table:table-cell office:value-type="float" office:value="-72643584">
                <text:p>-7264358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57">
                <text:p>957</text:p>
              </table:table-cell>
              <table:table-cell office:value-type="float" office:value="-73060107">
                <text:p>-7306010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58">
                <text:p>958</text:p>
              </table:table-cell>
              <table:table-cell office:value-type="float" office:value="-73475688">
                <text:p>-7347568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59">
                <text:p>959</text:p>
              </table:table-cell>
              <table:table-cell office:value-type="float" office:value="-73890321">
                <text:p>-7389032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60">
                <text:p>960</text:p>
              </table:table-cell>
              <table:table-cell office:value-type="float" office:value="-74304000">
                <text:p>-7430400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61">
                <text:p>961</text:p>
              </table:table-cell>
              <table:table-cell office:value-type="float" office:value="-74716719">
                <text:p>-7471671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62">
                <text:p>962</text:p>
              </table:table-cell>
              <table:table-cell office:value-type="float" office:value="-75128472">
                <text:p>-7512847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63">
                <text:p>963</text:p>
              </table:table-cell>
              <table:table-cell office:value-type="float" office:value="-75539253">
                <text:p>-7553925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64">
                <text:p>964</text:p>
              </table:table-cell>
              <table:table-cell office:value-type="float" office:value="-75949056">
                <text:p>-7594905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65">
                <text:p>965</text:p>
              </table:table-cell>
              <table:table-cell office:value-type="float" office:value="-76357875">
                <text:p>-7635787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66">
                <text:p>966</text:p>
              </table:table-cell>
              <table:table-cell office:value-type="float" office:value="-76765704">
                <text:p>-7676570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67">
                <text:p>967</text:p>
              </table:table-cell>
              <table:table-cell office:value-type="float" office:value="-77172537">
                <text:p>-7717253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68">
                <text:p>968</text:p>
              </table:table-cell>
              <table:table-cell office:value-type="float" office:value="-77578368">
                <text:p>-7757836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69">
                <text:p>969</text:p>
              </table:table-cell>
              <table:table-cell office:value-type="float" office:value="-77983191">
                <text:p>-7798319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70">
                <text:p>970</text:p>
              </table:table-cell>
              <table:table-cell office:value-type="float" office:value="-78387000">
                <text:p>-7838700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71">
                <text:p>971</text:p>
              </table:table-cell>
              <table:table-cell office:value-type="float" office:value="-78789789">
                <text:p>-7878978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72">
                <text:p>972</text:p>
              </table:table-cell>
              <table:table-cell office:value-type="float" office:value="-79191552">
                <text:p>-7919155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73">
                <text:p>973</text:p>
              </table:table-cell>
              <table:table-cell office:value-type="float" office:value="-79592283">
                <text:p>-7959228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74">
                <text:p>974</text:p>
              </table:table-cell>
              <table:table-cell office:value-type="float" office:value="-79991976">
                <text:p>-7999197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75">
                <text:p>975</text:p>
              </table:table-cell>
              <table:table-cell office:value-type="float" office:value="-80390625">
                <text:p>-8039062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76">
                <text:p>976</text:p>
              </table:table-cell>
              <table:table-cell office:value-type="float" office:value="-80788224">
                <text:p>-8078822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77">
                <text:p>977</text:p>
              </table:table-cell>
              <table:table-cell office:value-type="float" office:value="-81184767">
                <text:p>-8118476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78">
                <text:p>978</text:p>
              </table:table-cell>
              <table:table-cell office:value-type="float" office:value="-81580248">
                <text:p>-8158024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79">
                <text:p>979</text:p>
              </table:table-cell>
              <table:table-cell office:value-type="float" office:value="-81974661">
                <text:p>-8197466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80">
                <text:p>980</text:p>
              </table:table-cell>
              <table:table-cell office:value-type="float" office:value="-82368000">
                <text:p>-8236800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81">
                <text:p>981</text:p>
              </table:table-cell>
              <table:table-cell office:value-type="float" office:value="-82760259">
                <text:p>-8276025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82">
                <text:p>982</text:p>
              </table:table-cell>
              <table:table-cell office:value-type="float" office:value="-83151432">
                <text:p>-8315143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83">
                <text:p>983</text:p>
              </table:table-cell>
              <table:table-cell office:value-type="float" office:value="-83541513">
                <text:p>-8354151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84">
                <text:p>984</text:p>
              </table:table-cell>
              <table:table-cell office:value-type="float" office:value="-83930496">
                <text:p>-8393049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85">
                <text:p>985</text:p>
              </table:table-cell>
              <table:table-cell office:value-type="float" office:value="-84318375">
                <text:p>-8431837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86">
                <text:p>986</text:p>
              </table:table-cell>
              <table:table-cell office:value-type="float" office:value="-84705144">
                <text:p>-8470514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87">
                <text:p>987</text:p>
              </table:table-cell>
              <table:table-cell office:value-type="float" office:value="-85090797">
                <text:p>-8509079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88">
                <text:p>988</text:p>
              </table:table-cell>
              <table:table-cell office:value-type="float" office:value="-85475328">
                <text:p>-8547532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89">
                <text:p>989</text:p>
              </table:table-cell>
              <table:table-cell office:value-type="float" office:value="-85858731">
                <text:p>-8585873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90">
                <text:p>990</text:p>
              </table:table-cell>
              <table:table-cell office:value-type="float" office:value="-86241000">
                <text:p>-8624100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91">
                <text:p>991</text:p>
              </table:table-cell>
              <table:table-cell office:value-type="float" office:value="-86622129">
                <text:p>-8662212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92">
                <text:p>992</text:p>
              </table:table-cell>
              <table:table-cell office:value-type="float" office:value="-87002112">
                <text:p>-8700211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93">
                <text:p>993</text:p>
              </table:table-cell>
              <table:table-cell office:value-type="float" office:value="-87380943">
                <text:p>-8738094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94">
                <text:p>994</text:p>
              </table:table-cell>
              <table:table-cell office:value-type="float" office:value="-87758616">
                <text:p>-8775861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95">
                <text:p>995</text:p>
              </table:table-cell>
              <table:table-cell office:value-type="float" office:value="-88135125">
                <text:p>-8813512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96">
                <text:p>996</text:p>
              </table:table-cell>
              <table:table-cell office:value-type="float" office:value="-88510464">
                <text:p>-8851046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97">
                <text:p>997</text:p>
              </table:table-cell>
              <table:table-cell office:value-type="float" office:value="-88884627">
                <text:p>-8888462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98">
                <text:p>998</text:p>
              </table:table-cell>
              <table:table-cell office:value-type="float" office:value="-89257608">
                <text:p>-8925760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99">
                <text:p>999</text:p>
              </table:table-cell>
              <table:table-cell office:value-type="float" office:value="-89629401">
                <text:p>-8962940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000">
                <text:p>1000</text:p>
              </table:table-cell>
              <table:table-cell office:value-type="float" office:value="-90000000">
                <text:p>-9000000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001">
                <text:p>1001</text:p>
              </table:table-cell>
              <table:table-cell office:value-type="float" office:value="-90369399">
                <text:p>-9036939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002">
                <text:p>1002</text:p>
              </table:table-cell>
              <table:table-cell office:value-type="float" office:value="-90737592">
                <text:p>-9073759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003">
                <text:p>1003</text:p>
              </table:table-cell>
              <table:table-cell office:value-type="float" office:value="-91104573">
                <text:p>-9110457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004">
                <text:p>1004</text:p>
              </table:table-cell>
              <table:table-cell office:value-type="float" office:value="-91470336">
                <text:p>-9147033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005">
                <text:p>1005</text:p>
              </table:table-cell>
              <table:table-cell office:value-type="float" office:value="-91834875">
                <text:p>-9183487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006">
                <text:p>1006</text:p>
              </table:table-cell>
              <table:table-cell office:value-type="float" office:value="-92198184">
                <text:p>-9219818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007">
                <text:p>1007</text:p>
              </table:table-cell>
              <table:table-cell office:value-type="float" office:value="-92560257">
                <text:p>-9256025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008">
                <text:p>1008</text:p>
              </table:table-cell>
              <table:table-cell office:value-type="float" office:value="-92921088">
                <text:p>-9292108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009">
                <text:p>1009</text:p>
              </table:table-cell>
              <table:table-cell office:value-type="float" office:value="-93280671">
                <text:p>-9328067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10">
                <text:p>1010</text:p>
              </table:table-cell>
              <table:table-cell office:value-type="float" office:value="-93639000">
                <text:p>-9363900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11">
                <text:p>1011</text:p>
              </table:table-cell>
              <table:table-cell office:value-type="float" office:value="-93996069">
                <text:p>-9399606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12">
                <text:p>1012</text:p>
              </table:table-cell>
              <table:table-cell office:value-type="float" office:value="-94351872">
                <text:p>-9435187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13">
                <text:p>1013</text:p>
              </table:table-cell>
              <table:table-cell office:value-type="float" office:value="-94706403">
                <text:p>-9470640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14">
                <text:p>1014</text:p>
              </table:table-cell>
              <table:table-cell office:value-type="float" office:value="-95059656">
                <text:p>-9505965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15">
                <text:p>1015</text:p>
              </table:table-cell>
              <table:table-cell office:value-type="float" office:value="-95411625">
                <text:p>-9541162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16">
                <text:p>1016</text:p>
              </table:table-cell>
              <table:table-cell office:value-type="float" office:value="-95762304">
                <text:p>-9576230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17">
                <text:p>1017</text:p>
              </table:table-cell>
              <table:table-cell office:value-type="float" office:value="-96111687">
                <text:p>-9611168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18">
                <text:p>1018</text:p>
              </table:table-cell>
              <table:table-cell office:value-type="float" office:value="-96459768">
                <text:p>-9645976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19">
                <text:p>1019</text:p>
              </table:table-cell>
              <table:table-cell office:value-type="float" office:value="-96806541">
                <text:p>-9680654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20">
                <text:p>1020</text:p>
              </table:table-cell>
              <table:table-cell office:value-type="float" office:value="-97152000">
                <text:p>-9715200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21">
                <text:p>1021</text:p>
              </table:table-cell>
              <table:table-cell office:value-type="float" office:value="-97496139">
                <text:p>-9749613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22">
                <text:p>1022</text:p>
              </table:table-cell>
              <table:table-cell office:value-type="float" office:value="-97838952">
                <text:p>-9783895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23">
                <text:p>1023</text:p>
              </table:table-cell>
              <table:table-cell office:value-type="float" office:value="-98180433">
                <text:p>-9818043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24">
                <text:p>1024</text:p>
              </table:table-cell>
              <table:table-cell office:value-type="float" office:value="-98520576">
                <text:p>-9852057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25">
                <text:p>1025</text:p>
              </table:table-cell>
              <table:table-cell office:value-type="float" office:value="-98859375">
                <text:p>-9885937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26">
                <text:p>1026</text:p>
              </table:table-cell>
              <table:table-cell office:value-type="float" office:value="-99196824">
                <text:p>-9919682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27">
                <text:p>1027</text:p>
              </table:table-cell>
              <table:table-cell office:value-type="float" office:value="-99532917">
                <text:p>-9953291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28">
                <text:p>1028</text:p>
              </table:table-cell>
              <table:table-cell office:value-type="float" office:value="-99867648">
                <text:p>-9986764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29">
                <text:p>1029</text:p>
              </table:table-cell>
              <table:table-cell office:value-type="float" office:value="-100201011">
                <text:p>-10020101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30">
                <text:p>1030</text:p>
              </table:table-cell>
              <table:table-cell office:value-type="float" office:value="-100533000">
                <text:p>-10053300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31">
                <text:p>1031</text:p>
              </table:table-cell>
              <table:table-cell office:value-type="float" office:value="-100863609">
                <text:p>-10086360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32">
                <text:p>1032</text:p>
              </table:table-cell>
              <table:table-cell office:value-type="float" office:value="-101192832">
                <text:p>-10119283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33">
                <text:p>1033</text:p>
              </table:table-cell>
              <table:table-cell office:value-type="float" office:value="-101520663">
                <text:p>-10152066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34">
                <text:p>1034</text:p>
              </table:table-cell>
              <table:table-cell office:value-type="float" office:value="-101847096">
                <text:p>-10184709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35">
                <text:p>1035</text:p>
              </table:table-cell>
              <table:table-cell office:value-type="float" office:value="-102172125">
                <text:p>-10217212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36">
                <text:p>1036</text:p>
              </table:table-cell>
              <table:table-cell office:value-type="float" office:value="-102495744">
                <text:p>-10249574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37">
                <text:p>1037</text:p>
              </table:table-cell>
              <table:table-cell office:value-type="float" office:value="-102817947">
                <text:p>-10281794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38">
                <text:p>1038</text:p>
              </table:table-cell>
              <table:table-cell office:value-type="float" office:value="-103138728">
                <text:p>-10313872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39">
                <text:p>1039</text:p>
              </table:table-cell>
              <table:table-cell office:value-type="float" office:value="-103458081">
                <text:p>-10345808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40">
                <text:p>1040</text:p>
              </table:table-cell>
              <table:table-cell office:value-type="float" office:value="-103776000">
                <text:p>-10377600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41">
                <text:p>1041</text:p>
              </table:table-cell>
              <table:table-cell office:value-type="float" office:value="-104092479">
                <text:p>-10409247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42">
                <text:p>1042</text:p>
              </table:table-cell>
              <table:table-cell office:value-type="float" office:value="-104407512">
                <text:p>-10440751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43">
                <text:p>1043</text:p>
              </table:table-cell>
              <table:table-cell office:value-type="float" office:value="-104721093">
                <text:p>-10472109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44">
                <text:p>1044</text:p>
              </table:table-cell>
              <table:table-cell office:value-type="float" office:value="-105033216">
                <text:p>-10503321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45">
                <text:p>1045</text:p>
              </table:table-cell>
              <table:table-cell office:value-type="float" office:value="-105343875">
                <text:p>-10534387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46">
                <text:p>1046</text:p>
              </table:table-cell>
              <table:table-cell office:value-type="float" office:value="-105653064">
                <text:p>-10565306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47">
                <text:p>1047</text:p>
              </table:table-cell>
              <table:table-cell office:value-type="float" office:value="-105960777">
                <text:p>-10596077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48">
                <text:p>1048</text:p>
              </table:table-cell>
              <table:table-cell office:value-type="float" office:value="-106267008">
                <text:p>-10626700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49">
                <text:p>1049</text:p>
              </table:table-cell>
              <table:table-cell office:value-type="float" office:value="-106571751">
                <text:p>-10657175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50">
                <text:p>1050</text:p>
              </table:table-cell>
              <table:table-cell office:value-type="float" office:value="-106875000">
                <text:p>-10687500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51">
                <text:p>1051</text:p>
              </table:table-cell>
              <table:table-cell office:value-type="float" office:value="-107176749">
                <text:p>-10717674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52">
                <text:p>1052</text:p>
              </table:table-cell>
              <table:table-cell office:value-type="float" office:value="-107476992">
                <text:p>-10747699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53">
                <text:p>1053</text:p>
              </table:table-cell>
              <table:table-cell office:value-type="float" office:value="-107775723">
                <text:p>-10777572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54">
                <text:p>1054</text:p>
              </table:table-cell>
              <table:table-cell office:value-type="float" office:value="-108072936">
                <text:p>-10807293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55">
                <text:p>1055</text:p>
              </table:table-cell>
              <table:table-cell office:value-type="float" office:value="-108368625">
                <text:p>-10836862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56">
                <text:p>1056</text:p>
              </table:table-cell>
              <table:table-cell office:value-type="float" office:value="-108662784">
                <text:p>-10866278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57">
                <text:p>1057</text:p>
              </table:table-cell>
              <table:table-cell office:value-type="float" office:value="-108955407">
                <text:p>-10895540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58">
                <text:p>1058</text:p>
              </table:table-cell>
              <table:table-cell office:value-type="float" office:value="-109246488">
                <text:p>-10924648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59">
                <text:p>1059</text:p>
              </table:table-cell>
              <table:table-cell office:value-type="float" office:value="-109536021">
                <text:p>-10953602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60">
                <text:p>1060</text:p>
              </table:table-cell>
              <table:table-cell office:value-type="float" office:value="-109824000">
                <text:p>-10982400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61">
                <text:p>1061</text:p>
              </table:table-cell>
              <table:table-cell office:value-type="float" office:value="-110110419">
                <text:p>-11011041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62">
                <text:p>1062</text:p>
              </table:table-cell>
              <table:table-cell office:value-type="float" office:value="-110395272">
                <text:p>-11039527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63">
                <text:p>1063</text:p>
              </table:table-cell>
              <table:table-cell office:value-type="float" office:value="-110678553">
                <text:p>-11067855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64">
                <text:p>1064</text:p>
              </table:table-cell>
              <table:table-cell office:value-type="float" office:value="-110960256">
                <text:p>-11096025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65">
                <text:p>1065</text:p>
              </table:table-cell>
              <table:table-cell office:value-type="float" office:value="-111240375">
                <text:p>-11124037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66">
                <text:p>1066</text:p>
              </table:table-cell>
              <table:table-cell office:value-type="float" office:value="-111518904">
                <text:p>-11151890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67">
                <text:p>1067</text:p>
              </table:table-cell>
              <table:table-cell office:value-type="float" office:value="-111795837">
                <text:p>-11179583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68">
                <text:p>1068</text:p>
              </table:table-cell>
              <table:table-cell office:value-type="float" office:value="-112071168">
                <text:p>-11207116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69">
                <text:p>1069</text:p>
              </table:table-cell>
              <table:table-cell office:value-type="float" office:value="-112344891">
                <text:p>-11234489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70">
                <text:p>1070</text:p>
              </table:table-cell>
              <table:table-cell office:value-type="float" office:value="-112617000">
                <text:p>-11261700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71">
                <text:p>1071</text:p>
              </table:table-cell>
              <table:table-cell office:value-type="float" office:value="-112887489">
                <text:p>-11288748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72">
                <text:p>1072</text:p>
              </table:table-cell>
              <table:table-cell office:value-type="float" office:value="-113156352">
                <text:p>-11315635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73">
                <text:p>1073</text:p>
              </table:table-cell>
              <table:table-cell office:value-type="float" office:value="-113423583">
                <text:p>-11342358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74">
                <text:p>1074</text:p>
              </table:table-cell>
              <table:table-cell office:value-type="float" office:value="-113689176">
                <text:p>-11368917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75">
                <text:p>1075</text:p>
              </table:table-cell>
              <table:table-cell office:value-type="float" office:value="-113953125">
                <text:p>-11395312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76">
                <text:p>1076</text:p>
              </table:table-cell>
              <table:table-cell office:value-type="float" office:value="-114215424">
                <text:p>-114215424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77">
                <text:p>1077</text:p>
              </table:table-cell>
              <table:table-cell office:value-type="float" office:value="-114476067">
                <text:p>-11447606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78">
                <text:p>1078</text:p>
              </table:table-cell>
              <table:table-cell office:value-type="float" office:value="-114735048">
                <text:p>-11473504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79">
                <text:p>1079</text:p>
              </table:table-cell>
              <table:table-cell office:value-type="float" office:value="-114992361">
                <text:p>-11499236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80">
                <text:p>1080</text:p>
              </table:table-cell>
              <table:table-cell office:value-type="float" office:value="-115248000">
                <text:p>-11524800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81">
                <text:p>1081</text:p>
              </table:table-cell>
              <table:table-cell office:value-type="float" office:value="-115501959">
                <text:p>-11550195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82">
                <text:p>1082</text:p>
              </table:table-cell>
              <table:table-cell office:value-type="float" office:value="-115754232">
                <text:p>-11575423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83">
                <text:p>1083</text:p>
              </table:table-cell>
              <table:table-cell office:value-type="float" office:value="-116004813">
                <text:p>-11600481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84">
                <text:p>1084</text:p>
              </table:table-cell>
              <table:table-cell office:value-type="float" office:value="-116253696">
                <text:p>-11625369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85">
                <text:p>1085</text:p>
              </table:table-cell>
              <table:table-cell office:value-type="float" office:value="-116500875">
                <text:p>-11650087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86">
                <text:p>1086</text:p>
              </table:table-cell>
              <table:table-cell office:value-type="float" office:value="-116746344">
                <text:p>-11674634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87">
                <text:p>1087</text:p>
              </table:table-cell>
              <table:table-cell office:value-type="float" office:value="-116990097">
                <text:p>-11699009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88">
                <text:p>1088</text:p>
              </table:table-cell>
              <table:table-cell office:value-type="float" office:value="-117232128">
                <text:p>-11723212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89">
                <text:p>1089</text:p>
              </table:table-cell>
              <table:table-cell office:value-type="float" office:value="-117472431">
                <text:p>-11747243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90">
                <text:p>1090</text:p>
              </table:table-cell>
              <table:table-cell office:value-type="float" office:value="-117711000">
                <text:p>-11771100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91">
                <text:p>1091</text:p>
              </table:table-cell>
              <table:table-cell office:value-type="float" office:value="-117947829">
                <text:p>-11794782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92">
                <text:p>1092</text:p>
              </table:table-cell>
              <table:table-cell office:value-type="float" office:value="-118182912">
                <text:p>-11818291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93">
                <text:p>1093</text:p>
              </table:table-cell>
              <table:table-cell office:value-type="float" office:value="-118416243">
                <text:p>-11841624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94">
                <text:p>1094</text:p>
              </table:table-cell>
              <table:table-cell office:value-type="float" office:value="-118647816">
                <text:p>-11864781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95">
                <text:p>1095</text:p>
              </table:table-cell>
              <table:table-cell office:value-type="float" office:value="-118877625">
                <text:p>-11887762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96">
                <text:p>1096</text:p>
              </table:table-cell>
              <table:table-cell office:value-type="float" office:value="-119105664">
                <text:p>-11910566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97">
                <text:p>1097</text:p>
              </table:table-cell>
              <table:table-cell office:value-type="float" office:value="-119331927">
                <text:p>-11933192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98">
                <text:p>1098</text:p>
              </table:table-cell>
              <table:table-cell office:value-type="float" office:value="-119556408">
                <text:p>-11955640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99">
                <text:p>1099</text:p>
              </table:table-cell>
              <table:table-cell office:value-type="float" office:value="-119779101">
                <text:p>-11977910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100">
                <text:p>1100</text:p>
              </table:table-cell>
              <table:table-cell office:value-type="float" office:value="-120000000">
                <text:p>-12000000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101">
                <text:p>1101</text:p>
              </table:table-cell>
              <table:table-cell office:value-type="float" office:value="-120219099">
                <text:p>-12021909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102">
                <text:p>1102</text:p>
              </table:table-cell>
              <table:table-cell office:value-type="float" office:value="-120436392">
                <text:p>-12043639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103">
                <text:p>1103</text:p>
              </table:table-cell>
              <table:table-cell office:value-type="float" office:value="-120651873">
                <text:p>-12065187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104">
                <text:p>1104</text:p>
              </table:table-cell>
              <table:table-cell office:value-type="float" office:value="-120865536">
                <text:p>-12086553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105">
                <text:p>1105</text:p>
              </table:table-cell>
              <table:table-cell office:value-type="float" office:value="-121077375">
                <text:p>-12107737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106">
                <text:p>1106</text:p>
              </table:table-cell>
              <table:table-cell office:value-type="float" office:value="-121287384">
                <text:p>-12128738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107">
                <text:p>1107</text:p>
              </table:table-cell>
              <table:table-cell office:value-type="float" office:value="-121495557">
                <text:p>-12149555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108">
                <text:p>1108</text:p>
              </table:table-cell>
              <table:table-cell office:value-type="float" office:value="-121701888">
                <text:p>-12170188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109">
                <text:p>1109</text:p>
              </table:table-cell>
              <table:table-cell office:value-type="float" office:value="-121906371">
                <text:p>-12190637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10">
                <text:p>1110</text:p>
              </table:table-cell>
              <table:table-cell office:value-type="float" office:value="-122109000">
                <text:p>-12210900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11">
                <text:p>1111</text:p>
              </table:table-cell>
              <table:table-cell office:value-type="float" office:value="-122309769">
                <text:p>-12230976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12">
                <text:p>1112</text:p>
              </table:table-cell>
              <table:table-cell office:value-type="float" office:value="-122508672">
                <text:p>-12250867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13">
                <text:p>1113</text:p>
              </table:table-cell>
              <table:table-cell office:value-type="float" office:value="-122705703">
                <text:p>-12270570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14">
                <text:p>1114</text:p>
              </table:table-cell>
              <table:table-cell office:value-type="float" office:value="-122900856">
                <text:p>-12290085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15">
                <text:p>1115</text:p>
              </table:table-cell>
              <table:table-cell office:value-type="float" office:value="-123094125">
                <text:p>-12309412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16">
                <text:p>1116</text:p>
              </table:table-cell>
              <table:table-cell office:value-type="float" office:value="-123285504">
                <text:p>-12328550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17">
                <text:p>1117</text:p>
              </table:table-cell>
              <table:table-cell office:value-type="float" office:value="-123474987">
                <text:p>-12347498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18">
                <text:p>1118</text:p>
              </table:table-cell>
              <table:table-cell office:value-type="float" office:value="-123662568">
                <text:p>-12366256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19">
                <text:p>1119</text:p>
              </table:table-cell>
              <table:table-cell office:value-type="float" office:value="-123848241">
                <text:p>-12384824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20">
                <text:p>1120</text:p>
              </table:table-cell>
              <table:table-cell office:value-type="float" office:value="-124032000">
                <text:p>-12403200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21">
                <text:p>1121</text:p>
              </table:table-cell>
              <table:table-cell office:value-type="float" office:value="-124213839">
                <text:p>-12421383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22">
                <text:p>1122</text:p>
              </table:table-cell>
              <table:table-cell office:value-type="float" office:value="-124393752">
                <text:p>-12439375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23">
                <text:p>1123</text:p>
              </table:table-cell>
              <table:table-cell office:value-type="float" office:value="-124571733">
                <text:p>-12457173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24">
                <text:p>1124</text:p>
              </table:table-cell>
              <table:table-cell office:value-type="float" office:value="-124747776">
                <text:p>-12474777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25">
                <text:p>1125</text:p>
              </table:table-cell>
              <table:table-cell office:value-type="float" office:value="-124921875">
                <text:p>-12492187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26">
                <text:p>1126</text:p>
              </table:table-cell>
              <table:table-cell office:value-type="float" office:value="-125094024">
                <text:p>-12509402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27">
                <text:p>1127</text:p>
              </table:table-cell>
              <table:table-cell office:value-type="float" office:value="-125264217">
                <text:p>-12526421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28">
                <text:p>1128</text:p>
              </table:table-cell>
              <table:table-cell office:value-type="float" office:value="-125432448">
                <text:p>-12543244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29">
                <text:p>1129</text:p>
              </table:table-cell>
              <table:table-cell office:value-type="float" office:value="-125598711">
                <text:p>-12559871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30">
                <text:p>1130</text:p>
              </table:table-cell>
              <table:table-cell office:value-type="float" office:value="-125763000">
                <text:p>-12576300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31">
                <text:p>1131</text:p>
              </table:table-cell>
              <table:table-cell office:value-type="float" office:value="-125925309">
                <text:p>-12592530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32">
                <text:p>1132</text:p>
              </table:table-cell>
              <table:table-cell office:value-type="float" office:value="-126085632">
                <text:p>-12608563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33">
                <text:p>1133</text:p>
              </table:table-cell>
              <table:table-cell office:value-type="float" office:value="-126243963">
                <text:p>-12624396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34">
                <text:p>1134</text:p>
              </table:table-cell>
              <table:table-cell office:value-type="float" office:value="-126400296">
                <text:p>-12640029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35">
                <text:p>1135</text:p>
              </table:table-cell>
              <table:table-cell office:value-type="float" office:value="-126554625">
                <text:p>-12655462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36">
                <text:p>1136</text:p>
              </table:table-cell>
              <table:table-cell office:value-type="float" office:value="-126706944">
                <text:p>-12670694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37">
                <text:p>1137</text:p>
              </table:table-cell>
              <table:table-cell office:value-type="float" office:value="-126857247">
                <text:p>-12685724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38">
                <text:p>1138</text:p>
              </table:table-cell>
              <table:table-cell office:value-type="float" office:value="-127005528">
                <text:p>-12700552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39">
                <text:p>1139</text:p>
              </table:table-cell>
              <table:table-cell office:value-type="float" office:value="-127151781">
                <text:p>-12715178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40">
                <text:p>1140</text:p>
              </table:table-cell>
              <table:table-cell office:value-type="float" office:value="-127296000">
                <text:p>-12729600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41">
                <text:p>1141</text:p>
              </table:table-cell>
              <table:table-cell office:value-type="float" office:value="-127438179">
                <text:p>-12743817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42">
                <text:p>1142</text:p>
              </table:table-cell>
              <table:table-cell office:value-type="float" office:value="-127578312">
                <text:p>-12757831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43">
                <text:p>1143</text:p>
              </table:table-cell>
              <table:table-cell office:value-type="float" office:value="-127716393">
                <text:p>-12771639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44">
                <text:p>1144</text:p>
              </table:table-cell>
              <table:table-cell office:value-type="float" office:value="-127852416">
                <text:p>-12785241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45">
                <text:p>1145</text:p>
              </table:table-cell>
              <table:table-cell office:value-type="float" office:value="-127986375">
                <text:p>-12798637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46">
                <text:p>1146</text:p>
              </table:table-cell>
              <table:table-cell office:value-type="float" office:value="-128118264">
                <text:p>-12811826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47">
                <text:p>1147</text:p>
              </table:table-cell>
              <table:table-cell office:value-type="float" office:value="-128248077">
                <text:p>-12824807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48">
                <text:p>1148</text:p>
              </table:table-cell>
              <table:table-cell office:value-type="float" office:value="-128375808">
                <text:p>-12837580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49">
                <text:p>1149</text:p>
              </table:table-cell>
              <table:table-cell office:value-type="float" office:value="-128501451">
                <text:p>-12850145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50">
                <text:p>1150</text:p>
              </table:table-cell>
              <table:table-cell office:value-type="float" office:value="-128625000">
                <text:p>-12862500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51">
                <text:p>1151</text:p>
              </table:table-cell>
              <table:table-cell office:value-type="float" office:value="-128746449">
                <text:p>-12874644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52">
                <text:p>1152</text:p>
              </table:table-cell>
              <table:table-cell office:value-type="float" office:value="-128865792">
                <text:p>-12886579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53">
                <text:p>1153</text:p>
              </table:table-cell>
              <table:table-cell office:value-type="float" office:value="-128983023">
                <text:p>-12898302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54">
                <text:p>1154</text:p>
              </table:table-cell>
              <table:table-cell office:value-type="float" office:value="-129098136">
                <text:p>-12909813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55">
                <text:p>1155</text:p>
              </table:table-cell>
              <table:table-cell office:value-type="float" office:value="-129211125">
                <text:p>-12921112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56">
                <text:p>1156</text:p>
              </table:table-cell>
              <table:table-cell office:value-type="float" office:value="-129321984">
                <text:p>-12932198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57">
                <text:p>1157</text:p>
              </table:table-cell>
              <table:table-cell office:value-type="float" office:value="-129430707">
                <text:p>-12943070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58">
                <text:p>1158</text:p>
              </table:table-cell>
              <table:table-cell office:value-type="float" office:value="-129537288">
                <text:p>-12953728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59">
                <text:p>1159</text:p>
              </table:table-cell>
              <table:table-cell office:value-type="float" office:value="-129641721">
                <text:p>-12964172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60">
                <text:p>1160</text:p>
              </table:table-cell>
              <table:table-cell office:value-type="float" office:value="-129744000">
                <text:p>-12974400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61">
                <text:p>1161</text:p>
              </table:table-cell>
              <table:table-cell office:value-type="float" office:value="-129844119">
                <text:p>-12984411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62">
                <text:p>1162</text:p>
              </table:table-cell>
              <table:table-cell office:value-type="float" office:value="-129942072">
                <text:p>-12994207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63">
                <text:p>1163</text:p>
              </table:table-cell>
              <table:table-cell office:value-type="float" office:value="-130037853">
                <text:p>-13003785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64">
                <text:p>1164</text:p>
              </table:table-cell>
              <table:table-cell office:value-type="float" office:value="-130131456">
                <text:p>-13013145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65">
                <text:p>1165</text:p>
              </table:table-cell>
              <table:table-cell office:value-type="float" office:value="-130222875">
                <text:p>-13022287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66">
                <text:p>1166</text:p>
              </table:table-cell>
              <table:table-cell office:value-type="float" office:value="-130312104">
                <text:p>-13031210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67">
                <text:p>1167</text:p>
              </table:table-cell>
              <table:table-cell office:value-type="float" office:value="-130399137">
                <text:p>-130399137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68">
                <text:p>1168</text:p>
              </table:table-cell>
              <table:table-cell office:value-type="float" office:value="-130483968">
                <text:p>-13048396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69">
                <text:p>1169</text:p>
              </table:table-cell>
              <table:table-cell office:value-type="float" office:value="-130566591">
                <text:p>-13056659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70">
                <text:p>1170</text:p>
              </table:table-cell>
              <table:table-cell office:value-type="float" office:value="-130647000">
                <text:p>-13064700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71">
                <text:p>1171</text:p>
              </table:table-cell>
              <table:table-cell office:value-type="float" office:value="-130725189">
                <text:p>-13072518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72">
                <text:p>1172</text:p>
              </table:table-cell>
              <table:table-cell office:value-type="float" office:value="-130801152">
                <text:p>-130801152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73">
                <text:p>1173</text:p>
              </table:table-cell>
              <table:table-cell office:value-type="float" office:value="-130874883">
                <text:p>-13087488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74">
                <text:p>1174</text:p>
              </table:table-cell>
              <table:table-cell office:value-type="float" office:value="-130946376">
                <text:p>-13094637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-131015625">
                <text:p>-13101562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76">
                <text:p>1176</text:p>
              </table:table-cell>
              <table:table-cell office:value-type="float" office:value="-131082624">
                <text:p>-13108262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77">
                <text:p>1177</text:p>
              </table:table-cell>
              <table:table-cell office:value-type="float" office:value="-131147367">
                <text:p>-131147367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78">
                <text:p>1178</text:p>
              </table:table-cell>
              <table:table-cell office:value-type="float" office:value="-131209848">
                <text:p>-13120984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79">
                <text:p>1179</text:p>
              </table:table-cell>
              <table:table-cell office:value-type="float" office:value="-131270061">
                <text:p>-13127006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80">
                <text:p>1180</text:p>
              </table:table-cell>
              <table:table-cell office:value-type="float" office:value="-131328000">
                <text:p>-13132800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81">
                <text:p>1181</text:p>
              </table:table-cell>
              <table:table-cell office:value-type="float" office:value="-131383659">
                <text:p>-13138365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82">
                <text:p>1182</text:p>
              </table:table-cell>
              <table:table-cell office:value-type="float" office:value="-131437032">
                <text:p>-13143703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83">
                <text:p>1183</text:p>
              </table:table-cell>
              <table:table-cell office:value-type="float" office:value="-131488113">
                <text:p>-13148811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84">
                <text:p>1184</text:p>
              </table:table-cell>
              <table:table-cell office:value-type="float" office:value="-131536896">
                <text:p>-13153689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85">
                <text:p>1185</text:p>
              </table:table-cell>
              <table:table-cell office:value-type="float" office:value="-131583375">
                <text:p>-13158337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86">
                <text:p>1186</text:p>
              </table:table-cell>
              <table:table-cell office:value-type="float" office:value="-131627544">
                <text:p>-131627544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87">
                <text:p>1187</text:p>
              </table:table-cell>
              <table:table-cell office:value-type="float" office:value="-131669397">
                <text:p>-13166939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88">
                <text:p>1188</text:p>
              </table:table-cell>
              <table:table-cell office:value-type="float" office:value="-131708928">
                <text:p>-13170892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89">
                <text:p>1189</text:p>
              </table:table-cell>
              <table:table-cell office:value-type="float" office:value="-131746131">
                <text:p>-13174613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90">
                <text:p>1190</text:p>
              </table:table-cell>
              <table:table-cell office:value-type="float" office:value="-131781000">
                <text:p>-13178100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91">
                <text:p>1191</text:p>
              </table:table-cell>
              <table:table-cell office:value-type="float" office:value="-131813529">
                <text:p>-131813529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92">
                <text:p>1192</text:p>
              </table:table-cell>
              <table:table-cell office:value-type="float" office:value="-131843712">
                <text:p>-13184371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93">
                <text:p>1193</text:p>
              </table:table-cell>
              <table:table-cell office:value-type="float" office:value="-131871543">
                <text:p>-131871543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94">
                <text:p>1194</text:p>
              </table:table-cell>
              <table:table-cell office:value-type="float" office:value="-131897016">
                <text:p>-131897016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95">
                <text:p>1195</text:p>
              </table:table-cell>
              <table:table-cell office:value-type="float" office:value="-131920125">
                <text:p>-13192012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96">
                <text:p>1196</text:p>
              </table:table-cell>
              <table:table-cell office:value-type="float" office:value="-131940864">
                <text:p>-131940864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97">
                <text:p>1197</text:p>
              </table:table-cell>
              <table:table-cell office:value-type="float" office:value="-131959227">
                <text:p>-13195922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98">
                <text:p>1198</text:p>
              </table:table-cell>
              <table:table-cell office:value-type="float" office:value="-131975208">
                <text:p>-13197520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99">
                <text:p>1199</text:p>
              </table:table-cell>
              <table:table-cell office:value-type="float" office:value="-131988801">
                <text:p>-13198880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200">
                <text:p>1200</text:p>
              </table:table-cell>
              <table:table-cell office:value-type="float" office:value="-132000000">
                <text:p>-13200000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201">
                <text:p>1201</text:p>
              </table:table-cell>
              <table:table-cell office:value-type="float" office:value="-132008799">
                <text:p>-13200879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202">
                <text:p>1202</text:p>
              </table:table-cell>
              <table:table-cell office:value-type="float" office:value="-132015192">
                <text:p>-13201519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203">
                <text:p>1203</text:p>
              </table:table-cell>
              <table:table-cell office:value-type="float" office:value="-132019173">
                <text:p>-13201917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204">
                <text:p>1204</text:p>
              </table:table-cell>
              <table:table-cell office:value-type="float" office:value="-132020736">
                <text:p>-132020736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205">
                <text:p>1205</text:p>
              </table:table-cell>
              <table:table-cell office:value-type="float" office:value="-132019875">
                <text:p>-13201987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206">
                <text:p>1206</text:p>
              </table:table-cell>
              <table:table-cell office:value-type="float" office:value="-132016584">
                <text:p>-13201658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207">
                <text:p>1207</text:p>
              </table:table-cell>
              <table:table-cell office:value-type="float" office:value="-132010857">
                <text:p>-132010857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208">
                <text:p>1208</text:p>
              </table:table-cell>
              <table:table-cell office:value-type="float" office:value="-132002688">
                <text:p>-13200268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209">
                <text:p>1209</text:p>
              </table:table-cell>
              <table:table-cell office:value-type="float" office:value="-131992071">
                <text:p>-13199207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210">
                <text:p>1210</text:p>
              </table:table-cell>
              <table:table-cell office:value-type="float" office:value="-131979000">
                <text:p>-13197900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11">
                <text:p>1211</text:p>
              </table:table-cell>
              <table:table-cell office:value-type="float" office:value="-131963469">
                <text:p>-131963469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12">
                <text:p>1212</text:p>
              </table:table-cell>
              <table:table-cell office:value-type="float" office:value="-131945472">
                <text:p>-13194547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13">
                <text:p>1213</text:p>
              </table:table-cell>
              <table:table-cell office:value-type="float" office:value="-131925003">
                <text:p>-13192500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14">
                <text:p>1214</text:p>
              </table:table-cell>
              <table:table-cell office:value-type="float" office:value="-131902056">
                <text:p>-13190205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15">
                <text:p>1215</text:p>
              </table:table-cell>
              <table:table-cell office:value-type="float" office:value="-131876625">
                <text:p>-13187662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16">
                <text:p>1216</text:p>
              </table:table-cell>
              <table:table-cell office:value-type="float" office:value="-131848704">
                <text:p>-13184870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17">
                <text:p>1217</text:p>
              </table:table-cell>
              <table:table-cell office:value-type="float" office:value="-131818287">
                <text:p>-13181828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18">
                <text:p>1218</text:p>
              </table:table-cell>
              <table:table-cell office:value-type="float" office:value="-131785368">
                <text:p>-131785368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19">
                <text:p>1219</text:p>
              </table:table-cell>
              <table:table-cell office:value-type="float" office:value="-131749941">
                <text:p>-13174994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20">
                <text:p>1220</text:p>
              </table:table-cell>
              <table:table-cell office:value-type="float" office:value="-131712000">
                <text:p>-13171200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21">
                <text:p>1221</text:p>
              </table:table-cell>
              <table:table-cell office:value-type="float" office:value="-131671539">
                <text:p>-131671539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22">
                <text:p>1222</text:p>
              </table:table-cell>
              <table:table-cell office:value-type="float" office:value="-131628552">
                <text:p>-13162855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23">
                <text:p>1223</text:p>
              </table:table-cell>
              <table:table-cell office:value-type="float" office:value="-131583033">
                <text:p>-13158303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24">
                <text:p>1224</text:p>
              </table:table-cell>
              <table:table-cell office:value-type="float" office:value="-131534976">
                <text:p>-13153497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25">
                <text:p>1225</text:p>
              </table:table-cell>
              <table:table-cell office:value-type="float" office:value="-131484375">
                <text:p>-13148437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26">
                <text:p>1226</text:p>
              </table:table-cell>
              <table:table-cell office:value-type="float" office:value="-131431224">
                <text:p>-131431224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27">
                <text:p>1227</text:p>
              </table:table-cell>
              <table:table-cell office:value-type="float" office:value="-131375517">
                <text:p>-131375517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28">
                <text:p>1228</text:p>
              </table:table-cell>
              <table:table-cell office:value-type="float" office:value="-131317248">
                <text:p>-13131724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29">
                <text:p>1229</text:p>
              </table:table-cell>
              <table:table-cell office:value-type="float" office:value="-131256411">
                <text:p>-13125641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30">
                <text:p>1230</text:p>
              </table:table-cell>
              <table:table-cell office:value-type="float" office:value="-131193000">
                <text:p>-13119300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31">
                <text:p>1231</text:p>
              </table:table-cell>
              <table:table-cell office:value-type="float" office:value="-131127009">
                <text:p>-131127009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32">
                <text:p>1232</text:p>
              </table:table-cell>
              <table:table-cell office:value-type="float" office:value="-131058432">
                <text:p>-131058432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33">
                <text:p>1233</text:p>
              </table:table-cell>
              <table:table-cell office:value-type="float" office:value="-130987263">
                <text:p>-130987263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34">
                <text:p>1234</text:p>
              </table:table-cell>
              <table:table-cell office:value-type="float" office:value="-130913496">
                <text:p>-13091349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35">
                <text:p>1235</text:p>
              </table:table-cell>
              <table:table-cell office:value-type="float" office:value="-130837125">
                <text:p>-13083712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36">
                <text:p>1236</text:p>
              </table:table-cell>
              <table:table-cell office:value-type="float" office:value="-130758144">
                <text:p>-13075814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37">
                <text:p>1237</text:p>
              </table:table-cell>
              <table:table-cell office:value-type="float" office:value="-130676547">
                <text:p>-130676547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38">
                <text:p>1238</text:p>
              </table:table-cell>
              <table:table-cell office:value-type="float" office:value="-130592328">
                <text:p>-13059232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39">
                <text:p>1239</text:p>
              </table:table-cell>
              <table:table-cell office:value-type="float" office:value="-130505481">
                <text:p>-13050548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40">
                <text:p>1240</text:p>
              </table:table-cell>
              <table:table-cell office:value-type="float" office:value="-130416000">
                <text:p>-13041600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41">
                <text:p>1241</text:p>
              </table:table-cell>
              <table:table-cell office:value-type="float" office:value="-130323879">
                <text:p>-13032387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42">
                <text:p>1242</text:p>
              </table:table-cell>
              <table:table-cell office:value-type="float" office:value="-130229112">
                <text:p>-13022911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43">
                <text:p>1243</text:p>
              </table:table-cell>
              <table:table-cell office:value-type="float" office:value="-130131693">
                <text:p>-13013169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44">
                <text:p>1244</text:p>
              </table:table-cell>
              <table:table-cell office:value-type="float" office:value="-130031616">
                <text:p>-130031616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45">
                <text:p>1245</text:p>
              </table:table-cell>
              <table:table-cell office:value-type="float" office:value="-129928875">
                <text:p>-12992887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46">
                <text:p>1246</text:p>
              </table:table-cell>
              <table:table-cell office:value-type="float" office:value="-129823464">
                <text:p>-129823464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47">
                <text:p>1247</text:p>
              </table:table-cell>
              <table:table-cell office:value-type="float" office:value="-129715377">
                <text:p>-129715377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48">
                <text:p>1248</text:p>
              </table:table-cell>
              <table:table-cell office:value-type="float" office:value="-129604608">
                <text:p>-129604608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49">
                <text:p>1249</text:p>
              </table:table-cell>
              <table:table-cell office:value-type="float" office:value="-129491151">
                <text:p>-12949115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50">
                <text:p>1250</text:p>
              </table:table-cell>
              <table:table-cell office:value-type="float" office:value="-129375000">
                <text:p>-12937500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51">
                <text:p>1251</text:p>
              </table:table-cell>
              <table:table-cell office:value-type="float" office:value="-129256149">
                <text:p>-12925614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52">
                <text:p>1252</text:p>
              </table:table-cell>
              <table:table-cell office:value-type="float" office:value="-129134592">
                <text:p>-129134592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53">
                <text:p>1253</text:p>
              </table:table-cell>
              <table:table-cell office:value-type="float" office:value="-129010323">
                <text:p>-12901032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54">
                <text:p>1254</text:p>
              </table:table-cell>
              <table:table-cell office:value-type="float" office:value="-128883336">
                <text:p>-12888333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55">
                <text:p>1255</text:p>
              </table:table-cell>
              <table:table-cell office:value-type="float" office:value="-128753625">
                <text:p>-12875362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56">
                <text:p>1256</text:p>
              </table:table-cell>
              <table:table-cell office:value-type="float" office:value="-128621184">
                <text:p>-128621184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57">
                <text:p>1257</text:p>
              </table:table-cell>
              <table:table-cell office:value-type="float" office:value="-128486007">
                <text:p>-128486007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58">
                <text:p>1258</text:p>
              </table:table-cell>
              <table:table-cell office:value-type="float" office:value="-128348088">
                <text:p>-12834808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59">
                <text:p>1259</text:p>
              </table:table-cell>
              <table:table-cell office:value-type="float" office:value="-128207421">
                <text:p>-12820742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60">
                <text:p>1260</text:p>
              </table:table-cell>
              <table:table-cell office:value-type="float" office:value="-128064000">
                <text:p>-12806400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61">
                <text:p>1261</text:p>
              </table:table-cell>
              <table:table-cell office:value-type="float" office:value="-127917819">
                <text:p>-12791781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62">
                <text:p>1262</text:p>
              </table:table-cell>
              <table:table-cell office:value-type="float" office:value="-127768872">
                <text:p>-127768872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63">
                <text:p>1263</text:p>
              </table:table-cell>
              <table:table-cell office:value-type="float" office:value="-127617153">
                <text:p>-127617153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64">
                <text:p>1264</text:p>
              </table:table-cell>
              <table:table-cell office:value-type="float" office:value="-127462656">
                <text:p>-127462656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65">
                <text:p>1265</text:p>
              </table:table-cell>
              <table:table-cell office:value-type="float" office:value="-127305375">
                <text:p>-12730537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66">
                <text:p>1266</text:p>
              </table:table-cell>
              <table:table-cell office:value-type="float" office:value="-127145304">
                <text:p>-127145304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67">
                <text:p>1267</text:p>
              </table:table-cell>
              <table:table-cell office:value-type="float" office:value="-126982437">
                <text:p>-126982437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68">
                <text:p>1268</text:p>
              </table:table-cell>
              <table:table-cell office:value-type="float" office:value="-126816768">
                <text:p>-126816768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69">
                <text:p>1269</text:p>
              </table:table-cell>
              <table:table-cell office:value-type="float" office:value="-126648291">
                <text:p>-12664829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70">
                <text:p>1270</text:p>
              </table:table-cell>
              <table:table-cell office:value-type="float" office:value="-126477000">
                <text:p>-12647700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71">
                <text:p>1271</text:p>
              </table:table-cell>
              <table:table-cell office:value-type="float" office:value="-126302889">
                <text:p>-12630288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72">
                <text:p>1272</text:p>
              </table:table-cell>
              <table:table-cell office:value-type="float" office:value="-126125952">
                <text:p>-126125952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73">
                <text:p>1273</text:p>
              </table:table-cell>
              <table:table-cell office:value-type="float" office:value="-125946183">
                <text:p>-125946183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74">
                <text:p>1274</text:p>
              </table:table-cell>
              <table:table-cell office:value-type="float" office:value="-125763576">
                <text:p>-12576357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75">
                <text:p>1275</text:p>
              </table:table-cell>
              <table:table-cell office:value-type="float" office:value="-125578125">
                <text:p>-12557812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76">
                <text:p>1276</text:p>
              </table:table-cell>
              <table:table-cell office:value-type="float" office:value="-125389824">
                <text:p>-12538982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77">
                <text:p>1277</text:p>
              </table:table-cell>
              <table:table-cell office:value-type="float" office:value="-125198667">
                <text:p>-125198667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78">
                <text:p>1278</text:p>
              </table:table-cell>
              <table:table-cell office:value-type="float" office:value="-125004648">
                <text:p>-12500464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79">
                <text:p>1279</text:p>
              </table:table-cell>
              <table:table-cell office:value-type="float" office:value="-124807761">
                <text:p>-124807761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80">
                <text:p>1280</text:p>
              </table:table-cell>
              <table:table-cell office:value-type="float" office:value="-124608000">
                <text:p>-12460800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81">
                <text:p>1281</text:p>
              </table:table-cell>
              <table:table-cell office:value-type="float" office:value="-124405359">
                <text:p>-12440535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82">
                <text:p>1282</text:p>
              </table:table-cell>
              <table:table-cell office:value-type="float" office:value="-124199832">
                <text:p>-124199832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83">
                <text:p>1283</text:p>
              </table:table-cell>
              <table:table-cell office:value-type="float" office:value="-123991413">
                <text:p>-123991413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84">
                <text:p>1284</text:p>
              </table:table-cell>
              <table:table-cell office:value-type="float" office:value="-123780096">
                <text:p>-12378009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85">
                <text:p>1285</text:p>
              </table:table-cell>
              <table:table-cell office:value-type="float" office:value="-123565875">
                <text:p>-12356587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86">
                <text:p>1286</text:p>
              </table:table-cell>
              <table:table-cell office:value-type="float" office:value="-123348744">
                <text:p>-12334874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87">
                <text:p>1287</text:p>
              </table:table-cell>
              <table:table-cell office:value-type="float" office:value="-123128697">
                <text:p>-123128697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88">
                <text:p>1288</text:p>
              </table:table-cell>
              <table:table-cell office:value-type="float" office:value="-122905728">
                <text:p>-122905728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89">
                <text:p>1289</text:p>
              </table:table-cell>
              <table:table-cell office:value-type="float" office:value="-122679831">
                <text:p>-122679831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90">
                <text:p>1290</text:p>
              </table:table-cell>
              <table:table-cell office:value-type="float" office:value="-122451000">
                <text:p>-12245100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91">
                <text:p>1291</text:p>
              </table:table-cell>
              <table:table-cell office:value-type="float" office:value="-122219229">
                <text:p>-12221922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92">
                <text:p>1292</text:p>
              </table:table-cell>
              <table:table-cell office:value-type="float" office:value="-121984512">
                <text:p>-121984512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93">
                <text:p>1293</text:p>
              </table:table-cell>
              <table:table-cell office:value-type="float" office:value="-121746843">
                <text:p>-121746843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94">
                <text:p>1294</text:p>
              </table:table-cell>
              <table:table-cell office:value-type="float" office:value="-121506216">
                <text:p>-12150621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95">
                <text:p>1295</text:p>
              </table:table-cell>
              <table:table-cell office:value-type="float" office:value="-121262625">
                <text:p>-12126262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96">
                <text:p>1296</text:p>
              </table:table-cell>
              <table:table-cell office:value-type="float" office:value="-121016064">
                <text:p>-121016064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97">
                <text:p>1297</text:p>
              </table:table-cell>
              <table:table-cell office:value-type="float" office:value="-120766527">
                <text:p>-12076652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98">
                <text:p>1298</text:p>
              </table:table-cell>
              <table:table-cell office:value-type="float" office:value="-120514008">
                <text:p>-120514008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99">
                <text:p>1299</text:p>
              </table:table-cell>
              <table:table-cell office:value-type="float" office:value="-120258501">
                <text:p>-12025850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300">
                <text:p>1300</text:p>
              </table:table-cell>
              <table:table-cell office:value-type="float" office:value="-120000000">
                <text:p>-12000000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301">
                <text:p>1301</text:p>
              </table:table-cell>
              <table:table-cell office:value-type="float" office:value="-119738499">
                <text:p>-11973849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302">
                <text:p>1302</text:p>
              </table:table-cell>
              <table:table-cell office:value-type="float" office:value="-119473992">
                <text:p>-119473992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303">
                <text:p>1303</text:p>
              </table:table-cell>
              <table:table-cell office:value-type="float" office:value="-119206473">
                <text:p>-11920647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304">
                <text:p>1304</text:p>
              </table:table-cell>
              <table:table-cell office:value-type="float" office:value="-118935936">
                <text:p>-11893593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305">
                <text:p>1305</text:p>
              </table:table-cell>
              <table:table-cell office:value-type="float" office:value="-118662375">
                <text:p>-11866237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306">
                <text:p>1306</text:p>
              </table:table-cell>
              <table:table-cell office:value-type="float" office:value="-118385784">
                <text:p>-11838578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307">
                <text:p>1307</text:p>
              </table:table-cell>
              <table:table-cell office:value-type="float" office:value="-118106157">
                <text:p>-11810615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308">
                <text:p>1308</text:p>
              </table:table-cell>
              <table:table-cell office:value-type="float" office:value="-117823488">
                <text:p>-11782348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309">
                <text:p>1309</text:p>
              </table:table-cell>
              <table:table-cell office:value-type="float" office:value="-117537771">
                <text:p>-11753777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310">
                <text:p>1310</text:p>
              </table:table-cell>
              <table:table-cell office:value-type="float" office:value="-117249000">
                <text:p>-11724900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11">
                <text:p>1311</text:p>
              </table:table-cell>
              <table:table-cell office:value-type="float" office:value="-116957169">
                <text:p>-116957169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12">
                <text:p>1312</text:p>
              </table:table-cell>
              <table:table-cell office:value-type="float" office:value="-116662272">
                <text:p>-116662272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13">
                <text:p>1313</text:p>
              </table:table-cell>
              <table:table-cell office:value-type="float" office:value="-116364303">
                <text:p>-116364303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14">
                <text:p>1314</text:p>
              </table:table-cell>
              <table:table-cell office:value-type="float" office:value="-116063256">
                <text:p>-116063256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15">
                <text:p>1315</text:p>
              </table:table-cell>
              <table:table-cell office:value-type="float" office:value="-115759125">
                <text:p>-11575912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16">
                <text:p>1316</text:p>
              </table:table-cell>
              <table:table-cell office:value-type="float" office:value="-115451904">
                <text:p>-115451904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17">
                <text:p>1317</text:p>
              </table:table-cell>
              <table:table-cell office:value-type="float" office:value="-115141587">
                <text:p>-115141587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18">
                <text:p>1318</text:p>
              </table:table-cell>
              <table:table-cell office:value-type="float" office:value="-114828168">
                <text:p>-114828168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19">
                <text:p>1319</text:p>
              </table:table-cell>
              <table:table-cell office:value-type="float" office:value="-114511641">
                <text:p>-11451164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20">
                <text:p>1320</text:p>
              </table:table-cell>
              <table:table-cell office:value-type="float" office:value="-114192000">
                <text:p>-11419200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21">
                <text:p>1321</text:p>
              </table:table-cell>
              <table:table-cell office:value-type="float" office:value="-113869239">
                <text:p>-11386923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22">
                <text:p>1322</text:p>
              </table:table-cell>
              <table:table-cell office:value-type="float" office:value="-113543352">
                <text:p>-11354335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23">
                <text:p>1323</text:p>
              </table:table-cell>
              <table:table-cell office:value-type="float" office:value="-113214333">
                <text:p>-113214333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24">
                <text:p>1324</text:p>
              </table:table-cell>
              <table:table-cell office:value-type="float" office:value="-112882176">
                <text:p>-112882176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25">
                <text:p>1325</text:p>
              </table:table-cell>
              <table:table-cell office:value-type="float" office:value="-112546875">
                <text:p>-11254687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26">
                <text:p>1326</text:p>
              </table:table-cell>
              <table:table-cell office:value-type="float" office:value="-112208424">
                <text:p>-11220842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27">
                <text:p>1327</text:p>
              </table:table-cell>
              <table:table-cell office:value-type="float" office:value="-111866817">
                <text:p>-111866817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28">
                <text:p>1328</text:p>
              </table:table-cell>
              <table:table-cell office:value-type="float" office:value="-111522048">
                <text:p>-111522048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29">
                <text:p>1329</text:p>
              </table:table-cell>
              <table:table-cell office:value-type="float" office:value="-111174111">
                <text:p>-11117411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30">
                <text:p>1330</text:p>
              </table:table-cell>
              <table:table-cell office:value-type="float" office:value="-110823000">
                <text:p>-11082300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31">
                <text:p>1331</text:p>
              </table:table-cell>
              <table:table-cell office:value-type="float" office:value="-110468709">
                <text:p>-110468709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32">
                <text:p>1332</text:p>
              </table:table-cell>
              <table:table-cell office:value-type="float" office:value="-110111232">
                <text:p>-110111232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33">
                <text:p>1333</text:p>
              </table:table-cell>
              <table:table-cell office:value-type="float" office:value="-109750563">
                <text:p>-109750563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34">
                <text:p>1334</text:p>
              </table:table-cell>
              <table:table-cell office:value-type="float" office:value="-109386696">
                <text:p>-109386696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35">
                <text:p>1335</text:p>
              </table:table-cell>
              <table:table-cell office:value-type="float" office:value="-109019625">
                <text:p>-10901962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36">
                <text:p>1336</text:p>
              </table:table-cell>
              <table:table-cell office:value-type="float" office:value="-108649344">
                <text:p>-108649344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37">
                <text:p>1337</text:p>
              </table:table-cell>
              <table:table-cell office:value-type="float" office:value="-108275847">
                <text:p>-10827584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38">
                <text:p>1338</text:p>
              </table:table-cell>
              <table:table-cell office:value-type="float" office:value="-107899128">
                <text:p>-107899128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39">
                <text:p>1339</text:p>
              </table:table-cell>
              <table:table-cell office:value-type="float" office:value="-107519181">
                <text:p>-107519181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40">
                <text:p>1340</text:p>
              </table:table-cell>
              <table:table-cell office:value-type="float" office:value="-107136000">
                <text:p>-10713600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41">
                <text:p>1341</text:p>
              </table:table-cell>
              <table:table-cell office:value-type="float" office:value="-106749579">
                <text:p>-106749579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42">
                <text:p>1342</text:p>
              </table:table-cell>
              <table:table-cell office:value-type="float" office:value="-106359912">
                <text:p>-106359912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43">
                <text:p>1343</text:p>
              </table:table-cell>
              <table:table-cell office:value-type="float" office:value="-105966993">
                <text:p>-10596699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44">
                <text:p>1344</text:p>
              </table:table-cell>
              <table:table-cell office:value-type="float" office:value="-105570816">
                <text:p>-105570816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45">
                <text:p>1345</text:p>
              </table:table-cell>
              <table:table-cell office:value-type="float" office:value="-105171375">
                <text:p>-10517137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46">
                <text:p>1346</text:p>
              </table:table-cell>
              <table:table-cell office:value-type="float" office:value="-104768664">
                <text:p>-104768664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47">
                <text:p>1347</text:p>
              </table:table-cell>
              <table:table-cell office:value-type="float" office:value="-104362677">
                <text:p>-104362677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48">
                <text:p>1348</text:p>
              </table:table-cell>
              <table:table-cell office:value-type="float" office:value="-103953408">
                <text:p>-103953408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49">
                <text:p>1349</text:p>
              </table:table-cell>
              <table:table-cell office:value-type="float" office:value="-103540851">
                <text:p>-10354085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50">
                <text:p>1350</text:p>
              </table:table-cell>
              <table:table-cell office:value-type="float" office:value="-103125000">
                <text:p>-10312500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51">
                <text:p>1351</text:p>
              </table:table-cell>
              <table:table-cell office:value-type="float" office:value="-102705849">
                <text:p>-10270584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52">
                <text:p>1352</text:p>
              </table:table-cell>
              <table:table-cell office:value-type="float" office:value="-102283392">
                <text:p>-10228339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53">
                <text:p>1353</text:p>
              </table:table-cell>
              <table:table-cell office:value-type="float" office:value="-101857623">
                <text:p>-101857623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54">
                <text:p>1354</text:p>
              </table:table-cell>
              <table:table-cell office:value-type="float" office:value="-101428536">
                <text:p>-10142853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55">
                <text:p>1355</text:p>
              </table:table-cell>
              <table:table-cell office:value-type="float" office:value="-100996125">
                <text:p>-10099612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56">
                <text:p>1356</text:p>
              </table:table-cell>
              <table:table-cell office:value-type="float" office:value="-100560384">
                <text:p>-10056038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57">
                <text:p>1357</text:p>
              </table:table-cell>
              <table:table-cell office:value-type="float" office:value="-100121307">
                <text:p>-100121307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58">
                <text:p>1358</text:p>
              </table:table-cell>
              <table:table-cell office:value-type="float" office:value="-99678888">
                <text:p>-99678888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59">
                <text:p>1359</text:p>
              </table:table-cell>
              <table:table-cell office:value-type="float" office:value="-99233121">
                <text:p>-99233121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60">
                <text:p>1360</text:p>
              </table:table-cell>
              <table:table-cell office:value-type="float" office:value="-98784000">
                <text:p>-9878400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61">
                <text:p>1361</text:p>
              </table:table-cell>
              <table:table-cell office:value-type="float" office:value="-98331519">
                <text:p>-98331519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62">
                <text:p>1362</text:p>
              </table:table-cell>
              <table:table-cell office:value-type="float" office:value="-97875672">
                <text:p>-9787567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63">
                <text:p>1363</text:p>
              </table:table-cell>
              <table:table-cell office:value-type="float" office:value="-97416453">
                <text:p>-9741645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64">
                <text:p>1364</text:p>
              </table:table-cell>
              <table:table-cell office:value-type="float" office:value="-96953856">
                <text:p>-9695385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65">
                <text:p>1365</text:p>
              </table:table-cell>
              <table:table-cell office:value-type="float" office:value="-96487875">
                <text:p>-9648787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66">
                <text:p>1366</text:p>
              </table:table-cell>
              <table:table-cell office:value-type="float" office:value="-96018504">
                <text:p>-96018504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67">
                <text:p>1367</text:p>
              </table:table-cell>
              <table:table-cell office:value-type="float" office:value="-95545737">
                <text:p>-9554573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68">
                <text:p>1368</text:p>
              </table:table-cell>
              <table:table-cell office:value-type="float" office:value="-95069568">
                <text:p>-95069568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69">
                <text:p>1369</text:p>
              </table:table-cell>
              <table:table-cell office:value-type="float" office:value="-94589991">
                <text:p>-9458999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70">
                <text:p>1370</text:p>
              </table:table-cell>
              <table:table-cell office:value-type="float" office:value="-94107000">
                <text:p>-9410700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71">
                <text:p>1371</text:p>
              </table:table-cell>
              <table:table-cell office:value-type="float" office:value="-93620589">
                <text:p>-9362058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72">
                <text:p>1372</text:p>
              </table:table-cell>
              <table:table-cell office:value-type="float" office:value="-93130752">
                <text:p>-9313075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73">
                <text:p>1373</text:p>
              </table:table-cell>
              <table:table-cell office:value-type="float" office:value="-92637483">
                <text:p>-92637483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74">
                <text:p>1374</text:p>
              </table:table-cell>
              <table:table-cell office:value-type="float" office:value="-92140776">
                <text:p>-92140776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75">
                <text:p>1375</text:p>
              </table:table-cell>
              <table:table-cell office:value-type="float" office:value="-91640625">
                <text:p>-9164062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76">
                <text:p>1376</text:p>
              </table:table-cell>
              <table:table-cell office:value-type="float" office:value="-91137024">
                <text:p>-91137024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77">
                <text:p>1377</text:p>
              </table:table-cell>
              <table:table-cell office:value-type="float" office:value="-90629967">
                <text:p>-90629967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78">
                <text:p>1378</text:p>
              </table:table-cell>
              <table:table-cell office:value-type="float" office:value="-90119448">
                <text:p>-9011944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79">
                <text:p>1379</text:p>
              </table:table-cell>
              <table:table-cell office:value-type="float" office:value="-89605461">
                <text:p>-8960546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80">
                <text:p>1380</text:p>
              </table:table-cell>
              <table:table-cell office:value-type="float" office:value="-89088000">
                <text:p>-8908800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81">
                <text:p>1381</text:p>
              </table:table-cell>
              <table:table-cell office:value-type="float" office:value="-88567059">
                <text:p>-8856705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82">
                <text:p>1382</text:p>
              </table:table-cell>
              <table:table-cell office:value-type="float" office:value="-88042632">
                <text:p>-88042632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83">
                <text:p>1383</text:p>
              </table:table-cell>
              <table:table-cell office:value-type="float" office:value="-87514713">
                <text:p>-87514713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84">
                <text:p>1384</text:p>
              </table:table-cell>
              <table:table-cell office:value-type="float" office:value="-86983296">
                <text:p>-86983296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85">
                <text:p>1385</text:p>
              </table:table-cell>
              <table:table-cell office:value-type="float" office:value="-86448375">
                <text:p>-8644837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86">
                <text:p>1386</text:p>
              </table:table-cell>
              <table:table-cell office:value-type="float" office:value="-85909944">
                <text:p>-85909944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87">
                <text:p>1387</text:p>
              </table:table-cell>
              <table:table-cell office:value-type="float" office:value="-85367997">
                <text:p>-85367997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88">
                <text:p>1388</text:p>
              </table:table-cell>
              <table:table-cell office:value-type="float" office:value="-84822528">
                <text:p>-8482252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89">
                <text:p>1389</text:p>
              </table:table-cell>
              <table:table-cell office:value-type="float" office:value="-84273531">
                <text:p>-84273531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90">
                <text:p>1390</text:p>
              </table:table-cell>
              <table:table-cell office:value-type="float" office:value="-83721000">
                <text:p>-8372100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91">
                <text:p>1391</text:p>
              </table:table-cell>
              <table:table-cell office:value-type="float" office:value="-83164929">
                <text:p>-83164929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92">
                <text:p>1392</text:p>
              </table:table-cell>
              <table:table-cell office:value-type="float" office:value="-82605312">
                <text:p>-8260531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93">
                <text:p>1393</text:p>
              </table:table-cell>
              <table:table-cell office:value-type="float" office:value="-82042143">
                <text:p>-82042143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94">
                <text:p>1394</text:p>
              </table:table-cell>
              <table:table-cell office:value-type="float" office:value="-81475416">
                <text:p>-81475416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95">
                <text:p>1395</text:p>
              </table:table-cell>
              <table:table-cell office:value-type="float" office:value="-80905125">
                <text:p>-8090512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396">
                <text:p>1396</text:p>
              </table:table-cell>
              <table:table-cell office:value-type="float" office:value="-80331264">
                <text:p>-80331264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397">
                <text:p>1397</text:p>
              </table:table-cell>
              <table:table-cell office:value-type="float" office:value="-79753827">
                <text:p>-79753827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98">
                <text:p>1398</text:p>
              </table:table-cell>
              <table:table-cell office:value-type="float" office:value="-79172808">
                <text:p>-79172808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99">
                <text:p>1399</text:p>
              </table:table-cell>
              <table:table-cell office:value-type="float" office:value="-78588201">
                <text:p>-78588201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400">
                <text:p>1400</text:p>
              </table:table-cell>
              <table:table-cell office:value-type="float" office:value="-78000000">
                <text:p>-7800000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401">
                <text:p>1401</text:p>
              </table:table-cell>
              <table:table-cell office:value-type="float" office:value="-77408199">
                <text:p>-77408199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402">
                <text:p>1402</text:p>
              </table:table-cell>
              <table:table-cell office:value-type="float" office:value="-76812792">
                <text:p>-76812792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403">
                <text:p>1403</text:p>
              </table:table-cell>
              <table:table-cell office:value-type="float" office:value="-76213773">
                <text:p>-76213773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404">
                <text:p>1404</text:p>
              </table:table-cell>
              <table:table-cell office:value-type="float" office:value="-75611136">
                <text:p>-75611136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405">
                <text:p>1405</text:p>
              </table:table-cell>
              <table:table-cell office:value-type="float" office:value="-75004875">
                <text:p>-7500487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406">
                <text:p>1406</text:p>
              </table:table-cell>
              <table:table-cell office:value-type="float" office:value="-74394984">
                <text:p>-74394984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407">
                <text:p>1407</text:p>
              </table:table-cell>
              <table:table-cell office:value-type="float" office:value="-73781457">
                <text:p>-73781457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408">
                <text:p>1408</text:p>
              </table:table-cell>
              <table:table-cell office:value-type="float" office:value="-73164288">
                <text:p>-73164288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409">
                <text:p>1409</text:p>
              </table:table-cell>
              <table:table-cell office:value-type="float" office:value="-72543471">
                <text:p>-72543471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410">
                <text:p>1410</text:p>
              </table:table-cell>
              <table:table-cell office:value-type="float" office:value="-71919000">
                <text:p>-7191900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11">
                <text:p>1411</text:p>
              </table:table-cell>
              <table:table-cell office:value-type="float" office:value="-71290869">
                <text:p>-7129086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12">
                <text:p>1412</text:p>
              </table:table-cell>
              <table:table-cell office:value-type="float" office:value="-70659072">
                <text:p>-70659072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13">
                <text:p>1413</text:p>
              </table:table-cell>
              <table:table-cell office:value-type="float" office:value="-70023603">
                <text:p>-70023603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14">
                <text:p>1414</text:p>
              </table:table-cell>
              <table:table-cell office:value-type="float" office:value="-69384456">
                <text:p>-69384456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15">
                <text:p>1415</text:p>
              </table:table-cell>
              <table:table-cell office:value-type="float" office:value="-68741625">
                <text:p>-6874162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16">
                <text:p>1416</text:p>
              </table:table-cell>
              <table:table-cell office:value-type="float" office:value="-68095104">
                <text:p>-6809510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17">
                <text:p>1417</text:p>
              </table:table-cell>
              <table:table-cell office:value-type="float" office:value="-67444887">
                <text:p>-67444887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18">
                <text:p>1418</text:p>
              </table:table-cell>
              <table:table-cell office:value-type="float" office:value="-66790968">
                <text:p>-66790968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19">
                <text:p>1419</text:p>
              </table:table-cell>
              <table:table-cell office:value-type="float" office:value="-66133341">
                <text:p>-6613334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20">
                <text:p>1420</text:p>
              </table:table-cell>
              <table:table-cell office:value-type="float" office:value="-65472000">
                <text:p>-65472000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21">
                <text:p>1421</text:p>
              </table:table-cell>
              <table:table-cell office:value-type="float" office:value="-64806939">
                <text:p>-64806939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22">
                <text:p>1422</text:p>
              </table:table-cell>
              <table:table-cell office:value-type="float" office:value="-64138152">
                <text:p>-64138152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23">
                <text:p>1423</text:p>
              </table:table-cell>
              <table:table-cell office:value-type="float" office:value="-63465633">
                <text:p>-63465633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24">
                <text:p>1424</text:p>
              </table:table-cell>
              <table:table-cell office:value-type="float" office:value="-62789376">
                <text:p>-6278937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25">
                <text:p>1425</text:p>
              </table:table-cell>
              <table:table-cell office:value-type="float" office:value="-62109375">
                <text:p>-6210937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26">
                <text:p>1426</text:p>
              </table:table-cell>
              <table:table-cell office:value-type="float" office:value="-61425624">
                <text:p>-61425624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27">
                <text:p>1427</text:p>
              </table:table-cell>
              <table:table-cell office:value-type="float" office:value="-60738117">
                <text:p>-60738117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28">
                <text:p>1428</text:p>
              </table:table-cell>
              <table:table-cell office:value-type="float" office:value="-60046848">
                <text:p>-60046848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29">
                <text:p>1429</text:p>
              </table:table-cell>
              <table:table-cell office:value-type="float" office:value="-59351811">
                <text:p>-5935181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30">
                <text:p>1430</text:p>
              </table:table-cell>
              <table:table-cell office:value-type="float" office:value="-58653000">
                <text:p>-5865300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31">
                <text:p>1431</text:p>
              </table:table-cell>
              <table:table-cell office:value-type="float" office:value="-57950409">
                <text:p>-57950409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32">
                <text:p>1432</text:p>
              </table:table-cell>
              <table:table-cell office:value-type="float" office:value="-57244032">
                <text:p>-57244032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33">
                <text:p>1433</text:p>
              </table:table-cell>
              <table:table-cell office:value-type="float" office:value="-56533863">
                <text:p>-56533863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34">
                <text:p>1434</text:p>
              </table:table-cell>
              <table:table-cell office:value-type="float" office:value="-55819896">
                <text:p>-55819896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35">
                <text:p>1435</text:p>
              </table:table-cell>
              <table:table-cell office:value-type="float" office:value="-55102125">
                <text:p>-5510212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36">
                <text:p>1436</text:p>
              </table:table-cell>
              <table:table-cell office:value-type="float" office:value="-54380544">
                <text:p>-5438054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37">
                <text:p>1437</text:p>
              </table:table-cell>
              <table:table-cell office:value-type="float" office:value="-53655147">
                <text:p>-53655147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38">
                <text:p>1438</text:p>
              </table:table-cell>
              <table:table-cell office:value-type="float" office:value="-52925928">
                <text:p>-5292592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39">
                <text:p>1439</text:p>
              </table:table-cell>
              <table:table-cell office:value-type="float" office:value="-52192881">
                <text:p>-5219288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40">
                <text:p>1440</text:p>
              </table:table-cell>
              <table:table-cell office:value-type="float" office:value="-51456000">
                <text:p>-5145600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41">
                <text:p>1441</text:p>
              </table:table-cell>
              <table:table-cell office:value-type="float" office:value="-50715279">
                <text:p>-50715279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42">
                <text:p>1442</text:p>
              </table:table-cell>
              <table:table-cell office:value-type="float" office:value="-49970712">
                <text:p>-49970712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43">
                <text:p>1443</text:p>
              </table:table-cell>
              <table:table-cell office:value-type="float" office:value="-49222293">
                <text:p>-49222293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44">
                <text:p>1444</text:p>
              </table:table-cell>
              <table:table-cell office:value-type="float" office:value="-48470016">
                <text:p>-4847001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45">
                <text:p>1445</text:p>
              </table:table-cell>
              <table:table-cell office:value-type="float" office:value="-47713875">
                <text:p>-4771387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46">
                <text:p>1446</text:p>
              </table:table-cell>
              <table:table-cell office:value-type="float" office:value="-46953864">
                <text:p>-4695386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47">
                <text:p>1447</text:p>
              </table:table-cell>
              <table:table-cell office:value-type="float" office:value="-46189977">
                <text:p>-46189977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48">
                <text:p>1448</text:p>
              </table:table-cell>
              <table:table-cell office:value-type="float" office:value="-45422208">
                <text:p>-45422208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49">
                <text:p>1449</text:p>
              </table:table-cell>
              <table:table-cell office:value-type="float" office:value="-44650551">
                <text:p>-4465055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50">
                <text:p>1450</text:p>
              </table:table-cell>
              <table:table-cell office:value-type="float" office:value="-43875000">
                <text:p>-4387500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51">
                <text:p>1451</text:p>
              </table:table-cell>
              <table:table-cell office:value-type="float" office:value="-43095549">
                <text:p>-4309554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52">
                <text:p>1452</text:p>
              </table:table-cell>
              <table:table-cell office:value-type="float" office:value="-42312192">
                <text:p>-42312192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53">
                <text:p>1453</text:p>
              </table:table-cell>
              <table:table-cell office:value-type="float" office:value="-41524923">
                <text:p>-41524923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54">
                <text:p>1454</text:p>
              </table:table-cell>
              <table:table-cell office:value-type="float" office:value="-40733736">
                <text:p>-4073373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55">
                <text:p>1455</text:p>
              </table:table-cell>
              <table:table-cell office:value-type="float" office:value="-39938625">
                <text:p>-3993862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56">
                <text:p>1456</text:p>
              </table:table-cell>
              <table:table-cell office:value-type="float" office:value="-39139584">
                <text:p>-3913958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57">
                <text:p>1457</text:p>
              </table:table-cell>
              <table:table-cell office:value-type="float" office:value="-38336607">
                <text:p>-38336607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58">
                <text:p>1458</text:p>
              </table:table-cell>
              <table:table-cell office:value-type="float" office:value="-37529688">
                <text:p>-3752968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59">
                <text:p>1459</text:p>
              </table:table-cell>
              <table:table-cell office:value-type="float" office:value="-36718821">
                <text:p>-3671882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60">
                <text:p>1460</text:p>
              </table:table-cell>
              <table:table-cell office:value-type="float" office:value="-35904000">
                <text:p>-3590400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61">
                <text:p>1461</text:p>
              </table:table-cell>
              <table:table-cell office:value-type="float" office:value="-35085219">
                <text:p>-3508521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62">
                <text:p>1462</text:p>
              </table:table-cell>
              <table:table-cell office:value-type="float" office:value="-34262472">
                <text:p>-34262472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63">
                <text:p>1463</text:p>
              </table:table-cell>
              <table:table-cell office:value-type="float" office:value="-33435753">
                <text:p>-33435753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64">
                <text:p>1464</text:p>
              </table:table-cell>
              <table:table-cell office:value-type="float" office:value="-32605056">
                <text:p>-3260505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65">
                <text:p>1465</text:p>
              </table:table-cell>
              <table:table-cell office:value-type="float" office:value="-31770375">
                <text:p>-31770375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66">
                <text:p>1466</text:p>
              </table:table-cell>
              <table:table-cell office:value-type="float" office:value="-30931704">
                <text:p>-30931704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67">
                <text:p>1467</text:p>
              </table:table-cell>
              <table:table-cell office:value-type="float" office:value="-30089037">
                <text:p>-30089037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68">
                <text:p>1468</text:p>
              </table:table-cell>
              <table:table-cell office:value-type="float" office:value="-29242368">
                <text:p>-29242368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69">
                <text:p>1469</text:p>
              </table:table-cell>
              <table:table-cell office:value-type="float" office:value="-28391691">
                <text:p>-2839169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70">
                <text:p>1470</text:p>
              </table:table-cell>
              <table:table-cell office:value-type="float" office:value="-27537000">
                <text:p>-2753700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71">
                <text:p>1471</text:p>
              </table:table-cell>
              <table:table-cell office:value-type="float" office:value="-26678289">
                <text:p>-26678289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72">
                <text:p>1472</text:p>
              </table:table-cell>
              <table:table-cell office:value-type="float" office:value="-25815552">
                <text:p>-25815552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73">
                <text:p>1473</text:p>
              </table:table-cell>
              <table:table-cell office:value-type="float" office:value="-24948783">
                <text:p>-24948783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74">
                <text:p>1474</text:p>
              </table:table-cell>
              <table:table-cell office:value-type="float" office:value="-24077976">
                <text:p>-24077976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75">
                <text:p>1475</text:p>
              </table:table-cell>
              <table:table-cell office:value-type="float" office:value="-23203125">
                <text:p>-2320312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76">
                <text:p>1476</text:p>
              </table:table-cell>
              <table:table-cell office:value-type="float" office:value="-22324224">
                <text:p>-22324224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77">
                <text:p>1477</text:p>
              </table:table-cell>
              <table:table-cell office:value-type="float" office:value="-21441267">
                <text:p>-2144126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78">
                <text:p>1478</text:p>
              </table:table-cell>
              <table:table-cell office:value-type="float" office:value="-20554248">
                <text:p>-20554248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79">
                <text:p>1479</text:p>
              </table:table-cell>
              <table:table-cell office:value-type="float" office:value="-19663161">
                <text:p>-19663161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80">
                <text:p>1480</text:p>
              </table:table-cell>
              <table:table-cell office:value-type="float" office:value="-18768000">
                <text:p>-1876800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81">
                <text:p>1481</text:p>
              </table:table-cell>
              <table:table-cell office:value-type="float" office:value="-17868759">
                <text:p>-17868759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82">
                <text:p>1482</text:p>
              </table:table-cell>
              <table:table-cell office:value-type="float" office:value="-16965432">
                <text:p>-16965432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83">
                <text:p>1483</text:p>
              </table:table-cell>
              <table:table-cell office:value-type="float" office:value="-16058013">
                <text:p>-16058013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84">
                <text:p>1484</text:p>
              </table:table-cell>
              <table:table-cell office:value-type="float" office:value="-15146496">
                <text:p>-15146496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85">
                <text:p>1485</text:p>
              </table:table-cell>
              <table:table-cell office:value-type="float" office:value="-14230875">
                <text:p>-1423087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86">
                <text:p>1486</text:p>
              </table:table-cell>
              <table:table-cell office:value-type="float" office:value="-13311144">
                <text:p>-13311144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87">
                <text:p>1487</text:p>
              </table:table-cell>
              <table:table-cell office:value-type="float" office:value="-12387297">
                <text:p>-12387297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88">
                <text:p>1488</text:p>
              </table:table-cell>
              <table:table-cell office:value-type="float" office:value="-11459328">
                <text:p>-11459328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89">
                <text:p>1489</text:p>
              </table:table-cell>
              <table:table-cell office:value-type="float" office:value="-10527231">
                <text:p>-10527231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90">
                <text:p>1490</text:p>
              </table:table-cell>
              <table:table-cell office:value-type="float" office:value="-9591000">
                <text:p>-959100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91">
                <text:p>1491</text:p>
              </table:table-cell>
              <table:table-cell office:value-type="float" office:value="-8650629">
                <text:p>-8650629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92">
                <text:p>1492</text:p>
              </table:table-cell>
              <table:table-cell office:value-type="float" office:value="-7706112">
                <text:p>-7706112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93">
                <text:p>1493</text:p>
              </table:table-cell>
              <table:table-cell office:value-type="float" office:value="-6757443">
                <text:p>-6757443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94">
                <text:p>1494</text:p>
              </table:table-cell>
              <table:table-cell office:value-type="float" office:value="-5804616">
                <text:p>-5804616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495">
                <text:p>1495</text:p>
              </table:table-cell>
              <table:table-cell office:value-type="float" office:value="-4847625">
                <text:p>-484762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496">
                <text:p>1496</text:p>
              </table:table-cell>
              <table:table-cell office:value-type="float" office:value="-3886464">
                <text:p>-3886464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497">
                <text:p>1497</text:p>
              </table:table-cell>
              <table:table-cell office:value-type="float" office:value="-2921127">
                <text:p>-2921127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498">
                <text:p>1498</text:p>
              </table:table-cell>
              <table:table-cell office:value-type="float" office:value="-1951608">
                <text:p>-1951608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499">
                <text:p>1499</text:p>
              </table:table-cell>
              <table:table-cell office:value-type="float" office:value="-977901">
                <text:p>-977901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501">
                <text:p>1501</text:p>
              </table:table-cell>
              <table:table-cell office:value-type="float" office:value="982101">
                <text:p>98210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502">
                <text:p>1502</text:p>
              </table:table-cell>
              <table:table-cell office:value-type="float" office:value="1968408">
                <text:p>1968408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503">
                <text:p>1503</text:p>
              </table:table-cell>
              <table:table-cell office:value-type="float" office:value="2958927">
                <text:p>2958927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504">
                <text:p>1504</text:p>
              </table:table-cell>
              <table:table-cell office:value-type="float" office:value="3953664">
                <text:p>3953664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505">
                <text:p>1505</text:p>
              </table:table-cell>
              <table:table-cell office:value-type="float" office:value="4952625">
                <text:p>495262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506">
                <text:p>1506</text:p>
              </table:table-cell>
              <table:table-cell office:value-type="float" office:value="5955816">
                <text:p>5955816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507">
                <text:p>1507</text:p>
              </table:table-cell>
              <table:table-cell office:value-type="float" office:value="6963243">
                <text:p>6963243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508">
                <text:p>1508</text:p>
              </table:table-cell>
              <table:table-cell office:value-type="float" office:value="7974912">
                <text:p>7974912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509">
                <text:p>1509</text:p>
              </table:table-cell>
              <table:table-cell office:value-type="float" office:value="8990829">
                <text:p>8990829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510">
                <text:p>1510</text:p>
              </table:table-cell>
              <table:table-cell office:value-type="float" office:value="10011000">
                <text:p>10011000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11">
                <text:p>1511</text:p>
              </table:table-cell>
              <table:table-cell office:value-type="float" office:value="11035431">
                <text:p>11035431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12">
                <text:p>1512</text:p>
              </table:table-cell>
              <table:table-cell office:value-type="float" office:value="12064128">
                <text:p>12064128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13">
                <text:p>1513</text:p>
              </table:table-cell>
              <table:table-cell office:value-type="float" office:value="13097097">
                <text:p>13097097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14">
                <text:p>1514</text:p>
              </table:table-cell>
              <table:table-cell office:value-type="float" office:value="14134344">
                <text:p>14134344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15">
                <text:p>1515</text:p>
              </table:table-cell>
              <table:table-cell office:value-type="float" office:value="15175875">
                <text:p>1517587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16">
                <text:p>1516</text:p>
              </table:table-cell>
              <table:table-cell office:value-type="float" office:value="16221696">
                <text:p>16221696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17">
                <text:p>1517</text:p>
              </table:table-cell>
              <table:table-cell office:value-type="float" office:value="17271813">
                <text:p>1727181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18">
                <text:p>1518</text:p>
              </table:table-cell>
              <table:table-cell office:value-type="float" office:value="18326232">
                <text:p>1832623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19">
                <text:p>1519</text:p>
              </table:table-cell>
              <table:table-cell office:value-type="float" office:value="19384959">
                <text:p>19384959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20">
                <text:p>1520</text:p>
              </table:table-cell>
              <table:table-cell office:value-type="float" office:value="20448000">
                <text:p>2044800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21">
                <text:p>1521</text:p>
              </table:table-cell>
              <table:table-cell office:value-type="float" office:value="21515361">
                <text:p>21515361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22">
                <text:p>1522</text:p>
              </table:table-cell>
              <table:table-cell office:value-type="float" office:value="22587048">
                <text:p>2258704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23">
                <text:p>1523</text:p>
              </table:table-cell>
              <table:table-cell office:value-type="float" office:value="23663067">
                <text:p>23663067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24">
                <text:p>1524</text:p>
              </table:table-cell>
              <table:table-cell office:value-type="float" office:value="24743424">
                <text:p>24743424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25">
                <text:p>1525</text:p>
              </table:table-cell>
              <table:table-cell office:value-type="float" office:value="25828125">
                <text:p>2582812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26">
                <text:p>1526</text:p>
              </table:table-cell>
              <table:table-cell office:value-type="float" office:value="26917176">
                <text:p>26917176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27">
                <text:p>1527</text:p>
              </table:table-cell>
              <table:table-cell office:value-type="float" office:value="28010583">
                <text:p>28010583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28">
                <text:p>1528</text:p>
              </table:table-cell>
              <table:table-cell office:value-type="float" office:value="29108352">
                <text:p>29108352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29">
                <text:p>1529</text:p>
              </table:table-cell>
              <table:table-cell office:value-type="float" office:value="30210489">
                <text:p>30210489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30">
                <text:p>1530</text:p>
              </table:table-cell>
              <table:table-cell office:value-type="float" office:value="31317000">
                <text:p>3131700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31">
                <text:p>1531</text:p>
              </table:table-cell>
              <table:table-cell office:value-type="float" office:value="32427891">
                <text:p>32427891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32">
                <text:p>1532</text:p>
              </table:table-cell>
              <table:table-cell office:value-type="float" office:value="33543168">
                <text:p>33543168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33">
                <text:p>1533</text:p>
              </table:table-cell>
              <table:table-cell office:value-type="float" office:value="34662837">
                <text:p>34662837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34">
                <text:p>1534</text:p>
              </table:table-cell>
              <table:table-cell office:value-type="float" office:value="35786904">
                <text:p>35786904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35">
                <text:p>1535</text:p>
              </table:table-cell>
              <table:table-cell office:value-type="float" office:value="36915375">
                <text:p>3691537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36">
                <text:p>1536</text:p>
              </table:table-cell>
              <table:table-cell office:value-type="float" office:value="38048256">
                <text:p>38048256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37">
                <text:p>1537</text:p>
              </table:table-cell>
              <table:table-cell office:value-type="float" office:value="39185553">
                <text:p>39185553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38">
                <text:p>1538</text:p>
              </table:table-cell>
              <table:table-cell office:value-type="float" office:value="40327272">
                <text:p>40327272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39">
                <text:p>1539</text:p>
              </table:table-cell>
              <table:table-cell office:value-type="float" office:value="41473419">
                <text:p>41473419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40">
                <text:p>1540</text:p>
              </table:table-cell>
              <table:table-cell office:value-type="float" office:value="42624000">
                <text:p>42624000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41">
                <text:p>1541</text:p>
              </table:table-cell>
              <table:table-cell office:value-type="float" office:value="43779021">
                <text:p>43779021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42">
                <text:p>1542</text:p>
              </table:table-cell>
              <table:table-cell office:value-type="float" office:value="44938488">
                <text:p>44938488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43">
                <text:p>1543</text:p>
              </table:table-cell>
              <table:table-cell office:value-type="float" office:value="46102407">
                <text:p>46102407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44">
                <text:p>1544</text:p>
              </table:table-cell>
              <table:table-cell office:value-type="float" office:value="47270784">
                <text:p>47270784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45">
                <text:p>1545</text:p>
              </table:table-cell>
              <table:table-cell office:value-type="float" office:value="48443625">
                <text:p>4844362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46">
                <text:p>1546</text:p>
              </table:table-cell>
              <table:table-cell office:value-type="float" office:value="49620936">
                <text:p>49620936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47">
                <text:p>1547</text:p>
              </table:table-cell>
              <table:table-cell office:value-type="float" office:value="50802723">
                <text:p>50802723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48">
                <text:p>1548</text:p>
              </table:table-cell>
              <table:table-cell office:value-type="float" office:value="51988992">
                <text:p>51988992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49">
                <text:p>1549</text:p>
              </table:table-cell>
              <table:table-cell office:value-type="float" office:value="53179749">
                <text:p>53179749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50">
                <text:p>1550</text:p>
              </table:table-cell>
              <table:table-cell office:value-type="float" office:value="54375000">
                <text:p>5437500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51">
                <text:p>1551</text:p>
              </table:table-cell>
              <table:table-cell office:value-type="float" office:value="55574751">
                <text:p>5557475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52">
                <text:p>1552</text:p>
              </table:table-cell>
              <table:table-cell office:value-type="float" office:value="56779008">
                <text:p>56779008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53">
                <text:p>1553</text:p>
              </table:table-cell>
              <table:table-cell office:value-type="float" office:value="57987777">
                <text:p>57987777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54">
                <text:p>1554</text:p>
              </table:table-cell>
              <table:table-cell office:value-type="float" office:value="59201064">
                <text:p>59201064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55">
                <text:p>1555</text:p>
              </table:table-cell>
              <table:table-cell office:value-type="float" office:value="60418875">
                <text:p>6041887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56">
                <text:p>1556</text:p>
              </table:table-cell>
              <table:table-cell office:value-type="float" office:value="61641216">
                <text:p>61641216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57">
                <text:p>1557</text:p>
              </table:table-cell>
              <table:table-cell office:value-type="float" office:value="62868093">
                <text:p>62868093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58">
                <text:p>1558</text:p>
              </table:table-cell>
              <table:table-cell office:value-type="float" office:value="64099512">
                <text:p>64099512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59">
                <text:p>1559</text:p>
              </table:table-cell>
              <table:table-cell office:value-type="float" office:value="65335479">
                <text:p>65335479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60">
                <text:p>1560</text:p>
              </table:table-cell>
              <table:table-cell office:value-type="float" office:value="66576000">
                <text:p>66576000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561">
                <text:p>1561</text:p>
              </table:table-cell>
              <table:table-cell office:value-type="float" office:value="67821081">
                <text:p>67821081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62">
                <text:p>1562</text:p>
              </table:table-cell>
              <table:table-cell office:value-type="float" office:value="69070728">
                <text:p>69070728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63">
                <text:p>1563</text:p>
              </table:table-cell>
              <table:table-cell office:value-type="float" office:value="70324947">
                <text:p>70324947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564">
                <text:p>1564</text:p>
              </table:table-cell>
              <table:table-cell office:value-type="float" office:value="71583744">
                <text:p>71583744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65">
                <text:p>1565</text:p>
              </table:table-cell>
              <table:table-cell office:value-type="float" office:value="72847125">
                <text:p>72847125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66">
                <text:p>1566</text:p>
              </table:table-cell>
              <table:table-cell office:value-type="float" office:value="74115096">
                <text:p>74115096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67">
                <text:p>1567</text:p>
              </table:table-cell>
              <table:table-cell office:value-type="float" office:value="75387663">
                <text:p>75387663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68">
                <text:p>1568</text:p>
              </table:table-cell>
              <table:table-cell office:value-type="float" office:value="76664832">
                <text:p>76664832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569">
                <text:p>1569</text:p>
              </table:table-cell>
              <table:table-cell office:value-type="float" office:value="77946609">
                <text:p>77946609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70">
                <text:p>1570</text:p>
              </table:table-cell>
              <table:table-cell office:value-type="float" office:value="79233000">
                <text:p>7923300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71">
                <text:p>1571</text:p>
              </table:table-cell>
              <table:table-cell office:value-type="float" office:value="80524011">
                <text:p>80524011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572">
                <text:p>1572</text:p>
              </table:table-cell>
              <table:table-cell office:value-type="float" office:value="81819648">
                <text:p>81819648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573">
                <text:p>1573</text:p>
              </table:table-cell>
              <table:table-cell office:value-type="float" office:value="83119917">
                <text:p>83119917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574">
                <text:p>1574</text:p>
              </table:table-cell>
              <table:table-cell office:value-type="float" office:value="84424824">
                <text:p>84424824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575">
                <text:p>1575</text:p>
              </table:table-cell>
              <table:table-cell office:value-type="float" office:value="85734375">
                <text:p>8573437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76">
                <text:p>1576</text:p>
              </table:table-cell>
              <table:table-cell office:value-type="float" office:value="87048576">
                <text:p>87048576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577">
                <text:p>1577</text:p>
              </table:table-cell>
              <table:table-cell office:value-type="float" office:value="88367433">
                <text:p>88367433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578">
                <text:p>1578</text:p>
              </table:table-cell>
              <table:table-cell office:value-type="float" office:value="89690952">
                <text:p>89690952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79">
                <text:p>1579</text:p>
              </table:table-cell>
              <table:table-cell office:value-type="float" office:value="91019139">
                <text:p>91019139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580">
                <text:p>1580</text:p>
              </table:table-cell>
              <table:table-cell office:value-type="float" office:value="92352000">
                <text:p>92352000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581">
                <text:p>1581</text:p>
              </table:table-cell>
              <table:table-cell office:value-type="float" office:value="93689541">
                <text:p>93689541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582">
                <text:p>1582</text:p>
              </table:table-cell>
              <table:table-cell office:value-type="float" office:value="95031768">
                <text:p>95031768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83">
                <text:p>1583</text:p>
              </table:table-cell>
              <table:table-cell office:value-type="float" office:value="96378687">
                <text:p>96378687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584">
                <text:p>1584</text:p>
              </table:table-cell>
              <table:table-cell office:value-type="float" office:value="97730304">
                <text:p>97730304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85">
                <text:p>1585</text:p>
              </table:table-cell>
              <table:table-cell office:value-type="float" office:value="99086625">
                <text:p>99086625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586">
                <text:p>1586</text:p>
              </table:table-cell>
              <table:table-cell office:value-type="float" office:value="100447656">
                <text:p>100447656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587">
                <text:p>1587</text:p>
              </table:table-cell>
              <table:table-cell office:value-type="float" office:value="101813403">
                <text:p>101813403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588">
                <text:p>1588</text:p>
              </table:table-cell>
              <table:table-cell office:value-type="float" office:value="103183872">
                <text:p>103183872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589">
                <text:p>1589</text:p>
              </table:table-cell>
              <table:table-cell office:value-type="float" office:value="104559069">
                <text:p>104559069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590">
                <text:p>1590</text:p>
              </table:table-cell>
              <table:table-cell office:value-type="float" office:value="105939000">
                <text:p>105939000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591">
                <text:p>1591</text:p>
              </table:table-cell>
              <table:table-cell office:value-type="float" office:value="107323671">
                <text:p>10732367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592">
                <text:p>1592</text:p>
              </table:table-cell>
              <table:table-cell office:value-type="float" office:value="108713088">
                <text:p>108713088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593">
                <text:p>1593</text:p>
              </table:table-cell>
              <table:table-cell office:value-type="float" office:value="110107257">
                <text:p>110107257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594">
                <text:p>1594</text:p>
              </table:table-cell>
              <table:table-cell office:value-type="float" office:value="111506184">
                <text:p>111506184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595">
                <text:p>1595</text:p>
              </table:table-cell>
              <table:table-cell office:value-type="float" office:value="112909875">
                <text:p>11290987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596">
                <text:p>1596</text:p>
              </table:table-cell>
              <table:table-cell office:value-type="float" office:value="114318336">
                <text:p>114318336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597">
                <text:p>1597</text:p>
              </table:table-cell>
              <table:table-cell office:value-type="float" office:value="115731573">
                <text:p>115731573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598">
                <text:p>1598</text:p>
              </table:table-cell>
              <table:table-cell office:value-type="float" office:value="117149592">
                <text:p>11714959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599">
                <text:p>1599</text:p>
              </table:table-cell>
              <table:table-cell office:value-type="float" office:value="118572399">
                <text:p>118572399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600">
                <text:p>1600</text:p>
              </table:table-cell>
              <table:table-cell office:value-type="float" office:value="120000000">
                <text:p>120000000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601">
                <text:p>1601</text:p>
              </table:table-cell>
              <table:table-cell office:value-type="float" office:value="121432401">
                <text:p>121432401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602">
                <text:p>1602</text:p>
              </table:table-cell>
              <table:table-cell office:value-type="float" office:value="122869608">
                <text:p>122869608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603">
                <text:p>1603</text:p>
              </table:table-cell>
              <table:table-cell office:value-type="float" office:value="124311627">
                <text:p>124311627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604">
                <text:p>1604</text:p>
              </table:table-cell>
              <table:table-cell office:value-type="float" office:value="125758464">
                <text:p>125758464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605">
                <text:p>1605</text:p>
              </table:table-cell>
              <table:table-cell office:value-type="float" office:value="127210125">
                <text:p>12721012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606">
                <text:p>1606</text:p>
              </table:table-cell>
              <table:table-cell office:value-type="float" office:value="128666616">
                <text:p>128666616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607">
                <text:p>1607</text:p>
              </table:table-cell>
              <table:table-cell office:value-type="float" office:value="130127943">
                <text:p>130127943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608">
                <text:p>1608</text:p>
              </table:table-cell>
              <table:table-cell office:value-type="float" office:value="131594112">
                <text:p>131594112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609">
                <text:p>1609</text:p>
              </table:table-cell>
              <table:table-cell office:value-type="float" office:value="133065129">
                <text:p>133065129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610">
                <text:p>1610</text:p>
              </table:table-cell>
              <table:table-cell office:value-type="float" office:value="134541000">
                <text:p>13454100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611">
                <text:p>1611</text:p>
              </table:table-cell>
              <table:table-cell office:value-type="float" office:value="136021731">
                <text:p>136021731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612">
                <text:p>1612</text:p>
              </table:table-cell>
              <table:table-cell office:value-type="float" office:value="137507328">
                <text:p>137507328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613">
                <text:p>1613</text:p>
              </table:table-cell>
              <table:table-cell office:value-type="float" office:value="138997797">
                <text:p>138997797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614">
                <text:p>1614</text:p>
              </table:table-cell>
              <table:table-cell office:value-type="float" office:value="140493144">
                <text:p>140493144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615">
                <text:p>1615</text:p>
              </table:table-cell>
              <table:table-cell office:value-type="float" office:value="141993375">
                <text:p>14199337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616">
                <text:p>1616</text:p>
              </table:table-cell>
              <table:table-cell office:value-type="float" office:value="143498496">
                <text:p>143498496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617">
                <text:p>1617</text:p>
              </table:table-cell>
              <table:table-cell office:value-type="float" office:value="145008513">
                <text:p>145008513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618">
                <text:p>1618</text:p>
              </table:table-cell>
              <table:table-cell office:value-type="float" office:value="146523432">
                <text:p>146523432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619">
                <text:p>1619</text:p>
              </table:table-cell>
              <table:table-cell office:value-type="float" office:value="148043259">
                <text:p>148043259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620">
                <text:p>1620</text:p>
              </table:table-cell>
              <table:table-cell office:value-type="float" office:value="149568000">
                <text:p>149568000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21">
                <text:p>1621</text:p>
              </table:table-cell>
              <table:table-cell office:value-type="float" office:value="151097661">
                <text:p>151097661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22">
                <text:p>1622</text:p>
              </table:table-cell>
              <table:table-cell office:value-type="float" office:value="152632248">
                <text:p>152632248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623">
                <text:p>1623</text:p>
              </table:table-cell>
              <table:table-cell office:value-type="float" office:value="154171767">
                <text:p>154171767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24">
                <text:p>1624</text:p>
              </table:table-cell>
              <table:table-cell office:value-type="float" office:value="155716224">
                <text:p>155716224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25">
                <text:p>1625</text:p>
              </table:table-cell>
              <table:table-cell office:value-type="float" office:value="157265625">
                <text:p>157265625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26">
                <text:p>1626</text:p>
              </table:table-cell>
              <table:table-cell office:value-type="float" office:value="158819976">
                <text:p>158819976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27">
                <text:p>1627</text:p>
              </table:table-cell>
              <table:table-cell office:value-type="float" office:value="160379283">
                <text:p>160379283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628">
                <text:p>1628</text:p>
              </table:table-cell>
              <table:table-cell office:value-type="float" office:value="161943552">
                <text:p>161943552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629">
                <text:p>1629</text:p>
              </table:table-cell>
              <table:table-cell office:value-type="float" office:value="163512789">
                <text:p>163512789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30">
                <text:p>1630</text:p>
              </table:table-cell>
              <table:table-cell office:value-type="float" office:value="165087000">
                <text:p>16508700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631">
                <text:p>1631</text:p>
              </table:table-cell>
              <table:table-cell office:value-type="float" office:value="166666191">
                <text:p>166666191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632">
                <text:p>1632</text:p>
              </table:table-cell>
              <table:table-cell office:value-type="float" office:value="168250368">
                <text:p>168250368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633">
                <text:p>1633</text:p>
              </table:table-cell>
              <table:table-cell office:value-type="float" office:value="169839537">
                <text:p>169839537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634">
                <text:p>1634</text:p>
              </table:table-cell>
              <table:table-cell office:value-type="float" office:value="171433704">
                <text:p>171433704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635">
                <text:p>1635</text:p>
              </table:table-cell>
              <table:table-cell office:value-type="float" office:value="173032875">
                <text:p>173032875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636">
                <text:p>1636</text:p>
              </table:table-cell>
              <table:table-cell office:value-type="float" office:value="174637056">
                <text:p>174637056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637">
                <text:p>1637</text:p>
              </table:table-cell>
              <table:table-cell office:value-type="float" office:value="176246253">
                <text:p>176246253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638">
                <text:p>1638</text:p>
              </table:table-cell>
              <table:table-cell office:value-type="float" office:value="177860472">
                <text:p>177860472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639">
                <text:p>1639</text:p>
              </table:table-cell>
              <table:table-cell office:value-type="float" office:value="179479719">
                <text:p>179479719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640">
                <text:p>1640</text:p>
              </table:table-cell>
              <table:table-cell office:value-type="float" office:value="181104000">
                <text:p>18110400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641">
                <text:p>1641</text:p>
              </table:table-cell>
              <table:table-cell office:value-type="float" office:value="182733321">
                <text:p>182733321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642">
                <text:p>1642</text:p>
              </table:table-cell>
              <table:table-cell office:value-type="float" office:value="184367688">
                <text:p>184367688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643">
                <text:p>1643</text:p>
              </table:table-cell>
              <table:table-cell office:value-type="float" office:value="186007107">
                <text:p>186007107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644">
                <text:p>1644</text:p>
              </table:table-cell>
              <table:table-cell office:value-type="float" office:value="187651584">
                <text:p>187651584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645">
                <text:p>1645</text:p>
              </table:table-cell>
              <table:table-cell office:value-type="float" office:value="189301125">
                <text:p>189301125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646">
                <text:p>1646</text:p>
              </table:table-cell>
              <table:table-cell office:value-type="float" office:value="190955736">
                <text:p>190955736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647">
                <text:p>1647</text:p>
              </table:table-cell>
              <table:table-cell office:value-type="float" office:value="192615423">
                <text:p>192615423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648">
                <text:p>1648</text:p>
              </table:table-cell>
              <table:table-cell office:value-type="float" office:value="194280192">
                <text:p>194280192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649">
                <text:p>1649</text:p>
              </table:table-cell>
              <table:table-cell office:value-type="float" office:value="195950049">
                <text:p>195950049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650">
                <text:p>1650</text:p>
              </table:table-cell>
              <table:table-cell office:value-type="float" office:value="197625000">
                <text:p>197625000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651">
                <text:p>1651</text:p>
              </table:table-cell>
              <table:table-cell office:value-type="float" office:value="199305051">
                <text:p>199305051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652">
                <text:p>1652</text:p>
              </table:table-cell>
              <table:table-cell office:value-type="float" office:value="200990208">
                <text:p>200990208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653">
                <text:p>1653</text:p>
              </table:table-cell>
              <table:table-cell office:value-type="float" office:value="202680477">
                <text:p>202680477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654">
                <text:p>1654</text:p>
              </table:table-cell>
              <table:table-cell office:value-type="float" office:value="204375864">
                <text:p>204375864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655">
                <text:p>1655</text:p>
              </table:table-cell>
              <table:table-cell office:value-type="float" office:value="206076375">
                <text:p>206076375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656">
                <text:p>1656</text:p>
              </table:table-cell>
              <table:table-cell office:value-type="float" office:value="207782016">
                <text:p>207782016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657">
                <text:p>1657</text:p>
              </table:table-cell>
              <table:table-cell office:value-type="float" office:value="209492793">
                <text:p>209492793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658">
                <text:p>1658</text:p>
              </table:table-cell>
              <table:table-cell office:value-type="float" office:value="211208712">
                <text:p>211208712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659">
                <text:p>1659</text:p>
              </table:table-cell>
              <table:table-cell office:value-type="float" office:value="212929779">
                <text:p>212929779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660">
                <text:p>1660</text:p>
              </table:table-cell>
              <table:table-cell office:value-type="float" office:value="214656000">
                <text:p>21465600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661">
                <text:p>1661</text:p>
              </table:table-cell>
              <table:table-cell office:value-type="float" office:value="216387381">
                <text:p>216387381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662">
                <text:p>1662</text:p>
              </table:table-cell>
              <table:table-cell office:value-type="float" office:value="218123928">
                <text:p>218123928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663">
                <text:p>1663</text:p>
              </table:table-cell>
              <table:table-cell office:value-type="float" office:value="219865647">
                <text:p>219865647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64">
                <text:p>1664</text:p>
              </table:table-cell>
              <table:table-cell office:value-type="float" office:value="221612544">
                <text:p>221612544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665">
                <text:p>1665</text:p>
              </table:table-cell>
              <table:table-cell office:value-type="float" office:value="223364625">
                <text:p>22336462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666">
                <text:p>1666</text:p>
              </table:table-cell>
              <table:table-cell office:value-type="float" office:value="225121896">
                <text:p>225121896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667">
                <text:p>1667</text:p>
              </table:table-cell>
              <table:table-cell office:value-type="float" office:value="226884363">
                <text:p>226884363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668">
                <text:p>1668</text:p>
              </table:table-cell>
              <table:table-cell office:value-type="float" office:value="228652032">
                <text:p>228652032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669">
                <text:p>1669</text:p>
              </table:table-cell>
              <table:table-cell office:value-type="float" office:value="230424909">
                <text:p>230424909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670">
                <text:p>1670</text:p>
              </table:table-cell>
              <table:table-cell office:value-type="float" office:value="232203000">
                <text:p>23220300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671">
                <text:p>1671</text:p>
              </table:table-cell>
              <table:table-cell office:value-type="float" office:value="233986311">
                <text:p>233986311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672">
                <text:p>1672</text:p>
              </table:table-cell>
              <table:table-cell office:value-type="float" office:value="235774848">
                <text:p>235774848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673">
                <text:p>1673</text:p>
              </table:table-cell>
              <table:table-cell office:value-type="float" office:value="237568617">
                <text:p>237568617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674">
                <text:p>1674</text:p>
              </table:table-cell>
              <table:table-cell office:value-type="float" office:value="239367624">
                <text:p>239367624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675">
                <text:p>1675</text:p>
              </table:table-cell>
              <table:table-cell office:value-type="float" office:value="241171875">
                <text:p>241171875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676">
                <text:p>1676</text:p>
              </table:table-cell>
              <table:table-cell office:value-type="float" office:value="242981376">
                <text:p>242981376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677">
                <text:p>1677</text:p>
              </table:table-cell>
              <table:table-cell office:value-type="float" office:value="244796133">
                <text:p>244796133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678">
                <text:p>1678</text:p>
              </table:table-cell>
              <table:table-cell office:value-type="float" office:value="246616152">
                <text:p>246616152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679">
                <text:p>1679</text:p>
              </table:table-cell>
              <table:table-cell office:value-type="float" office:value="248441439">
                <text:p>248441439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680">
                <text:p>1680</text:p>
              </table:table-cell>
              <table:table-cell office:value-type="float" office:value="250272000">
                <text:p>250272000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681">
                <text:p>1681</text:p>
              </table:table-cell>
              <table:table-cell office:value-type="float" office:value="252107841">
                <text:p>252107841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682">
                <text:p>1682</text:p>
              </table:table-cell>
              <table:table-cell office:value-type="float" office:value="253948968">
                <text:p>253948968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683">
                <text:p>1683</text:p>
              </table:table-cell>
              <table:table-cell office:value-type="float" office:value="255795387">
                <text:p>255795387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684">
                <text:p>1684</text:p>
              </table:table-cell>
              <table:table-cell office:value-type="float" office:value="257647104">
                <text:p>25764710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685">
                <text:p>1685</text:p>
              </table:table-cell>
              <table:table-cell office:value-type="float" office:value="259504125">
                <text:p>259504125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686">
                <text:p>1686</text:p>
              </table:table-cell>
              <table:table-cell office:value-type="float" office:value="261366456">
                <text:p>2613664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